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4.2563in" fo:margin-top="0in" fo:margin-bottom="0in" table:align="center" style:writing-mode="lr-tb"/>
    </style:style>
    <style:style style:name="Table1.A" style:family="table-column">
      <style:table-column-properties style:column-width="1.0153in"/>
    </style:style>
    <style:style style:name="Table1.B" style:family="table-column">
      <style:table-column-properties style:column-width="3.241in"/>
    </style:style>
    <style:style style:name="Table1.1" style:family="table-row">
      <style:table-row-properties style:min-row-height="0.2083in" fo:keep-together="auto"/>
    </style:style>
    <style:style style:name="Table1.A1" style:family="table-cell">
      <style:table-cell-properties fo:background-color="#ffffff" fo:padding="0in" fo:border-left="none" fo:border-right="none" fo:border-top="0.5pt solid #000001" fo:border-bottom="0.5pt solid #000001">
        <style:background-image/>
      </style:table-cell-properties>
    </style:style>
    <style:style style:name="Table1.B1" style:family="table-cell">
      <style:table-cell-properties style:vertical-align="bottom" fo:background-color="#ffffff" fo:padding="0in" fo:border-left="none" fo:border-right="none" fo:border-top="0.5pt solid #000001" fo:border-bottom="0.5pt solid #000001">
        <style:background-image/>
      </style:table-cell-properties>
    </style:style>
    <style:style style:name="Table1.2" style:family="table-row">
      <style:table-row-properties style:min-row-height="0.4167in" fo:keep-together="auto"/>
    </style:style>
    <style:style style:name="Table1.A2" style:family="table-cell">
      <style:table-cell-properties fo:background-color="#ffffff" fo:padding="0in" fo:border="none">
        <style:background-image/>
      </style:table-cell-properties>
    </style:style>
    <style:style style:name="Table1.B2" style:family="table-cell">
      <style:table-cell-properties fo:background-color="#ffffff" fo:padding="0in" fo:border="none">
        <style:background-image/>
      </style:table-cell-properties>
    </style:style>
    <style:style style:name="Table1.A3" style:family="table-cell">
      <style:table-cell-properties fo:background-color="#ffffff" fo:padding="0in" fo:border="none">
        <style:background-image/>
      </style:table-cell-properties>
    </style:style>
    <style:style style:name="Table1.B3" style:family="table-cell">
      <style:table-cell-properties fo:background-color="#ffffff" fo:padding="0in" fo:border="none">
        <style:background-image/>
      </style:table-cell-properties>
    </style:style>
    <style:style style:name="Table1.A4" style:family="table-cell">
      <style:table-cell-properties fo:background-color="#ffffff" fo:padding="0in" fo:border="none">
        <style:background-image/>
      </style:table-cell-properties>
    </style:style>
    <style:style style:name="Table1.B4" style:family="table-cell">
      <style:table-cell-properties fo:background-color="#ffffff" fo:padding="0in" fo:border="none">
        <style:background-image/>
      </style:table-cell-properties>
    </style:style>
    <style:style style:name="Table1.A5" style:family="table-cell">
      <style:table-cell-properties fo:background-color="#ffffff" fo:padding="0in" fo:border="none">
        <style:background-image/>
      </style:table-cell-properties>
    </style:style>
    <style:style style:name="Table1.B5" style:family="table-cell">
      <style:table-cell-properties fo:background-color="#ffffff" fo:padding="0in" fo:border="none">
        <style:background-image/>
      </style:table-cell-properties>
    </style:style>
    <style:style style:name="Table1.A6" style:family="table-cell">
      <style:table-cell-properties fo:background-color="#ffffff" fo:padding="0in" fo:border="none">
        <style:background-image/>
      </style:table-cell-properties>
    </style:style>
    <style:style style:name="Table1.B6" style:family="table-cell">
      <style:table-cell-properties fo:background-color="#ffffff" fo:padding="0in" fo:border="none">
        <style:background-image/>
      </style:table-cell-properties>
    </style:style>
    <style:style style:name="Table1.A7" style:family="table-cell">
      <style:table-cell-properties fo:background-color="#ffffff" fo:padding="0in" fo:border="none">
        <style:background-image/>
      </style:table-cell-properties>
    </style:style>
    <style:style style:name="Table1.B7" style:family="table-cell">
      <style:table-cell-properties fo:background-color="#ffffff" fo:padding="0in" fo:border="none">
        <style:background-image/>
      </style:table-cell-properties>
    </style:style>
    <style:style style:name="Table1.A8" style:family="table-cell">
      <style:table-cell-properties fo:background-color="#ffffff" fo:padding="0in" fo:border="none">
        <style:background-image/>
      </style:table-cell-properties>
    </style:style>
    <style:style style:name="Table1.B8" style:family="table-cell">
      <style:table-cell-properties fo:background-color="#ffffff" fo:padding="0in" fo:border="none">
        <style:background-image/>
      </style:table-cell-properties>
    </style:style>
    <style:style style:name="Table1.A9" style:family="table-cell">
      <style:table-cell-properties fo:background-color="#ffffff" fo:padding="0in" fo:border="none">
        <style:background-image/>
      </style:table-cell-properties>
    </style:style>
    <style:style style:name="Table1.B9" style:family="table-cell">
      <style:table-cell-properties fo:background-color="#ffffff" fo:padding="0in" fo:border="none">
        <style:background-image/>
      </style:table-cell-properties>
    </style:style>
    <style:style style:name="Table1.A10" style:family="table-cell">
      <style:table-cell-properties fo:background-color="#ffffff" fo:padding="0in" fo:border="none">
        <style:background-image/>
      </style:table-cell-properties>
    </style:style>
    <style:style style:name="Table1.B10" style:family="table-cell">
      <style:table-cell-properties fo:background-color="#ffffff" fo:padding="0in" fo:border="none">
        <style:background-image/>
      </style:table-cell-properties>
    </style:style>
    <style:style style:name="Table1.A11" style:family="table-cell">
      <style:table-cell-properties fo:background-color="#ffffff" fo:padding="0in" fo:border="none">
        <style:background-image/>
      </style:table-cell-properties>
    </style:style>
    <style:style style:name="Table1.B11" style:family="table-cell">
      <style:table-cell-properties fo:background-color="#ffffff" fo:padding="0in" fo:border="none">
        <style:background-image/>
      </style:table-cell-properties>
    </style:style>
    <style:style style:name="Table1.A12" style:family="table-cell">
      <style:table-cell-properties fo:background-color="#ffffff" fo:padding="0in" fo:border="none">
        <style:background-image/>
      </style:table-cell-properties>
    </style:style>
    <style:style style:name="Table1.B12" style:family="table-cell">
      <style:table-cell-properties fo:background-color="#ffffff" fo:padding="0in" fo:border="none">
        <style:background-image/>
      </style:table-cell-properties>
    </style:style>
    <style:style style:name="Table1.A13" style:family="table-cell">
      <style:table-cell-properties fo:background-color="#ffffff" fo:padding="0in" fo:border-left="none" fo:border-right="none" fo:border-top="none" fo:border-bottom="0.5pt solid #000001">
        <style:background-image/>
      </style:table-cell-properties>
    </style:style>
    <style:style style:name="Table1.B13" style:family="table-cell">
      <style:table-cell-properties fo:background-color="#ffffff" fo:padding="0in" fo:border-left="none" fo:border-right="none" fo:border-top="none" fo:border-bottom="0.5pt solid #000001">
        <style:background-image/>
      </style:table-cell-properties>
    </style:style>
    <style:style style:name="Table2" style:family="table">
      <style:table-properties style:width="8.1313in" fo:margin-left="-0.0104in" fo:margin-top="0in" fo:margin-bottom="0in" table:align="left" style:writing-mode="lr-tb"/>
    </style:style>
    <style:style style:name="Table2.A" style:family="table-column">
      <style:table-column-properties style:column-width="1.5917in"/>
    </style:style>
    <style:style style:name="Table2.B" style:family="table-column">
      <style:table-column-properties style:column-width="1.2764in"/>
    </style:style>
    <style:style style:name="Table2.C" style:family="table-column">
      <style:table-column-properties style:column-width="0.9361in"/>
    </style:style>
    <style:style style:name="Table2.D" style:family="table-column">
      <style:table-column-properties style:column-width="0.5458in"/>
    </style:style>
    <style:style style:name="Table2.E" style:family="table-column">
      <style:table-column-properties style:column-width="1.8736in"/>
    </style:style>
    <style:style style:name="Table2.F" style:family="table-column">
      <style:table-column-properties style:column-width="1.9076in"/>
    </style:style>
    <style:style style:name="Table2.1" style:family="table-row">
      <style:table-row-properties style:min-row-height="0.1771in" fo:keep-together="auto"/>
    </style:style>
    <style:style style:name="Table2.A1" style:family="table-cell">
      <style:table-cell-properties style:vertical-align="bottom" fo:background-color="#ffffff" fo:padding-left="0.075in" fo:padding-right="0.075in" fo:padding-top="0in" fo:padding-bottom="0in" fo:border-left="none" fo:border-right="none" fo:border-top="0.5pt solid #000001" fo:border-bottom="0.5pt solid #000001">
        <style:background-image/>
      </style:table-cell-properties>
    </style:style>
    <style:style style:name="Table2.2" style:family="table-row">
      <style:table-row-properties style:min-row-height="0.1806in" fo:keep-together="auto"/>
    </style:style>
    <style:style style:name="Table2.A2" style:family="table-cell">
      <style:table-cell-properties style:vertical-align="bottom" fo:background-color="#ffffff" fo:padding-left="0.075in" fo:padding-right="0.075in" fo:padding-top="0in" fo:padding-bottom="0in" fo:border="none">
        <style:background-image/>
      </style:table-cell-properties>
    </style:style>
    <style:style style:name="Table2.A3" style:family="table-cell">
      <style:table-cell-properties style:vertical-align="middle" fo:background-color="#ffffff" fo:padding-left="0.075in" fo:padding-right="0.075in" fo:padding-top="0in" fo:padding-bottom="0in" fo:border="none">
        <style:background-image/>
      </style:table-cell-properties>
    </style:style>
    <style:style style:name="Table2.A4" style:family="table-cell">
      <style:table-cell-properties style:vertical-align="bottom" fo:background-color="#ffffff" fo:padding-left="0.075in" fo:padding-right="0.075in" fo:padding-top="0in" fo:padding-bottom="0in" fo:border-left="none" fo:border-right="none" fo:border-top="none" fo:border-bottom="0.5pt solid #000001">
        <style:background-image/>
      </style:table-cell-properties>
    </style:style>
    <style:style style:name="Table3" style:family="table">
      <style:table-properties style:width="4.9799in" fo:margin-top="0in" fo:margin-bottom="0in" table:align="center" style:writing-mode="lr-tb"/>
    </style:style>
    <style:style style:name="Table3.A" style:family="table-column">
      <style:table-column-properties style:column-width="2.7125in"/>
    </style:style>
    <style:style style:name="Table3.B" style:family="table-column">
      <style:table-column-properties style:column-width="0.375in"/>
    </style:style>
    <style:style style:name="Table3.C" style:family="table-column">
      <style:table-column-properties style:column-width="0.6236in"/>
    </style:style>
    <style:style style:name="Table3.D" style:family="table-column">
      <style:table-column-properties style:column-width="0.6042in"/>
    </style:style>
    <style:style style:name="Table3.E" style:family="table-column">
      <style:table-column-properties style:column-width="0.6097in"/>
    </style:style>
    <style:style style:name="Table3.F" style:family="table-column">
      <style:table-column-properties style:column-width="0.0549in"/>
    </style:style>
    <style:style style:name="Table3.1" style:family="table-row">
      <style:table-row-properties style:min-row-height="0.1806in" fo:keep-together="auto"/>
    </style:style>
    <style:style style:name="Table3.A1" style:family="table-cell">
      <style:table-cell-properties style:vertical-align="bottom" fo:background-color="#ffffff" fo:padding="0in" fo:border-left="none" fo:border-right="none" fo:border-top="0.5pt solid #000001" fo:border-bottom="0.5pt solid #000001">
        <style:background-image/>
      </style:table-cell-properties>
    </style:style>
    <style:style style:name="Table3.2" style:family="table-row">
      <style:table-row-properties style:min-row-height="0.4722in" fo:keep-together="auto"/>
    </style:style>
    <style:style style:name="Table3.A2" style:family="table-cell">
      <style:table-cell-properties fo:background-color="#ffffff" fo:padding="0in" fo:border="none">
        <style:background-image/>
      </style:table-cell-properties>
    </style:style>
    <style:style style:name="Table3.B2" style:family="table-cell">
      <style:table-cell-properties fo:background-color="#ffffff" fo:padding="0in" fo:border="none">
        <style:background-image/>
      </style:table-cell-properties>
    </style:style>
    <style:style style:name="Table3.C2" style:family="table-cell">
      <style:table-cell-properties fo:background-color="#ffffff" fo:padding="0in" fo:border="none">
        <style:background-image/>
      </style:table-cell-properties>
    </style:style>
    <style:style style:name="Table3.D2" style:family="table-cell">
      <style:table-cell-properties fo:background-color="#ffffff" fo:padding="0in" fo:border="none">
        <style:background-image/>
      </style:table-cell-properties>
    </style:style>
    <style:style style:name="Table3.E2" style:family="table-cell">
      <style:table-cell-properties fo:background-color="#ffffff" fo:padding="0in" fo:border="none">
        <style:background-image/>
      </style:table-cell-properties>
    </style:style>
    <style:style style:name="Table3.F2" style:family="table-cell">
      <style:table-cell-properties fo:background-color="#ffffff" fo:padding="0in" fo:border="none">
        <style:background-image/>
      </style:table-cell-properties>
    </style:style>
    <style:style style:name="Table3.A3" style:family="table-cell">
      <style:table-cell-properties fo:background-color="#ffffff" fo:padding="0in" fo:border="none">
        <style:background-image/>
      </style:table-cell-properties>
    </style:style>
    <style:style style:name="Table3.B3" style:family="table-cell">
      <style:table-cell-properties fo:background-color="#ffffff" fo:padding="0in" fo:border="none">
        <style:background-image/>
      </style:table-cell-properties>
    </style:style>
    <style:style style:name="Table3.C3" style:family="table-cell">
      <style:table-cell-properties fo:background-color="#ffffff" fo:padding="0in" fo:border="none">
        <style:background-image/>
      </style:table-cell-properties>
    </style:style>
    <style:style style:name="Table3.D3" style:family="table-cell">
      <style:table-cell-properties fo:background-color="#ffffff" fo:padding="0in" fo:border="none">
        <style:background-image/>
      </style:table-cell-properties>
    </style:style>
    <style:style style:name="Table3.E3" style:family="table-cell">
      <style:table-cell-properties fo:background-color="#ffffff" fo:padding="0in" fo:border="none">
        <style:background-image/>
      </style:table-cell-properties>
    </style:style>
    <style:style style:name="Table3.F3" style:family="table-cell">
      <style:table-cell-properties fo:background-color="#ffffff" fo:padding="0in" fo:border="none">
        <style:background-image/>
      </style:table-cell-properties>
    </style:style>
    <style:style style:name="Table3.A4" style:family="table-cell">
      <style:table-cell-properties fo:background-color="#ffffff" fo:padding="0in" fo:border="none">
        <style:background-image/>
      </style:table-cell-properties>
    </style:style>
    <style:style style:name="Table3.B4" style:family="table-cell">
      <style:table-cell-properties fo:background-color="#ffffff" fo:padding="0in" fo:border="none">
        <style:background-image/>
      </style:table-cell-properties>
    </style:style>
    <style:style style:name="Table3.C4" style:family="table-cell">
      <style:table-cell-properties fo:background-color="#ffffff" fo:padding="0in" fo:border="none">
        <style:background-image/>
      </style:table-cell-properties>
    </style:style>
    <style:style style:name="Table3.D4" style:family="table-cell">
      <style:table-cell-properties fo:background-color="#ffffff" fo:padding="0in" fo:border="none">
        <style:background-image/>
      </style:table-cell-properties>
    </style:style>
    <style:style style:name="Table3.E4" style:family="table-cell">
      <style:table-cell-properties fo:background-color="#ffffff" fo:padding="0in" fo:border="none">
        <style:background-image/>
      </style:table-cell-properties>
    </style:style>
    <style:style style:name="Table3.F4" style:family="table-cell">
      <style:table-cell-properties fo:background-color="#ffffff" fo:padding="0in" fo:border="none">
        <style:background-image/>
      </style:table-cell-properties>
    </style:style>
    <style:style style:name="Table3.A5" style:family="table-cell">
      <style:table-cell-properties fo:background-color="#ffffff" fo:padding="0in" fo:border="none">
        <style:background-image/>
      </style:table-cell-properties>
    </style:style>
    <style:style style:name="Table3.B5" style:family="table-cell">
      <style:table-cell-properties fo:background-color="#ffffff" fo:padding="0in" fo:border="none">
        <style:background-image/>
      </style:table-cell-properties>
    </style:style>
    <style:style style:name="Table3.C5" style:family="table-cell">
      <style:table-cell-properties fo:background-color="#ffffff" fo:padding="0in" fo:border="none">
        <style:background-image/>
      </style:table-cell-properties>
    </style:style>
    <style:style style:name="Table3.D5" style:family="table-cell">
      <style:table-cell-properties fo:background-color="#ffffff" fo:padding="0in" fo:border="none">
        <style:background-image/>
      </style:table-cell-properties>
    </style:style>
    <style:style style:name="Table3.E5" style:family="table-cell">
      <style:table-cell-properties fo:background-color="#ffffff" fo:padding="0in" fo:border="none">
        <style:background-image/>
      </style:table-cell-properties>
    </style:style>
    <style:style style:name="Table3.F5" style:family="table-cell">
      <style:table-cell-properties fo:background-color="#ffffff" fo:padding="0in" fo:border="none">
        <style:background-image/>
      </style:table-cell-properties>
    </style:style>
    <style:style style:name="Table3.A6" style:family="table-cell">
      <style:table-cell-properties fo:background-color="#ffffff" fo:padding="0in" fo:border="none">
        <style:background-image/>
      </style:table-cell-properties>
    </style:style>
    <style:style style:name="Table3.B6" style:family="table-cell">
      <style:table-cell-properties fo:background-color="#ffffff" fo:padding="0in" fo:border="none">
        <style:background-image/>
      </style:table-cell-properties>
    </style:style>
    <style:style style:name="Table3.C6" style:family="table-cell">
      <style:table-cell-properties fo:background-color="#ffffff" fo:padding="0in" fo:border="none">
        <style:background-image/>
      </style:table-cell-properties>
    </style:style>
    <style:style style:name="Table3.D6" style:family="table-cell">
      <style:table-cell-properties fo:background-color="#ffffff" fo:padding="0in" fo:border="none">
        <style:background-image/>
      </style:table-cell-properties>
    </style:style>
    <style:style style:name="Table3.E6" style:family="table-cell">
      <style:table-cell-properties fo:background-color="#ffffff" fo:padding="0in" fo:border="none">
        <style:background-image/>
      </style:table-cell-properties>
    </style:style>
    <style:style style:name="Table3.F6" style:family="table-cell">
      <style:table-cell-properties fo:background-color="#ffffff" fo:padding="0in" fo:border="none">
        <style:background-image/>
      </style:table-cell-properties>
    </style:style>
    <style:style style:name="Table3.A7" style:family="table-cell">
      <style:table-cell-properties fo:background-color="#ffffff" fo:padding="0in" fo:border="none">
        <style:background-image/>
      </style:table-cell-properties>
    </style:style>
    <style:style style:name="Table3.B7" style:family="table-cell">
      <style:table-cell-properties fo:background-color="#ffffff" fo:padding="0in" fo:border="none">
        <style:background-image/>
      </style:table-cell-properties>
    </style:style>
    <style:style style:name="Table3.C7" style:family="table-cell">
      <style:table-cell-properties fo:background-color="#ffffff" fo:padding="0in" fo:border="none">
        <style:background-image/>
      </style:table-cell-properties>
    </style:style>
    <style:style style:name="Table3.D7" style:family="table-cell">
      <style:table-cell-properties fo:background-color="#ffffff" fo:padding="0in" fo:border="none">
        <style:background-image/>
      </style:table-cell-properties>
    </style:style>
    <style:style style:name="Table3.E7" style:family="table-cell">
      <style:table-cell-properties fo:background-color="#ffffff" fo:padding="0in" fo:border="none">
        <style:background-image/>
      </style:table-cell-properties>
    </style:style>
    <style:style style:name="Table3.F7" style:family="table-cell">
      <style:table-cell-properties fo:background-color="#ffffff" fo:padding="0in" fo:border="none">
        <style:background-image/>
      </style:table-cell-properties>
    </style:style>
    <style:style style:name="Table3.A8" style:family="table-cell">
      <style:table-cell-properties fo:background-color="#ffffff" fo:padding="0in" fo:border="none">
        <style:background-image/>
      </style:table-cell-properties>
    </style:style>
    <style:style style:name="Table3.B8" style:family="table-cell">
      <style:table-cell-properties fo:background-color="#ffffff" fo:padding="0in" fo:border="none">
        <style:background-image/>
      </style:table-cell-properties>
    </style:style>
    <style:style style:name="Table3.C8" style:family="table-cell">
      <style:table-cell-properties fo:background-color="#ffffff" fo:padding="0in" fo:border="none">
        <style:background-image/>
      </style:table-cell-properties>
    </style:style>
    <style:style style:name="Table3.D8" style:family="table-cell">
      <style:table-cell-properties fo:background-color="#ffffff" fo:padding="0in" fo:border="none">
        <style:background-image/>
      </style:table-cell-properties>
    </style:style>
    <style:style style:name="Table3.E8" style:family="table-cell">
      <style:table-cell-properties fo:background-color="#ffffff" fo:padding="0in" fo:border="none">
        <style:background-image/>
      </style:table-cell-properties>
    </style:style>
    <style:style style:name="Table3.F8" style:family="table-cell">
      <style:table-cell-properties fo:background-color="#ffffff" fo:padding="0in" fo:border="none">
        <style:background-image/>
      </style:table-cell-properties>
    </style:style>
    <style:style style:name="Table3.A9" style:family="table-cell">
      <style:table-cell-properties fo:background-color="#ffffff" fo:padding="0in" fo:border="none">
        <style:background-image/>
      </style:table-cell-properties>
    </style:style>
    <style:style style:name="Table3.B9" style:family="table-cell">
      <style:table-cell-properties fo:background-color="#ffffff" fo:padding="0in" fo:border="none">
        <style:background-image/>
      </style:table-cell-properties>
    </style:style>
    <style:style style:name="Table3.C9" style:family="table-cell">
      <style:table-cell-properties fo:background-color="#ffffff" fo:padding="0in" fo:border="none">
        <style:background-image/>
      </style:table-cell-properties>
    </style:style>
    <style:style style:name="Table3.D9" style:family="table-cell">
      <style:table-cell-properties fo:background-color="#ffffff" fo:padding="0in" fo:border="none">
        <style:background-image/>
      </style:table-cell-properties>
    </style:style>
    <style:style style:name="Table3.E9" style:family="table-cell">
      <style:table-cell-properties fo:background-color="#ffffff" fo:padding="0in" fo:border="none">
        <style:background-image/>
      </style:table-cell-properties>
    </style:style>
    <style:style style:name="Table3.F9" style:family="table-cell">
      <style:table-cell-properties fo:background-color="#ffffff" fo:padding="0in" fo:border="none">
        <style:background-image/>
      </style:table-cell-properties>
    </style:style>
    <style:style style:name="Table3.A10" style:family="table-cell">
      <style:table-cell-properties fo:background-color="#ffffff" fo:padding="0in" fo:border="none">
        <style:background-image/>
      </style:table-cell-properties>
    </style:style>
    <style:style style:name="Table3.B10" style:family="table-cell">
      <style:table-cell-properties fo:background-color="#ffffff" fo:padding="0in" fo:border="none">
        <style:background-image/>
      </style:table-cell-properties>
    </style:style>
    <style:style style:name="Table3.C10" style:family="table-cell">
      <style:table-cell-properties fo:background-color="#ffffff" fo:padding="0in" fo:border="none">
        <style:background-image/>
      </style:table-cell-properties>
    </style:style>
    <style:style style:name="Table3.D10" style:family="table-cell">
      <style:table-cell-properties fo:background-color="#ffffff" fo:padding="0in" fo:border="none">
        <style:background-image/>
      </style:table-cell-properties>
    </style:style>
    <style:style style:name="Table3.E10" style:family="table-cell">
      <style:table-cell-properties fo:background-color="#ffffff" fo:padding="0in" fo:border="none">
        <style:background-image/>
      </style:table-cell-properties>
    </style:style>
    <style:style style:name="Table3.F10" style:family="table-cell">
      <style:table-cell-properties fo:background-color="#ffffff" fo:padding="0in" fo:border="none">
        <style:background-image/>
      </style:table-cell-properties>
    </style:style>
    <style:style style:name="Table3.A11" style:family="table-cell">
      <style:table-cell-properties fo:background-color="#ffffff" fo:padding="0in" fo:border="none">
        <style:background-image/>
      </style:table-cell-properties>
    </style:style>
    <style:style style:name="Table3.B11" style:family="table-cell">
      <style:table-cell-properties fo:background-color="#ffffff" fo:padding="0in" fo:border="none">
        <style:background-image/>
      </style:table-cell-properties>
    </style:style>
    <style:style style:name="Table3.C11" style:family="table-cell">
      <style:table-cell-properties fo:background-color="#ffffff" fo:padding="0in" fo:border="none">
        <style:background-image/>
      </style:table-cell-properties>
    </style:style>
    <style:style style:name="Table3.D11" style:family="table-cell">
      <style:table-cell-properties fo:background-color="#ffffff" fo:padding="0in" fo:border="none">
        <style:background-image/>
      </style:table-cell-properties>
    </style:style>
    <style:style style:name="Table3.E11" style:family="table-cell">
      <style:table-cell-properties fo:background-color="#ffffff" fo:padding="0in" fo:border="none">
        <style:background-image/>
      </style:table-cell-properties>
    </style:style>
    <style:style style:name="Table3.F11" style:family="table-cell">
      <style:table-cell-properties fo:background-color="#ffffff" fo:padding="0in" fo:border="none">
        <style:background-image/>
      </style:table-cell-properties>
    </style:style>
    <style:style style:name="Table3.A12" style:family="table-cell">
      <style:table-cell-properties fo:background-color="#ffffff" fo:padding="0in" fo:border="none">
        <style:background-image/>
      </style:table-cell-properties>
    </style:style>
    <style:style style:name="Table3.B12" style:family="table-cell">
      <style:table-cell-properties fo:background-color="#ffffff" fo:padding="0in" fo:border="none">
        <style:background-image/>
      </style:table-cell-properties>
    </style:style>
    <style:style style:name="Table3.C12" style:family="table-cell">
      <style:table-cell-properties fo:background-color="#ffffff" fo:padding="0in" fo:border="none">
        <style:background-image/>
      </style:table-cell-properties>
    </style:style>
    <style:style style:name="Table3.D12" style:family="table-cell">
      <style:table-cell-properties fo:background-color="#ffffff" fo:padding="0in" fo:border="none">
        <style:background-image/>
      </style:table-cell-properties>
    </style:style>
    <style:style style:name="Table3.E12" style:family="table-cell">
      <style:table-cell-properties fo:background-color="#ffffff" fo:padding="0in" fo:border="none">
        <style:background-image/>
      </style:table-cell-properties>
    </style:style>
    <style:style style:name="Table3.F12" style:family="table-cell">
      <style:table-cell-properties fo:background-color="#ffffff" fo:padding="0in" fo:border="none">
        <style:background-image/>
      </style:table-cell-properties>
    </style:style>
    <style:style style:name="Table3.A13" style:family="table-cell">
      <style:table-cell-properties fo:background-color="#ffffff" fo:padding="0in" fo:border="none">
        <style:background-image/>
      </style:table-cell-properties>
    </style:style>
    <style:style style:name="Table3.B13" style:family="table-cell">
      <style:table-cell-properties fo:background-color="#ffffff" fo:padding="0in" fo:border="none">
        <style:background-image/>
      </style:table-cell-properties>
    </style:style>
    <style:style style:name="Table3.C13" style:family="table-cell">
      <style:table-cell-properties fo:background-color="#ffffff" fo:padding="0in" fo:border="none">
        <style:background-image/>
      </style:table-cell-properties>
    </style:style>
    <style:style style:name="Table3.D13" style:family="table-cell">
      <style:table-cell-properties fo:background-color="#ffffff" fo:padding="0in" fo:border="none">
        <style:background-image/>
      </style:table-cell-properties>
    </style:style>
    <style:style style:name="Table3.E13" style:family="table-cell">
      <style:table-cell-properties fo:background-color="#ffffff" fo:padding="0in" fo:border="none">
        <style:background-image/>
      </style:table-cell-properties>
    </style:style>
    <style:style style:name="Table3.F13" style:family="table-cell">
      <style:table-cell-properties fo:background-color="#ffffff" fo:padding="0in" fo:border="none">
        <style:background-image/>
      </style:table-cell-properties>
    </style:style>
    <style:style style:name="Table3.A14" style:family="table-cell">
      <style:table-cell-properties fo:background-color="#ffffff" fo:padding="0in" fo:border-left="none" fo:border-right="none" fo:border-top="none" fo:border-bottom="0.5pt solid #000001">
        <style:background-image/>
      </style:table-cell-properties>
    </style:style>
    <style:style style:name="Table3.B14" style:family="table-cell">
      <style:table-cell-properties fo:background-color="#ffffff" fo:padding="0in" fo:border-left="none" fo:border-right="none" fo:border-top="none" fo:border-bottom="0.5pt solid #000001">
        <style:background-image/>
      </style:table-cell-properties>
    </style:style>
    <style:style style:name="Table3.C14" style:family="table-cell">
      <style:table-cell-properties fo:background-color="#ffffff" fo:padding="0in" fo:border-left="none" fo:border-right="none" fo:border-top="none" fo:border-bottom="0.5pt solid #000001">
        <style:background-image/>
      </style:table-cell-properties>
    </style:style>
    <style:style style:name="Table3.D14" style:family="table-cell">
      <style:table-cell-properties fo:background-color="#ffffff" fo:padding="0in" fo:border-left="none" fo:border-right="none" fo:border-top="none" fo:border-bottom="0.5pt solid #000001">
        <style:background-image/>
      </style:table-cell-properties>
    </style:style>
    <style:style style:name="Table3.E14" style:family="table-cell">
      <style:table-cell-properties fo:background-color="#ffffff" fo:padding="0in" fo:border-left="none" fo:border-right="none" fo:border-top="none" fo:border-bottom="0.5pt solid #000001">
        <style:background-image/>
      </style:table-cell-properties>
    </style:style>
    <style:style style:name="Table3.F14" style:family="table-cell">
      <style:table-cell-properties fo:background-color="#ffffff" fo:padding="0in" fo:border-left="none" fo:border-right="none" fo:border-top="none" fo:border-bottom="0.5pt solid #000001">
        <style:background-image/>
      </style:table-cell-properties>
    </style:style>
    <style:style style:name="Table4" style:family="table">
      <style:table-properties style:width="2.6354in" fo:margin-top="0in" fo:margin-bottom="0in" table:align="center" style:writing-mode="lr-tb"/>
    </style:style>
    <style:style style:name="Table4.A" style:family="table-column">
      <style:table-column-properties style:column-width="1.9688in"/>
    </style:style>
    <style:style style:name="Table4.B" style:family="table-column">
      <style:table-column-properties style:column-width="0.6667in"/>
    </style:style>
    <style:style style:name="Table4.1" style:family="table-row">
      <style:table-row-properties style:min-row-height="0.4479in" fo:keep-together="auto"/>
    </style:style>
    <style:style style:name="Table4.A1"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4.2" style:family="table-row">
      <style:table-row-properties style:min-row-height="0.2188in" fo:keep-together="auto"/>
    </style:style>
    <style:style style:name="Table4.A2" style:family="table-cell">
      <style:table-cell-properties style:vertical-align="middle" fo:background-color="#ffffff" fo:padding-left="0.075in" fo:padding-right="0.075in" fo:padding-top="0in" fo:padding-bottom="0in" fo:border="none">
        <style:background-image/>
      </style:table-cell-properties>
    </style:style>
    <style:style style:name="Table4.A19" style:family="table-cell">
      <style:table-cell-properties style:vertical-align="middle" fo:background-color="#ffffff" fo:padding-left="0.075in" fo:padding-right="0.075in" fo:padding-top="0in" fo:padding-bottom="0in" fo:border-left="none" fo:border-right="none" fo:border-top="none" fo:border-bottom="0.5pt solid #00000a">
        <style:background-image/>
      </style:table-cell-properties>
    </style:style>
    <style:style style:name="Table5" style:family="table">
      <style:table-properties style:width="2.8222in" fo:margin-left="2.3583in" fo:margin-top="0in" fo:margin-bottom="0in" table:align="left" style:writing-mode="lr-tb"/>
    </style:style>
    <style:style style:name="Table5.A" style:family="table-column">
      <style:table-column-properties style:column-width="0.659in"/>
    </style:style>
    <style:style style:name="Table5.B" style:family="table-column">
      <style:table-column-properties style:column-width="0.8951in"/>
    </style:style>
    <style:style style:name="Table5.C" style:family="table-column">
      <style:table-column-properties style:column-width="1.2681in"/>
    </style:style>
    <style:style style:name="Table5.1" style:family="table-row">
      <style:table-row-properties style:min-row-height="0.2188in" fo:keep-together="auto"/>
    </style:style>
    <style:style style:name="Table5.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5.A2" style:family="table-cell">
      <style:table-cell-properties style:vertical-align="bottom" fo:background-color="#ffffff" fo:padding-left="0.075in" fo:padding-right="0.075in" fo:padding-top="0in" fo:padding-bottom="0in" fo:border="none">
        <style:background-image/>
      </style:table-cell-properties>
    </style:style>
    <style:style style:name="Table5.A4"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6" style:family="table">
      <style:table-properties style:width="4.4597in" fo:margin-top="0in" fo:margin-bottom="0in" table:align="center" style:writing-mode="lr-tb"/>
    </style:style>
    <style:style style:name="Table6.A" style:family="table-column">
      <style:table-column-properties style:column-width="1.8097in"/>
    </style:style>
    <style:style style:name="Table6.B" style:family="table-column">
      <style:table-column-properties style:column-width="0.5188in"/>
    </style:style>
    <style:style style:name="Table6.C" style:family="table-column">
      <style:table-column-properties style:column-width="0.666in"/>
    </style:style>
    <style:style style:name="Table6.D" style:family="table-column">
      <style:table-column-properties style:column-width="0.7903in"/>
    </style:style>
    <style:style style:name="Table6.E" style:family="table-column">
      <style:table-column-properties style:column-width="0.675in"/>
    </style:style>
    <style:style style:name="Table6.1" style:family="table-row">
      <style:table-row-properties style:min-row-height="0.1875in" fo:keep-together="auto"/>
    </style:style>
    <style:style style:name="Table6.A1" style:family="table-cell">
      <style:table-cell-properties style:vertical-align="bottom" fo:background-color="#ffffff" fo:padding-left="0.075in" fo:padding-right="0.075in" fo:padding-top="0in" fo:padding-bottom="0in" fo:border-left="none" fo:border-right="none" fo:border-top="1pt solid #000001" fo:border-bottom="1pt solid #000001">
        <style:background-image/>
      </style:table-cell-properties>
    </style:style>
    <style:style style:name="Table6.2" style:family="table-row">
      <style:table-row-properties style:min-row-height="0.1771in" fo:keep-together="auto"/>
    </style:style>
    <style:style style:name="Table6.A2" style:family="table-cell">
      <style:table-cell-properties style:vertical-align="bottom" fo:background-color="#ffffff" fo:padding-left="0.075in" fo:padding-right="0.075in" fo:padding-top="0in" fo:padding-bottom="0in" fo:border="none">
        <style:background-image/>
      </style:table-cell-properties>
    </style:style>
    <style:style style:name="Table6.6" style:family="table-row">
      <style:table-row-properties style:min-row-height="0.1979in" fo:keep-together="auto"/>
    </style:style>
    <style:style style:name="Table6.24" style:family="table-row">
      <style:table-row-properties style:min-row-height="0.2083in" fo:keep-together="auto"/>
    </style:style>
    <style:style style:name="Table6.A24" style:family="table-cell">
      <style:table-cell-properties style:vertical-align="bottom" fo:background-color="#ffffff" fo:padding-left="0.075in" fo:padding-right="0.075in" fo:padding-top="0in" fo:padding-bottom="0in" fo:border-left="none" fo:border-right="none" fo:border-top="none" fo:border-bottom="1pt solid #000001">
        <style:background-image/>
      </style:table-cell-properties>
    </style:style>
    <style:style style:name="Table7" style:family="table">
      <style:table-properties style:width="5.3361in" fo:margin-top="0in" fo:margin-bottom="0in" table:align="center" style:writing-mode="lr-tb"/>
    </style:style>
    <style:style style:name="Table7.A" style:family="table-column">
      <style:table-column-properties style:column-width="1.9833in"/>
    </style:style>
    <style:style style:name="Table7.B" style:family="table-column">
      <style:table-column-properties style:column-width="1.3514in"/>
    </style:style>
    <style:style style:name="Table7.C" style:family="table-column">
      <style:table-column-properties style:column-width="0.4306in"/>
    </style:style>
    <style:style style:name="Table7.D" style:family="table-column">
      <style:table-column-properties style:column-width="0.5625in"/>
    </style:style>
    <style:style style:name="Table7.E" style:family="table-column">
      <style:table-column-properties style:column-width="0.4986in"/>
    </style:style>
    <style:style style:name="Table7.F" style:family="table-column">
      <style:table-column-properties style:column-width="0.5097in"/>
    </style:style>
    <style:style style:name="Table7.1" style:family="table-row">
      <style:table-row-properties style:min-row-height="0.25in" fo:keep-together="auto"/>
    </style:style>
    <style:style style:name="Table7.A1" style:family="table-cell">
      <style:table-cell-properties style:vertical-align="bottom" fo:background-color="#ffffff" fo:padding-left="0.075in" fo:padding-right="0.075in" fo:padding-top="0in" fo:padding-bottom="0in" fo:border-left="none" fo:border-right="none" fo:border-top="1pt solid #000001" fo:border-bottom="1pt solid #000001">
        <style:background-image/>
      </style:table-cell-properties>
    </style:style>
    <style:style style:name="Table7.2" style:family="table-row">
      <style:table-row-properties style:min-row-height="0.2188in" fo:keep-together="auto"/>
    </style:style>
    <style:style style:name="Table7.A2" style:family="table-cell">
      <style:table-cell-properties style:vertical-align="bottom" fo:background-color="#ffffff" fo:padding-left="0.075in" fo:padding-right="0.075in" fo:padding-top="0in" fo:padding-bottom="0in" fo:border="none">
        <style:background-image/>
      </style:table-cell-properties>
    </style:style>
    <style:style style:name="Table7.5" style:family="table-row">
      <style:table-row-properties style:min-row-height="0.2604in" fo:keep-together="auto"/>
    </style:style>
    <style:style style:name="Table7.9" style:family="table-row">
      <style:table-row-properties style:min-row-height="0.1396in" fo:keep-together="auto"/>
    </style:style>
    <style:style style:name="Table7.17" style:family="table-row">
      <style:table-row-properties style:min-row-height="0.1257in" fo:keep-together="auto"/>
    </style:style>
    <style:style style:name="Table7.20" style:family="table-row">
      <style:table-row-properties style:min-row-height="0.2292in" fo:keep-together="auto"/>
    </style:style>
    <style:style style:name="Table7.A20" style:family="table-cell">
      <style:table-cell-properties style:vertical-align="bottom" fo:background-color="#ffffff" fo:padding-left="0.075in" fo:padding-right="0.075in" fo:padding-top="0in" fo:padding-bottom="0in" fo:border-left="none" fo:border-right="none" fo:border-top="none" fo:border-bottom="1pt solid #000001">
        <style:background-image/>
      </style:table-cell-properties>
    </style:style>
    <style:style style:name="P1" style:family="paragraph" style:parent-style-name="Standard">
      <style:paragraph-properties fo:line-height="200%"/>
      <style:text-properties officeooo:paragraph-rsid="001c3e25"/>
    </style:style>
    <style:style style:name="P2" style:family="paragraph" style:parent-style-name="Standard">
      <style:paragraph-properties fo:line-height="200%"/>
      <style:text-properties officeooo:paragraph-rsid="001c3e25"/>
    </style:style>
    <style:style style:name="P3" style:family="paragraph" style:parent-style-name="Standard">
      <style:paragraph-properties fo:line-height="150%"/>
      <style:text-properties officeooo:paragraph-rsid="001c3e25"/>
    </style:style>
    <style:style style:name="P4" style:family="paragraph" style:parent-style-name="Standard">
      <style:paragraph-properties fo:text-align="center" style:justify-single-word="false"/>
      <style:text-properties officeooo:paragraph-rsid="001c3e25"/>
    </style:style>
    <style:style style:name="P5" style:family="paragraph" style:parent-style-name="Standard">
      <style:paragraph-properties fo:hyphenation-ladder-count="no-limit"/>
      <style:text-properties officeooo:paragraph-rsid="001c3e25" fo:hyphenate="true" fo:hyphenation-remain-char-count="2" fo:hyphenation-push-char-count="2"/>
    </style:style>
    <style:style style:name="P6" style:family="paragraph" style:parent-style-name="Standard">
      <style:text-properties officeooo:paragraph-rsid="001c3e25"/>
    </style:style>
    <style:style style:name="P7" style:family="paragraph" style:parent-style-name="Standard">
      <style:paragraph-properties fo:line-height="200%"/>
      <style:text-properties fo:font-size="11pt" officeooo:paragraph-rsid="001c3e25" style:font-size-asian="11pt" style:font-size-complex="11pt"/>
    </style:style>
    <style:style style:name="P8" style:family="paragraph" style:parent-style-name="Standard">
      <style:paragraph-properties fo:line-height="200%"/>
      <style:text-properties fo:font-size="11pt" officeooo:paragraph-rsid="003bddcb" style:font-size-asian="11pt" style:font-size-complex="11pt"/>
    </style:style>
    <style:style style:name="P9" style:family="paragraph" style:parent-style-name="Standard">
      <style:text-properties fo:font-size="11pt" officeooo:paragraph-rsid="001c3e25" style:font-size-asian="11pt" style:font-size-complex="11pt"/>
    </style:style>
    <style:style style:name="P10" style:family="paragraph" style:parent-style-name="Standard">
      <style:paragraph-properties fo:text-align="center" style:justify-single-word="false"/>
      <style:text-properties fo:font-size="11pt" officeooo:paragraph-rsid="001c3e25" style:font-size-asian="11pt" style:font-size-complex="11pt"/>
    </style:style>
    <style:style style:name="P11" style:family="paragraph" style:parent-style-name="Standard">
      <style:paragraph-properties fo:line-height="200%"/>
      <style:text-properties fo:font-size="11pt" fo:font-weight="bold" officeooo:paragraph-rsid="001c3e25" style:font-size-asian="11pt" style:font-weight-asian="bold" style:font-size-complex="11pt"/>
    </style:style>
    <style:style style:name="P12" style:family="paragraph" style:parent-style-name="Standard">
      <style:paragraph-properties fo:line-height="200%"/>
      <style:text-properties fo:font-size="11pt" fo:font-weight="bold" officeooo:paragraph-rsid="001c3e25" style:font-size-asian="11pt" style:font-weight-asian="bold" style:font-size-complex="11pt" style:font-weight-complex="bold"/>
    </style:style>
    <style:style style:name="P13" style:family="paragraph" style:parent-style-name="Standard">
      <style:paragraph-properties fo:text-align="center" style:justify-single-word="false"/>
      <style:text-properties fo:font-size="11pt" fo:font-weight="bold" officeooo:paragraph-rsid="001c3e25" style:font-size-asian="11pt" style:font-weight-asian="bold" style:font-size-complex="11pt" style:font-weight-complex="bold"/>
    </style:style>
    <style:style style:name="P14" style:family="paragraph" style:parent-style-name="Standard">
      <style:text-properties fo:font-size="11pt" fo:font-weight="bold" officeooo:paragraph-rsid="001c3e25" style:font-size-asian="11pt" style:font-weight-asian="bold" style:font-size-complex="11pt"/>
    </style:style>
    <style:style style:name="P15" style:family="paragraph" style:parent-style-name="Standard">
      <style:paragraph-properties fo:text-align="center" style:justify-single-word="false"/>
      <style:text-properties fo:font-size="11pt" fo:font-weight="bold" officeooo:paragraph-rsid="001c3e25" style:font-size-asian="11pt" style:font-weight-asian="bold" style:font-size-complex="11pt"/>
    </style:style>
    <style:style style:name="P16" style:family="paragraph" style:parent-style-name="Standard">
      <style:paragraph-properties fo:line-height="200%"/>
      <style:text-properties fo:font-size="11pt" fo:font-weight="bold" officeooo:paragraph-rsid="001c3e25" style:font-name-asian="TimesNewRoman" style:font-size-asian="11pt" style:language-asian="en" style:country-asian="US" style:font-weight-asian="bold" style:font-name-complex="TimesNewRoman" style:font-size-complex="11pt" style:font-weight-complex="bold"/>
    </style:style>
    <style:style style:name="P17" style:family="paragraph" style:parent-style-name="Standard">
      <style:paragraph-properties fo:line-height="200%"/>
      <style:text-properties fo:font-size="11pt" style:text-underline-style="solid" style:text-underline-width="auto" style:text-underline-color="font-color" officeooo:paragraph-rsid="001c3e25" style:font-size-asian="11pt" style:font-size-complex="11pt"/>
    </style:style>
    <style:style style:name="P18" style:family="paragraph" style:parent-style-name="Standard">
      <style:paragraph-properties fo:line-height="200%" fo:orphans="0" fo:widows="0"/>
      <style:text-properties fo:color="#000000" fo:font-size="11pt" officeooo:paragraph-rsid="001c3e25" style:font-size-asian="11pt" style:font-size-complex="11pt"/>
    </style:style>
    <style:style style:name="P19" style:family="paragraph" style:parent-style-name="Standard">
      <style:paragraph-properties fo:hyphenation-ladder-count="no-limit"/>
      <style:text-properties fo:color="#000000" fo:font-size="11pt" officeooo:paragraph-rsid="001c3e25" style:font-size-asian="11pt" style:language-asian="en" style:country-asian="US" style:font-size-complex="11pt" fo:hyphenate="true" fo:hyphenation-remain-char-count="2" fo:hyphenation-push-char-count="2"/>
    </style:style>
    <style:style style:name="P20" style:family="paragraph" style:parent-style-name="Standard">
      <style:paragraph-properties fo:text-align="center" style:justify-single-word="false" fo:hyphenation-ladder-count="no-limit"/>
      <style:text-properties fo:color="#000000" fo:font-size="11pt" officeooo:paragraph-rsid="001c3e25" style:font-size-asian="11pt" style:language-asian="en" style:country-asian="US" style:font-size-complex="11pt" fo:hyphenate="true" fo:hyphenation-remain-char-count="2" fo:hyphenation-push-char-count="2"/>
    </style:style>
    <style:style style:name="P21" style:family="paragraph" style:parent-style-name="Standard">
      <style:paragraph-properties fo:text-align="end" style:justify-single-word="false" fo:hyphenation-ladder-count="no-limit"/>
      <style:text-properties fo:color="#000000" fo:font-size="11pt" officeooo:paragraph-rsid="001c3e25" style:font-size-asian="11pt" style:language-asian="en" style:country-asian="US" style:font-size-complex="11pt" fo:hyphenate="true" fo:hyphenation-remain-char-count="2" fo:hyphenation-push-char-count="2"/>
    </style:style>
    <style:style style:name="P22" style:family="paragraph" style:parent-style-name="Standard">
      <style:paragraph-properties fo:text-align="center" style:justify-single-word="false" fo:hyphenation-ladder-count="no-limit"/>
      <style:text-properties fo:color="#000000" fo:font-size="11pt" fo:font-weight="bold" officeooo:paragraph-rsid="001c3e25" style:font-size-asian="11pt" style:language-asian="en" style:country-asian="US" style:font-weight-asian="bold" style:font-size-complex="11pt" style:font-weight-complex="bold" fo:hyphenate="true" fo:hyphenation-remain-char-count="2" fo:hyphenation-push-char-count="2"/>
    </style:style>
    <style:style style:name="P23" style:family="paragraph" style:parent-style-name="Standard">
      <style:paragraph-properties fo:hyphenation-ladder-count="no-limit"/>
      <style:text-properties fo:color="#000000" fo:font-size="11pt" fo:font-weight="bold" officeooo:paragraph-rsid="001c3e25" style:font-size-asian="11pt" style:language-asian="en" style:country-asian="US" style:font-weight-asian="bold" style:font-size-complex="11pt" style:font-weight-complex="bold" fo:hyphenate="true" fo:hyphenation-remain-char-count="2" fo:hyphenation-push-char-count="2"/>
    </style:style>
    <style:style style:name="P24" style:family="paragraph" style:parent-style-name="Standard">
      <style:paragraph-properties fo:break-before="page">
        <style:tab-stops>
          <style:tab-stop style:position="0in"/>
        </style:tab-stops>
      </style:paragraph-properties>
      <style:text-properties officeooo:paragraph-rsid="001c3e25"/>
    </style:style>
    <style:style style:name="P25" style:family="paragraph" style:parent-style-name="Standard">
      <style:paragraph-properties fo:line-height="150%" fo:break-before="page"/>
      <style:text-properties officeooo:paragraph-rsid="001c3e25"/>
    </style:style>
    <style:style style:name="P26" style:family="paragraph" style:parent-style-name="Standard">
      <style:paragraph-properties fo:break-before="page"/>
      <style:text-properties officeooo:paragraph-rsid="001c3e25"/>
    </style:style>
    <style:style style:name="P27" style:family="paragraph" style:parent-style-name="Standard">
      <style:paragraph-properties fo:line-height="200%" fo:break-before="page"/>
      <style:text-properties fo:font-size="11pt" fo:font-weight="bold" officeooo:paragraph-rsid="001c3e25" style:font-size-asian="11pt" style:font-weight-asian="bold" style:font-size-complex="11pt"/>
    </style:style>
    <style:style style:name="P28" style:family="paragraph" style:parent-style-name="Standard">
      <style:paragraph-properties fo:break-before="page"/>
      <style:text-properties fo:font-size="11pt" officeooo:paragraph-rsid="001c3e25" style:font-size-asian="11pt" style:font-size-complex="11pt"/>
    </style:style>
    <style:style style:name="P29" style:family="paragraph" style:parent-style-name="Standard">
      <style:paragraph-properties fo:margin-left="0in" fo:margin-right="0in" fo:line-height="200%" fo:orphans="0" fo:widows="0" fo:text-indent="0.5in" style:auto-text-indent="false"/>
      <style:text-properties officeooo:paragraph-rsid="001c3e25"/>
    </style:style>
    <style:style style:name="P30" style:family="paragraph" style:parent-style-name="Standard">
      <style:paragraph-properties fo:margin-left="0in" fo:margin-right="0in" fo:line-height="200%" fo:text-indent="0.5in" style:auto-text-indent="false"/>
      <style:text-properties officeooo:paragraph-rsid="001c3e25"/>
    </style:style>
    <style:style style:name="P31" style:family="paragraph" style:parent-style-name="Standard">
      <style:paragraph-properties fo:margin-left="0in" fo:margin-right="0in" fo:line-height="200%" fo:text-indent="0.5in" style:auto-text-indent="false"/>
      <style:text-properties officeooo:paragraph-rsid="00215bb6"/>
    </style:style>
    <style:style style:name="P32" style:family="paragraph" style:parent-style-name="Standard">
      <style:paragraph-properties fo:margin-left="0in" fo:margin-right="0in" fo:line-height="200%" fo:text-indent="0.5in" style:auto-text-indent="false"/>
      <style:text-properties officeooo:paragraph-rsid="00232356"/>
    </style:style>
    <style:style style:name="P33" style:family="paragraph" style:parent-style-name="Standard">
      <style:paragraph-properties fo:margin-left="0in" fo:margin-right="0in" fo:line-height="200%" fo:text-indent="0.5in" style:auto-text-indent="false"/>
      <style:text-properties fo:font-size="11pt" officeooo:paragraph-rsid="001c3e25" style:font-size-asian="11pt" style:font-size-complex="11pt"/>
    </style:style>
    <style:style style:name="P34" style:family="paragraph" style:parent-style-name="Standard">
      <style:paragraph-properties fo:margin-left="0in" fo:margin-right="0in" fo:line-height="200%" fo:orphans="0" fo:widows="0" fo:text-indent="0.6665in" style:auto-text-indent="false"/>
      <style:text-properties officeooo:paragraph-rsid="001c3e25"/>
    </style:style>
    <style:style style:name="P35" style:family="paragraph" style:parent-style-name="Standard">
      <style:paragraph-properties fo:margin-left="0in" fo:margin-right="0in" fo:line-height="200%" fo:orphans="0" fo:widows="0" fo:text-indent="0.6665in" style:auto-text-indent="false"/>
      <style:text-properties fo:font-size="11pt" officeooo:paragraph-rsid="001c3e25" style:font-size-asian="11pt" style:font-size-complex="11pt"/>
    </style:style>
    <style:style style:name="P36" style:family="paragraph" style:parent-style-name="Standard">
      <style:paragraph-properties fo:margin-left="0.5in" fo:margin-right="0in" fo:line-height="200%" fo:orphans="0" fo:widows="0" fo:text-indent="-0.5in" style:auto-text-indent="false"/>
      <style:text-properties fo:font-size="11pt" fo:font-weight="bold" officeooo:paragraph-rsid="001c3e25" style:font-size-asian="11pt" style:font-weight-asian="bold" style:font-size-complex="11pt"/>
    </style:style>
    <style:style style:name="P37" style:family="paragraph" style:parent-style-name="Standard">
      <style:paragraph-properties fo:margin-left="0.5in" fo:margin-right="0in" fo:line-height="200%" fo:orphans="0" fo:widows="0" fo:text-indent="-0.5in" style:auto-text-indent="false"/>
      <style:text-properties fo:font-size="11pt" officeooo:paragraph-rsid="001c3e25" style:font-size-asian="11pt" style:font-size-complex="11pt"/>
    </style:style>
    <style:style style:name="P38" style:family="paragraph" style:parent-style-name="Standard">
      <style:paragraph-properties fo:margin-left="0.5in" fo:margin-right="0in" fo:line-height="200%" fo:orphans="0" fo:widows="0" fo:text-indent="-0.5in" style:auto-text-indent="false" fo:break-before="page"/>
      <style:text-properties fo:font-size="11pt" fo:font-weight="bold" officeooo:paragraph-rsid="001c3e25" style:font-size-asian="11pt" style:font-weight-asian="bold" style:font-size-complex="11pt"/>
    </style:style>
    <style:style style:name="P39" style:family="paragraph" style:parent-style-name="Standard">
      <style:paragraph-properties fo:line-height="200%"/>
      <style:text-properties officeooo:paragraph-rsid="001c3e25"/>
    </style:style>
    <style:style style:name="P40" style:family="paragraph" style:parent-style-name="Standard" style:master-page-name="Standard">
      <style:paragraph-properties style:page-number="auto"/>
      <style:text-properties fo:font-size="11pt" officeooo:paragraph-rsid="001c3e25" style:font-size-asian="11pt" style:font-size-complex="11pt"/>
    </style:style>
    <style:style style:name="P41" style:family="paragraph" style:parent-style-name="Standard">
      <style:paragraph-properties fo:margin-left="0in" fo:margin-right="0in" fo:line-height="200%" fo:orphans="0" fo:widows="0" fo:text-indent="0.5in" style:auto-text-indent="false"/>
      <style:text-properties officeooo:paragraph-rsid="001c3e25"/>
    </style:style>
    <style:style style:name="P42" style:family="paragraph" style:parent-style-name="Standard">
      <style:paragraph-properties fo:margin-left="0in" fo:margin-right="0in" fo:line-height="200%" fo:orphans="0" fo:widows="0" fo:text-indent="0.5in" style:auto-text-indent="false"/>
      <style:text-properties fo:font-size="11pt" officeooo:paragraph-rsid="00402941" style:font-name-asian="TimesNewRoman" style:font-size-asian="11pt" style:language-asian="en" style:country-asian="US" style:font-name-complex="TimesNewRoman" style:font-size-complex="11pt"/>
    </style:style>
    <style:style style:name="P43" style:family="paragraph" style:parent-style-name="Heading_20_3" style:list-style-name="WWNum1">
      <style:paragraph-properties fo:line-height="200%"/>
      <style:text-properties fo:font-size="11pt" fo:font-style="normal" style:text-underline-style="none" officeooo:paragraph-rsid="001c3e25" style:font-size-asian="11pt" style:font-style-asian="normal" style:font-size-complex="11pt"/>
    </style:style>
    <style:style style:name="P44" style:family="paragraph" style:parent-style-name="Heading_20_3" style:list-style-name="WWNum1">
      <style:paragraph-properties fo:margin-top="0in" fo:margin-bottom="0in" style:contextual-spacing="false" fo:line-height="200%"/>
      <style:text-properties fo:font-size="11pt" fo:font-style="normal" style:text-underline-style="none" officeooo:paragraph-rsid="001c3e25" style:font-size-asian="11pt" style:font-style-asian="normal" style:font-size-complex="11pt"/>
    </style:style>
    <style:style style:name="P45" style:family="paragraph" style:parent-style-name="Text_20_body">
      <style:paragraph-properties fo:margin-left="0in" fo:margin-right="0in" fo:text-indent="0in" style:auto-text-indent="false"/>
      <style:text-properties style:font-name="Times New Roman" fo:font-size="11pt"/>
    </style:style>
    <style:style style:name="P46" style:family="paragraph" style:parent-style-name="Text_20_body">
      <style:paragraph-properties fo:margin-left="0in" fo:margin-right="0in" fo:line-height="200%" fo:text-indent="0in" style:auto-text-indent="false"/>
      <style:text-properties style:font-name="Times New Roman" fo:font-size="11pt" fo:font-weight="bold" style:font-size-asian="11pt" style:font-weight-asian="bold" style:font-size-complex="11pt"/>
    </style:style>
    <style:style style:name="P47" style:family="paragraph" style:parent-style-name="Text_20_body">
      <style:paragraph-properties fo:margin-left="0.4445in" fo:margin-right="0in" fo:line-height="200%" fo:text-indent="-0.4445in" style:auto-text-indent="false"/>
      <style:text-properties style:font-name="Times New Roman" fo:font-size="11pt"/>
    </style:style>
    <style:style style:name="P48" style:family="paragraph" style:parent-style-name="Text_20_body" style:master-page-name="">
      <style:paragraph-properties fo:margin-left="0.4445in" fo:margin-right="0in" fo:line-height="200%" fo:text-indent="-0.4445in" style:auto-text-indent="false" style:page-number="auto"/>
      <style:text-properties style:font-name="Times New Roman" fo:font-size="11pt"/>
    </style:style>
    <style:style style:name="T1" style:family="text">
      <style:text-properties fo:font-size="11pt" style:font-size-asian="11pt" style:font-size-complex="11pt"/>
    </style:style>
    <style:style style:name="T2" style:family="text">
      <style:text-properties fo:font-size="11pt" style:font-size-asian="11pt" style:font-size-complex="11pt"/>
    </style:style>
    <style:style style:name="T3" style:family="text">
      <style:text-properties fo:font-size="11pt" style:font-size-asian="11pt" style:font-size-complex="11pt" style:language-complex="en" style:country-complex="US"/>
    </style:style>
    <style:style style:name="T4" style:family="text">
      <style:text-properties fo:font-size="11pt" style:font-size-asian="11pt" style:font-size-complex="11pt" style:language-complex="en" style:country-complex="US" style:font-weight-complex="bold"/>
    </style:style>
    <style:style style:name="T5" style:family="text">
      <style:text-properties fo:font-size="11pt" style:font-size-asian="11pt" style:font-size-complex="11pt" style:font-weight-complex="bold"/>
    </style:style>
    <style:style style:name="T6" style:family="text">
      <style:text-properties fo:font-size="11pt" officeooo:rsid="001c3e25" style:font-size-asian="11pt" style:font-size-complex="11pt"/>
    </style:style>
    <style:style style:name="T7" style:family="text">
      <style:text-properties fo:font-size="11pt" officeooo:rsid="00215bb6" style:font-size-asian="11pt" style:font-size-complex="11pt"/>
    </style:style>
    <style:style style:name="T8" style:family="text">
      <style:text-properties fo:font-size="11pt" officeooo:rsid="00232356" style:font-size-asian="11pt" style:font-size-complex="11pt"/>
    </style:style>
    <style:style style:name="T9" style:family="text">
      <style:text-properties fo:font-size="11pt" officeooo:rsid="0023527f" style:font-size-asian="11pt" style:font-size-complex="11pt"/>
    </style:style>
    <style:style style:name="T10" style:family="text">
      <style:text-properties fo:font-size="11pt" officeooo:rsid="002b81f8" style:font-size-asian="11pt" style:font-size-complex="11pt"/>
    </style:style>
    <style:style style:name="T11" style:family="text">
      <style:text-properties fo:font-size="11pt" officeooo:rsid="002cd80c" style:font-size-asian="11pt" style:font-size-complex="11pt"/>
    </style:style>
    <style:style style:name="T12" style:family="text">
      <style:text-properties fo:font-size="11pt" officeooo:rsid="002dcbd4"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1pt" fo:language="en" fo:country="GB" fo:font-weight="bold" style:font-size-asian="11pt" style:font-weight-asian="bold" style:font-size-complex="11pt"/>
    </style:style>
    <style:style style:name="T16" style:family="text">
      <style:text-properties fo:font-size="11pt" fo:font-style="italic" style:font-size-asian="11pt" style:font-style-asian="italic" style:font-size-complex="11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1pt" style:font-name-asian="TimesNewRoman" style:font-size-asian="11pt" style:language-asian="en" style:country-asian="US" style:font-name-complex="TimesNewRoman" style:font-size-complex="11pt"/>
    </style:style>
    <style:style style:name="T19" style:family="text">
      <style:text-properties style:text-position="0% 100%"/>
    </style:style>
    <style:style style:name="T20" style:family="text">
      <style:text-properties style:text-position="0% 100%" fo:font-size="11pt" style:font-size-asian="11pt" style:font-size-complex="11pt"/>
    </style:style>
    <style:style style:name="T21" style:family="text">
      <style:text-properties style:text-position="0% 100%" fo:font-size="11pt" officeooo:rsid="00215bb6" style:font-size-asian="11pt" style:font-size-complex="11pt"/>
    </style:style>
    <style:style style:name="T22" style:family="text">
      <style:text-properties style:text-position="super 58%" fo:font-size="11pt" fo:language="en" fo:country="GB" fo:font-weight="bold" style:font-size-asian="11pt" style:font-weight-asian="bold" style:font-size-complex="11pt"/>
    </style:style>
    <style:style style:name="T23" style:family="text">
      <style:text-properties style:text-position="super 58%" fo:font-size="11pt" fo:font-weight="bold" style:font-size-asian="11pt" style:font-weight-asian="bold" style:font-size-complex="11pt"/>
    </style:style>
    <style:style style:name="T24" style:family="text">
      <style:text-properties style:text-position="super 58%" fo:font-size="11pt" style:font-size-asian="11pt" style:font-size-complex="11pt"/>
    </style:style>
    <style:style style:name="T25" style:family="text">
      <style:text-properties style:text-position="super 58%" fo:font-size="11pt" style:text-underline-style="none" style:font-size-asian="11pt" style:font-size-complex="11pt"/>
    </style:style>
    <style:style style:name="T26" style:family="text">
      <style:text-properties style:text-position="super 58%" officeooo:rsid="002c1b36"/>
    </style:style>
    <style:style style:name="T27" style:family="text">
      <style:text-properties fo:color="#000000" fo:font-size="11pt" fo:language="en" fo:country="GB" style:font-size-asian="11pt" style:font-size-complex="11pt"/>
    </style:style>
    <style:style style:name="T28" style:family="text">
      <style:text-properties fo:color="#000000" fo:font-size="11pt" style:font-size-asian="11pt" style:font-size-complex="11pt"/>
    </style:style>
    <style:style style:name="T29" style:family="text">
      <style:text-properties fo:color="#000000" fo:font-size="11pt" officeooo:rsid="00215bb6" style:font-size-asian="11pt" style:font-size-complex="11pt"/>
    </style:style>
    <style:style style:name="T30" style:family="text">
      <style:text-properties fo:color="#000000" fo:font-size="11pt" style:font-size-asian="11pt" style:language-asian="en" style:country-asian="US" style:font-size-complex="11pt"/>
    </style:style>
    <style:style style:name="T31" style:family="text">
      <style:text-properties fo:color="#000000" fo:font-size="11pt" fo:font-weight="bold" style:font-size-asian="11pt" style:language-asian="en" style:country-asian="US" style:font-weight-asian="bold" style:font-size-complex="11pt" style:font-weight-complex="bold"/>
    </style:style>
    <style:style style:name="T32" style:family="text">
      <style:text-properties fo:color="#000000" style:text-position="sub 58%" fo:font-size="11pt" style:font-size-asian="11pt" style:language-asian="en" style:country-asian="US" style:font-size-complex="11pt"/>
    </style:style>
    <style:style style:name="T33" style:family="text">
      <style:text-properties fo:color="#000000" style:text-position="0% 100%" fo:font-size="11pt" style:font-size-asian="11pt" style:font-size-complex="11pt"/>
    </style:style>
    <style:style style:name="T34" style:family="text">
      <style:text-properties fo:color="#000000" style:text-position="0% 100%" fo:font-size="11pt" officeooo:rsid="00215bb6" style:font-size-asian="11pt" style:font-size-complex="11pt"/>
    </style:style>
    <style:style style:name="T35" style:family="text">
      <style:text-properties fo:color="#000000" officeooo:rsid="00402941"/>
    </style:style>
    <style:style style:name="T36" style:family="text">
      <style:text-properties style:text-position="sub 58%" fo:font-size="11pt" style:font-size-asian="11pt" style:font-size-complex="11pt"/>
    </style:style>
    <style:style style:name="T37" style:family="text">
      <style:text-properties style:text-position="sub 58%" fo:font-size="11pt" style:font-size-asian="11pt" style:font-size-complex="11pt" style:font-weight-complex="bold"/>
    </style:style>
    <style:style style:name="T38" style:family="text">
      <style:text-properties style:text-position="sub 58%" fo:font-size="11pt" fo:font-weight="bold" style:font-size-asian="11pt" style:font-weight-asian="bold" style:font-size-complex="11pt" style:font-weight-complex="bold"/>
    </style:style>
    <style:style style:name="T39" style:family="text">
      <style:text-properties fo:font-weight="bold" style:font-weight-asian="bold" style:font-weight-complex="bold"/>
    </style:style>
    <style:style style:name="T40" style:family="text">
      <style:text-properties fo:font-weight="bold" officeooo:rsid="002a1af5" style:font-weight-asian="bold" style:font-weight-complex="bold"/>
    </style:style>
    <style:style style:name="T41" style:family="text">
      <style:text-properties fo:font-weight="bold" officeooo:rsid="002c1b36" style:font-weight-asian="bold" style:font-weight-complex="bold"/>
    </style:style>
    <style:style style:name="T42" style:family="text">
      <style:text-properties officeooo:rsid="002a1af5"/>
    </style:style>
    <style:style style:name="T43" style:family="text">
      <style:text-properties fo:font-weight="normal" officeooo:rsid="002a1af5" style:font-weight-asian="normal" style:font-weight-complex="normal"/>
    </style:style>
    <style:style style:name="T44" style:family="text">
      <style:text-properties style:font-name="Times New Roman1" officeooo:rsid="002a1af5"/>
    </style:style>
    <style:style style:name="T45" style:family="text">
      <style:text-properties style:font-name="Times New Roman1" officeooo:rsid="003bddcb"/>
    </style:style>
    <style:style style:name="T46" style:family="text">
      <style:text-properties style:font-name="Times New Roman" officeooo:rsid="002a1af5"/>
    </style:style>
    <style:style style:name="T47" style:family="text">
      <style:text-properties officeooo:rsid="002c1b36"/>
    </style:style>
    <style:style style:name="T48" style:family="text">
      <style:text-properties officeooo:rsid="003bddcb"/>
    </style:style>
    <style:style style:name="T49" style:family="text">
      <style:text-properties officeooo:rsid="003f1d4a"/>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107949728" text:id="ct107949728">
          <text:deletion>
            <office:change-info>
              <dc:creator>Vijay </dc:creator>
              <dc:date>2014-02-06T23:06:00</dc:date>
            </office:change-info>
            <text:p text:style-name="P1"><text:span text:style-name="T1">.</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Ecological, evolutionary and social constraints on reproductive effort: <text:s/>a reassessment of biennial breeding by hoary marmots</text:p>
      <text:p text:style-name="P6"/>
      <text:p text:style-name="P6"/>
      <text:p text:style-name="P1"><text:span text:style-name="T13">V.P.</text:span><text:span text:style-name="T15"> Patil</text:span><text:span text:style-name="T22">1,2*</text:span><text:span text:style-name="T13">, T.J. Karels</text:span><text:span text:style-name="T23">2,3</text:span><text:span text:style-name="T13">, and D.S. Hik</text:span><text:span text:style-name="T23">2</text:span></text:p>
      <text:p text:style-name="P1"/>
      <text:p text:style-name="P1"><text:span text:style-name="T24">1</text:span><text:span text:style-name="T1">Department of Biology and Wildlife, University of Alaska Fairbanks, Fairbanks, Alaska 99775, USA</text:span></text:p>
      <text:p text:style-name="P1"><text:span text:style-name="T24">2</text:span><text:span text:style-name="T1">Department of Biological Sciences, University of Alberta, Edmonton, AB, T6G 2E9, Canada</text:span></text:p>
      <text:p text:style-name="P1"><text:span text:style-name="T24">3</text:span><text:span text:style-name="T1">Present Address: </text:span><text:span text:style-name="T3">Department of Biology, California State University, Northridge, 18111 Nordhoff St., Northridge, CA 91330-8303, USA</text:span></text:p>
      <text:p text:style-name="P1"/>
      <text:p text:style-name="P1"/>
      <text:p text:style-name="P7">* Correspondence author: E-mail: vppatil@alaska.edu</text:p>
      <text:p text:style-name="P1"/>
      <text:p text:style-name="P1"/>
      <text:p text:style-name="P1"/>
      <text:p text:style-name="P1"/>
      <text:p text:style-name="P1"/>
      <text:p text:style-name="P1"/>
      <text:p text:style-name="P1"/>
      <text:p text:style-name="P6"/>
      <text:p text:style-name="P27">Abstract</text:p>
      <text:p text:style-name="P6"><text:span text:style-name="T1"><text:tab/>Biennial breeding is a rare life-history strategy observed in animal species living in harsh, unproductive environments. This behavior is thought to occur in 10 of 14 species in the genus </text:span><text:span text:style-name="T16">Marmota</text:span><text:span text:style-name="T1">, making marmots useful model organisms for studying its ecological and evolutionary implications. Biennial breeding in marmots is frequently described as an obligate behavior which evolved as a mechanism to mitigate the energetic costs of reproduction (Evolved Constraint hypothesis). However, recent anecdotal evidence suggests that it is a facultative behavior controlled by annual variation in climate and food availability (Environmental Constraint hypothesis). Finally, in social animals like marmots, biennial breeding could result from reproductive competition between females within social groups (Social Constraint hypothesis). We evaluated these three hypotheses using mark-recapture data from an 8-year study of hoary marmot (</text:span><text:span text:style-name="T16">Marmota caligata</text:span><text:span text:style-name="T1">) population dynamics in the Yukon. Annual variation in breeding probability was modeled using multi-state mark-recapture models, while other reproductive life-history traits were modeled with generalized linear mixed models. Hoary marmots were neither obligate nor facultative biennial breeders, and breeding effort was insensitive to evolved, environmental, or social factors. However, newly mature females were significantly less likely to breed than older individuals. Annual breeding did not result in increased mortality. Average fecundity and female survival were correlated with winter climate, as indexed by the Pacific Decadal Oscillation. Hoary marmots are less conservative breeders than previously believed, and the evidence for biennial breeding throughout </text:span><text:span text:style-name="T16">Marmota</text:span><text:span text:style-name="T1">, and in other alpine animals, should be re-examined. Prediction of future population dynamics requires an accurate understanding of life history strategies, and of how life history traits allow animals to cope with changes in weather and other demographic influences.</text:span></text:p>
      <text:p text:style-name="P6"/>
      <text:p text:style-name="P27">Introduction</text:p>
      <text:p text:style-name="P1"><text:span text:style-name="T1"><text:tab/>Animals living in harsh, unpredictable environments may require unusual life history strategies to maximize their fitness. Biennial breeding or reproductive skipping, is one such strategy, and is practiced by only a few groups of long-lived birds and mammals that live in polar and alpine habitats </text:span><text:reference-mark-start text:name="ADDIN CSL_CITATION {&quot;mendeley&quot;: {&quot;previouslyFormattedCitation&quot;: &quot;[1\u20134]&quot;}, &quot;citationItems&quot;: [{&quot;uris&quot;: [&quot;http://www.mendeley.com/documents/?uuid=6b28783e-20da-42b4-87d9-fdcfaf07a5e6&quot;], &quot;id&quot;: &quot;ITEM-1&quot;, &quot;itemData&quot;: {&quot;type&quot;: &quot;article-journal&quot;, &quot;author&quot;: [{&quot;given&quot;: &quot;YMV&quot;, &quot;dropping-particle&quot;: &quot;&quot;, &quot;suffix&quot;: &quot;&quot;, &quot;family&quot;: &quot;Heezik&quot;, &quot;parse-names&quot;: false, &quot;non-dropping-particle&quot;: &quot;&quot;}, {&quot;given&quot;: &quot;PJ&quot;, &quot;dropping-particle&quot;: &quot;&quot;, &quot;suffix&quot;: &quot;&quot;, &quot;family&quot;: &quot;Seddon&quot;, &quot;parse-names&quot;: false, &quot;non-dropping-particle&quot;: &quot;&quot;}, {&quot;given&quot;: &quot;J&quot;, &quot;dropping-particle&quot;: &quot;&quot;, &quot;suffix&quot;: &quot;&quot;, &quot;family&quot;: &quot;Cooper&quot;, &quot;parse-names&quot;: false, &quot;non-dropping-particle&quot;: &quot;&quot;}, {&quot;given&quot;: &quot;AL&quot;, &quot;dropping-particle&quot;: &quot;&quot;, &quot;suffix&quot;: &quot;&quot;, &quot;family&quot;: &quot;Pl\u00f6s&quot;, &quot;parse-names&quot;: false, &quot;non-dropping-particle&quot;: &quot;&quot;}], &quot;issued&quot;: {&quot;date-parts&quot;: [[&quot;1994&quot;]]}, &quot;title&quot;: &quot;Interrelationships between breeding frequency, timing and outcome in King Penguins Aptenodytes patagonicus: are King Penguins biennial breeders?&quot;, &quot;page&quot;: &quot;279-284&quot;, &quot;container-title&quot;: &quot;Ibis&quot;, &quot;issue&quot;: &quot;1956&quot;, &quot;id&quot;: &quot;ITEM-1&quot;}}, {&quot;uris&quot;: [&quot;http://www.mendeley.com/documents/?uuid=12e6701d-bef2-4188-8d0b-d57d757fb121&quot;], &quot;id&quot;: &quot;ITEM-2&quot;, &quot;itemData&quot;: {&quot;DOI&quot;: &quot;10.1111/j.1474-919X.1995.tb08033.x&quot;, &quot;type&quot;: &quot;article-journal&quot;, &quot;author&quot;: [{&quot;given&quot;: &quot;Olivier&quot;, &quot;dropping-particle&quot;: &quot;&quot;, &quot;suffix&quot;: &quot;&quot;, &quot;family&quot;: &quot;Chastel&quot;, &quot;parse-names&quot;: false, &quot;non-dropping-particle&quot;: &quot;&quot;}], &quot;issued&quot;: {&quot;date-parts&quot;: [[&quot;1995&quot;]]}, &quot;abstract&quot;: &quot;Patterns of breeding frequency of White-headed Pterodroma lessoni, Great-winged Pterodroma macroptera, White-chinned Procellaria aequinoctialis and Grey Petrels Proceharia cinerea have been studied at Kerguelen and Crozet Islands. The White-headed Petrel (summer breeder) followed an essentially biennial cycle with only 13% of successful individuals breeding again the next year. On the other hand, the Great-winged Petrel (winter breeder) was mainly an annual breeder with 78% of successful birds breeding again the next year. Both White-chinned (summer breeder) and Grey Petrels (winter breeder) showed a higher breeding frequency than Pterodroma species, with 91% and 93%, respectively, of successful birds returning to breed the following season. These contrasting patterns may be related to the timing of energetic constraints encountered during the interbreeding period, principally the moult and the restoration of breeding condition. It is suggested that these post-breeding constraints are more marked in winter and in oceanic waters, leading to breeding frequencies being lower than in summer and in neritic waters. The intermediate patterns of breeding frequency found in the Great-winged Petrel (mainly annual) and the White-headed Petrel (mainly biennial) show that among Procellariiformes there is a continuum between annual and strictly biennial species.&quot;, &quot;title&quot;: &quot;Influence of reproductive success on breeding frequency in four southern petrels&quot;, &quot;page&quot;: &quot;360-363&quot;, &quot;volume&quot;: &quot;137&quot;, &quot;container-title&quot;: &quot;Ibis&quot;, &quot;issue&quot;: &quot;3&quot;, &quot;id&quot;: &quot;ITEM-2&quot;}}, {&quot;uris&quot;: [&quot;http://www.mendeley.com/documents/?uuid=3e246d25-401b-4b5f-91d3-b7fffe03b1bb&quot;], &quot;id&quot;: &quot;ITEM-3&quot;, &quot;itemData&quot;: {&quot;type&quot;: &quot;article-journal&quot;, &quot;author&quot;: [{&quot;given&quot;: &quot;Benjamin&quot;, &quot;dropping-particle&quot;: &quot;&quot;, &quot;suffix&quot;: &quot;&quot;, &quot;family&quot;: &quot;Dane&quot;, &quot;parse-names&quot;: false, &quot;non-dropping-particle&quot;: &quot;&quot;}], &quot;issued&quot;: {&quot;date-parts&quot;: [[&quot;2002&quot;, &quot;1&quot;]]}, &quot;abstract&quot;: &quot;A thirty-three year study of mountain goats (Oreamnos americanus) in their natural habitat revealed an unexpected plasticity in their reproductive pattern that was correlated with herd size. Females in this study population retained their offspring as yearlings (biennial reproduction) for the first sixteen years of the study while the population was stable or declining, whereas they did not retain yearlings (annual reproduction) for the next ten years while the population was increasing. Females again retained their offspring during the last seven years of the study when the population was either stable or decreasing. Offspring who are considered as retained are those who are allowed to remain within a few meters of their mothers at all times, who share food resources with their mothers, and who are allowed to nurse. Yearlings who are not retained (their mothers reproduce annually) are forced to remain many meters distant from their mothers, are unable to share food, and are never allowed to nurse. Individual differences were evident in females with respect to whether they reproduced annually or biennially. In some cases females reproduced annually for several years and subsequently shifted to a biennial mode of reproduction. In other cases, however, known individuals maintained a biennial pattern when the majority of the females were reproducing annually. Surprisingly, the rate of survival of both young of the year and yearlings was not affected by the mother's mode of reproduction. The data presented here support the idea that members of this population commonly reproduced every other year rather than that they reproduced every year, but often lost their offspring.&quot;, &quot;ISSN&quot;: &quot;00057959&quot;, &quot;page&quot;: &quot;1-21&quot;, &quot;volume&quot;: &quot;139&quot;, &quot;container-title&quot;: &quot;Behaviour&quot;, &quot;title&quot;: &quot;Retention of Offspring in a Wild Population of Ungulates&quot;, &quot;issue&quot;: &quot;1&quot;, &quot;id&quot;: &quot;ITEM-3&quot;}}, {&quot;uris&quot;: [&quot;http://www.mendeley.com/documents/?uuid=e7ab10fc-ff7f-4846-b6a4-a9ea1c737f64&quot;], &quot;id&quot;: &quot;ITEM-4&quot;, &quot;itemData&quot;: {&quot;title&quot;: &quot;Cooperative breeding in marmots&quot;, &quot;issued&quot;: {&quot;date-parts&quot;: [[&quot;1999&quot;]]}, &quot;author&quot;: [{&quot;given&quot;: &quot;DT&quot;, &quot;dropping-particle&quot;: &quot;&quot;, &quot;suffix&quot;: &quot;&quot;, &quot;family&quot;: &quot;Blumstein&quot;, &quot;parse-names&quot;: false, &quot;non-dropping-particle&quot;: &quot;&quot;}, {&quot;given&quot;: &quot;KB&quot;, &quot;dropping-particle&quot;: &quot;&quot;, &quot;suffix&quot;: &quot;&quot;, &quot;family&quot;: &quot;Armitage&quot;, &quot;parse-names&quot;: false, &quot;non-dropping-particle&quot;: &quot;&quot;}], &quot;page&quot;: &quot;369-382&quot;, &quot;volume&quot;: &quot;84&quot;, &quot;container-title&quot;: &quot;Oikos&quot;, &quot;type&quot;: &quot;article-journal&quot;, &quot;id&quot;: &quot;ITEM-4&quot;}}], &quot;properties&quot;: {&quot;noteIndex&quot;: 0}, &quot;schema&quot;: &quot;https://github.com/citation-style-language/schema/raw/master/csl-citation.json&quot;} RND0t7VEcdQ2X"/><text:span text:style-name="T20">[1–4]</text:span><text:reference-mark-end text:name="ADDIN CSL_CITATION {&quot;mendeley&quot;: {&quot;previouslyFormattedCitation&quot;: &quot;[1\u20134]&quot;}, &quot;citationItems&quot;: [{&quot;uris&quot;: [&quot;http://www.mendeley.com/documents/?uuid=6b28783e-20da-42b4-87d9-fdcfaf07a5e6&quot;], &quot;id&quot;: &quot;ITEM-1&quot;, &quot;itemData&quot;: {&quot;type&quot;: &quot;article-journal&quot;, &quot;author&quot;: [{&quot;given&quot;: &quot;YMV&quot;, &quot;dropping-particle&quot;: &quot;&quot;, &quot;suffix&quot;: &quot;&quot;, &quot;family&quot;: &quot;Heezik&quot;, &quot;parse-names&quot;: false, &quot;non-dropping-particle&quot;: &quot;&quot;}, {&quot;given&quot;: &quot;PJ&quot;, &quot;dropping-particle&quot;: &quot;&quot;, &quot;suffix&quot;: &quot;&quot;, &quot;family&quot;: &quot;Seddon&quot;, &quot;parse-names&quot;: false, &quot;non-dropping-particle&quot;: &quot;&quot;}, {&quot;given&quot;: &quot;J&quot;, &quot;dropping-particle&quot;: &quot;&quot;, &quot;suffix&quot;: &quot;&quot;, &quot;family&quot;: &quot;Cooper&quot;, &quot;parse-names&quot;: false, &quot;non-dropping-particle&quot;: &quot;&quot;}, {&quot;given&quot;: &quot;AL&quot;, &quot;dropping-particle&quot;: &quot;&quot;, &quot;suffix&quot;: &quot;&quot;, &quot;family&quot;: &quot;Pl\u00f6s&quot;, &quot;parse-names&quot;: false, &quot;non-dropping-particle&quot;: &quot;&quot;}], &quot;issued&quot;: {&quot;date-parts&quot;: [[&quot;1994&quot;]]}, &quot;title&quot;: &quot;Interrelationships between breeding frequency, timing and outcome in King Penguins Aptenodytes patagonicus: are King Penguins biennial breeders?&quot;, &quot;page&quot;: &quot;279-284&quot;, &quot;container-title&quot;: &quot;Ibis&quot;, &quot;issue&quot;: &quot;1956&quot;, &quot;id&quot;: &quot;ITEM-1&quot;}}, {&quot;uris&quot;: [&quot;http://www.mendeley.com/documents/?uuid=12e6701d-bef2-4188-8d0b-d57d757fb121&quot;], &quot;id&quot;: &quot;ITEM-2&quot;, &quot;itemData&quot;: {&quot;DOI&quot;: &quot;10.1111/j.1474-919X.1995.tb08033.x&quot;, &quot;type&quot;: &quot;article-journal&quot;, &quot;author&quot;: [{&quot;given&quot;: &quot;Olivier&quot;, &quot;dropping-particle&quot;: &quot;&quot;, &quot;suffix&quot;: &quot;&quot;, &quot;family&quot;: &quot;Chastel&quot;, &quot;parse-names&quot;: false, &quot;non-dropping-particle&quot;: &quot;&quot;}], &quot;issued&quot;: {&quot;date-parts&quot;: [[&quot;1995&quot;]]}, &quot;abstract&quot;: &quot;Patterns of breeding frequency of White-headed Pterodroma lessoni, Great-winged Pterodroma macroptera, White-chinned Procellaria aequinoctialis and Grey Petrels Proceharia cinerea have been studied at Kerguelen and Crozet Islands. The White-headed Petrel (summer breeder) followed an essentially biennial cycle with only 13% of successful individuals breeding again the next year. On the other hand, the Great-winged Petrel (winter breeder) was mainly an annual breeder with 78% of successful birds breeding again the next year. Both White-chinned (summer breeder) and Grey Petrels (winter breeder) showed a higher breeding frequency than Pterodroma species, with 91% and 93%, respectively, of successful birds returning to breed the following season. These contrasting patterns may be related to the timing of energetic constraints encountered during the interbreeding period, principally the moult and the restoration of breeding condition. It is suggested that these post-breeding constraints are more marked in winter and in oceanic waters, leading to breeding frequencies being lower than in summer and in neritic waters. The intermediate patterns of breeding frequency found in the Great-winged Petrel (mainly annual) and the White-headed Petrel (mainly biennial) show that among Procellariiformes there is a continuum between annual and strictly biennial species.&quot;, &quot;title&quot;: &quot;Influence of reproductive success on breeding frequency in four southern petrels&quot;, &quot;page&quot;: &quot;360-363&quot;, &quot;volume&quot;: &quot;137&quot;, &quot;container-title&quot;: &quot;Ibis&quot;, &quot;issue&quot;: &quot;3&quot;, &quot;id&quot;: &quot;ITEM-2&quot;}}, {&quot;uris&quot;: [&quot;http://www.mendeley.com/documents/?uuid=3e246d25-401b-4b5f-91d3-b7fffe03b1bb&quot;], &quot;id&quot;: &quot;ITEM-3&quot;, &quot;itemData&quot;: {&quot;type&quot;: &quot;article-journal&quot;, &quot;author&quot;: [{&quot;given&quot;: &quot;Benjamin&quot;, &quot;dropping-particle&quot;: &quot;&quot;, &quot;suffix&quot;: &quot;&quot;, &quot;family&quot;: &quot;Dane&quot;, &quot;parse-names&quot;: false, &quot;non-dropping-particle&quot;: &quot;&quot;}], &quot;issued&quot;: {&quot;date-parts&quot;: [[&quot;2002&quot;, &quot;1&quot;]]}, &quot;abstract&quot;: &quot;A thirty-three year study of mountain goats (Oreamnos americanus) in their natural habitat revealed an unexpected plasticity in their reproductive pattern that was correlated with herd size. Females in this study population retained their offspring as yearlings (biennial reproduction) for the first sixteen years of the study while the population was stable or declining, whereas they did not retain yearlings (annual reproduction) for the next ten years while the population was increasing. Females again retained their offspring during the last seven years of the study when the population was either stable or decreasing. Offspring who are considered as retained are those who are allowed to remain within a few meters of their mothers at all times, who share food resources with their mothers, and who are allowed to nurse. Yearlings who are not retained (their mothers reproduce annually) are forced to remain many meters distant from their mothers, are unable to share food, and are never allowed to nurse. Individual differences were evident in females with respect to whether they reproduced annually or biennially. In some cases females reproduced annually for several years and subsequently shifted to a biennial mode of reproduction. In other cases, however, known individuals maintained a biennial pattern when the majority of the females were reproducing annually. Surprisingly, the rate of survival of both young of the year and yearlings was not affected by the mother's mode of reproduction. The data presented here support the idea that members of this population commonly reproduced every other year rather than that they reproduced every year, but often lost their offspring.&quot;, &quot;ISSN&quot;: &quot;00057959&quot;, &quot;page&quot;: &quot;1-21&quot;, &quot;volume&quot;: &quot;139&quot;, &quot;container-title&quot;: &quot;Behaviour&quot;, &quot;title&quot;: &quot;Retention of Offspring in a Wild Population of Ungulates&quot;, &quot;issue&quot;: &quot;1&quot;, &quot;id&quot;: &quot;ITEM-3&quot;}}, {&quot;uris&quot;: [&quot;http://www.mendeley.com/documents/?uuid=e7ab10fc-ff7f-4846-b6a4-a9ea1c737f64&quot;], &quot;id&quot;: &quot;ITEM-4&quot;, &quot;itemData&quot;: {&quot;title&quot;: &quot;Cooperative breeding in marmots&quot;, &quot;issued&quot;: {&quot;date-parts&quot;: [[&quot;1999&quot;]]}, &quot;author&quot;: [{&quot;given&quot;: &quot;DT&quot;, &quot;dropping-particle&quot;: &quot;&quot;, &quot;suffix&quot;: &quot;&quot;, &quot;family&quot;: &quot;Blumstein&quot;, &quot;parse-names&quot;: false, &quot;non-dropping-particle&quot;: &quot;&quot;}, {&quot;given&quot;: &quot;KB&quot;, &quot;dropping-particle&quot;: &quot;&quot;, &quot;suffix&quot;: &quot;&quot;, &quot;family&quot;: &quot;Armitage&quot;, &quot;parse-names&quot;: false, &quot;non-dropping-particle&quot;: &quot;&quot;}], &quot;page&quot;: &quot;369-382&quot;, &quot;volume&quot;: &quot;84&quot;, &quot;container-title&quot;: &quot;Oikos&quot;, &quot;type&quot;: &quot;article-journal&quot;, &quot;id&quot;: &quot;ITEM-4&quot;}}], &quot;properties&quot;: {&quot;noteIndex&quot;: 0}, &quot;schema&quot;: &quot;https://github.com/citation-style-language/schema/raw/master/csl-citation.json&quot;} RND0t7VEcdQ2X"/><text:span text:style-name="T1">⁠</text:span><text:span text:style-name="T20">. </text:span><text:span text:style-name="T6">T</text:span><text:span text:style-name="T1">his behavior is generally explained as a way of maximizing lifetime reproductive output when frequent reproduction is energetically costly and dangerous </text:span><text:reference-mark-start text:name="ADDIN CSL_CITATION {&quot;mendeley&quot;: {&quot;previouslyFormattedCitation&quot;: &quot;[2,5\u20137]&quot;}, &quot;citationItems&quot;: [{&quot;uris&quot;: [&quot;http://www.mendeley.com/documents/?uuid=292f94b0-269c-447f-9e91-a047c161dbaa&quot;], &quot;id&quot;: &quot;ITEM-1&quot;, &quot;itemData&quot;: {&quot;type&quot;: &quot;article-journal&quot;, &quot;author&quot;: [{&quot;given&quot;: &quot;S K&quot;, &quot;dropping-particle&quot;: &quot;&quot;, &quot;suffix&quot;: &quot;&quot;, &quot;family&quot;: &quot;Wasser&quot;, &quot;parse-names&quot;: false, &quot;non-dropping-particle&quot;: &quot;&quot;}, {&quot;given&quot;: &quot;D P&quot;, &quot;dropping-particle&quot;: &quot;&quot;, &quot;suffix&quot;: &quot;&quot;, &quot;family&quot;: &quot;Barash&quot;, &quot;parse-names&quot;: false, &quot;non-dropping-particle&quot;: &quot;&quot;}], &quot;issued&quot;: {&quot;date-parts&quot;: [[&quot;1983&quot;, &quot;12&quot;]]}, &quot;abstract&quot;: &quot;Female mammals experience a very high and often unappreciated rate of reproductive failure. Among human pregnancies alone, over 50 per cent fail between conception and parturition, and the majority of these failures are unexplained. These findings present important problems for evolutionary theory as well as for health care practices. This paper addresses these high rates of reproductive failure among mammals, by extending the work of a number of evolutionary biologists regarding the reproductive consequences of environmental adversity. The basic model upon which we elaborate, termed the Reproductive Suppression Model, argues that females can optimize their lifetime reproductive success by suppressing reproduction when future conditions for the survival of offspring are likely to be sufficiently better than present ones as to exceed the costs of the suppression itself. These costs are a function of reproductive time lost and the direct phenotypic effects of the suppression itself. To evaluate the benefits and costs of suppression, the following types of cues should be assessed: the female's physical and mental health, her stage of reproduction, the physical and genetic status of her offspring, and the external conditions at the time of birth. We also examine various issues of social suppression, whereby the conditions for survival of offspring are a function of the reproduction and support of other group members. Under such conditions, some females may be able to improve current conditions for reproduction by suppressing the reproduction of others. Field data from our own work are presented, describing socially mediated reproductive competition among continuously breeding female yellow baboons and among female hoary marmots. Social suppression in other mammals is also evaluated, including that in human beings, and we conclude with some implications of the Reproductive Suppression Model for sexual selection theory regarding female-female reproductive competition, as well as human health care.&quot;, &quot;ISSN&quot;: &quot;0033-5770&quot;, &quot;page&quot;: &quot;513-38&quot;, &quot;volume&quot;: &quot;58&quot;, &quot;container-title&quot;: &quot;The Quarterly review of biology&quot;, &quot;title&quot;: &quot;Reproductive suppression among female mammals: implications for biomedicine and sexual selection theory.&quot;, &quot;PMID&quot;: &quot;6686686&quot;, &quot;issue&quot;: &quot;4&quot;, &quot;id&quot;: &quot;ITEM-1&quot;}}, {&quot;uris&quot;: [&quot;http://www.mendeley.com/documents/?uuid=12e6701d-bef2-4188-8d0b-d57d757fb121&quot;], &quot;id&quot;: &quot;ITEM-2&quot;, &quot;itemData&quot;: {&quot;DOI&quot;: &quot;10.1111/j.1474-919X.1995.tb08033.x&quot;, &quot;type&quot;: &quot;article-journal&quot;, &quot;author&quot;: [{&quot;given&quot;: &quot;Olivier&quot;, &quot;dropping-particle&quot;: &quot;&quot;, &quot;suffix&quot;: &quot;&quot;, &quot;family&quot;: &quot;Chastel&quot;, &quot;parse-names&quot;: false, &quot;non-dropping-particle&quot;: &quot;&quot;}], &quot;issued&quot;: {&quot;date-parts&quot;: [[&quot;1995&quot;]]}, &quot;abstract&quot;: &quot;Patterns of breeding frequency of White-headed Pterodroma lessoni, Great-winged Pterodroma macroptera, White-chinned Procellaria aequinoctialis and Grey Petrels Proceharia cinerea have been studied at Kerguelen and Crozet Islands. The White-headed Petrel (summer breeder) followed an essentially biennial cycle with only 13% of successful individuals breeding again the next year. On the other hand, the Great-winged Petrel (winter breeder) was mainly an annual breeder with 78% of successful birds breeding again the next year. Both White-chinned (summer breeder) and Grey Petrels (winter breeder) showed a higher breeding frequency than Pterodroma species, with 91% and 93%, respectively, of successful birds returning to breed the following season. These contrasting patterns may be related to the timing of energetic constraints encountered during the interbreeding period, principally the moult and the restoration of breeding condition. It is suggested that these post-breeding constraints are more marked in winter and in oceanic waters, leading to breeding frequencies being lower than in summer and in neritic waters. The intermediate patterns of breeding frequency found in the Great-winged Petrel (mainly annual) and the White-headed Petrel (mainly biennial) show that among Procellariiformes there is a continuum between annual and strictly biennial species.&quot;, &quot;title&quot;: &quot;Influence of reproductive success on breeding frequency in four southern petrels&quot;, &quot;page&quot;: &quot;360-363&quot;, &quot;volume&quot;: &quot;137&quot;, &quot;container-title&quot;: &quot;Ibis&quot;, &quot;issue&quot;: &quot;3&quot;, &quot;id&quot;: &quot;ITEM-2&quot;}}, {&quot;uris&quot;: [&quot;http://www.mendeley.com/documents/?uuid=9861eb10-0777-45d6-98e9-a342a0428d18&quot;], &quot;id&quot;: &quot;ITEM-3&quot;, &quot;itemData&quot;: {&quot;DOI&quot;: &quot;10.1098/rspb.2002.2080&quot;, &quot;type&quot;: &quot;article-journal&quot;, &quot;shortTitle&quot;: &quot;Why breed every other year?&quot;, &quot;author&quot;: [{&quot;given&quot;: &quot;Pierre&quot;, &quot;dropping-particle&quot;: &quot;&quot;, &quot;suffix&quot;: &quot;&quot;, &quot;family&quot;: &quot;Jouventin&quot;, &quot;parse-names&quot;: false, &quot;non-dropping-particle&quot;: &quot;&quot;}, {&quot;given&quot;: &quot;F Stephen&quot;, &quot;dropping-particle&quot;: &quot;&quot;, &quot;suffix&quot;: &quot;&quot;, &quot;family&quot;: &quot;Dobson&quot;, &quot;parse-names&quot;: false, &quot;non-dropping-particle&quot;: &quot;&quot;}], &quot;issued&quot;: {&quot;date-parts&quot;: [[&quot;2002&quot;, &quot;9&quot;]]}, &quot;abstract&quot;: &quot;Albatrosses exhibit extremely low reproductive rates, each pair brooding only one egg and subsequent chick at a time. Furthermore, in several of the species, the majority of successful pairs breed only once every second year (termed 'biennial' breeding). Thus, on average, these latter species have an annual fecundity of about half an offspring per year, while other albatrosses produce an egg and chick every year. Using our 40-year bank of demographic data, we compared 12 species of albatrosses according to these two breeding strategies to examine potential causes of biennial breeding. Biennial breeding could be due to physiological constraints, larger animals breeding more slowly, or ecological constraints, more distant pelagic feeding trips being energetically costly, or both. We tested these hypotheses by looking for predicted associations between the duration of the rearing period, the distance to the oceanic feeding zone and breeding frequency. We also looked for associations of these variables with other life-history traits. Body size had a strong influence on the duration of the rearing period, but not on the distance that birds travelled to the feeding zone. Both the duration of the rearing period and distance to the feeding zone appeared to have direct influences on breeding frequency, as revealed by a path analysis, and thus both hypotheses to explain biennial breeding were supported. Finally, breeding frequency exhibited a strong trade-off with adult survival and age at maturity, indicating that slower breeders live through more breeding seasons, perhaps mitigating their lower annual reproductive output.&quot;, &quot;ISSN&quot;: &quot;0962-8452&quot;, &quot;page&quot;: &quot;1955-1961&quot;, &quot;volume&quot;: &quot;269&quot;, &quot;container-title&quot;: &quot;Proceedings of the Royal Society B: Biological Sciences&quot;, &quot;title&quot;: &quot;Why breed every other year? The case of albatrosses.&quot;, &quot;issue&quot;: &quot;1503&quot;, &quot;id&quot;: &quot;ITEM-3&quot;}}, {&quot;uris&quot;: [&quot;http://www.mendeley.com/documents/?uuid=b72208fc-0c62-4473-969d-827f992ae52b&quot;], &quot;id&quot;: &quot;ITEM-4&quot;, &quot;itemData&quot;: {&quot;DOI&quot;: &quot;10.1674/0003-0031(2007)158[221:FOMMOR]2.0.CO;2&quot;, &quot;type&quot;: &quot;article-journal&quot;, &quot;author&quot;: [{&quot;given&quot;: &quot;SC&quot;, &quot;dropping-particle&quot;: &quot;&quot;, &quot;suffix&quot;: &quot;&quot;, &quot;family&quot;: &quot;Griffin&quot;, &quot;parse-names&quot;: false, &quot;non-dropping-particle&quot;: &quot;&quot;}, {&quot;given&quot;: &quot;ML&quot;, &quot;dropping-particle&quot;: &quot;&quot;, &quot;suffix&quot;: &quot;&quot;, &quot;family&quot;: &quot;Taper&quot;, &quot;parse-names&quot;: false, &quot;non-dropping-particle&quot;: &quot;&quot;}, {&quot;given&quot;: &quot;LS&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4&quot;}}], &quot;properties&quot;: {&quot;noteIndex&quot;: 0}, &quot;schema&quot;: &quot;https://github.com/citation-style-language/schema/raw/master/csl-citation.json&quot;} RNDyQw7HJElT6"/><text:span text:style-name="T20">[2,5–7]</text:span><text:reference-mark-end text:name="ADDIN CSL_CITATION {&quot;mendeley&quot;: {&quot;previouslyFormattedCitation&quot;: &quot;[2,5\u20137]&quot;}, &quot;citationItems&quot;: [{&quot;uris&quot;: [&quot;http://www.mendeley.com/documents/?uuid=292f94b0-269c-447f-9e91-a047c161dbaa&quot;], &quot;id&quot;: &quot;ITEM-1&quot;, &quot;itemData&quot;: {&quot;type&quot;: &quot;article-journal&quot;, &quot;author&quot;: [{&quot;given&quot;: &quot;S K&quot;, &quot;dropping-particle&quot;: &quot;&quot;, &quot;suffix&quot;: &quot;&quot;, &quot;family&quot;: &quot;Wasser&quot;, &quot;parse-names&quot;: false, &quot;non-dropping-particle&quot;: &quot;&quot;}, {&quot;given&quot;: &quot;D P&quot;, &quot;dropping-particle&quot;: &quot;&quot;, &quot;suffix&quot;: &quot;&quot;, &quot;family&quot;: &quot;Barash&quot;, &quot;parse-names&quot;: false, &quot;non-dropping-particle&quot;: &quot;&quot;}], &quot;issued&quot;: {&quot;date-parts&quot;: [[&quot;1983&quot;, &quot;12&quot;]]}, &quot;abstract&quot;: &quot;Female mammals experience a very high and often unappreciated rate of reproductive failure. Among human pregnancies alone, over 50 per cent fail between conception and parturition, and the majority of these failures are unexplained. These findings present important problems for evolutionary theory as well as for health care practices. This paper addresses these high rates of reproductive failure among mammals, by extending the work of a number of evolutionary biologists regarding the reproductive consequences of environmental adversity. The basic model upon which we elaborate, termed the Reproductive Suppression Model, argues that females can optimize their lifetime reproductive success by suppressing reproduction when future conditions for the survival of offspring are likely to be sufficiently better than present ones as to exceed the costs of the suppression itself. These costs are a function of reproductive time lost and the direct phenotypic effects of the suppression itself. To evaluate the benefits and costs of suppression, the following types of cues should be assessed: the female's physical and mental health, her stage of reproduction, the physical and genetic status of her offspring, and the external conditions at the time of birth. We also examine various issues of social suppression, whereby the conditions for survival of offspring are a function of the reproduction and support of other group members. Under such conditions, some females may be able to improve current conditions for reproduction by suppressing the reproduction of others. Field data from our own work are presented, describing socially mediated reproductive competition among continuously breeding female yellow baboons and among female hoary marmots. Social suppression in other mammals is also evaluated, including that in human beings, and we conclude with some implications of the Reproductive Suppression Model for sexual selection theory regarding female-female reproductive competition, as well as human health care.&quot;, &quot;ISSN&quot;: &quot;0033-5770&quot;, &quot;page&quot;: &quot;513-38&quot;, &quot;volume&quot;: &quot;58&quot;, &quot;container-title&quot;: &quot;The Quarterly review of biology&quot;, &quot;title&quot;: &quot;Reproductive suppression among female mammals: implications for biomedicine and sexual selection theory.&quot;, &quot;PMID&quot;: &quot;6686686&quot;, &quot;issue&quot;: &quot;4&quot;, &quot;id&quot;: &quot;ITEM-1&quot;}}, {&quot;uris&quot;: [&quot;http://www.mendeley.com/documents/?uuid=12e6701d-bef2-4188-8d0b-d57d757fb121&quot;], &quot;id&quot;: &quot;ITEM-2&quot;, &quot;itemData&quot;: {&quot;DOI&quot;: &quot;10.1111/j.1474-919X.1995.tb08033.x&quot;, &quot;type&quot;: &quot;article-journal&quot;, &quot;author&quot;: [{&quot;given&quot;: &quot;Olivier&quot;, &quot;dropping-particle&quot;: &quot;&quot;, &quot;suffix&quot;: &quot;&quot;, &quot;family&quot;: &quot;Chastel&quot;, &quot;parse-names&quot;: false, &quot;non-dropping-particle&quot;: &quot;&quot;}], &quot;issued&quot;: {&quot;date-parts&quot;: [[&quot;1995&quot;]]}, &quot;abstract&quot;: &quot;Patterns of breeding frequency of White-headed Pterodroma lessoni, Great-winged Pterodroma macroptera, White-chinned Procellaria aequinoctialis and Grey Petrels Proceharia cinerea have been studied at Kerguelen and Crozet Islands. The White-headed Petrel (summer breeder) followed an essentially biennial cycle with only 13% of successful individuals breeding again the next year. On the other hand, the Great-winged Petrel (winter breeder) was mainly an annual breeder with 78% of successful birds breeding again the next year. Both White-chinned (summer breeder) and Grey Petrels (winter breeder) showed a higher breeding frequency than Pterodroma species, with 91% and 93%, respectively, of successful birds returning to breed the following season. These contrasting patterns may be related to the timing of energetic constraints encountered during the interbreeding period, principally the moult and the restoration of breeding condition. It is suggested that these post-breeding constraints are more marked in winter and in oceanic waters, leading to breeding frequencies being lower than in summer and in neritic waters. The intermediate patterns of breeding frequency found in the Great-winged Petrel (mainly annual) and the White-headed Petrel (mainly biennial) show that among Procellariiformes there is a continuum between annual and strictly biennial species.&quot;, &quot;title&quot;: &quot;Influence of reproductive success on breeding frequency in four southern petrels&quot;, &quot;page&quot;: &quot;360-363&quot;, &quot;volume&quot;: &quot;137&quot;, &quot;container-title&quot;: &quot;Ibis&quot;, &quot;issue&quot;: &quot;3&quot;, &quot;id&quot;: &quot;ITEM-2&quot;}}, {&quot;uris&quot;: [&quot;http://www.mendeley.com/documents/?uuid=9861eb10-0777-45d6-98e9-a342a0428d18&quot;], &quot;id&quot;: &quot;ITEM-3&quot;, &quot;itemData&quot;: {&quot;DOI&quot;: &quot;10.1098/rspb.2002.2080&quot;, &quot;type&quot;: &quot;article-journal&quot;, &quot;shortTitle&quot;: &quot;Why breed every other year?&quot;, &quot;author&quot;: [{&quot;given&quot;: &quot;Pierre&quot;, &quot;dropping-particle&quot;: &quot;&quot;, &quot;suffix&quot;: &quot;&quot;, &quot;family&quot;: &quot;Jouventin&quot;, &quot;parse-names&quot;: false, &quot;non-dropping-particle&quot;: &quot;&quot;}, {&quot;given&quot;: &quot;F Stephen&quot;, &quot;dropping-particle&quot;: &quot;&quot;, &quot;suffix&quot;: &quot;&quot;, &quot;family&quot;: &quot;Dobson&quot;, &quot;parse-names&quot;: false, &quot;non-dropping-particle&quot;: &quot;&quot;}], &quot;issued&quot;: {&quot;date-parts&quot;: [[&quot;2002&quot;, &quot;9&quot;]]}, &quot;abstract&quot;: &quot;Albatrosses exhibit extremely low reproductive rates, each pair brooding only one egg and subsequent chick at a time. Furthermore, in several of the species, the majority of successful pairs breed only once every second year (termed 'biennial' breeding). Thus, on average, these latter species have an annual fecundity of about half an offspring per year, while other albatrosses produce an egg and chick every year. Using our 40-year bank of demographic data, we compared 12 species of albatrosses according to these two breeding strategies to examine potential causes of biennial breeding. Biennial breeding could be due to physiological constraints, larger animals breeding more slowly, or ecological constraints, more distant pelagic feeding trips being energetically costly, or both. We tested these hypotheses by looking for predicted associations between the duration of the rearing period, the distance to the oceanic feeding zone and breeding frequency. We also looked for associations of these variables with other life-history traits. Body size had a strong influence on the duration of the rearing period, but not on the distance that birds travelled to the feeding zone. Both the duration of the rearing period and distance to the feeding zone appeared to have direct influences on breeding frequency, as revealed by a path analysis, and thus both hypotheses to explain biennial breeding were supported. Finally, breeding frequency exhibited a strong trade-off with adult survival and age at maturity, indicating that slower breeders live through more breeding seasons, perhaps mitigating their lower annual reproductive output.&quot;, &quot;ISSN&quot;: &quot;0962-8452&quot;, &quot;page&quot;: &quot;1955-1961&quot;, &quot;volume&quot;: &quot;269&quot;, &quot;container-title&quot;: &quot;Proceedings of the Royal Society B: Biological Sciences&quot;, &quot;title&quot;: &quot;Why breed every other year? The case of albatrosses.&quot;, &quot;issue&quot;: &quot;1503&quot;, &quot;id&quot;: &quot;ITEM-3&quot;}}, {&quot;uris&quot;: [&quot;http://www.mendeley.com/documents/?uuid=b72208fc-0c62-4473-969d-827f992ae52b&quot;], &quot;id&quot;: &quot;ITEM-4&quot;, &quot;itemData&quot;: {&quot;DOI&quot;: &quot;10.1674/0003-0031(2007)158[221:FOMMOR]2.0.CO;2&quot;, &quot;type&quot;: &quot;article-journal&quot;, &quot;author&quot;: [{&quot;given&quot;: &quot;SC&quot;, &quot;dropping-particle&quot;: &quot;&quot;, &quot;suffix&quot;: &quot;&quot;, &quot;family&quot;: &quot;Griffin&quot;, &quot;parse-names&quot;: false, &quot;non-dropping-particle&quot;: &quot;&quot;}, {&quot;given&quot;: &quot;ML&quot;, &quot;dropping-particle&quot;: &quot;&quot;, &quot;suffix&quot;: &quot;&quot;, &quot;family&quot;: &quot;Taper&quot;, &quot;parse-names&quot;: false, &quot;non-dropping-particle&quot;: &quot;&quot;}, {&quot;given&quot;: &quot;LS&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4&quot;}}], &quot;properties&quot;: {&quot;noteIndex&quot;: 0}, &quot;schema&quot;: &quot;https://github.com/citation-style-language/schema/raw/master/csl-citation.json&quot;} RNDyQw7HJElT6"/><text:span text:style-name="T1">⁠. However, harsh environments can also be highly stochastic </text:span><text:reference-mark-start text:name="ADDIN CSL_CITATION {&quot;mendeley&quot;: {&quot;previouslyFormattedCitation&quot;: &quot;[8\u201310]&quot;}, &quot;citationItems&quot;: [{&quot;uris&quot;: [&quot;http://www.mendeley.com/documents/?uuid=0f1aa1c2-59aa-4d6c-b9af-59a417041283&quot;], &quot;id&quot;: &quot;ITEM-1&quot;, &quot;itemData&quot;: {&quot;DOI&quot;: &quot;10.1093/icb/42.3.600&quot;, &quot;type&quot;: &quot;article-journal&quot;, &quot;shortTitle&quot;: &quot;Endocrine Responses to Unpredictable Environmental&quot;, &quot;author&quot;: [{&quot;given&quot;: &quot;John C.&quot;, &quot;dropping-particle&quot;: &quot;&quot;, &quot;suffix&quot;: &quot;&quot;, &quot;family&quot;: &quot;Wingfield&quot;, &quot;parse-names&quot;: false, &quot;non-dropping-particle&quot;: &quot;&quot;}, {&quot;given&quot;: &quot;Alexander S.&quot;, &quot;dropping-particle&quot;: &quot;&quot;, &quot;suffix&quot;: &quot;&quot;, &quot;family&quot;: &quot;Kitaysky&quot;, &quot;parse-names&quot;: false, &quot;non-dropping-particle&quot;: &quot;&quot;}], &quot;issued&quot;: {&quot;date-parts&quot;: [[&quot;2002&quot;, &quot;7&quot;]]}, &quot;abstract&quot;: &quot;In addition to seasonal changes in morphology, physiology and behavior that occur in predictable annual cycles, there are facultative responses to unpredictable events known as labile (i.e., short-lived) perturbation factors (LPFs). These rapid behavioral and physiological changes have been termed the \&quot;emergency\&quot; life history stage (ELHS) and serve to enhance life-time fitness. Glucocorticosteroids interacting with other hormones in the hypothalamo-pituitary-adrenal (HPA) cascade, initiate and orchestrate the ELHS within minutes to hours. Components of the ELHS include: redirection of behavior from a normal life history stage to increased foraging, irruptive-type migration during the day, enhanced restfulness at night, elevated gluconeogenesis and recovery once the perturbation passes. These physiological and behavioral changes allow an individual to avoid potential deleterious effects of stress that may result from chronically elevated levels of circulating glucocorticosteroids over days and weeks. In other words, acute rises in glucocorticosteroids following perturbations of the environment may actually avoid chronic stress and serve primarily as \&quot;anti-stress\&quot; hormones. Several field studies in diverse habitats indicate that free-living populations have elevated circulating levels of corticosteroids when in an ELHS. However, expression of an ELHS may not always be advantageous and there is accumulating evidence from birds that the adrenocortical responses to LPFs are modulated both on seasonal and individual levels. These data suggest that glucocorticosteroid secretions in response to LPFs not only trigger physiological and behavioral responses but also allow flexibility so that the response is integrated in relation to time of year (normal LHS) as well as individual differences owing to body condition, disease and social status.&quot;, &quot;title&quot;: &quot;Endocrine Responses to Unpredictable Environmental Events: Stress or Anti-Stress Hormones?&quot;, &quot;page&quot;: &quot;600-609&quot;, &quot;volume&quot;: &quot;42&quot;, &quot;container-title&quot;: &quot;Integr. Comp. Biol.&quot;, &quot;issue&quot;: &quot;3&quot;, &quot;id&quot;: &quot;ITEM-1&quot;}}, {&quot;uris&quot;: [&quot;http://www.mendeley.com/documents/?uuid=47c57ce9-2fcf-4ce3-81ad-c43d045318e5&quot;], &quot;id&quot;: &quot;ITEM-2&quot;, &quot;itemData&quot;: {&quot;type&quot;: &quot;article-journal&quot;, &quot;author&quot;: [{&quot;given&quot;: &quot;O. A.&quot;, &quot;dropping-particle&quot;: &quot;&quot;, &quot;suffix&quot;: &quot;&quot;, &quot;family&quot;: &quot;Schwartz&quot;, &quot;parse-names&quot;: false, &quot;non-dropping-particle&quot;: &quot;&quot;}, {&quot;given&quot;: &quot;K. B.&quot;, &quot;dropping-particle&quot;: &quot;&quot;, &quot;suffix&quot;: &quot;&quot;, &quot;family&quot;: &quot;Armitage&quot;, &quot;parse-names&quot;: false, &quot;non-dropping-particle&quot;: &quot;&quot;}], &quot;issued&quot;: {&quot;date-parts&quot;: [[&quot;2004&quot;]]}, &quot;title&quot;: &quot;Weather influences on demography of the yellow-bellied marmot (Marmota flaviventris)&quot;, &quot;page&quot;: &quot;73-79&quot;, &quot;volume&quot;: &quot;265&quot;, &quot;container-title&quot;: &quot;Journal of Zoology&quot;, &quot;issue&quot;: &quot;01&quot;, &quot;id&quot;: &quot;ITEM-2&quot;}}, {&quot;uris&quot;: [&quot;http://www.mendeley.com/documents/?uuid=79187fae-0738-4105-95b2-f5b619d335cc&quot;], &quot;id&quot;: &quot;ITEM-3&quot;, &quot;itemData&quot;: {&quot;DOI&quot;: &quot;10.1093/icb/44.2.177&quot;, &quot;type&quot;: &quot;article-journal&quot;, &quot;shortTitle&quot;: &quot;Coping Mechanisms of Alpine and Arctic Breeding Bi&quot;, &quot;author&quot;: [{&quot;given&quot;: &quot;Kathy&quot;, &quot;dropping-particle&quot;: &quot;&quot;, &quot;suffix&quot;: &quot;&quot;, &quot;family&quot;: &quot;Martin&quot;, &quot;parse-names&quot;: false, &quot;non-dropping-particle&quot;: &quot;&quot;}, {&quot;given&quot;: &quot;Karen L.&quot;, &quot;dropping-particle&quot;: &quot;&quot;, &quot;suffix&quot;: &quot;&quot;, &quot;family&quot;: &quot;Wiebe&quot;, &quot;parse-names&quot;: false, &quot;non-dropping-particle&quot;: &quot;&quot;}], &quot;issued&quot;: {&quot;date-parts&quot;: [[&quot;2004&quot;, &quot;4&quot;]]}, &quot;abstract&quot;: &quot;As ground nesting homeotherms, alpine and arctic birds must meet similar physiological requirements for breeding as other birds, but must do so in more extreme conditions. Annual spring snowfall and timing of snow melt can vary by up to 1 month and daily temperatures near the ground surface vary from below freezing to over 45{degrees}C in alpine and arctic habitats. Species breeding in these environments have various behavioral, physiological, and morphological adaptations to cope with energetically demanding conditions. We review the ways birds cope with harsh and variable weather, and present data from long term field studies of ptarmigan to examine effects of spring weather on reproduction. In variable but normal spring conditions, timing of breeding was not influenced by snow melt, snow depth or daily temperatures in the alpine, as breeding did not commence until conditions were generally favorable. Arctic ptarmigan tended to vary breeding onset in response to spring conditions. Generally, birds breeding in alpine and arctic habitats suffer a seasonal reproductive disadvantage compared to birds at lower latitudes or elevations because the breeding window is short and in late years, nest failure may be high with little opportunity for renesting. Coping mechanisms may only be effective below a threshold of climactic extremes. Despite strong resilience in fecundity parameters, when snowmelt is extremely delayed breeding success is greatly reduced. Alpine and arctic birds will be further challenged as they attempt to cope with anticipated increases in the frequency and severity of weather events (climate variability), as well as general climate warming.&quot;, &quot;title&quot;: &quot;Coping Mechanisms of Alpine and Arctic Breeding Birds: Extreme Weather and Limitations to Reproductive Resilience&quot;, &quot;page&quot;: &quot;177-185&quot;, &quot;volume&quot;: &quot;44&quot;, &quot;container-title&quot;: &quot;Integr. Comp. Biol.&quot;, &quot;issue&quot;: &quot;2&quot;, &quot;id&quot;: &quot;ITEM-3&quot;}}], &quot;properties&quot;: {&quot;noteIndex&quot;: 0}, &quot;schema&quot;: &quot;https://github.com/citation-style-language/schema/raw/master/csl-citation.json&quot;} RNDYYUrqbyguT"/><text:span text:style-name="T20">[8–10]</text:span><text:reference-mark-end text:name="ADDIN CSL_CITATION {&quot;mendeley&quot;: {&quot;previouslyFormattedCitation&quot;: &quot;[8\u201310]&quot;}, &quot;citationItems&quot;: [{&quot;uris&quot;: [&quot;http://www.mendeley.com/documents/?uuid=0f1aa1c2-59aa-4d6c-b9af-59a417041283&quot;], &quot;id&quot;: &quot;ITEM-1&quot;, &quot;itemData&quot;: {&quot;DOI&quot;: &quot;10.1093/icb/42.3.600&quot;, &quot;type&quot;: &quot;article-journal&quot;, &quot;shortTitle&quot;: &quot;Endocrine Responses to Unpredictable Environmental&quot;, &quot;author&quot;: [{&quot;given&quot;: &quot;John C.&quot;, &quot;dropping-particle&quot;: &quot;&quot;, &quot;suffix&quot;: &quot;&quot;, &quot;family&quot;: &quot;Wingfield&quot;, &quot;parse-names&quot;: false, &quot;non-dropping-particle&quot;: &quot;&quot;}, {&quot;given&quot;: &quot;Alexander S.&quot;, &quot;dropping-particle&quot;: &quot;&quot;, &quot;suffix&quot;: &quot;&quot;, &quot;family&quot;: &quot;Kitaysky&quot;, &quot;parse-names&quot;: false, &quot;non-dropping-particle&quot;: &quot;&quot;}], &quot;issued&quot;: {&quot;date-parts&quot;: [[&quot;2002&quot;, &quot;7&quot;]]}, &quot;abstract&quot;: &quot;In addition to seasonal changes in morphology, physiology and behavior that occur in predictable annual cycles, there are facultative responses to unpredictable events known as labile (i.e., short-lived) perturbation factors (LPFs). These rapid behavioral and physiological changes have been termed the \&quot;emergency\&quot; life history stage (ELHS) and serve to enhance life-time fitness. Glucocorticosteroids interacting with other hormones in the hypothalamo-pituitary-adrenal (HPA) cascade, initiate and orchestrate the ELHS within minutes to hours. Components of the ELHS include: redirection of behavior from a normal life history stage to increased foraging, irruptive-type migration during the day, enhanced restfulness at night, elevated gluconeogenesis and recovery once the perturbation passes. These physiological and behavioral changes allow an individual to avoid potential deleterious effects of stress that may result from chronically elevated levels of circulating glucocorticosteroids over days and weeks. In other words, acute rises in glucocorticosteroids following perturbations of the environment may actually avoid chronic stress and serve primarily as \&quot;anti-stress\&quot; hormones. Several field studies in diverse habitats indicate that free-living populations have elevated circulating levels of corticosteroids when in an ELHS. However, expression of an ELHS may not always be advantageous and there is accumulating evidence from birds that the adrenocortical responses to LPFs are modulated both on seasonal and individual levels. These data suggest that glucocorticosteroid secretions in response to LPFs not only trigger physiological and behavioral responses but also allow flexibility so that the response is integrated in relation to time of year (normal LHS) as well as individual differences owing to body condition, disease and social status.&quot;, &quot;title&quot;: &quot;Endocrine Responses to Unpredictable Environmental Events: Stress or Anti-Stress Hormones?&quot;, &quot;page&quot;: &quot;600-609&quot;, &quot;volume&quot;: &quot;42&quot;, &quot;container-title&quot;: &quot;Integr. Comp. Biol.&quot;, &quot;issue&quot;: &quot;3&quot;, &quot;id&quot;: &quot;ITEM-1&quot;}}, {&quot;uris&quot;: [&quot;http://www.mendeley.com/documents/?uuid=47c57ce9-2fcf-4ce3-81ad-c43d045318e5&quot;], &quot;id&quot;: &quot;ITEM-2&quot;, &quot;itemData&quot;: {&quot;type&quot;: &quot;article-journal&quot;, &quot;author&quot;: [{&quot;given&quot;: &quot;O. A.&quot;, &quot;dropping-particle&quot;: &quot;&quot;, &quot;suffix&quot;: &quot;&quot;, &quot;family&quot;: &quot;Schwartz&quot;, &quot;parse-names&quot;: false, &quot;non-dropping-particle&quot;: &quot;&quot;}, {&quot;given&quot;: &quot;K. B.&quot;, &quot;dropping-particle&quot;: &quot;&quot;, &quot;suffix&quot;: &quot;&quot;, &quot;family&quot;: &quot;Armitage&quot;, &quot;parse-names&quot;: false, &quot;non-dropping-particle&quot;: &quot;&quot;}], &quot;issued&quot;: {&quot;date-parts&quot;: [[&quot;2004&quot;]]}, &quot;title&quot;: &quot;Weather influences on demography of the yellow-bellied marmot (Marmota flaviventris)&quot;, &quot;page&quot;: &quot;73-79&quot;, &quot;volume&quot;: &quot;265&quot;, &quot;container-title&quot;: &quot;Journal of Zoology&quot;, &quot;issue&quot;: &quot;01&quot;, &quot;id&quot;: &quot;ITEM-2&quot;}}, {&quot;uris&quot;: [&quot;http://www.mendeley.com/documents/?uuid=79187fae-0738-4105-95b2-f5b619d335cc&quot;], &quot;id&quot;: &quot;ITEM-3&quot;, &quot;itemData&quot;: {&quot;DOI&quot;: &quot;10.1093/icb/44.2.177&quot;, &quot;type&quot;: &quot;article-journal&quot;, &quot;shortTitle&quot;: &quot;Coping Mechanisms of Alpine and Arctic Breeding Bi&quot;, &quot;author&quot;: [{&quot;given&quot;: &quot;Kathy&quot;, &quot;dropping-particle&quot;: &quot;&quot;, &quot;suffix&quot;: &quot;&quot;, &quot;family&quot;: &quot;Martin&quot;, &quot;parse-names&quot;: false, &quot;non-dropping-particle&quot;: &quot;&quot;}, {&quot;given&quot;: &quot;Karen L.&quot;, &quot;dropping-particle&quot;: &quot;&quot;, &quot;suffix&quot;: &quot;&quot;, &quot;family&quot;: &quot;Wiebe&quot;, &quot;parse-names&quot;: false, &quot;non-dropping-particle&quot;: &quot;&quot;}], &quot;issued&quot;: {&quot;date-parts&quot;: [[&quot;2004&quot;, &quot;4&quot;]]}, &quot;abstract&quot;: &quot;As ground nesting homeotherms, alpine and arctic birds must meet similar physiological requirements for breeding as other birds, but must do so in more extreme conditions. Annual spring snowfall and timing of snow melt can vary by up to 1 month and daily temperatures near the ground surface vary from below freezing to over 45{degrees}C in alpine and arctic habitats. Species breeding in these environments have various behavioral, physiological, and morphological adaptations to cope with energetically demanding conditions. We review the ways birds cope with harsh and variable weather, and present data from long term field studies of ptarmigan to examine effects of spring weather on reproduction. In variable but normal spring conditions, timing of breeding was not influenced by snow melt, snow depth or daily temperatures in the alpine, as breeding did not commence until conditions were generally favorable. Arctic ptarmigan tended to vary breeding onset in response to spring conditions. Generally, birds breeding in alpine and arctic habitats suffer a seasonal reproductive disadvantage compared to birds at lower latitudes or elevations because the breeding window is short and in late years, nest failure may be high with little opportunity for renesting. Coping mechanisms may only be effective below a threshold of climactic extremes. Despite strong resilience in fecundity parameters, when snowmelt is extremely delayed breeding success is greatly reduced. Alpine and arctic birds will be further challenged as they attempt to cope with anticipated increases in the frequency and severity of weather events (climate variability), as well as general climate warming.&quot;, &quot;title&quot;: &quot;Coping Mechanisms of Alpine and Arctic Breeding Birds: Extreme Weather and Limitations to Reproductive Resilience&quot;, &quot;page&quot;: &quot;177-185&quot;, &quot;volume&quot;: &quot;44&quot;, &quot;container-title&quot;: &quot;Integr. Comp. Biol.&quot;, &quot;issue&quot;: &quot;2&quot;, &quot;id&quot;: &quot;ITEM-3&quot;}}], &quot;properties&quot;: {&quot;noteIndex&quot;: 0}, &quot;schema&quot;: &quot;https://github.com/citation-style-language/schema/raw/master/csl-citation.json&quot;} RNDYYUrqbyguT"/><text:span text:style-name="T1">⁠. In such situations, a conservative life history strategy involving biennial breeding may be maladaptive, because animals that skip one reproductive opportunity may not live long enough to reproduce in the future </text:span><text:reference-mark-start text:name="ADDIN CSL_CITATION {&quot;mendeley&quot;: {&quot;previouslyFormattedCitation&quot;: &quot;[11]&quot;}, &quot;citationItems&quot;: [{&quot;uris&quot;: [&quot;http://www.mendeley.com/documents/?uuid=6e4a16f7-4c5c-4d2d-ada5-421f64369dcb&quot;], &quot;id&quot;: &quot;ITEM-1&quot;, &quot;itemData&quot;: {&quot;DOI&quot;: &quot;10.1007/BF01237655&quot;, &quot;type&quot;: &quot;article-journal&quot;, &quot;shortTitle&quot;: &quot;Does environmental stochasticity matter?&quot;, &quot;author&quot;: [{&quot;given&quot;: &quot;T. G.&quot;, &quot;dropping-particle&quot;: &quot;&quot;, &quot;suffix&quot;: &quot;&quot;, &quot;family&quot;: &quot;Benton&quot;, &quot;parse-names&quot;: false, &quot;non-dropping-particle&quot;: &quot;&quot;}, {&quot;given&quot;: &quot;A.&quot;, &quot;dropping-particle&quot;: &quot;&quot;, &quot;suffix&quot;: &quot;&quot;, &quot;family&quot;: &quot;Grant&quot;, &quot;parse-names&quot;: false, &quot;non-dropping-particle&quot;: &quot;&quot;}, {&quot;given&quot;: &quot;T. H.&quot;, &quot;dropping-particle&quot;: &quot;&quot;, &quot;suffix&quot;: &quot;&quot;, &quot;family&quot;: &quot;Clutton-Brock&quot;, &quot;parse-names&quot;: false, &quot;non-dropping-particle&quot;: &quot;&quot;}], &quot;issued&quot;: {&quot;date-parts&quot;: [[&quot;1995&quot;, &quot;11&quot;]]}, &quot;abstract&quot;: &quot;Summary Most life-history theory assumes that short-term variation in an organism's environment does not affect the survivorships and fecundities of the organisms. This assumption is rarely met. Here we investigate the population and evolutionary biology of red deer,Cervus elephas, to see if relaxation of this assumption is likely to make significant differences to the predicted evolutionary biology of this species. To do this we used 21 years of data from a population of deer on Rum, Western Isles, Scotland. Population growth rates in a stochastic environment were estimated using Tuljapurkar's small noise approximation, confirmed by bootstrap simulation. Numerical differentiation was used to see if the selection pressures (i.e. sensitivities of population growth rate to changes in the vital rates) differ between the stochastic and deterministic cases. The data also allow the costs of reproduction to be estimated. These costs, incorporated as trade-offs into the sensitivity analysis, allow investigation of evolutionary benefits of different life-history tactics. Environmentally induced stochastic variation in the red deer vital rates causes a slight reduction (? 1%) in the predicted population growth rate and has little impact on the estimated selection pressures on the deer's life-history. We thus conclude that, even though density-independent stochastic effects on the population are marked, the deer's fitness is not markedly affected by these and they are adapted to the average conditions they experience. However, the selected life-history is sensitive to the trade-offs between current fecundity, survivorship and future fecundity and it is likely that the environmental variance will affect these trade-offs and, thus, affect the life-history favoured by selection. We also show that the current average life-history is non-optimal and suggest this is a result of selection pressures exerted by culling and predation, now much reduced. As the use of stochastic or deterministic methods provide similar estimates in this case, the use of the latter is justified. Thus,r (the annual per capita rate of population growth) is an appropriate measure of fitness in a population with stochastic numerical fluctuations. In a population of constant size lifetime reproductive success is the obvious measure of fitness to use.&quot;, &quot;title&quot;: &quot;Does environmental stochasticity matter? Analysis of red deer life-histories on Rum&quot;, &quot;page&quot;: &quot;559-574&quot;, &quot;volume&quot;: &quot;9&quot;, &quot;container-title&quot;: &quot;Evolutionary Ecology&quot;, &quot;issue&quot;: &quot;6&quot;, &quot;id&quot;: &quot;ITEM-1&quot;}}], &quot;properties&quot;: {&quot;noteIndex&quot;: 0}, &quot;schema&quot;: &quot;https://github.com/citation-style-language/schema/raw/master/csl-citation.json&quot;} RNDgvNoRbQ41T"/><text:span text:style-name="T20">[11]</text:span><text:reference-mark-end text:name="ADDIN CSL_CITATION {&quot;mendeley&quot;: {&quot;previouslyFormattedCitation&quot;: &quot;[11]&quot;}, &quot;citationItems&quot;: [{&quot;uris&quot;: [&quot;http://www.mendeley.com/documents/?uuid=6e4a16f7-4c5c-4d2d-ada5-421f64369dcb&quot;], &quot;id&quot;: &quot;ITEM-1&quot;, &quot;itemData&quot;: {&quot;DOI&quot;: &quot;10.1007/BF01237655&quot;, &quot;type&quot;: &quot;article-journal&quot;, &quot;shortTitle&quot;: &quot;Does environmental stochasticity matter?&quot;, &quot;author&quot;: [{&quot;given&quot;: &quot;T. G.&quot;, &quot;dropping-particle&quot;: &quot;&quot;, &quot;suffix&quot;: &quot;&quot;, &quot;family&quot;: &quot;Benton&quot;, &quot;parse-names&quot;: false, &quot;non-dropping-particle&quot;: &quot;&quot;}, {&quot;given&quot;: &quot;A.&quot;, &quot;dropping-particle&quot;: &quot;&quot;, &quot;suffix&quot;: &quot;&quot;, &quot;family&quot;: &quot;Grant&quot;, &quot;parse-names&quot;: false, &quot;non-dropping-particle&quot;: &quot;&quot;}, {&quot;given&quot;: &quot;T. H.&quot;, &quot;dropping-particle&quot;: &quot;&quot;, &quot;suffix&quot;: &quot;&quot;, &quot;family&quot;: &quot;Clutton-Brock&quot;, &quot;parse-names&quot;: false, &quot;non-dropping-particle&quot;: &quot;&quot;}], &quot;issued&quot;: {&quot;date-parts&quot;: [[&quot;1995&quot;, &quot;11&quot;]]}, &quot;abstract&quot;: &quot;Summary Most life-history theory assumes that short-term variation in an organism's environment does not affect the survivorships and fecundities of the organisms. This assumption is rarely met. Here we investigate the population and evolutionary biology of red deer,Cervus elephas, to see if relaxation of this assumption is likely to make significant differences to the predicted evolutionary biology of this species. To do this we used 21 years of data from a population of deer on Rum, Western Isles, Scotland. Population growth rates in a stochastic environment were estimated using Tuljapurkar's small noise approximation, confirmed by bootstrap simulation. Numerical differentiation was used to see if the selection pressures (i.e. sensitivities of population growth rate to changes in the vital rates) differ between the stochastic and deterministic cases. The data also allow the costs of reproduction to be estimated. These costs, incorporated as trade-offs into the sensitivity analysis, allow investigation of evolutionary benefits of different life-history tactics. Environmentally induced stochastic variation in the red deer vital rates causes a slight reduction (? 1%) in the predicted population growth rate and has little impact on the estimated selection pressures on the deer's life-history. We thus conclude that, even though density-independent stochastic effects on the population are marked, the deer's fitness is not markedly affected by these and they are adapted to the average conditions they experience. However, the selected life-history is sensitive to the trade-offs between current fecundity, survivorship and future fecundity and it is likely that the environmental variance will affect these trade-offs and, thus, affect the life-history favoured by selection. We also show that the current average life-history is non-optimal and suggest this is a result of selection pressures exerted by culling and predation, now much reduced. As the use of stochastic or deterministic methods provide similar estimates in this case, the use of the latter is justified. Thus,r (the annual per capita rate of population growth) is an appropriate measure of fitness in a population with stochastic numerical fluctuations. In a population of constant size lifetime reproductive success is the obvious measure of fitness to use.&quot;, &quot;title&quot;: &quot;Does environmental stochasticity matter? Analysis of red deer life-histories on Rum&quot;, &quot;page&quot;: &quot;559-574&quot;, &quot;volume&quot;: &quot;9&quot;, &quot;container-title&quot;: &quot;Evolutionary Ecology&quot;, &quot;issue&quot;: &quot;6&quot;, &quot;id&quot;: &quot;ITEM-1&quot;}}], &quot;properties&quot;: {&quot;noteIndex&quot;: 0}, &quot;schema&quot;: &quot;https://github.com/citation-style-language/schema/raw/master/csl-citation.json&quot;} RNDgvNoRbQ41T"/><text:span text:style-name="T1">⁠.</text:span></text:p>
      <text:p text:style-name="P1"><text:span text:style-name="T1"><text:tab/>The best documentation for biennial breeding behavior comes from long-lived seabird species with small clutch sizes </text:span><text:reference-mark-start text:name="ADDIN CSL_CITATION {&quot;mendeley&quot;: {&quot;previouslyFormattedCitation&quot;: &quot;[1,2,6]&quot;}, &quot;citationItems&quot;: [{&quot;uris&quot;: [&quot;http://www.mendeley.com/documents/?uuid=6b28783e-20da-42b4-87d9-fdcfaf07a5e6&quot;], &quot;id&quot;: &quot;ITEM-1&quot;, &quot;itemData&quot;: {&quot;type&quot;: &quot;article-journal&quot;, &quot;author&quot;: [{&quot;given&quot;: &quot;YMV&quot;, &quot;dropping-particle&quot;: &quot;&quot;, &quot;suffix&quot;: &quot;&quot;, &quot;family&quot;: &quot;Heezik&quot;, &quot;parse-names&quot;: false, &quot;non-dropping-particle&quot;: &quot;&quot;}, {&quot;given&quot;: &quot;PJ&quot;, &quot;dropping-particle&quot;: &quot;&quot;, &quot;suffix&quot;: &quot;&quot;, &quot;family&quot;: &quot;Seddon&quot;, &quot;parse-names&quot;: false, &quot;non-dropping-particle&quot;: &quot;&quot;}, {&quot;given&quot;: &quot;J&quot;, &quot;dropping-particle&quot;: &quot;&quot;, &quot;suffix&quot;: &quot;&quot;, &quot;family&quot;: &quot;Cooper&quot;, &quot;parse-names&quot;: false, &quot;non-dropping-particle&quot;: &quot;&quot;}, {&quot;given&quot;: &quot;AL&quot;, &quot;dropping-particle&quot;: &quot;&quot;, &quot;suffix&quot;: &quot;&quot;, &quot;family&quot;: &quot;Pl\u00f6s&quot;, &quot;parse-names&quot;: false, &quot;non-dropping-particle&quot;: &quot;&quot;}], &quot;issued&quot;: {&quot;date-parts&quot;: [[&quot;1994&quot;]]}, &quot;title&quot;: &quot;Interrelationships between breeding frequency, timing and outcome in King Penguins Aptenodytes patagonicus: are King Penguins biennial breeders?&quot;, &quot;page&quot;: &quot;279-284&quot;, &quot;container-title&quot;: &quot;Ibis&quot;, &quot;issue&quot;: &quot;1956&quot;, &quot;id&quot;: &quot;ITEM-1&quot;}}, {&quot;uris&quot;: [&quot;http://www.mendeley.com/documents/?uuid=12e6701d-bef2-4188-8d0b-d57d757fb121&quot;], &quot;id&quot;: &quot;ITEM-2&quot;, &quot;itemData&quot;: {&quot;DOI&quot;: &quot;10.1111/j.1474-919X.1995.tb08033.x&quot;, &quot;type&quot;: &quot;article-journal&quot;, &quot;author&quot;: [{&quot;given&quot;: &quot;Olivier&quot;, &quot;dropping-particle&quot;: &quot;&quot;, &quot;suffix&quot;: &quot;&quot;, &quot;family&quot;: &quot;Chastel&quot;, &quot;parse-names&quot;: false, &quot;non-dropping-particle&quot;: &quot;&quot;}], &quot;issued&quot;: {&quot;date-parts&quot;: [[&quot;1995&quot;]]}, &quot;abstract&quot;: &quot;Patterns of breeding frequency of White-headed Pterodroma lessoni, Great-winged Pterodroma macroptera, White-chinned Procellaria aequinoctialis and Grey Petrels Proceharia cinerea have been studied at Kerguelen and Crozet Islands. The White-headed Petrel (summer breeder) followed an essentially biennial cycle with only 13% of successful individuals breeding again the next year. On the other hand, the Great-winged Petrel (winter breeder) was mainly an annual breeder with 78% of successful birds breeding again the next year. Both White-chinned (summer breeder) and Grey Petrels (winter breeder) showed a higher breeding frequency than Pterodroma species, with 91% and 93%, respectively, of successful birds returning to breed the following season. These contrasting patterns may be related to the timing of energetic constraints encountered during the interbreeding period, principally the moult and the restoration of breeding condition. It is suggested that these post-breeding constraints are more marked in winter and in oceanic waters, leading to breeding frequencies being lower than in summer and in neritic waters. The intermediate patterns of breeding frequency found in the Great-winged Petrel (mainly annual) and the White-headed Petrel (mainly biennial) show that among Procellariiformes there is a continuum between annual and strictly biennial species.&quot;, &quot;title&quot;: &quot;Influence of reproductive success on breeding frequency in four southern petrels&quot;, &quot;page&quot;: &quot;360-363&quot;, &quot;volume&quot;: &quot;137&quot;, &quot;container-title&quot;: &quot;Ibis&quot;, &quot;issue&quot;: &quot;3&quot;, &quot;id&quot;: &quot;ITEM-2&quot;}}, {&quot;uris&quot;: [&quot;http://www.mendeley.com/documents/?uuid=9861eb10-0777-45d6-98e9-a342a0428d18&quot;], &quot;id&quot;: &quot;ITEM-3&quot;, &quot;itemData&quot;: {&quot;DOI&quot;: &quot;10.1098/rspb.2002.2080&quot;, &quot;type&quot;: &quot;article-journal&quot;, &quot;shortTitle&quot;: &quot;Why breed every other year?&quot;, &quot;author&quot;: [{&quot;given&quot;: &quot;Pierre&quot;, &quot;dropping-particle&quot;: &quot;&quot;, &quot;suffix&quot;: &quot;&quot;, &quot;family&quot;: &quot;Jouventin&quot;, &quot;parse-names&quot;: false, &quot;non-dropping-particle&quot;: &quot;&quot;}, {&quot;given&quot;: &quot;F Stephen&quot;, &quot;dropping-particle&quot;: &quot;&quot;, &quot;suffix&quot;: &quot;&quot;, &quot;family&quot;: &quot;Dobson&quot;, &quot;parse-names&quot;: false, &quot;non-dropping-particle&quot;: &quot;&quot;}], &quot;issued&quot;: {&quot;date-parts&quot;: [[&quot;2002&quot;, &quot;9&quot;]]}, &quot;abstract&quot;: &quot;Albatrosses exhibit extremely low reproductive rates, each pair brooding only one egg and subsequent chick at a time. Furthermore, in several of the species, the majority of successful pairs breed only once every second year (termed 'biennial' breeding). Thus, on average, these latter species have an annual fecundity of about half an offspring per year, while other albatrosses produce an egg and chick every year. Using our 40-year bank of demographic data, we compared 12 species of albatrosses according to these two breeding strategies to examine potential causes of biennial breeding. Biennial breeding could be due to physiological constraints, larger animals breeding more slowly, or ecological constraints, more distant pelagic feeding trips being energetically costly, or both. We tested these hypotheses by looking for predicted associations between the duration of the rearing period, the distance to the oceanic feeding zone and breeding frequency. We also looked for associations of these variables with other life-history traits. Body size had a strong influence on the duration of the rearing period, but not on the distance that birds travelled to the feeding zone. Both the duration of the rearing period and distance to the feeding zone appeared to have direct influences on breeding frequency, as revealed by a path analysis, and thus both hypotheses to explain biennial breeding were supported. Finally, breeding frequency exhibited a strong trade-off with adult survival and age at maturity, indicating that slower breeders live through more breeding seasons, perhaps mitigating their lower annual reproductive output.&quot;, &quot;ISSN&quot;: &quot;0962-8452&quot;, &quot;page&quot;: &quot;1955-1961&quot;, &quot;volume&quot;: &quot;269&quot;, &quot;container-title&quot;: &quot;Proceedings of the Royal Society B: Biological Sciences&quot;, &quot;title&quot;: &quot;Why breed every other year? The case of albatrosses.&quot;, &quot;issue&quot;: &quot;1503&quot;, &quot;id&quot;: &quot;ITEM-3&quot;}}], &quot;properties&quot;: {&quot;noteIndex&quot;: 0}, &quot;schema&quot;: &quot;https://github.com/citation-style-language/schema/raw/master/csl-citation.json&quot;} RNDb0uX8CqMxK"/><text:span text:style-name="T20">[1,2,6]</text:span><text:reference-mark-end text:name="ADDIN CSL_CITATION {&quot;mendeley&quot;: {&quot;previouslyFormattedCitation&quot;: &quot;[1,2,6]&quot;}, &quot;citationItems&quot;: [{&quot;uris&quot;: [&quot;http://www.mendeley.com/documents/?uuid=6b28783e-20da-42b4-87d9-fdcfaf07a5e6&quot;], &quot;id&quot;: &quot;ITEM-1&quot;, &quot;itemData&quot;: {&quot;type&quot;: &quot;article-journal&quot;, &quot;author&quot;: [{&quot;given&quot;: &quot;YMV&quot;, &quot;dropping-particle&quot;: &quot;&quot;, &quot;suffix&quot;: &quot;&quot;, &quot;family&quot;: &quot;Heezik&quot;, &quot;parse-names&quot;: false, &quot;non-dropping-particle&quot;: &quot;&quot;}, {&quot;given&quot;: &quot;PJ&quot;, &quot;dropping-particle&quot;: &quot;&quot;, &quot;suffix&quot;: &quot;&quot;, &quot;family&quot;: &quot;Seddon&quot;, &quot;parse-names&quot;: false, &quot;non-dropping-particle&quot;: &quot;&quot;}, {&quot;given&quot;: &quot;J&quot;, &quot;dropping-particle&quot;: &quot;&quot;, &quot;suffix&quot;: &quot;&quot;, &quot;family&quot;: &quot;Cooper&quot;, &quot;parse-names&quot;: false, &quot;non-dropping-particle&quot;: &quot;&quot;}, {&quot;given&quot;: &quot;AL&quot;, &quot;dropping-particle&quot;: &quot;&quot;, &quot;suffix&quot;: &quot;&quot;, &quot;family&quot;: &quot;Pl\u00f6s&quot;, &quot;parse-names&quot;: false, &quot;non-dropping-particle&quot;: &quot;&quot;}], &quot;issued&quot;: {&quot;date-parts&quot;: [[&quot;1994&quot;]]}, &quot;title&quot;: &quot;Interrelationships between breeding frequency, timing and outcome in King Penguins Aptenodytes patagonicus: are King Penguins biennial breeders?&quot;, &quot;page&quot;: &quot;279-284&quot;, &quot;container-title&quot;: &quot;Ibis&quot;, &quot;issue&quot;: &quot;1956&quot;, &quot;id&quot;: &quot;ITEM-1&quot;}}, {&quot;uris&quot;: [&quot;http://www.mendeley.com/documents/?uuid=12e6701d-bef2-4188-8d0b-d57d757fb121&quot;], &quot;id&quot;: &quot;ITEM-2&quot;, &quot;itemData&quot;: {&quot;DOI&quot;: &quot;10.1111/j.1474-919X.1995.tb08033.x&quot;, &quot;type&quot;: &quot;article-journal&quot;, &quot;author&quot;: [{&quot;given&quot;: &quot;Olivier&quot;, &quot;dropping-particle&quot;: &quot;&quot;, &quot;suffix&quot;: &quot;&quot;, &quot;family&quot;: &quot;Chastel&quot;, &quot;parse-names&quot;: false, &quot;non-dropping-particle&quot;: &quot;&quot;}], &quot;issued&quot;: {&quot;date-parts&quot;: [[&quot;1995&quot;]]}, &quot;abstract&quot;: &quot;Patterns of breeding frequency of White-headed Pterodroma lessoni, Great-winged Pterodroma macroptera, White-chinned Procellaria aequinoctialis and Grey Petrels Proceharia cinerea have been studied at Kerguelen and Crozet Islands. The White-headed Petrel (summer breeder) followed an essentially biennial cycle with only 13% of successful individuals breeding again the next year. On the other hand, the Great-winged Petrel (winter breeder) was mainly an annual breeder with 78% of successful birds breeding again the next year. Both White-chinned (summer breeder) and Grey Petrels (winter breeder) showed a higher breeding frequency than Pterodroma species, with 91% and 93%, respectively, of successful birds returning to breed the following season. These contrasting patterns may be related to the timing of energetic constraints encountered during the interbreeding period, principally the moult and the restoration of breeding condition. It is suggested that these post-breeding constraints are more marked in winter and in oceanic waters, leading to breeding frequencies being lower than in summer and in neritic waters. The intermediate patterns of breeding frequency found in the Great-winged Petrel (mainly annual) and the White-headed Petrel (mainly biennial) show that among Procellariiformes there is a continuum between annual and strictly biennial species.&quot;, &quot;title&quot;: &quot;Influence of reproductive success on breeding frequency in four southern petrels&quot;, &quot;page&quot;: &quot;360-363&quot;, &quot;volume&quot;: &quot;137&quot;, &quot;container-title&quot;: &quot;Ibis&quot;, &quot;issue&quot;: &quot;3&quot;, &quot;id&quot;: &quot;ITEM-2&quot;}}, {&quot;uris&quot;: [&quot;http://www.mendeley.com/documents/?uuid=9861eb10-0777-45d6-98e9-a342a0428d18&quot;], &quot;id&quot;: &quot;ITEM-3&quot;, &quot;itemData&quot;: {&quot;DOI&quot;: &quot;10.1098/rspb.2002.2080&quot;, &quot;type&quot;: &quot;article-journal&quot;, &quot;shortTitle&quot;: &quot;Why breed every other year?&quot;, &quot;author&quot;: [{&quot;given&quot;: &quot;Pierre&quot;, &quot;dropping-particle&quot;: &quot;&quot;, &quot;suffix&quot;: &quot;&quot;, &quot;family&quot;: &quot;Jouventin&quot;, &quot;parse-names&quot;: false, &quot;non-dropping-particle&quot;: &quot;&quot;}, {&quot;given&quot;: &quot;F Stephen&quot;, &quot;dropping-particle&quot;: &quot;&quot;, &quot;suffix&quot;: &quot;&quot;, &quot;family&quot;: &quot;Dobson&quot;, &quot;parse-names&quot;: false, &quot;non-dropping-particle&quot;: &quot;&quot;}], &quot;issued&quot;: {&quot;date-parts&quot;: [[&quot;2002&quot;, &quot;9&quot;]]}, &quot;abstract&quot;: &quot;Albatrosses exhibit extremely low reproductive rates, each pair brooding only one egg and subsequent chick at a time. Furthermore, in several of the species, the majority of successful pairs breed only once every second year (termed 'biennial' breeding). Thus, on average, these latter species have an annual fecundity of about half an offspring per year, while other albatrosses produce an egg and chick every year. Using our 40-year bank of demographic data, we compared 12 species of albatrosses according to these two breeding strategies to examine potential causes of biennial breeding. Biennial breeding could be due to physiological constraints, larger animals breeding more slowly, or ecological constraints, more distant pelagic feeding trips being energetically costly, or both. We tested these hypotheses by looking for predicted associations between the duration of the rearing period, the distance to the oceanic feeding zone and breeding frequency. We also looked for associations of these variables with other life-history traits. Body size had a strong influence on the duration of the rearing period, but not on the distance that birds travelled to the feeding zone. Both the duration of the rearing period and distance to the feeding zone appeared to have direct influences on breeding frequency, as revealed by a path analysis, and thus both hypotheses to explain biennial breeding were supported. Finally, breeding frequency exhibited a strong trade-off with adult survival and age at maturity, indicating that slower breeders live through more breeding seasons, perhaps mitigating their lower annual reproductive output.&quot;, &quot;ISSN&quot;: &quot;0962-8452&quot;, &quot;page&quot;: &quot;1955-1961&quot;, &quot;volume&quot;: &quot;269&quot;, &quot;container-title&quot;: &quot;Proceedings of the Royal Society B: Biological Sciences&quot;, &quot;title&quot;: &quot;Why breed every other year? The case of albatrosses.&quot;, &quot;issue&quot;: &quot;1503&quot;, &quot;id&quot;: &quot;ITEM-3&quot;}}], &quot;properties&quot;: {&quot;noteIndex&quot;: 0}, &quot;schema&quot;: &quot;https://github.com/citation-style-language/schema/raw/master/csl-citation.json&quot;} RNDb0uX8CqMxK"/><text:span text:style-name="T1">⁠. For example, most albatross species can live for 40 years or more and lay only one egg at a time </text:span><text:reference-mark-start text:name="ADDIN CSL_CITATION {&quot;mendeley&quot;: {&quot;previouslyFormattedCitation&quot;: &quot;[6]&quot;}, &quot;citationItems&quot;: [{&quot;uris&quot;: [&quot;http://www.mendeley.com/documents/?uuid=9861eb10-0777-45d6-98e9-a342a0428d18&quot;], &quot;id&quot;: &quot;ITEM-1&quot;, &quot;itemData&quot;: {&quot;DOI&quot;: &quot;10.1098/rspb.2002.2080&quot;, &quot;type&quot;: &quot;article-journal&quot;, &quot;shortTitle&quot;: &quot;Why breed every other year?&quot;, &quot;author&quot;: [{&quot;given&quot;: &quot;Pierre&quot;, &quot;dropping-particle&quot;: &quot;&quot;, &quot;suffix&quot;: &quot;&quot;, &quot;family&quot;: &quot;Jouventin&quot;, &quot;parse-names&quot;: false, &quot;non-dropping-particle&quot;: &quot;&quot;}, {&quot;given&quot;: &quot;F Stephen&quot;, &quot;dropping-particle&quot;: &quot;&quot;, &quot;suffix&quot;: &quot;&quot;, &quot;family&quot;: &quot;Dobson&quot;, &quot;parse-names&quot;: false, &quot;non-dropping-particle&quot;: &quot;&quot;}], &quot;issued&quot;: {&quot;date-parts&quot;: [[&quot;2002&quot;, &quot;9&quot;]]}, &quot;abstract&quot;: &quot;Albatrosses exhibit extremely low reproductive rates, each pair brooding only one egg and subsequent chick at a time. Furthermore, in several of the species, the majority of successful pairs breed only once every second year (termed 'biennial' breeding). Thus, on average, these latter species have an annual fecundity of about half an offspring per year, while other albatrosses produce an egg and chick every year. Using our 40-year bank of demographic data, we compared 12 species of albatrosses according to these two breeding strategies to examine potential causes of biennial breeding. Biennial breeding could be due to physiological constraints, larger animals breeding more slowly, or ecological constraints, more distant pelagic feeding trips being energetically costly, or both. We tested these hypotheses by looking for predicted associations between the duration of the rearing period, the distance to the oceanic feeding zone and breeding frequency. We also looked for associations of these variables with other life-history traits. Body size had a strong influence on the duration of the rearing period, but not on the distance that birds travelled to the feeding zone. Both the duration of the rearing period and distance to the feeding zone appeared to have direct influences on breeding frequency, as revealed by a path analysis, and thus both hypotheses to explain biennial breeding were supported. Finally, breeding frequency exhibited a strong trade-off with adult survival and age at maturity, indicating that slower breeders live through more breeding seasons, perhaps mitigating their lower annual reproductive output.&quot;, &quot;ISSN&quot;: &quot;0962-8452&quot;, &quot;page&quot;: &quot;1955-1961&quot;, &quot;volume&quot;: &quot;269&quot;, &quot;container-title&quot;: &quot;Proceedings of the Royal Society B: Biological Sciences&quot;, &quot;title&quot;: &quot;Why breed every other year? The case of albatrosses.&quot;, &quot;issue&quot;: &quot;1503&quot;, &quot;id&quot;: &quot;ITEM-1&quot;}}], &quot;properties&quot;: {&quot;noteIndex&quot;: 0}, &quot;schema&quot;: &quot;https://github.com/citation-style-language/schema/raw/master/csl-citation.json&quot;} RNDSVsxNjYMPT"/><text:span text:style-name="T20">[6]</text:span><text:reference-mark-end text:name="ADDIN CSL_CITATION {&quot;mendeley&quot;: {&quot;previouslyFormattedCitation&quot;: &quot;[6]&quot;}, &quot;citationItems&quot;: [{&quot;uris&quot;: [&quot;http://www.mendeley.com/documents/?uuid=9861eb10-0777-45d6-98e9-a342a0428d18&quot;], &quot;id&quot;: &quot;ITEM-1&quot;, &quot;itemData&quot;: {&quot;DOI&quot;: &quot;10.1098/rspb.2002.2080&quot;, &quot;type&quot;: &quot;article-journal&quot;, &quot;shortTitle&quot;: &quot;Why breed every other year?&quot;, &quot;author&quot;: [{&quot;given&quot;: &quot;Pierre&quot;, &quot;dropping-particle&quot;: &quot;&quot;, &quot;suffix&quot;: &quot;&quot;, &quot;family&quot;: &quot;Jouventin&quot;, &quot;parse-names&quot;: false, &quot;non-dropping-particle&quot;: &quot;&quot;}, {&quot;given&quot;: &quot;F Stephen&quot;, &quot;dropping-particle&quot;: &quot;&quot;, &quot;suffix&quot;: &quot;&quot;, &quot;family&quot;: &quot;Dobson&quot;, &quot;parse-names&quot;: false, &quot;non-dropping-particle&quot;: &quot;&quot;}], &quot;issued&quot;: {&quot;date-parts&quot;: [[&quot;2002&quot;, &quot;9&quot;]]}, &quot;abstract&quot;: &quot;Albatrosses exhibit extremely low reproductive rates, each pair brooding only one egg and subsequent chick at a time. Furthermore, in several of the species, the majority of successful pairs breed only once every second year (termed 'biennial' breeding). Thus, on average, these latter species have an annual fecundity of about half an offspring per year, while other albatrosses produce an egg and chick every year. Using our 40-year bank of demographic data, we compared 12 species of albatrosses according to these two breeding strategies to examine potential causes of biennial breeding. Biennial breeding could be due to physiological constraints, larger animals breeding more slowly, or ecological constraints, more distant pelagic feeding trips being energetically costly, or both. We tested these hypotheses by looking for predicted associations between the duration of the rearing period, the distance to the oceanic feeding zone and breeding frequency. We also looked for associations of these variables with other life-history traits. Body size had a strong influence on the duration of the rearing period, but not on the distance that birds travelled to the feeding zone. Both the duration of the rearing period and distance to the feeding zone appeared to have direct influences on breeding frequency, as revealed by a path analysis, and thus both hypotheses to explain biennial breeding were supported. Finally, breeding frequency exhibited a strong trade-off with adult survival and age at maturity, indicating that slower breeders live through more breeding seasons, perhaps mitigating their lower annual reproductive output.&quot;, &quot;ISSN&quot;: &quot;0962-8452&quot;, &quot;page&quot;: &quot;1955-1961&quot;, &quot;volume&quot;: &quot;269&quot;, &quot;container-title&quot;: &quot;Proceedings of the Royal Society B: Biological Sciences&quot;, &quot;title&quot;: &quot;Why breed every other year? The case of albatrosses.&quot;, &quot;issue&quot;: &quot;1503&quot;, &quot;id&quot;: &quot;ITEM-1&quot;}}], &quot;properties&quot;: {&quot;noteIndex&quot;: 0}, &quot;schema&quot;: &quot;https://github.com/citation-style-language/schema/raw/master/csl-citation.json&quot;} RNDSVsxNjYMPT"/><text:span text:style-name="T1">⁠. Reproductive skipping in albatrosses is related to the physiological costs of breeding but it may be beneficial for these species because their life histories prioritize parental investment in a very limited number of young, and because their long lifespans allow them to make up missed breeding opportunities </text:span><text:reference-mark-start text:name="ADDIN CSL_CITATION {&quot;mendeley&quot;: {&quot;previouslyFormattedCitation&quot;: &quot;[6]&quot;}, &quot;citationItems&quot;: [{&quot;uris&quot;: [&quot;http://www.mendeley.com/documents/?uuid=9861eb10-0777-45d6-98e9-a342a0428d18&quot;], &quot;id&quot;: &quot;ITEM-1&quot;, &quot;itemData&quot;: {&quot;DOI&quot;: &quot;10.1098/rspb.2002.2080&quot;, &quot;type&quot;: &quot;article-journal&quot;, &quot;shortTitle&quot;: &quot;Why breed every other year?&quot;, &quot;author&quot;: [{&quot;given&quot;: &quot;Pierre&quot;, &quot;dropping-particle&quot;: &quot;&quot;, &quot;suffix&quot;: &quot;&quot;, &quot;family&quot;: &quot;Jouventin&quot;, &quot;parse-names&quot;: false, &quot;non-dropping-particle&quot;: &quot;&quot;}, {&quot;given&quot;: &quot;F Stephen&quot;, &quot;dropping-particle&quot;: &quot;&quot;, &quot;suffix&quot;: &quot;&quot;, &quot;family&quot;: &quot;Dobson&quot;, &quot;parse-names&quot;: false, &quot;non-dropping-particle&quot;: &quot;&quot;}], &quot;issued&quot;: {&quot;date-parts&quot;: [[&quot;2002&quot;, &quot;9&quot;]]}, &quot;abstract&quot;: &quot;Albatrosses exhibit extremely low reproductive rates, each pair brooding only one egg and subsequent chick at a time. Furthermore, in several of the species, the majority of successful pairs breed only once every second year (termed 'biennial' breeding). Thus, on average, these latter species have an annual fecundity of about half an offspring per year, while other albatrosses produce an egg and chick every year. Using our 40-year bank of demographic data, we compared 12 species of albatrosses according to these two breeding strategies to examine potential causes of biennial breeding. Biennial breeding could be due to physiological constraints, larger animals breeding more slowly, or ecological constraints, more distant pelagic feeding trips being energetically costly, or both. We tested these hypotheses by looking for predicted associations between the duration of the rearing period, the distance to the oceanic feeding zone and breeding frequency. We also looked for associations of these variables with other life-history traits. Body size had a strong influence on the duration of the rearing period, but not on the distance that birds travelled to the feeding zone. Both the duration of the rearing period and distance to the feeding zone appeared to have direct influences on breeding frequency, as revealed by a path analysis, and thus both hypotheses to explain biennial breeding were supported. Finally, breeding frequency exhibited a strong trade-off with adult survival and age at maturity, indicating that slower breeders live through more breeding seasons, perhaps mitigating their lower annual reproductive output.&quot;, &quot;ISSN&quot;: &quot;0962-8452&quot;, &quot;page&quot;: &quot;1955-1961&quot;, &quot;volume&quot;: &quot;269&quot;, &quot;container-title&quot;: &quot;Proceedings of the Royal Society B: Biological Sciences&quot;, &quot;title&quot;: &quot;Why breed every other year? The case of albatrosses.&quot;, &quot;issue&quot;: &quot;1503&quot;, &quot;id&quot;: &quot;ITEM-1&quot;}}], &quot;properties&quot;: {&quot;noteIndex&quot;: 0}, &quot;schema&quot;: &quot;https://github.com/citation-style-language/schema/raw/master/csl-citation.json&quot;} RNDp6OCvpnMto"/><text:span text:style-name="T20">[6]</text:span><text:reference-mark-end text:name="ADDIN CSL_CITATION {&quot;mendeley&quot;: {&quot;previouslyFormattedCitation&quot;: &quot;[6]&quot;}, &quot;citationItems&quot;: [{&quot;uris&quot;: [&quot;http://www.mendeley.com/documents/?uuid=9861eb10-0777-45d6-98e9-a342a0428d18&quot;], &quot;id&quot;: &quot;ITEM-1&quot;, &quot;itemData&quot;: {&quot;DOI&quot;: &quot;10.1098/rspb.2002.2080&quot;, &quot;type&quot;: &quot;article-journal&quot;, &quot;shortTitle&quot;: &quot;Why breed every other year?&quot;, &quot;author&quot;: [{&quot;given&quot;: &quot;Pierre&quot;, &quot;dropping-particle&quot;: &quot;&quot;, &quot;suffix&quot;: &quot;&quot;, &quot;family&quot;: &quot;Jouventin&quot;, &quot;parse-names&quot;: false, &quot;non-dropping-particle&quot;: &quot;&quot;}, {&quot;given&quot;: &quot;F Stephen&quot;, &quot;dropping-particle&quot;: &quot;&quot;, &quot;suffix&quot;: &quot;&quot;, &quot;family&quot;: &quot;Dobson&quot;, &quot;parse-names&quot;: false, &quot;non-dropping-particle&quot;: &quot;&quot;}], &quot;issued&quot;: {&quot;date-parts&quot;: [[&quot;2002&quot;, &quot;9&quot;]]}, &quot;abstract&quot;: &quot;Albatrosses exhibit extremely low reproductive rates, each pair brooding only one egg and subsequent chick at a time. Furthermore, in several of the species, the majority of successful pairs breed only once every second year (termed 'biennial' breeding). Thus, on average, these latter species have an annual fecundity of about half an offspring per year, while other albatrosses produce an egg and chick every year. Using our 40-year bank of demographic data, we compared 12 species of albatrosses according to these two breeding strategies to examine potential causes of biennial breeding. Biennial breeding could be due to physiological constraints, larger animals breeding more slowly, or ecological constraints, more distant pelagic feeding trips being energetically costly, or both. We tested these hypotheses by looking for predicted associations between the duration of the rearing period, the distance to the oceanic feeding zone and breeding frequency. We also looked for associations of these variables with other life-history traits. Body size had a strong influence on the duration of the rearing period, but not on the distance that birds travelled to the feeding zone. Both the duration of the rearing period and distance to the feeding zone appeared to have direct influences on breeding frequency, as revealed by a path analysis, and thus both hypotheses to explain biennial breeding were supported. Finally, breeding frequency exhibited a strong trade-off with adult survival and age at maturity, indicating that slower breeders live through more breeding seasons, perhaps mitigating their lower annual reproductive output.&quot;, &quot;ISSN&quot;: &quot;0962-8452&quot;, &quot;page&quot;: &quot;1955-1961&quot;, &quot;volume&quot;: &quot;269&quot;, &quot;container-title&quot;: &quot;Proceedings of the Royal Society B: Biological Sciences&quot;, &quot;title&quot;: &quot;Why breed every other year? The case of albatrosses.&quot;, &quot;issue&quot;: &quot;1503&quot;, &quot;id&quot;: &quot;ITEM-1&quot;}}], &quot;properties&quot;: {&quot;noteIndex&quot;: 0}, &quot;schema&quot;: &quot;https://github.com/citation-style-language/schema/raw/master/csl-citation.json&quot;} RNDp6OCvpnMto"/><text:span text:style-name="T1">⁠. However, it remains unclear why biennial breeding persists in species with short lifespans and variable fecundity.</text:span></text:p>
      <text:p text:style-name="P30"><text:span text:style-name="T1">Among mammals, biennial breeding is common in the genus </text:span><text:span text:style-name="T16">Marmota</text:span><text:span text:style-name="T1">. Of the fourteen extant marmot species, ten have been reported to skip one or more years when breeding </text:span><text:reference-mark-start text:name="ADDIN CSL_CITATION {&quot;mendeley&quot;: {&quot;previouslyFormattedCitation&quot;: &quot;[4]&quot;}, &quot;citationItems&quot;: [{&quot;uris&quot;: [&quot;http://www.mendeley.com/documents/?uuid=e7ab10fc-ff7f-4846-b6a4-a9ea1c737f64&quot;], &quot;id&quot;: &quot;ITEM-1&quot;, &quot;itemData&quot;: {&quot;title&quot;: &quot;Cooperative breeding in marmots&quot;, &quot;issued&quot;: {&quot;date-parts&quot;: [[&quot;1999&quot;]]}, &quot;author&quot;: [{&quot;given&quot;: &quot;DT&quot;, &quot;dropping-particle&quot;: &quot;&quot;, &quot;suffix&quot;: &quot;&quot;, &quot;family&quot;: &quot;Blumstein&quot;, &quot;parse-names&quot;: false, &quot;non-dropping-particle&quot;: &quot;&quot;}, {&quot;given&quot;: &quot;KB&quot;, &quot;dropping-particle&quot;: &quot;&quot;, &quot;suffix&quot;: &quot;&quot;, &quot;family&quot;: &quot;Armitage&quot;, &quot;parse-names&quot;: false, &quot;non-dropping-particle&quot;: &quot;&quot;}], &quot;page&quot;: &quot;369-382&quot;, &quot;volume&quot;: &quot;84&quot;, &quot;container-title&quot;: &quot;Oikos&quot;, &quot;type&quot;: &quot;article-journal&quot;, &quot;id&quot;: &quot;ITEM-1&quot;}}], &quot;properties&quot;: {&quot;noteIndex&quot;: 0}, &quot;schema&quot;: &quot;https://github.com/citation-style-language/schema/raw/master/csl-citation.json&quot;} RNDqVok2xwtJt"/><text:span text:style-name="T20">[4]</text:span><text:reference-mark-end text:name="ADDIN CSL_CITATION {&quot;mendeley&quot;: {&quot;previouslyFormattedCitation&quot;: &quot;[4]&quot;}, &quot;citationItems&quot;: [{&quot;uris&quot;: [&quot;http://www.mendeley.com/documents/?uuid=e7ab10fc-ff7f-4846-b6a4-a9ea1c737f64&quot;], &quot;id&quot;: &quot;ITEM-1&quot;, &quot;itemData&quot;: {&quot;title&quot;: &quot;Cooperative breeding in marmots&quot;, &quot;issued&quot;: {&quot;date-parts&quot;: [[&quot;1999&quot;]]}, &quot;author&quot;: [{&quot;given&quot;: &quot;DT&quot;, &quot;dropping-particle&quot;: &quot;&quot;, &quot;suffix&quot;: &quot;&quot;, &quot;family&quot;: &quot;Blumstein&quot;, &quot;parse-names&quot;: false, &quot;non-dropping-particle&quot;: &quot;&quot;}, {&quot;given&quot;: &quot;KB&quot;, &quot;dropping-particle&quot;: &quot;&quot;, &quot;suffix&quot;: &quot;&quot;, &quot;family&quot;: &quot;Armitage&quot;, &quot;parse-names&quot;: false, &quot;non-dropping-particle&quot;: &quot;&quot;}], &quot;page&quot;: &quot;369-382&quot;, &quot;volume&quot;: &quot;84&quot;, &quot;container-title&quot;: &quot;Oikos&quot;, &quot;type&quot;: &quot;article-journal&quot;, &quot;id&quot;: &quot;ITEM-1&quot;}}], &quot;properties&quot;: {&quot;noteIndex&quot;: 0}, &quot;schema&quot;: &quot;https://github.com/citation-style-language/schema/raw/master/csl-citation.json&quot;} RNDqVok2xwtJt"/><text:span text:style-name="T1">⁠. </text:span><text:span text:style-name="T4">As with biennial-breeding birds, most marmot species live in arctic or alpine environments with harsh but variable weather. Marmots are also relatively long lived and philopatric, making them a convenient choice for long-term population-level studies of breeding behavior. </text:span><text:span text:style-name="T1">Three alternative but not mutually exclusive hypotheses could explain biennial breeding in marmots: the Evolved Constraint hypothesis, the Ecological Constraint hypothesis, and the Social Constraint hypothesis.</text:span></text:p>
      <text:p text:style-name="P1"><text:span text:style-name="T1"><text:tab/>The Evolved Constraint hypothesis, predicts that biennial breeding in marmots is a canalized evolved strategy for minimizing the costs of reproduction in a harsh environment. This hypothesis is difficult to test directly. However, it leads to the prediction that annual breeding should be extremely rare or absent, and that females who breed twice in a row should incur a heavy fitness cost </text:span><text:reference-mark-start text:name="ADDIN CSL_CITATION {&quot;mendeley&quot;: {&quot;previouslyFormattedCitation&quot;: &quot;[12]&quot;}, &quot;citationItems&quot;: [{&quot;uris&quot;: [&quot;http://www.mendeley.com/documents/?uuid=4c6defaa-1503-4f3f-8d1f-3e86351208c1&quot;], &quot;id&quot;: &quot;ITEM-1&quot;, &quot;itemData&quot;: {&quot;type&quot;: &quot;article-journal&quot;, &quot;author&quot;: [{&quot;given&quot;: &quot;H.&quot;, &quot;dropping-particle&quot;: &quot;&quot;, &quot;suffix&quot;: &quot;&quot;, &quot;family&quot;: &quot;Weimerskirch&quot;, &quot;parse-names&quot;: false, &quot;non-dropping-particle&quot;: &quot;&quot;}, {&quot;given&quot;: &quot;J.&quot;, &quot;dropping-particle&quot;: &quot;&quot;, &quot;suffix&quot;: &quot;&quot;, &quot;family&quot;: &quot;Clobert&quot;, &quot;parse-names&quot;: false, &quot;non-dropping-particle&quot;: &quot;&quot;}, {&quot;given&quot;: &quot;P.&quot;, &quot;dropping-particle&quot;: &quot;&quot;, &quot;suffix&quot;: &quot;&quot;, &quot;family&quot;: &quot;Jouventin&quot;, &quot;parse-names&quot;: false, &quot;non-dropping-particle&quot;: &quot;&quot;}], &quot;issued&quot;: {&quot;date-parts&quot;: [[&quot;1987&quot;, &quot;10&quot;]]}, &quot;ISSN&quot;: &quot;00218790&quot;, &quot;page&quot;: &quot;1043-1055&quot;, &quot;volume&quot;: &quot;56&quot;, &quot;container-title&quot;: &quot;Journal of Animal Ecology&quot;, &quot;title&quot;: &quot;Survival in Five Southern Albatrosses and its Relationship with Their Life History&quot;, &quot;issue&quot;: &quot;3&quot;, &quot;id&quot;: &quot;ITEM-1&quot;}}], &quot;properties&quot;: {&quot;noteIndex&quot;: 0}, &quot;schema&quot;: &quot;https://github.com/citation-style-language/schema/raw/master/csl-citation.json&quot;} RNDDmP6jmpH8F"/><text:span text:style-name="T20">[12]</text:span><text:reference-mark-end text:name="ADDIN CSL_CITATION {&quot;mendeley&quot;: {&quot;previouslyFormattedCitation&quot;: &quot;[12]&quot;}, &quot;citationItems&quot;: [{&quot;uris&quot;: [&quot;http://www.mendeley.com/documents/?uuid=4c6defaa-1503-4f3f-8d1f-3e86351208c1&quot;], &quot;id&quot;: &quot;ITEM-1&quot;, &quot;itemData&quot;: {&quot;type&quot;: &quot;article-journal&quot;, &quot;author&quot;: [{&quot;given&quot;: &quot;H.&quot;, &quot;dropping-particle&quot;: &quot;&quot;, &quot;suffix&quot;: &quot;&quot;, &quot;family&quot;: &quot;Weimerskirch&quot;, &quot;parse-names&quot;: false, &quot;non-dropping-particle&quot;: &quot;&quot;}, {&quot;given&quot;: &quot;J.&quot;, &quot;dropping-particle&quot;: &quot;&quot;, &quot;suffix&quot;: &quot;&quot;, &quot;family&quot;: &quot;Clobert&quot;, &quot;parse-names&quot;: false, &quot;non-dropping-particle&quot;: &quot;&quot;}, {&quot;given&quot;: &quot;P.&quot;, &quot;dropping-particle&quot;: &quot;&quot;, &quot;suffix&quot;: &quot;&quot;, &quot;family&quot;: &quot;Jouventin&quot;, &quot;parse-names&quot;: false, &quot;non-dropping-particle&quot;: &quot;&quot;}], &quot;issued&quot;: {&quot;date-parts&quot;: [[&quot;1987&quot;, &quot;10&quot;]]}, &quot;ISSN&quot;: &quot;00218790&quot;, &quot;page&quot;: &quot;1043-1055&quot;, &quot;volume&quot;: &quot;56&quot;, &quot;container-title&quot;: &quot;Journal of Animal Ecology&quot;, &quot;title&quot;: &quot;Survival in Five Southern Albatrosses and its Relationship with Their Life History&quot;, &quot;issue&quot;: &quot;3&quot;, &quot;id&quot;: &quot;ITEM-1&quot;}}], &quot;properties&quot;: {&quot;noteIndex&quot;: 0}, &quot;schema&quot;: &quot;https://github.com/citation-style-language/schema/raw/master/csl-citation.json&quot;} RNDDmP6jmpH8F"/><text:span text:style-name="T1">⁠, either through reduced survival or fecundity. Breeding female hoary and Olympic marmots spend more time foraging, stay active later in the fall, and weigh less at immergence than non-breeders, which suggests that there is a physiological cost of breeding </text:span><text:soft-page-break/><text:span text:style-name="T1">for marmots </text:span><text:reference-mark-start text:name="ADDIN CSL_CITATION {&quot;mendeley&quot;: {&quot;previouslyFormattedCitation&quot;: &quot;[13]&quot;}, &quot;citationItems&quot;: [{&quot;uris&quot;: [&quot;http://www.mendeley.com/documents/?uuid=5bd7d0d0-548e-4730-a118-f15fcd480b06&quot;], &quot;id&quot;: &quot;ITEM-1&quot;, &quot;itemData&quot;: {&quot;type&quot;: &quot;article-journal&quot;, &quot;author&quot;: [{&quot;given&quot;: &quot;DP&quot;, &quot;dropping-particle&quot;: &quot;&quot;, &quot;suffix&quot;: &quot;&quot;, &quot;family&quot;: &quot;Barash&quot;, &quot;parse-names&quot;: false, &quot;non-dropping-particle&quot;: &quot;&quot;}], &quot;issued&quot;: {&quot;date-parts&quot;: [[&quot;1980&quot;]]}, &quot;title&quot;: &quot;The influence of reproductive status on foraging by hoary marmots (Marmota caligata)&quot;, &quot;page&quot;: &quot;201-205&quot;, &quot;volume&quot;: &quot;7&quot;, &quot;container-title&quot;: &quot;Behavioral Ecology and Sociobiology&quot;, &quot;issue&quot;: &quot;3&quot;, &quot;id&quot;: &quot;ITEM-1&quot;}}], &quot;properties&quot;: {&quot;noteIndex&quot;: 0}, &quot;schema&quot;: &quot;https://github.com/citation-style-language/schema/raw/master/csl-citation.json&quot;} RNDlxMAAHzxdt"/><text:span text:style-name="T20">[13]</text:span><text:reference-mark-end text:name="ADDIN CSL_CITATION {&quot;mendeley&quot;: {&quot;previouslyFormattedCitation&quot;: &quot;[13]&quot;}, &quot;citationItems&quot;: [{&quot;uris&quot;: [&quot;http://www.mendeley.com/documents/?uuid=5bd7d0d0-548e-4730-a118-f15fcd480b06&quot;], &quot;id&quot;: &quot;ITEM-1&quot;, &quot;itemData&quot;: {&quot;type&quot;: &quot;article-journal&quot;, &quot;author&quot;: [{&quot;given&quot;: &quot;DP&quot;, &quot;dropping-particle&quot;: &quot;&quot;, &quot;suffix&quot;: &quot;&quot;, &quot;family&quot;: &quot;Barash&quot;, &quot;parse-names&quot;: false, &quot;non-dropping-particle&quot;: &quot;&quot;}], &quot;issued&quot;: {&quot;date-parts&quot;: [[&quot;1980&quot;]]}, &quot;title&quot;: &quot;The influence of reproductive status on foraging by hoary marmots (Marmota caligata)&quot;, &quot;page&quot;: &quot;201-205&quot;, &quot;volume&quot;: &quot;7&quot;, &quot;container-title&quot;: &quot;Behavioral Ecology and Sociobiology&quot;, &quot;issue&quot;: &quot;3&quot;, &quot;id&quot;: &quot;ITEM-1&quot;}}], &quot;properties&quot;: {&quot;noteIndex&quot;: 0}, &quot;schema&quot;: &quot;https://github.com/citation-style-language/schema/raw/master/csl-citation.json&quot;} RNDlxMAAHzxdt"/><text:span text:style-name="T1">⁠. However, the impact of this energetic loss on survival has not been determined. </text:span></text:p>
      <text:p text:style-name="P1"><text:span text:style-name="T1"><text:tab/>Both Olympic and hoary marmots are considered biennial breeders, but annual breeding has been anecdotally observed in both species </text:span><text:reference-mark-start text:name="ADDIN CSL_CITATION {&quot;mendeley&quot;: {&quot;previouslyFormattedCitation&quot;: &quot;[7,14]&quot;}, &quot;citationItems&quot;: [{&quot;uris&quot;: [&quot;http://www.mendeley.com/documents/?uuid=b72208fc-0c62-4473-969d-827f992ae52b&quot;], &quot;id&quot;: &quot;ITEM-1&quot;, &quot;itemData&quot;: {&quot;DOI&quot;: &quot;10.1674/0003-0031(2007)158[221:FOMMOR]2.0.CO;2&quot;, &quot;type&quot;: &quot;article-journal&quot;, &quot;author&quot;: [{&quot;given&quot;: &quot;SC&quot;, &quot;dropping-particle&quot;: &quot;&quot;, &quot;suffix&quot;: &quot;&quot;, &quot;family&quot;: &quot;Griffin&quot;, &quot;parse-names&quot;: false, &quot;non-dropping-particle&quot;: &quot;&quot;}, {&quot;given&quot;: &quot;ML&quot;, &quot;dropping-particle&quot;: &quot;&quot;, &quot;suffix&quot;: &quot;&quot;, &quot;family&quot;: &quot;Taper&quot;, &quot;parse-names&quot;: false, &quot;non-dropping-particle&quot;: &quot;&quot;}, {&quot;given&quot;: &quot;LS&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1&quot;}}, {&quot;uris&quot;: [&quot;http://www.mendeley.com/documents/?uuid=b9e88df7-14a2-4ec9-a9f4-3fe1a5e1a472&quot;], &quot;id&quot;: &quot;ITEM-2&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2&quot;}}], &quot;properties&quot;: {&quot;noteIndex&quot;: 0}, &quot;schema&quot;: &quot;https://github.com/citation-style-language/schema/raw/master/csl-citation.json&quot;} RNDmTObERYAKr"/><text:span text:style-name="T20">[7,14]</text:span><text:reference-mark-end text:name="ADDIN CSL_CITATION {&quot;mendeley&quot;: {&quot;previouslyFormattedCitation&quot;: &quot;[7,14]&quot;}, &quot;citationItems&quot;: [{&quot;uris&quot;: [&quot;http://www.mendeley.com/documents/?uuid=b72208fc-0c62-4473-969d-827f992ae52b&quot;], &quot;id&quot;: &quot;ITEM-1&quot;, &quot;itemData&quot;: {&quot;DOI&quot;: &quot;10.1674/0003-0031(2007)158[221:FOMMOR]2.0.CO;2&quot;, &quot;type&quot;: &quot;article-journal&quot;, &quot;author&quot;: [{&quot;given&quot;: &quot;SC&quot;, &quot;dropping-particle&quot;: &quot;&quot;, &quot;suffix&quot;: &quot;&quot;, &quot;family&quot;: &quot;Griffin&quot;, &quot;parse-names&quot;: false, &quot;non-dropping-particle&quot;: &quot;&quot;}, {&quot;given&quot;: &quot;ML&quot;, &quot;dropping-particle&quot;: &quot;&quot;, &quot;suffix&quot;: &quot;&quot;, &quot;family&quot;: &quot;Taper&quot;, &quot;parse-names&quot;: false, &quot;non-dropping-particle&quot;: &quot;&quot;}, {&quot;given&quot;: &quot;LS&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1&quot;}}, {&quot;uris&quot;: [&quot;http://www.mendeley.com/documents/?uuid=b9e88df7-14a2-4ec9-a9f4-3fe1a5e1a472&quot;], &quot;id&quot;: &quot;ITEM-2&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2&quot;}}], &quot;properties&quot;: {&quot;noteIndex&quot;: 0}, &quot;schema&quot;: &quot;https://github.com/citation-style-language/schema/raw/master/csl-citation.json&quot;} RNDmTObERYAKr"/><text:span text:style-name="T1">⁠. This leads to the Ecological Constraint hypothesis, which predicts that biennial breeding in marmots may only occur when the environment is too unproductive or the animal’s condition is too poor to support more frequent reproduction. Based on this hypothesis, annual breeding may be a common occurrence, but previous breeding state should be correlated with the probability of breeding in the current year due to the physiological costs described in Barash </text:span><text:reference-mark-start text:name="ADDIN CSL_CITATION {&quot;mendeley&quot;: {&quot;previouslyFormattedCitation&quot;: &quot;[13]&quot;}, &quot;citationItems&quot;: [{&quot;uris&quot;: [&quot;http://www.mendeley.com/documents/?uuid=5bd7d0d0-548e-4730-a118-f15fcd480b06&quot;], &quot;id&quot;: &quot;ITEM-1&quot;, &quot;itemData&quot;: {&quot;type&quot;: &quot;article-journal&quot;, &quot;author&quot;: [{&quot;given&quot;: &quot;DP&quot;, &quot;dropping-particle&quot;: &quot;&quot;, &quot;suffix&quot;: &quot;&quot;, &quot;family&quot;: &quot;Barash&quot;, &quot;parse-names&quot;: false, &quot;non-dropping-particle&quot;: &quot;&quot;}], &quot;issued&quot;: {&quot;date-parts&quot;: [[&quot;1980&quot;]]}, &quot;title&quot;: &quot;The influence of reproductive status on foraging by hoary marmots (Marmota caligata)&quot;, &quot;page&quot;: &quot;201-205&quot;, &quot;volume&quot;: &quot;7&quot;, &quot;container-title&quot;: &quot;Behavioral Ecology and Sociobiology&quot;, &quot;issue&quot;: &quot;3&quot;, &quot;id&quot;: &quot;ITEM-1&quot;}}], &quot;properties&quot;: {&quot;noteIndex&quot;: 0}, &quot;schema&quot;: &quot;https://github.com/citation-style-language/schema/raw/master/csl-citation.json&quot;} RND4XdTdMGTeO"/><text:span text:style-name="T20">[13]</text:span><text:reference-mark-end text:name="ADDIN CSL_CITATION {&quot;mendeley&quot;: {&quot;previouslyFormattedCitation&quot;: &quot;[13]&quot;}, &quot;citationItems&quot;: [{&quot;uris&quot;: [&quot;http://www.mendeley.com/documents/?uuid=5bd7d0d0-548e-4730-a118-f15fcd480b06&quot;], &quot;id&quot;: &quot;ITEM-1&quot;, &quot;itemData&quot;: {&quot;type&quot;: &quot;article-journal&quot;, &quot;author&quot;: [{&quot;given&quot;: &quot;DP&quot;, &quot;dropping-particle&quot;: &quot;&quot;, &quot;suffix&quot;: &quot;&quot;, &quot;family&quot;: &quot;Barash&quot;, &quot;parse-names&quot;: false, &quot;non-dropping-particle&quot;: &quot;&quot;}], &quot;issued&quot;: {&quot;date-parts&quot;: [[&quot;1980&quot;]]}, &quot;title&quot;: &quot;The influence of reproductive status on foraging by hoary marmots (Marmota caligata)&quot;, &quot;page&quot;: &quot;201-205&quot;, &quot;volume&quot;: &quot;7&quot;, &quot;container-title&quot;: &quot;Behavioral Ecology and Sociobiology&quot;, &quot;issue&quot;: &quot;3&quot;, &quot;id&quot;: &quot;ITEM-1&quot;}}], &quot;properties&quot;: {&quot;noteIndex&quot;: 0}, &quot;schema&quot;: &quot;https://github.com/citation-style-language/schema/raw/master/csl-citation.json&quot;} RND4XdTdMGTeO"/><text:span text:style-name="T1">⁠. The Ecological Constraint hypothesis also predicts that the probability of breeding should be a function of environmental conditions, such as winter climate. However, the effects of environment and breeding history could be additive or interactive. </text:span></text:p>
      <text:p text:style-name="P1"><text:span text:style-name="T1"><text:tab/>Because marmots are social animals, biennial breeding may also be caused by competition between females (Social Constraint hypothesis). Dominant females suppress reproduction by subordinates in both alpine and yellow-bellied marmot social groups </text:span><text:reference-mark-start text:name="ADDIN CSL_CITATION {&quot;mendeley&quot;: {&quot;previouslyFormattedCitation&quot;: &quot;[15,16]&quot;}, &quot;citationItems&quot;: [{&quot;uris&quot;: [&quot;http://www.mendeley.com/documents/?uuid=108d064e-b9d1-4b98-ae76-cd5844343b9a&quot;], &quot;id&quot;: &quot;ITEM-1&quot;, &quot;itemData&quot;: {&quot;DOI&quot;: &quot;VL  - 97&quot;, &quot;type&quot;: &quot;article-journal&quot;, &quot;author&quot;: [{&quot;given&quot;: &quot;Kenneth B.&quot;, &quot;dropping-particle&quot;: &quot;&quot;, &quot;suffix&quot;: &quot;&quot;, &quot;family&quot;: &quot;Armitage&quot;, &quot;parse-names&quot;: false, &quot;non-dropping-particle&quot;: &quot;&quot;}, {&quot;given&quot;: &quot;Orlando A.&quot;, &quot;dropping-particle&quot;: &quot;&quot;, &quot;suffix&quot;: &quot;&quot;, &quot;family&quot;: &quot;Schwartz&quot;, &quot;parse-names&quot;: false, &quot;non-dropping-particle&quot;: &quot;&quot;}], &quot;issued&quot;: {&quot;date-parts&quot;: [[&quot;2000&quot;, &quot;10&quot;]]}, &quot;abstract&quot;: &quot;The yellow-bellied marmot () is\na social, ground-dwelling squirrel that lives either individually or in\nkin groups of from two to five adult females. Philopatry and daughter\nrecruitment lead to the formation and persistence of matrilines at\nhabitat sites. By using 37 years of demographic data for 12 habitat\nsites, we could determine long-term trends in the effects of group size\non two measures of fitness, survivorship and net reproductive rate,\nwhich otherwise are obscured by annual fluctuations in these measures.\nBoth size and number of matrilines varied among sites and survivorship\nand net reproductive rate varied among sites and among matriline sizes.\nThe role of social organization was explored further by examining the\neffect of matriline size, averaged over all years and sites, on\nfitness. For both survivorship and net reproductive rate the\nrelationship with matriline size was curvilinear. Fitness increased\nwith the increase in matriline size and then decreased in the largest\ngroups. Decreased fitness in matrilines of four or five was associated\nwith agonistic behavior, a large number of 2-year-old females in the\nsocial group, and reproductive suppression. There is no evidence that\nfemales acted to increase their fitness by increasing indirect fitness;\ni.e., by assisting relatives, but attempted to increase direct fitness.\nDirect fitness increased when mortality and fission of large matrilines\nreduced group size and the surviving females increased reproduction.&quot;, &quot;title&quot;: &quot;Social enhancement of fitness in yellow-bellied marmots&quot;, &quot;page&quot;: &quot;12149-12152&quot;, &quot;volume&quot;: &quot;97&quot;, &quot;container-title&quot;: &quot;Proceedings of the National Academy of Sciences of the United States of America&quot;, &quot;issue&quot;: &quot;22&quot;, &quot;id&quot;: &quot;ITEM-1&quot;}}, {&quot;uris&quot;: [&quot;http://www.mendeley.com/documents/?uuid=852fc6b9-9508-47d2-b7ad-9a599ca48369&quot;], &quot;id&quot;: &quot;ITEM-2&quot;, &quot;itemData&quot;: {&quot;DOI&quot;: &quot;10.1006/anbe.2003.2159&quot;, &quot;type&quot;: &quot;article-journal&quot;, &quot;author&quot;: [{&quot;given&quot;: &quot;Klaus&quot;, &quot;dropping-particle&quot;: &quot;&quot;, &quot;suffix&quot;: &quot;&quot;, &quot;family&quot;: &quot;Hackl\u00e4nder&quot;, &quot;parse-names&quot;: false, &quot;non-dropping-particle&quot;: &quot;&quot;}, {&quot;given&quot;: &quot;Erich&quot;, &quot;dropping-particle&quot;: &quot;&quot;, &quot;suffix&quot;: &quot;&quot;, &quot;family&quot;: &quot;M\u00f6stl&quot;, &quot;parse-names&quot;: false, &quot;non-dropping-particle&quot;: &quot;&quot;}, {&quot;given&quot;: &quot;Walter&quot;, &quot;dropping-particle&quot;: &quot;&quot;, &quot;suffix&quot;: &quot;&quot;, &quot;family&quot;: &quot;Arnold&quot;, &quot;parse-names&quot;: false, &quot;non-dropping-particle&quot;: &quot;&quot;}], &quot;issued&quot;: {&quot;date-parts&quot;: [[&quot;2003&quot;, &quot;6&quot;]]}, &quot;abstract&quot;: &quot;We studied mechanisms responsible for reproductive skew in female Alpine marmots. In each social group, only dominant females produced weaned young although subordinate females had similar body condition, were fertile as indicated by high levels of oestradiol during the mating season, and occasionally started pregnancies. During the period of gestation, dominant females initiated significantly more agonistic interactions against subordinate females, resulting in significantly increased levels of glucocorticoids and decreased levels of progesterone in subordinates. Results suggested that reproductive suppression in female Alpine marmots is mediated by the negative effects of stress (glucocorticoids) on the activity of the hypothalamic-pituitary-gonadal axis. The strength of competition between subordinate and dominant females was affected by their relatedness. Dominant females attacked unrelated subordinate females more, whereas amicable behaviour was observed mainly between dominant females and their daughters. These differences could be explained by differences in indirect fitness: related subordinate females benefited from warming the offspring of the dominant female during hibernation. Reproductive suppression was apparently costly for dominant females, because their reproductive success decreased as the number of adult subordinate females in a group increased. Copyright 2003 Published by Elsevier Science Ltd on behalf of The Association for the Study of Animal Behaviour.&quot;, &quot;ISSN&quot;: &quot;0003-3472&quot;, &quot;page&quot;: &quot;1133-1140&quot;, &quot;volume&quot;: &quot;65&quot;, &quot;container-title&quot;: &quot;Animal Behaviour&quot;, &quot;title&quot;: &quot;Reproductive suppression in female Alpine marmots, Marmota marmota&quot;, &quot;issue&quot;: &quot;6&quot;, &quot;id&quot;: &quot;ITEM-2&quot;}}], &quot;properties&quot;: {&quot;noteIndex&quot;: 0}, &quot;schema&quot;: &quot;https://github.com/citation-style-language/schema/raw/master/csl-citation.json&quot;} RNDiQM4aWMZU0"/><text:span text:style-name="T20">[15,16]</text:span><text:reference-mark-end text:name="ADDIN CSL_CITATION {&quot;mendeley&quot;: {&quot;previouslyFormattedCitation&quot;: &quot;[15,16]&quot;}, &quot;citationItems&quot;: [{&quot;uris&quot;: [&quot;http://www.mendeley.com/documents/?uuid=108d064e-b9d1-4b98-ae76-cd5844343b9a&quot;], &quot;id&quot;: &quot;ITEM-1&quot;, &quot;itemData&quot;: {&quot;DOI&quot;: &quot;VL  - 97&quot;, &quot;type&quot;: &quot;article-journal&quot;, &quot;author&quot;: [{&quot;given&quot;: &quot;Kenneth B.&quot;, &quot;dropping-particle&quot;: &quot;&quot;, &quot;suffix&quot;: &quot;&quot;, &quot;family&quot;: &quot;Armitage&quot;, &quot;parse-names&quot;: false, &quot;non-dropping-particle&quot;: &quot;&quot;}, {&quot;given&quot;: &quot;Orlando A.&quot;, &quot;dropping-particle&quot;: &quot;&quot;, &quot;suffix&quot;: &quot;&quot;, &quot;family&quot;: &quot;Schwartz&quot;, &quot;parse-names&quot;: false, &quot;non-dropping-particle&quot;: &quot;&quot;}], &quot;issued&quot;: {&quot;date-parts&quot;: [[&quot;2000&quot;, &quot;10&quot;]]}, &quot;abstract&quot;: &quot;The yellow-bellied marmot () is\na social, ground-dwelling squirrel that lives either individually or in\nkin groups of from two to five adult females. Philopatry and daughter\nrecruitment lead to the formation and persistence of matrilines at\nhabitat sites. By using 37 years of demographic data for 12 habitat\nsites, we could determine long-term trends in the effects of group size\non two measures of fitness, survivorship and net reproductive rate,\nwhich otherwise are obscured by annual fluctuations in these measures.\nBoth size and number of matrilines varied among sites and survivorship\nand net reproductive rate varied among sites and among matriline sizes.\nThe role of social organization was explored further by examining the\neffect of matriline size, averaged over all years and sites, on\nfitness. For both survivorship and net reproductive rate the\nrelationship with matriline size was curvilinear. Fitness increased\nwith the increase in matriline size and then decreased in the largest\ngroups. Decreased fitness in matrilines of four or five was associated\nwith agonistic behavior, a large number of 2-year-old females in the\nsocial group, and reproductive suppression. There is no evidence that\nfemales acted to increase their fitness by increasing indirect fitness;\ni.e., by assisting relatives, but attempted to increase direct fitness.\nDirect fitness increased when mortality and fission of large matrilines\nreduced group size and the surviving females increased reproduction.&quot;, &quot;title&quot;: &quot;Social enhancement of fitness in yellow-bellied marmots&quot;, &quot;page&quot;: &quot;12149-12152&quot;, &quot;volume&quot;: &quot;97&quot;, &quot;container-title&quot;: &quot;Proceedings of the National Academy of Sciences of the United States of America&quot;, &quot;issue&quot;: &quot;22&quot;, &quot;id&quot;: &quot;ITEM-1&quot;}}, {&quot;uris&quot;: [&quot;http://www.mendeley.com/documents/?uuid=852fc6b9-9508-47d2-b7ad-9a599ca48369&quot;], &quot;id&quot;: &quot;ITEM-2&quot;, &quot;itemData&quot;: {&quot;DOI&quot;: &quot;10.1006/anbe.2003.2159&quot;, &quot;type&quot;: &quot;article-journal&quot;, &quot;author&quot;: [{&quot;given&quot;: &quot;Klaus&quot;, &quot;dropping-particle&quot;: &quot;&quot;, &quot;suffix&quot;: &quot;&quot;, &quot;family&quot;: &quot;Hackl\u00e4nder&quot;, &quot;parse-names&quot;: false, &quot;non-dropping-particle&quot;: &quot;&quot;}, {&quot;given&quot;: &quot;Erich&quot;, &quot;dropping-particle&quot;: &quot;&quot;, &quot;suffix&quot;: &quot;&quot;, &quot;family&quot;: &quot;M\u00f6stl&quot;, &quot;parse-names&quot;: false, &quot;non-dropping-particle&quot;: &quot;&quot;}, {&quot;given&quot;: &quot;Walter&quot;, &quot;dropping-particle&quot;: &quot;&quot;, &quot;suffix&quot;: &quot;&quot;, &quot;family&quot;: &quot;Arnold&quot;, &quot;parse-names&quot;: false, &quot;non-dropping-particle&quot;: &quot;&quot;}], &quot;issued&quot;: {&quot;date-parts&quot;: [[&quot;2003&quot;, &quot;6&quot;]]}, &quot;abstract&quot;: &quot;We studied mechanisms responsible for reproductive skew in female Alpine marmots. In each social group, only dominant females produced weaned young although subordinate females had similar body condition, were fertile as indicated by high levels of oestradiol during the mating season, and occasionally started pregnancies. During the period of gestation, dominant females initiated significantly more agonistic interactions against subordinate females, resulting in significantly increased levels of glucocorticoids and decreased levels of progesterone in subordinates. Results suggested that reproductive suppression in female Alpine marmots is mediated by the negative effects of stress (glucocorticoids) on the activity of the hypothalamic-pituitary-gonadal axis. The strength of competition between subordinate and dominant females was affected by their relatedness. Dominant females attacked unrelated subordinate females more, whereas amicable behaviour was observed mainly between dominant females and their daughters. These differences could be explained by differences in indirect fitness: related subordinate females benefited from warming the offspring of the dominant female during hibernation. Reproductive suppression was apparently costly for dominant females, because their reproductive success decreased as the number of adult subordinate females in a group increased. Copyright 2003 Published by Elsevier Science Ltd on behalf of The Association for the Study of Animal Behaviour.&quot;, &quot;ISSN&quot;: &quot;0003-3472&quot;, &quot;page&quot;: &quot;1133-1140&quot;, &quot;volume&quot;: &quot;65&quot;, &quot;container-title&quot;: &quot;Animal Behaviour&quot;, &quot;title&quot;: &quot;Reproductive suppression in female Alpine marmots, Marmota marmota&quot;, &quot;issue&quot;: &quot;6&quot;, &quot;id&quot;: &quot;ITEM-2&quot;}}], &quot;properties&quot;: {&quot;noteIndex&quot;: 0}, &quot;schema&quot;: &quot;https://github.com/citation-style-language/schema/raw/master/csl-citation.json&quot;} RNDiQM4aWMZU0"/><text:span text:style-name="T1">⁠. In alpine marmots, this behavior leads to higher survival among the dominant female’s offspring, which benefit from the presence of non-breeding subordinate adults during hibernation </text:span><text:reference-mark-start text:name="ADDIN CSL_CITATION {&quot;mendeley&quot;: {&quot;previouslyFormattedCitation&quot;: &quot;[17]&quot;}, &quot;citationItems&quot;: [{&quot;uris&quot;: [&quot;http://www.mendeley.com/documents/?uuid=c432f86e-f0cf-4296-95c9-762741edac14&quot;], &quot;id&quot;: &quot;ITEM-1&quot;, &quot;itemData&quot;: {&quot;volume&quot;: &quot;27&quot;, &quot;type&quot;: &quot;article-journal&quot;, &quot;author&quot;: [{&quot;given&quot;: &quot;Walter&quot;, &quot;dropping-particle&quot;: &quot;&quot;, &quot;suffix&quot;: &quot;&quot;, &quot;family&quot;: &quot;Arnold&quot;, &quot;parse-names&quot;: false, &quot;non-dropping-particle&quot;: &quot;&quot;}], &quot;issued&quot;: {&quot;date-parts&quot;: [[&quot;1990&quot;]]}, &quot;title&quot;: &quot;The Evolution of Marmot Sociality: II. Costs and Benefits of Joint Hibernation&quot;, &quot;page&quot;: &quot;239-246&quot;, &quot;note&quot;: &quot;Social groups of alpine marmots (Marmota marmota) were studied for 7 years. The groups consisted of a territorial pair and up to 18 lower ranking animals of various ages, mostly the pair's offspring (Tables 1, 2). Group members lived in a common home range and always hibernated together in one hibernaculum. Groups with older, subordinate animals experienced slightly higher summer mortality but significantly reduced winter mortality (Fig. 1). Infant winter mortality was further decreased if most older subordinates were potentially their full sibs (Fig. 2). Subordinate group members lost less mass during winter with increasing size of the hibernating group, but this trend was reversed when infants were present. Furthermore, augmented mass loss due to low hibernaculum quality became evident (Fig. 3). Apart from these effects, the presence of infants caused additional mass loss in potential full sibs. The opposite was found in subordinates certainly descending from other parents than those of the infants (Table 3). Winter mortality and mass loss data revealed (i) a general benefit of joint hibernation, (ii) an unavoidable cost of infants' presence to other group members, (iii) that only potential full sibs helped in warming infants, (iv) that helping was energetically expensive and increased infant survival. The evolution of postponed dispersal in ground-dwelling squirrels has been attributed to the direct fitness gained by enhanced reproductive chances of offspring when not expelled from the natal territory (Armitage 1981, 1987, 1988). This study shows that group living in alpine marmots has benefits during winter and indicates the additional importance of kin selection in marmot social evolution.\n----------\n03405443ArticleType: primary_article / Full publication date: 1990 / Copyright \u00ac\u00a9 1990 Springer&quot;, &quot;container-title&quot;: &quot;Behavioral Ecology and Sociobiology&quot;, &quot;issue&quot;: &quot;4&quot;, &quot;id&quot;: &quot;ITEM-1&quot;}}], &quot;properties&quot;: {&quot;noteIndex&quot;: 0}, &quot;schema&quot;: &quot;https://github.com/citation-style-language/schema/raw/master/csl-citation.json&quot;} RNDTGUsriJQsd"/><text:span text:style-name="T20">[17]</text:span><text:reference-mark-end text:name="ADDIN CSL_CITATION {&quot;mendeley&quot;: {&quot;previouslyFormattedCitation&quot;: &quot;[17]&quot;}, &quot;citationItems&quot;: [{&quot;uris&quot;: [&quot;http://www.mendeley.com/documents/?uuid=c432f86e-f0cf-4296-95c9-762741edac14&quot;], &quot;id&quot;: &quot;ITEM-1&quot;, &quot;itemData&quot;: {&quot;volume&quot;: &quot;27&quot;, &quot;type&quot;: &quot;article-journal&quot;, &quot;author&quot;: [{&quot;given&quot;: &quot;Walter&quot;, &quot;dropping-particle&quot;: &quot;&quot;, &quot;suffix&quot;: &quot;&quot;, &quot;family&quot;: &quot;Arnold&quot;, &quot;parse-names&quot;: false, &quot;non-dropping-particle&quot;: &quot;&quot;}], &quot;issued&quot;: {&quot;date-parts&quot;: [[&quot;1990&quot;]]}, &quot;title&quot;: &quot;The Evolution of Marmot Sociality: II. Costs and Benefits of Joint Hibernation&quot;, &quot;page&quot;: &quot;239-246&quot;, &quot;note&quot;: &quot;Social groups of alpine marmots (Marmota marmota) were studied for 7 years. The groups consisted of a territorial pair and up to 18 lower ranking animals of various ages, mostly the pair's offspring (Tables 1, 2). Group members lived in a common home range and always hibernated together in one hibernaculum. Groups with older, subordinate animals experienced slightly higher summer mortality but significantly reduced winter mortality (Fig. 1). Infant winter mortality was further decreased if most older subordinates were potentially their full sibs (Fig. 2). Subordinate group members lost less mass during winter with increasing size of the hibernating group, but this trend was reversed when infants were present. Furthermore, augmented mass loss due to low hibernaculum quality became evident (Fig. 3). Apart from these effects, the presence of infants caused additional mass loss in potential full sibs. The opposite was found in subordinates certainly descending from other parents than those of the infants (Table 3). Winter mortality and mass loss data revealed (i) a general benefit of joint hibernation, (ii) an unavoidable cost of infants' presence to other group members, (iii) that only potential full sibs helped in warming infants, (iv) that helping was energetically expensive and increased infant survival. The evolution of postponed dispersal in ground-dwelling squirrels has been attributed to the direct fitness gained by enhanced reproductive chances of offspring when not expelled from the natal territory (Armitage 1981, 1987, 1988). This study shows that group living in alpine marmots has benefits during winter and indicates the additional importance of kin selection in marmot social evolution.\n----------\n03405443ArticleType: primary_article / Full publication date: 1990 / Copyright \u00ac\u00a9 1990 Springer&quot;, &quot;container-title&quot;: &quot;Behavioral Ecology and Sociobiology&quot;, &quot;issue&quot;: &quot;4&quot;, &quot;id&quot;: &quot;ITEM-1&quot;}}], &quot;properties&quot;: {&quot;noteIndex&quot;: 0}, &quot;schema&quot;: &quot;https://github.com/citation-style-language/schema/raw/master/csl-citation.json&quot;} RNDTGUsriJQsd"/><text:span text:style-name="T1">⁠. Most biennial breeding marmot species are thought to practice reproductive suppression, but suppression has been difficult to document in wild populations </text:span><text:reference-mark-start text:name="ADDIN CSL_CITATION {&quot;mendeley&quot;: {&quot;previouslyFormattedCitation&quot;: &quot;[5,7]&quot;}, &quot;citationItems&quot;: [{&quot;uris&quot;: [&quot;http://www.mendeley.com/documents/?uuid=292f94b0-269c-447f-9e91-a047c161dbaa&quot;], &quot;id&quot;: &quot;ITEM-1&quot;, &quot;itemData&quot;: {&quot;type&quot;: &quot;article-journal&quot;, &quot;author&quot;: [{&quot;given&quot;: &quot;S K&quot;, &quot;dropping-particle&quot;: &quot;&quot;, &quot;suffix&quot;: &quot;&quot;, &quot;family&quot;: &quot;Wasser&quot;, &quot;parse-names&quot;: false, &quot;non-dropping-particle&quot;: &quot;&quot;}, {&quot;given&quot;: &quot;D P&quot;, &quot;dropping-particle&quot;: &quot;&quot;, &quot;suffix&quot;: &quot;&quot;, &quot;family&quot;: &quot;Barash&quot;, &quot;parse-names&quot;: false, &quot;non-dropping-particle&quot;: &quot;&quot;}], &quot;issued&quot;: {&quot;date-parts&quot;: [[&quot;1983&quot;, &quot;12&quot;]]}, &quot;abstract&quot;: &quot;Female mammals experience a very high and often unappreciated rate of reproductive failure. Among human pregnancies alone, over 50 per cent fail between conception and parturition, and the majority of these failures are unexplained. These findings present important problems for evolutionary theory as well as for health care practices. This paper addresses these high rates of reproductive failure among mammals, by extending the work of a number of evolutionary biologists regarding the reproductive consequences of environmental adversity. The basic model upon which we elaborate, termed the Reproductive Suppression Model, argues that females can optimize their lifetime reproductive success by suppressing reproduction when future conditions for the survival of offspring are likely to be sufficiently better than present ones as to exceed the costs of the suppression itself. These costs are a function of reproductive time lost and the direct phenotypic effects of the suppression itself. To evaluate the benefits and costs of suppression, the following types of cues should be assessed: the female's physical and mental health, her stage of reproduction, the physical and genetic status of her offspring, and the external conditions at the time of birth. We also examine various issues of social suppression, whereby the conditions for survival of offspring are a function of the reproduction and support of other group members. Under such conditions, some females may be able to improve current conditions for reproduction by suppressing the reproduction of others. Field data from our own work are presented, describing socially mediated reproductive competition among continuously breeding female yellow baboons and among female hoary marmots. Social suppression in other mammals is also evaluated, including that in human beings, and we conclude with some implications of the Reproductive Suppression Model for sexual selection theory regarding female-female reproductive competition, as well as human health care.&quot;, &quot;ISSN&quot;: &quot;0033-5770&quot;, &quot;page&quot;: &quot;513-38&quot;, &quot;volume&quot;: &quot;58&quot;, &quot;container-title&quot;: &quot;The Quarterly review of biology&quot;, &quot;title&quot;: &quot;Reproductive suppression among female mammals: implications for biomedicine and sexual selection theory.&quot;, &quot;PMID&quot;: &quot;6686686&quot;, &quot;issue&quot;: &quot;4&quot;, &quot;id&quot;: &quot;ITEM-1&quot;}}, {&quot;uris&quot;: [&quot;http://www.mendeley.com/documents/?uuid=b72208fc-0c62-4473-969d-827f992ae52b&quot;], &quot;id&quot;: &quot;ITEM-2&quot;, &quot;itemData&quot;: {&quot;DOI&quot;: &quot;10.1674/0003-0031(2007)158[221:FOMMOR]2.0.CO;2&quot;, &quot;type&quot;: &quot;article-journal&quot;, &quot;author&quot;: [{&quot;given&quot;: &quot;SC&quot;, &quot;dropping-particle&quot;: &quot;&quot;, &quot;suffix&quot;: &quot;&quot;, &quot;family&quot;: &quot;Griffin&quot;, &quot;parse-names&quot;: false, &quot;non-dropping-particle&quot;: &quot;&quot;}, {&quot;given&quot;: &quot;ML&quot;, &quot;dropping-particle&quot;: &quot;&quot;, &quot;suffix&quot;: &quot;&quot;, &quot;family&quot;: &quot;Taper&quot;, &quot;parse-names&quot;: false, &quot;non-dropping-particle&quot;: &quot;&quot;}, {&quot;given&quot;: &quot;LS&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2&quot;}}], &quot;properties&quot;: {&quot;noteIndex&quot;: 0}, &quot;schema&quot;: &quot;https://github.com/citation-style-language/schema/raw/master/csl-citation.json&quot;} RNDHxBvRpIhIw"/><text:span text:style-name="T20">[5,7]</text:span><text:reference-mark-end text:name="ADDIN CSL_CITATION {&quot;mendeley&quot;: {&quot;previouslyFormattedCitation&quot;: &quot;[5,7]&quot;}, &quot;citationItems&quot;: [{&quot;uris&quot;: [&quot;http://www.mendeley.com/documents/?uuid=292f94b0-269c-447f-9e91-a047c161dbaa&quot;], &quot;id&quot;: &quot;ITEM-1&quot;, &quot;itemData&quot;: {&quot;type&quot;: &quot;article-journal&quot;, &quot;author&quot;: [{&quot;given&quot;: &quot;S K&quot;, &quot;dropping-particle&quot;: &quot;&quot;, &quot;suffix&quot;: &quot;&quot;, &quot;family&quot;: &quot;Wasser&quot;, &quot;parse-names&quot;: false, &quot;non-dropping-particle&quot;: &quot;&quot;}, {&quot;given&quot;: &quot;D P&quot;, &quot;dropping-particle&quot;: &quot;&quot;, &quot;suffix&quot;: &quot;&quot;, &quot;family&quot;: &quot;Barash&quot;, &quot;parse-names&quot;: false, &quot;non-dropping-particle&quot;: &quot;&quot;}], &quot;issued&quot;: {&quot;date-parts&quot;: [[&quot;1983&quot;, &quot;12&quot;]]}, &quot;abstract&quot;: &quot;Female mammals experience a very high and often unappreciated rate of reproductive failure. Among human pregnancies alone, over 50 per cent fail between conception and parturition, and the majority of these failures are unexplained. These findings present important problems for evolutionary theory as well as for health care practices. This paper addresses these high rates of reproductive failure among mammals, by extending the work of a number of evolutionary biologists regarding the reproductive consequences of environmental adversity. The basic model upon which we elaborate, termed the Reproductive Suppression Model, argues that females can optimize their lifetime reproductive success by suppressing reproduction when future conditions for the survival of offspring are likely to be sufficiently better than present ones as to exceed the costs of the suppression itself. These costs are a function of reproductive time lost and the direct phenotypic effects of the suppression itself. To evaluate the benefits and costs of suppression, the following types of cues should be assessed: the female's physical and mental health, her stage of reproduction, the physical and genetic status of her offspring, and the external conditions at the time of birth. We also examine various issues of social suppression, whereby the conditions for survival of offspring are a function of the reproduction and support of other group members. Under such conditions, some females may be able to improve current conditions for reproduction by suppressing the reproduction of others. Field data from our own work are presented, describing socially mediated reproductive competition among continuously breeding female yellow baboons and among female hoary marmots. Social suppression in other mammals is also evaluated, including that in human beings, and we conclude with some implications of the Reproductive Suppression Model for sexual selection theory regarding female-female reproductive competition, as well as human health care.&quot;, &quot;ISSN&quot;: &quot;0033-5770&quot;, &quot;page&quot;: &quot;513-38&quot;, &quot;volume&quot;: &quot;58&quot;, &quot;container-title&quot;: &quot;The Quarterly review of biology&quot;, &quot;title&quot;: &quot;Reproductive suppression among female mammals: implications for biomedicine and sexual selection theory.&quot;, &quot;PMID&quot;: &quot;6686686&quot;, &quot;issue&quot;: &quot;4&quot;, &quot;id&quot;: &quot;ITEM-1&quot;}}, {&quot;uris&quot;: [&quot;http://www.mendeley.com/documents/?uuid=b72208fc-0c62-4473-969d-827f992ae52b&quot;], &quot;id&quot;: &quot;ITEM-2&quot;, &quot;itemData&quot;: {&quot;DOI&quot;: &quot;10.1674/0003-0031(2007)158[221:FOMMOR]2.0.CO;2&quot;, &quot;type&quot;: &quot;article-journal&quot;, &quot;author&quot;: [{&quot;given&quot;: &quot;SC&quot;, &quot;dropping-particle&quot;: &quot;&quot;, &quot;suffix&quot;: &quot;&quot;, &quot;family&quot;: &quot;Griffin&quot;, &quot;parse-names&quot;: false, &quot;non-dropping-particle&quot;: &quot;&quot;}, {&quot;given&quot;: &quot;ML&quot;, &quot;dropping-particle&quot;: &quot;&quot;, &quot;suffix&quot;: &quot;&quot;, &quot;family&quot;: &quot;Taper&quot;, &quot;parse-names&quot;: false, &quot;non-dropping-particle&quot;: &quot;&quot;}, {&quot;given&quot;: &quot;LS&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2&quot;}}], &quot;properties&quot;: {&quot;noteIndex&quot;: 0}, &quot;schema&quot;: &quot;https://github.com/citation-style-language/schema/raw/master/csl-citation.json&quot;} RNDHxBvRpIhIw"/><text:span text:style-name="T1">⁠. In this case, the average probability of breeding should decrease as the number of mature females per group increases </text:span><text:reference-mark-start text:name="ADDIN CSL_CITATION {&quot;mendeley&quot;: {&quot;previouslyFormattedCitation&quot;: &quot;[18]&quot;}, &quot;citationItems&quot;: [{&quot;uris&quot;: [&quot;http://www.mendeley.com/documents/?uuid=4f322290-c5eb-4c0d-81c6-fbc6e9b4fcc2&quot;], &quot;id&quot;: &quot;ITEM-1&quot;, &quot;itemData&quot;: {&quot;type&quot;: &quot;article-journal&quot;, &quot;author&quot;: [{&quot;given&quot;: &quot;Daniel T.&quot;, &quot;dropping-particle&quot;: &quot;&quot;, &quot;suffix&quot;: &quot;&quot;, &quot;family&quot;: &quot;Blumstein&quot;, &quot;parse-names&quot;: false, &quot;non-dropping-particle&quot;: &quot;&quot;}, {&quot;given&quot;: &quot;K.B.&quot;, &quot;dropping-particle&quot;: &quot;&quot;, &quot;suffix&quot;: &quot;&quot;, &quot;family&quot;: &quot;Armitage&quot;, &quot;parse-names&quot;: false, &quot;non-dropping-particle&quot;: &quot;&quot;}], &quot;issued&quot;: {&quot;date-parts&quot;: [[&quot;1998&quot;]]}, &quot;title&quot;: &quot;Life history consequences of social complexity a comparative study of ground-dwelling sciurids&quot;, &quot;page&quot;: &quot;8-19&quot;, &quot;volume&quot;: &quot;9&quot;, &quot;container-title&quot;: &quot;Behav. Ecol.&quot;, &quot;issue&quot;: &quot;1&quot;, &quot;id&quot;: &quot;ITEM-1&quot;}}], &quot;properties&quot;: {&quot;noteIndex&quot;: 0}, &quot;schema&quot;: &quot;https://github.com/citation-style-language/schema/raw/master/csl-citation.json&quot;} RND61MT6w0SWU"/><text:span text:style-name="T20">[18]</text:span><text:reference-mark-end text:name="ADDIN CSL_CITATION {&quot;mendeley&quot;: {&quot;previouslyFormattedCitation&quot;: &quot;[18]&quot;}, &quot;citationItems&quot;: [{&quot;uris&quot;: [&quot;http://www.mendeley.com/documents/?uuid=4f322290-c5eb-4c0d-81c6-fbc6e9b4fcc2&quot;], &quot;id&quot;: &quot;ITEM-1&quot;, &quot;itemData&quot;: {&quot;type&quot;: &quot;article-journal&quot;, &quot;author&quot;: [{&quot;given&quot;: &quot;Daniel T.&quot;, &quot;dropping-particle&quot;: &quot;&quot;, &quot;suffix&quot;: &quot;&quot;, &quot;family&quot;: &quot;Blumstein&quot;, &quot;parse-names&quot;: false, &quot;non-dropping-particle&quot;: &quot;&quot;}, {&quot;given&quot;: &quot;K.B.&quot;, &quot;dropping-particle&quot;: &quot;&quot;, &quot;suffix&quot;: &quot;&quot;, &quot;family&quot;: &quot;Armitage&quot;, &quot;parse-names&quot;: false, &quot;non-dropping-particle&quot;: &quot;&quot;}], &quot;issued&quot;: {&quot;date-parts&quot;: [[&quot;1998&quot;]]}, &quot;title&quot;: &quot;Life history consequences of social complexity a comparative study of ground-dwelling sciurids&quot;, &quot;page&quot;: &quot;8-19&quot;, &quot;volume&quot;: &quot;9&quot;, &quot;container-title&quot;: &quot;Behav. Ecol.&quot;, &quot;issue&quot;: &quot;1&quot;, &quot;id&quot;: &quot;ITEM-1&quot;}}], &quot;properties&quot;: {&quot;noteIndex&quot;: 0}, &quot;schema&quot;: &quot;https://github.com/citation-style-language/schema/raw/master/csl-citation.json&quot;} RND61MT6w0SWU"/><text:span text:style-name="T1">⁠. Reproductive suppression may also result in decreased breeding probability for younger females, especially in larger groups </text:span><text:reference-mark-start text:name="ADDIN CSL_CITATION {&quot;mendeley&quot;: {&quot;previouslyFormattedCitation&quot;: &quot;[15]&quot;}, &quot;citationItems&quot;: [{&quot;uris&quot;: [&quot;http://www.mendeley.com/documents/?uuid=108d064e-b9d1-4b98-ae76-cd5844343b9a&quot;], &quot;id&quot;: &quot;ITEM-1&quot;, &quot;itemData&quot;: {&quot;DOI&quot;: &quot;VL  - 97&quot;, &quot;type&quot;: &quot;article-journal&quot;, &quot;author&quot;: [{&quot;given&quot;: &quot;Kenneth B.&quot;, &quot;dropping-particle&quot;: &quot;&quot;, &quot;suffix&quot;: &quot;&quot;, &quot;family&quot;: &quot;Armitage&quot;, &quot;parse-names&quot;: false, &quot;non-dropping-particle&quot;: &quot;&quot;}, {&quot;given&quot;: &quot;Orlando A.&quot;, &quot;dropping-particle&quot;: &quot;&quot;, &quot;suffix&quot;: &quot;&quot;, &quot;family&quot;: &quot;Schwartz&quot;, &quot;parse-names&quot;: false, &quot;non-dropping-particle&quot;: &quot;&quot;}], &quot;issued&quot;: {&quot;date-parts&quot;: [[&quot;2000&quot;, &quot;10&quot;]]}, &quot;abstract&quot;: &quot;The yellow-bellied marmot () is\na social, ground-dwelling squirrel that lives either individually or in\nkin groups of from two to five adult females. Philopatry and daughter\nrecruitment lead to the formation and persistence of matrilines at\nhabitat sites. By using 37 years of demographic data for 12 habitat\nsites, we could determine long-term trends in the effects of group size\non two measures of fitness, survivorship and net reproductive rate,\nwhich otherwise are obscured by annual fluctuations in these measures.\nBoth size and number of matrilines varied among sites and survivorship\nand net reproductive rate varied among sites and among matriline sizes.\nThe role of social organization was explored further by examining the\neffect of matriline size, averaged over all years and sites, on\nfitness. For both survivorship and net reproductive rate the\nrelationship with matriline size was curvilinear. Fitness increased\nwith the increase in matriline size and then decreased in the largest\ngroups. Decreased fitness in matrilines of four or five was associated\nwith agonistic behavior, a large number of 2-year-old females in the\nsocial group, and reproductive suppression. There is no evidence that\nfemales acted to increase their fitness by increasing indirect fitness;\ni.e., by assisting relatives, but attempted to increase direct fitness.\nDirect fitness increased when mortality and fission of large matrilines\nreduced group size and the surviving females increased reproduction.&quot;, &quot;title&quot;: &quot;Social enhancement of fitness in yellow-bellied marmots&quot;, &quot;page&quot;: &quot;12149-12152&quot;, &quot;volume&quot;: &quot;97&quot;, &quot;container-title&quot;: &quot;Proceedings of the National Academy of Sciences of the United States of America&quot;, &quot;issue&quot;: &quot;22&quot;, &quot;id&quot;: &quot;ITEM-1&quot;}}], &quot;properties&quot;: {&quot;noteIndex&quot;: 0}, &quot;schema&quot;: &quot;https://github.com/citation-style-language/schema/raw/master/csl-citation.json&quot;} RNDS0lwsdeB3X"/><text:span text:style-name="T20">[15]</text:span><text:reference-mark-end text:name="ADDIN CSL_CITATION {&quot;mendeley&quot;: {&quot;previouslyFormattedCitation&quot;: &quot;[15]&quot;}, &quot;citationItems&quot;: [{&quot;uris&quot;: [&quot;http://www.mendeley.com/documents/?uuid=108d064e-b9d1-4b98-ae76-cd5844343b9a&quot;], &quot;id&quot;: &quot;ITEM-1&quot;, &quot;itemData&quot;: {&quot;DOI&quot;: &quot;VL  - 97&quot;, &quot;type&quot;: &quot;article-journal&quot;, &quot;author&quot;: [{&quot;given&quot;: &quot;Kenneth B.&quot;, &quot;dropping-particle&quot;: &quot;&quot;, &quot;suffix&quot;: &quot;&quot;, &quot;family&quot;: &quot;Armitage&quot;, &quot;parse-names&quot;: false, &quot;non-dropping-particle&quot;: &quot;&quot;}, {&quot;given&quot;: &quot;Orlando A.&quot;, &quot;dropping-particle&quot;: &quot;&quot;, &quot;suffix&quot;: &quot;&quot;, &quot;family&quot;: &quot;Schwartz&quot;, &quot;parse-names&quot;: false, &quot;non-dropping-particle&quot;: &quot;&quot;}], &quot;issued&quot;: {&quot;date-parts&quot;: [[&quot;2000&quot;, &quot;10&quot;]]}, &quot;abstract&quot;: &quot;The yellow-bellied marmot () is\na social, ground-dwelling squirrel that lives either individually or in\nkin groups of from two to five adult females. Philopatry and daughter\nrecruitment lead to the formation and persistence of matrilines at\nhabitat sites. By using 37 years of demographic data for 12 habitat\nsites, we could determine long-term trends in the effects of group size\non two measures of fitness, survivorship and net reproductive rate,\nwhich otherwise are obscured by annual fluctuations in these measures.\nBoth size and number of matrilines varied among sites and survivorship\nand net reproductive rate varied among sites and among matriline sizes.\nThe role of social organization was explored further by examining the\neffect of matriline size, averaged over all years and sites, on\nfitness. For both survivorship and net reproductive rate the\nrelationship with matriline size was curvilinear. Fitness increased\nwith the increase in matriline size and then decreased in the largest\ngroups. Decreased fitness in matrilines of four or five was associated\nwith agonistic behavior, a large number of 2-year-old females in the\nsocial group, and reproductive suppression. There is no evidence that\nfemales acted to increase their fitness by increasing indirect fitness;\ni.e., by assisting relatives, but attempted to increase direct fitness.\nDirect fitness increased when mortality and fission of large matrilines\nreduced group size and the surviving females increased reproduction.&quot;, &quot;title&quot;: &quot;Social enhancement of fitness in yellow-bellied marmots&quot;, &quot;page&quot;: &quot;12149-12152&quot;, &quot;volume&quot;: &quot;97&quot;, &quot;container-title&quot;: &quot;Proceedings of the National Academy of Sciences of the United States of America&quot;, &quot;issue&quot;: &quot;22&quot;, &quot;id&quot;: &quot;ITEM-1&quot;}}], &quot;properties&quot;: {&quot;noteIndex&quot;: 0}, &quot;schema&quot;: &quot;https://github.com/citation-style-language/schema/raw/master/csl-citation.json&quot;} RNDS0lwsdeB3X"/><text:span text:style-name="T1">⁠.</text:span></text:p>
      <text:p text:style-name="P1"><text:span text:style-name="T1"><text:tab/>We studied the breeding patterns of hoary marmots (</text:span><text:span text:style-name="T17">Marmota caligata</text:span><text:span text:style-name="T1">) in the Yukon, Canada using multi-state mark-recapture models. Hoary marmots occur in high-latitude and alpine habitat with harsh, unpredictable weather, and their social groups exhibit highly variable social structure, which makes them a uniquely appropriate model for testing our three hypotheses </text:span><text:reference-mark-start text:name="ADDIN CSL_CITATION {&quot;mendeley&quot;: {&quot;previouslyFormattedCitation&quot;: &quot;[14,19]&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uris&quot;: [&quot;http://www.mendeley.com/documents/?uuid=e51cd78e-4a83-4d4d-9649-d8027659f494&quot;], &quot;id&quot;: &quot;ITEM-2&quot;, &quot;itemData&quot;: {&quot;DOI&quot;: &quot;10.1007/s00442-013-2612-0&quot;, &quot;type&quot;: &quot;article-journal&quot;, &quot;author&quot;: [{&quot;given&quot;: &quot;V P&quot;, &quot;dropping-particle&quot;: &quot;&quot;, &quot;suffix&quot;: &quot;&quot;, &quot;family&quot;: &quot;Patil&quot;, &quot;parse-names&quot;: false, &quot;non-dropping-particle&quot;: &quot;&quot;}, {&quot;given&quot;: &quot;S F&quot;, &quot;dropping-particle&quot;: &quot;&quot;, &quot;suffix&quot;: &quot;&quot;, &quot;family&quot;: &quot;Morrison&quot;, &quot;parse-names&quot;: false, &quot;non-dropping-particle&quot;: &quot;&quot;}, {&quot;given&quot;: &quot;T J&quot;, &quot;dropping-particle&quot;: &quot;&quot;, &quot;suffix&quot;: &quot;&quot;, &quot;family&quot;: &quot;Karels&quot;, &quot;parse-names&quot;: false, &quot;non-dropping-particle&quot;: &quot;&quot;}, {&quot;given&quot;: &quot;D S&quot;, &quot;dropping-particle&quot;: &quot;&quot;, &quot;suffix&quot;: &quot;&quot;, &quot;family&quot;: &quot;Hik&quot;, &quot;parse-names&quot;: false, &quot;non-dropping-particle&quot;: &quot;&quot;}], &quot;issued&quot;: {&quot;date-parts&quot;: [[&quot;2013&quot;, &quot;9&quot;]]}, &quot;abstract&quot;: &quot;For socially hibernating mammals, the effectiveness of huddling as a means of energy conservation should increase with group size. However, group size has only been linked to increased survival in a few hibernating species, and the relative importance of social structure versus winter conditions during hibernation remains uncertain. We studied the influence of winter weather conditions, social group composition, age-structure, and other environmental factors and individual attributes on the overwinter survival of hoary marmots (Marmota caligata) in the Yukon Territory, Canada. Juvenile hoary marmot survival was negatively correlated with the mean winter (November to May) Pacific Decadal Oscillation (PDO) index. Survival in older age-classes was negatively correlated with PDO lagged by 1 year. Social group size and structure were weakly correlated with survival in comparison to PDO. The relationship between winter PDO and survival was most likely due to the importance of snowpack as insulation during hibernation. The apparent response of hoary marmots to changing winter conditions contrasted sharply with those of other marmot species and other mammalian alpine herbivores. In conclusion, the severity of winter weather may constrain the effectiveness of group thermoregulation in socially hibernating mammals.&quot;, &quot;ISSN&quot;: &quot;1432-1939&quot;, &quot;page&quot;: &quot;139-49&quot;, &quot;volume&quot;: &quot;173&quot;, &quot;container-title&quot;: &quot;Oecologia&quot;, &quot;title&quot;: &quot;Winter weather versus group thermoregulation: what determines survival in hibernating mammals?&quot;, &quot;PMID&quot;: &quot;23456241&quot;, &quot;issue&quot;: &quot;1&quot;, &quot;id&quot;: &quot;ITEM-2&quot;}}], &quot;properties&quot;: {&quot;noteIndex&quot;: 0}, &quot;schema&quot;: &quot;https://github.com/citation-style-language/schema/raw/master/csl-citation.json&quot;} RNDpKV0GwqYd9"/><text:span text:style-name="T20">[14,19]</text:span><text:reference-mark-end text:name="ADDIN CSL_CITATION {&quot;mendeley&quot;: {&quot;previouslyFormattedCitation&quot;: &quot;[14,19]&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uris&quot;: [&quot;http://www.mendeley.com/documents/?uuid=e51cd78e-4a83-4d4d-9649-d8027659f494&quot;], &quot;id&quot;: &quot;ITEM-2&quot;, &quot;itemData&quot;: {&quot;DOI&quot;: &quot;10.1007/s00442-013-2612-0&quot;, &quot;type&quot;: &quot;article-journal&quot;, &quot;author&quot;: [{&quot;given&quot;: &quot;V P&quot;, &quot;dropping-particle&quot;: &quot;&quot;, &quot;suffix&quot;: &quot;&quot;, &quot;family&quot;: &quot;Patil&quot;, &quot;parse-names&quot;: false, &quot;non-dropping-particle&quot;: &quot;&quot;}, {&quot;given&quot;: &quot;S F&quot;, &quot;dropping-particle&quot;: &quot;&quot;, &quot;suffix&quot;: &quot;&quot;, &quot;family&quot;: &quot;Morrison&quot;, &quot;parse-names&quot;: false, &quot;non-dropping-particle&quot;: &quot;&quot;}, {&quot;given&quot;: &quot;T J&quot;, &quot;dropping-particle&quot;: &quot;&quot;, &quot;suffix&quot;: &quot;&quot;, &quot;family&quot;: &quot;Karels&quot;, &quot;parse-names&quot;: false, &quot;non-dropping-particle&quot;: &quot;&quot;}, {&quot;given&quot;: &quot;D S&quot;, &quot;dropping-particle&quot;: &quot;&quot;, &quot;suffix&quot;: &quot;&quot;, &quot;family&quot;: &quot;Hik&quot;, &quot;parse-names&quot;: false, &quot;non-dropping-particle&quot;: &quot;&quot;}], &quot;issued&quot;: {&quot;date-parts&quot;: [[&quot;2013&quot;, &quot;9&quot;]]}, &quot;abstract&quot;: &quot;For socially hibernating mammals, the effectiveness of huddling as a means of energy conservation should increase with group size. However, group size has only been linked to increased survival in a few hibernating species, and the relative importance of social structure versus winter conditions during hibernation remains uncertain. We studied the influence of winter weather conditions, social group composition, age-structure, and other environmental factors and individual attributes on the overwinter survival of hoary marmots (Marmota caligata) in the Yukon Territory, Canada. Juvenile hoary marmot survival was negatively correlated with the mean winter (November to May) Pacific Decadal Oscillation (PDO) index. Survival in older age-classes was negatively correlated with PDO lagged by 1 year. Social group size and structure were weakly correlated with survival in comparison to PDO. The relationship between winter PDO and survival was most likely due to the importance of snowpack as insulation during hibernation. The apparent response of hoary marmots to changing winter conditions contrasted sharply with those of other marmot species and other mammalian alpine herbivores. In conclusion, the severity of winter weather may constrain the effectiveness of group thermoregulation in socially hibernating mammals.&quot;, &quot;ISSN&quot;: &quot;1432-1939&quot;, &quot;page&quot;: &quot;139-49&quot;, &quot;volume&quot;: &quot;173&quot;, &quot;container-title&quot;: &quot;Oecologia&quot;, &quot;title&quot;: &quot;Winter weather versus group thermoregulation: what determines survival in hibernating mammals?&quot;, &quot;PMID&quot;: &quot;23456241&quot;, &quot;issue&quot;: &quot;1&quot;, &quot;id&quot;: &quot;ITEM-2&quot;}}], &quot;properties&quot;: {&quot;noteIndex&quot;: 0}, &quot;schema&quot;: &quot;https://github.com/citation-style-language/schema/raw/master/csl-citation.json&quot;} RNDpKV0GwqYd9"/><text:span text:style-name="T1">⁠ </text:span><text:change text:change-id="ct107949728"/><text:span text:style-name="T1"><text:s/>Our objectives were to determine the probability of annual and biennial breeding, and to evaluate the relative support for the three hypotheses described above. We also quantified the survival cost associated with reproduction, and compared this cost with the influence of winter climate on survival. Finally, we examined sources of variation in average social group fecundity and litter size to determine whether the processes that governed breeding probability also influenced other reproductive life history traits.</text:span></text:p>
      <text:p text:style-name="P1"><text:soft-page-break/></text:p>
      <text:p text:style-name="P11">Methods</text:p>
      <text:p text:style-name="P7">Study species</text:p>
      <text:p text:style-name="P30"><text:span text:style-name="T1">Hoary marmots are highly social arctic and alpine herbivores that live near patches of exposed talus scattered throughout the mountains of western Canada </text:span><text:reference-mark-start text:name="ADDIN CSL_CITATION {&quot;mendeley&quot;: {&quot;previouslyFormattedCitation&quot;: &quot;[13]&quot;}, &quot;citationItems&quot;: [{&quot;uris&quot;: [&quot;http://www.mendeley.com/documents/?uuid=5bd7d0d0-548e-4730-a118-f15fcd480b06&quot;], &quot;id&quot;: &quot;ITEM-1&quot;, &quot;itemData&quot;: {&quot;type&quot;: &quot;article-journal&quot;, &quot;author&quot;: [{&quot;given&quot;: &quot;DP&quot;, &quot;dropping-particle&quot;: &quot;&quot;, &quot;suffix&quot;: &quot;&quot;, &quot;family&quot;: &quot;Barash&quot;, &quot;parse-names&quot;: false, &quot;non-dropping-particle&quot;: &quot;&quot;}], &quot;issued&quot;: {&quot;date-parts&quot;: [[&quot;1980&quot;]]}, &quot;title&quot;: &quot;The influence of reproductive status on foraging by hoary marmots (Marmota caligata)&quot;, &quot;page&quot;: &quot;201-205&quot;, &quot;volume&quot;: &quot;7&quot;, &quot;container-title&quot;: &quot;Behavioral Ecology and Sociobiology&quot;, &quot;issue&quot;: &quot;3&quot;, &quot;id&quot;: &quot;ITEM-1&quot;}}], &quot;properties&quot;: {&quot;noteIndex&quot;: 0}, &quot;schema&quot;: &quot;https://github.com/citation-style-language/schema/raw/master/csl-citation.json&quot;} RNDUkArDGoDjL"/><text:span text:style-name="T21">[13]</text:span><text:reference-mark-end text:name="ADDIN CSL_CITATION {&quot;mendeley&quot;: {&quot;previouslyFormattedCitation&quot;: &quot;[13]&quot;}, &quot;citationItems&quot;: [{&quot;uris&quot;: [&quot;http://www.mendeley.com/documents/?uuid=5bd7d0d0-548e-4730-a118-f15fcd480b06&quot;], &quot;id&quot;: &quot;ITEM-1&quot;, &quot;itemData&quot;: {&quot;type&quot;: &quot;article-journal&quot;, &quot;author&quot;: [{&quot;given&quot;: &quot;DP&quot;, &quot;dropping-particle&quot;: &quot;&quot;, &quot;suffix&quot;: &quot;&quot;, &quot;family&quot;: &quot;Barash&quot;, &quot;parse-names&quot;: false, &quot;non-dropping-particle&quot;: &quot;&quot;}], &quot;issued&quot;: {&quot;date-parts&quot;: [[&quot;1980&quot;]]}, &quot;title&quot;: &quot;The influence of reproductive status on foraging by hoary marmots (Marmota caligata)&quot;, &quot;page&quot;: &quot;201-205&quot;, &quot;volume&quot;: &quot;7&quot;, &quot;container-title&quot;: &quot;Behavioral Ecology and Sociobiology&quot;, &quot;issue&quot;: &quot;3&quot;, &quot;id&quot;: &quot;ITEM-1&quot;}}], &quot;properties&quot;: {&quot;noteIndex&quot;: 0}, &quot;schema&quot;: &quot;https://github.com/citation-style-language/schema/raw/master/csl-citation.json&quot;} RNDUkArDGoDjL"/><text:span text:style-name="T1">. Unlike other alpine marmot species, hoary marmot family groups may exhibit both monogamous and polygynous mating strategies </text:span><text:reference-mark-start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hCLS8D5nP8"/><text:span text:style-name="T20">[14]</text:span><text:reference-mark-end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hCLS8D5nP8"/><text:span text:style-name="T1">⁠. </text:span><text:span text:style-name="T11">M</text:span><text:span text:style-name="T1">ultiple litters per family group, from multiple females, are common </text:span><text:span text:style-name="T11">[14]</text:span><text:span text:style-name="T1">. <text:s/>Typically, family groups contain only one dominant male, who fathers all offspring. In our study site, extra-pair paternity was infrequent, and the timing of juvenile emergence suggests that most reproduction occurs prior to emergence from hibernacula in the spring </text:span><text:reference-mark-start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LETrFjn6HR"/><text:span text:style-name="T20">[14]</text:span><text:reference-mark-end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LETrFjn6HR"/><text:span text:style-name="T1">⁠.</text:span></text:p>
      <text:p text:style-name="P1"/>
      <text:p text:style-name="P7">Study Site</text:p>
      <text:p text:style-name="P1"><text:span text:style-name="T1"><text:tab/>This study was conducted on hoary marmots inhabiting a single 4 km</text:span><text:span text:style-name="T24">2</text:span><text:span text:style-name="T1"> valley in the southwest Yukon (61º12’N, 138º16’W; 1700-2100m). <text:s/>The valley is entirely above tree-line, and is characterized by a mix of wet and dry tundra interspersed with talus. <text:s/>Dominant plant species include </text:span><text:span text:style-name="T16">Dryas octopetala, Cassiope tetragona, Carex spp.</text:span><text:span text:style-name="T1">, and a variety of dwarf willow species (</text:span><text:span text:style-name="T16">Salix spp</text:span><text:span text:style-name="T1">.) <text:s/>Hoary marmots, collared pikas (</text:span><text:span text:style-name="T16">Ochotona collaris</text:span><text:span text:style-name="T1">), and arctic ground squirrels (</text:span><text:span text:style-name="T16">Urocitellus parryii</text:span><text:span text:style-name="T1">) are the dominant herbivores, although caribou and Dall sheep are also present. <text:s/></text:span></text:p>
      <text:p text:style-name="P1"/>
      <text:list xml:id="list5695657533772778812" text:style-name="WWNum1">
        <text:list-item>
          <text:list>
            <text:list-item>
              <text:list>
                <text:list-item>
                  <text:p text:style-name="P44">Capture methods</text:p>
                </text:list-item>
              </text:list>
            </text:list-item>
          </text:list>
        </text:list-item>
      </text:list>
      <text:p text:style-name="P29"><text:span text:style-name="T27">From May to August, 1999 to 2004, we live-captured, marked and released most marmots in the population. </text:span><text:span text:style-name="T28">Live-traps of various sizes (Tomahawk Live Trap Company, Tomahawk, WI) were baited with human urine </text:span><text:reference-mark-start text:name="ADDIN CSL_CITATION {&quot;mendeley&quot;: {&quot;previouslyFormattedCitation&quot;: &quot;[20]&quot;}, &quot;citationItems&quot;: [{&quot;uris&quot;: [&quot;http://www.mendeley.com/documents/?uuid=029e8efd-0529-40e0-9f73-5467dd026e2a&quot;], &quot;id&quot;: &quot;ITEM-1&quot;, &quot;itemData&quot;: {&quot;DOI&quot;: &quot;10.2307/3536677&quot;, &quot;type&quot;: &quot;article-journal&quot;, &quot;author&quot;: [{&quot;given&quot;: &quot;James F.&quot;, &quot;dropping-particle&quot;: &quot;&quot;, &quot;suffix&quot;: &quot;&quot;, &quot;family&quot;: &quot;Taulman&quot;, &quot;parse-names&quot;: false, &quot;non-dropping-particle&quot;: &quot;&quot;}], &quot;issued&quot;: {&quot;date-parts&quot;: [[&quot;1989&quot;]]}, &quot;ISSN&quot;: &quot;10511733&quot;, &quot;page&quot;: &quot;36&quot;, &quot;volume&quot;: &quot;70&quot;, &quot;container-title&quot;: &quot;Northwestern Naturalist&quot;, &quot;title&quot;: &quot;Hoary Marmots Attracted to Human Urine Sites&quot;, &quot;issue&quot;: &quot;2&quot;, &quot;id&quot;: &quot;ITEM-1&quot;}}], &quot;properties&quot;: {&quot;noteIndex&quot;: 0}, &quot;schema&quot;: &quot;https://github.com/citation-style-language/schema/raw/master/csl-citation.json&quot;} RNDFmBPeOgScQ"/><text:span text:style-name="T33">[20]</text:span><text:reference-mark-end text:name="ADDIN CSL_CITATION {&quot;mendeley&quot;: {&quot;previouslyFormattedCitation&quot;: &quot;[20]&quot;}, &quot;citationItems&quot;: [{&quot;uris&quot;: [&quot;http://www.mendeley.com/documents/?uuid=029e8efd-0529-40e0-9f73-5467dd026e2a&quot;], &quot;id&quot;: &quot;ITEM-1&quot;, &quot;itemData&quot;: {&quot;DOI&quot;: &quot;10.2307/3536677&quot;, &quot;type&quot;: &quot;article-journal&quot;, &quot;author&quot;: [{&quot;given&quot;: &quot;James F.&quot;, &quot;dropping-particle&quot;: &quot;&quot;, &quot;suffix&quot;: &quot;&quot;, &quot;family&quot;: &quot;Taulman&quot;, &quot;parse-names&quot;: false, &quot;non-dropping-particle&quot;: &quot;&quot;}], &quot;issued&quot;: {&quot;date-parts&quot;: [[&quot;1989&quot;]]}, &quot;ISSN&quot;: &quot;10511733&quot;, &quot;page&quot;: &quot;36&quot;, &quot;volume&quot;: &quot;70&quot;, &quot;container-title&quot;: &quot;Northwestern Naturalist&quot;, &quot;title&quot;: &quot;Hoary Marmots Attracted to Human Urine Sites&quot;, &quot;issue&quot;: &quot;2&quot;, &quot;id&quot;: &quot;ITEM-1&quot;}}], &quot;properties&quot;: {&quot;noteIndex&quot;: 0}, &quot;schema&quot;: &quot;https://github.com/citation-style-language/schema/raw/master/csl-citation.json&quot;} RNDFmBPeOgScQ"/><text:span text:style-name="T28">⁠ and live vegetation from the adjacent alpine meadows </text:span><text:reference-mark-start text:name="ADDIN CSL_CITATION {&quot;mendeley&quot;: {&quot;previouslyFormattedCitation&quot;: &quot;[21,22]&quot;}, &quot;citationItems&quot;: [{&quot;uris&quot;: [&quot;http://www.mendeley.com/documents/?uuid=c06b0caa-8a06-45d1-b3d2-deb05c7505c8&quot;], &quot;id&quot;: &quot;ITEM-1&quot;, &quot;itemData&quot;: {&quot;type&quot;: &quot;article-journal&quot;, &quot;author&quot;: [{&quot;given&quot;: &quot;R. M.&quot;, &quot;dropping-particle&quot;: &quot;&quot;, &quot;suffix&quot;: &quot;&quot;, &quot;family&quot;: &quot;Hansen&quot;, &quot;parse-names&quot;: false, &quot;non-dropping-particle&quot;: &quot;&quot;}], &quot;issued&quot;: {&quot;date-parts&quot;: [[&quot;1975&quot;]]}, &quot;title&quot;: &quot;Foods of the Hoary Marmot on Kenai Peninsula, Alaska&quot;, &quot;page&quot;: &quot;348-353&quot;, &quot;volume&quot;: &quot;94&quot;, &quot;container-title&quot;: &quot;American Midland Naturalist&quot;, &quot;issue&quot;: &quot;2&quot;, &quot;id&quot;: &quot;ITEM-1&quot;}}, {&quot;uris&quot;: [&quot;http://www.mendeley.com/documents/?uuid=41cfe740-301f-4002-b2d3-23a5aa4eb01b&quot;], &quot;id&quot;: &quot;ITEM-2&quot;, &quot;itemData&quot;: {&quot;issued&quot;: {&quot;date-parts&quot;: [[&quot;1984&quot;]]}, &quot;title&quot;: &quot;The ecological basis of monogamy in Alaskan hoary marmots.&quot;, &quot;type&quot;: &quot;article-journal&quot;, &quot;id&quot;: &quot;ITEM-2&quot;, &quot;author&quot;: [{&quot;given&quot;: &quot;W. J.&quot;, &quot;dropping-particle&quot;: &quot;&quot;, &quot;suffix&quot;: &quot;&quot;, &quot;family&quot;: &quot;Holmes&quot;, &quot;parse-names&quot;: false, &quot;non-dropping-particle&quot;: &quot;&quot;}]}}], &quot;properties&quot;: {&quot;noteIndex&quot;: 0}, &quot;schema&quot;: &quot;https://github.com/citation-style-language/schema/raw/master/csl-citation.json&quot;} RNDnJc8mlMsZl"/><text:span text:style-name="T33">[21,22]</text:span><text:reference-mark-end text:name="ADDIN CSL_CITATION {&quot;mendeley&quot;: {&quot;previouslyFormattedCitation&quot;: &quot;[21,22]&quot;}, &quot;citationItems&quot;: [{&quot;uris&quot;: [&quot;http://www.mendeley.com/documents/?uuid=c06b0caa-8a06-45d1-b3d2-deb05c7505c8&quot;], &quot;id&quot;: &quot;ITEM-1&quot;, &quot;itemData&quot;: {&quot;type&quot;: &quot;article-journal&quot;, &quot;author&quot;: [{&quot;given&quot;: &quot;R. M.&quot;, &quot;dropping-particle&quot;: &quot;&quot;, &quot;suffix&quot;: &quot;&quot;, &quot;family&quot;: &quot;Hansen&quot;, &quot;parse-names&quot;: false, &quot;non-dropping-particle&quot;: &quot;&quot;}], &quot;issued&quot;: {&quot;date-parts&quot;: [[&quot;1975&quot;]]}, &quot;title&quot;: &quot;Foods of the Hoary Marmot on Kenai Peninsula, Alaska&quot;, &quot;page&quot;: &quot;348-353&quot;, &quot;volume&quot;: &quot;94&quot;, &quot;container-title&quot;: &quot;American Midland Naturalist&quot;, &quot;issue&quot;: &quot;2&quot;, &quot;id&quot;: &quot;ITEM-1&quot;}}, {&quot;uris&quot;: [&quot;http://www.mendeley.com/documents/?uuid=41cfe740-301f-4002-b2d3-23a5aa4eb01b&quot;], &quot;id&quot;: &quot;ITEM-2&quot;, &quot;itemData&quot;: {&quot;issued&quot;: {&quot;date-parts&quot;: [[&quot;1984&quot;]]}, &quot;title&quot;: &quot;The ecological basis of monogamy in Alaskan hoary marmots.&quot;, &quot;type&quot;: &quot;article-journal&quot;, &quot;id&quot;: &quot;ITEM-2&quot;, &quot;author&quot;: [{&quot;given&quot;: &quot;W. J.&quot;, &quot;dropping-particle&quot;: &quot;&quot;, &quot;suffix&quot;: &quot;&quot;, &quot;family&quot;: &quot;Holmes&quot;, &quot;parse-names&quot;: false, &quot;non-dropping-particle&quot;: &quot;&quot;}]}}], &quot;properties&quot;: {&quot;noteIndex&quot;: 0}, &quot;schema&quot;: &quot;https://github.com/citation-style-language/schema/raw/master/csl-citation.json&quot;} RNDnJc8mlMsZl"/><text:span text:style-name="T28">⁠. Juveniles were captured upon emergence from the natal burrow in early- to mid-July. <text:s/>At first capture, all marmots were marked in each ear using No. 3 monel tags (National Band and Tag, Newport, Kentucky) and a small piece of colored wire. A unique alphanumeric combination was dyed (Clairol Hydrience, #52 Black Pearl, Clairol Canada, Montreal, Quebec or Nyanzol-D American Colour and Chemical Corp., Charlotte, NC) into the fur above the tail to allow for individual identification at up to 200 m with binoculars. Colored wires were replaced annually, and faded </text:span><text:soft-page-break/><text:span text:style-name="T28">dyed markings were reapplied as necessary at subsequent recaptures. Marmots were also resighted opportunistically by all field personnel throughout the summer, and their locations recorded according to a north-oriented grid marked at 50m intervals with wooden stakes. </text:span></text:p>
      <text:p text:style-name="P42"><text:span text:style-name="T35">Permission for use of the land was obtained from </text:span><text:span text:style-name="T28">Kluane First Nations </text:span><text:span text:style-name="T35">prior to trapping. </text:span><text:span text:style-name="T28">All trapping procedures were approved by the University of Alberta Biosciences Animal Policy and Welfare Committee. </text:span></text:p>
      <text:p text:style-name="P29"/>
      <text:list xml:id="list1438504819" text:continue-numbering="true" text:style-name="WWNum1">
        <text:list-item>
          <text:list>
            <text:list-item>
              <text:list>
                <text:list-item>
                  <text:p text:style-name="P44">Social group assignment</text:p>
                </text:list-item>
              </text:list>
            </text:list-item>
          </text:list>
        </text:list-item>
      </text:list>
      <text:p text:style-name="P34"><text:span text:style-name="T28">Most individuals were assigned to a social group based on observations of spring emergence from a common hibernaculum. If animals were not observed at emergence, we assigned social groups based on observation of social interactions and home-range overlap </text:span><text:reference-mark-start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1u0VmGEZMW"/><text:span text:style-name="T33">[14]</text:span><text:reference-mark-end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1u0VmGEZMW"/><text:span text:style-name="T28">⁠. Individual home ranges were estimated using location data for resighted and radio-tagged marmots, which were analyzed in program Ranges V </text:span><text:reference-mark-start text:name="ADDIN CSL_CITATION {&quot;mendeley&quot;: {&quot;previouslyFormattedCitation&quot;: &quot;[23]&quot;}, &quot;citationItems&quot;: [{&quot;uris&quot;: [&quot;http://www.mendeley.com/documents/?uuid=c3c3efb1-e8be-4b1b-b7ab-38ef49ef6b15&quot;], &quot;id&quot;: &quot;ITEM-1&quot;, &quot;itemData&quot;: {&quot;title&quot;: &quot;Ranges V: an analysis system for biological location data&quot;, &quot;issued&quot;: {&quot;date-parts&quot;: [[&quot;1996&quot;]]}, &quot;author&quot;: [{&quot;given&quot;: &quot;RE&quot;, &quot;dropping-particle&quot;: &quot;&quot;, &quot;suffix&quot;: &quot;&quot;, &quot;family&quot;: &quot;Kenward&quot;, &quot;parse-names&quot;: false, &quot;non-dropping-particle&quot;: &quot;&quot;}, {&quot;given&quot;: &quot;KH&quot;, &quot;dropping-particle&quot;: &quot;&quot;, &quot;suffix&quot;: &quot;&quot;, &quot;family&quot;: &quot;Hodder&quot;, &quot;parse-names&quot;: false, &quot;non-dropping-particle&quot;: &quot;&quot;}], &quot;container-title&quot;: &quot;Dorset: Institute of Terrestrial Ecology&quot;, &quot;type&quot;: &quot;article-journal&quot;, &quot;id&quot;: &quot;ITEM-1&quot;}}], &quot;properties&quot;: {&quot;noteIndex&quot;: 0}, &quot;schema&quot;: &quot;https://github.com/citation-style-language/schema/raw/master/csl-citation.json&quot;} RND1cJC1xbiPD"/><text:span text:style-name="T33">[23]</text:span><text:reference-mark-end text:name="ADDIN CSL_CITATION {&quot;mendeley&quot;: {&quot;previouslyFormattedCitation&quot;: &quot;[23]&quot;}, &quot;citationItems&quot;: [{&quot;uris&quot;: [&quot;http://www.mendeley.com/documents/?uuid=c3c3efb1-e8be-4b1b-b7ab-38ef49ef6b15&quot;], &quot;id&quot;: &quot;ITEM-1&quot;, &quot;itemData&quot;: {&quot;title&quot;: &quot;Ranges V: an analysis system for biological location data&quot;, &quot;issued&quot;: {&quot;date-parts&quot;: [[&quot;1996&quot;]]}, &quot;author&quot;: [{&quot;given&quot;: &quot;RE&quot;, &quot;dropping-particle&quot;: &quot;&quot;, &quot;suffix&quot;: &quot;&quot;, &quot;family&quot;: &quot;Kenward&quot;, &quot;parse-names&quot;: false, &quot;non-dropping-particle&quot;: &quot;&quot;}, {&quot;given&quot;: &quot;KH&quot;, &quot;dropping-particle&quot;: &quot;&quot;, &quot;suffix&quot;: &quot;&quot;, &quot;family&quot;: &quot;Hodder&quot;, &quot;parse-names&quot;: false, &quot;non-dropping-particle&quot;: &quot;&quot;}], &quot;container-title&quot;: &quot;Dorset: Institute of Terrestrial Ecology&quot;, &quot;type&quot;: &quot;article-journal&quot;, &quot;id&quot;: &quot;ITEM-1&quot;}}], &quot;properties&quot;: {&quot;noteIndex&quot;: 0}, &quot;schema&quot;: &quot;https://github.com/citation-style-language/schema/raw/master/csl-citation.json&quot;} RND1cJC1xbiPD"/><text:span text:style-name="T28">⁠. In a subset of marmots with known social group affiliations, group members had &gt;75% overlap in the 95% kernel estimate of home range </text:span><text:reference-mark-start text:name="ADDIN CSL_CITATION {&quot;mendeley&quot;: {&quot;previouslyFormattedCitation&quot;: &quot;[24]&quot;}, &quot;citationItems&quot;: [{&quot;uris&quot;: [&quot;http://www.mendeley.com/documents/?uuid=2e07ff21-6d31-4adf-b34f-328e1d795a7c&quot;], &quot;id&quot;: &quot;ITEM-1&quot;, &quot;itemData&quot;: {&quot;type&quot;: &quot;article-journal&quot;, &quot;author&quot;: [{&quot;given&quot;: &quot;B. J.&quot;, &quot;dropping-particle&quot;: &quot;&quot;, &quot;suffix&quot;: &quot;&quot;, &quot;family&quot;: &quot;Worton&quot;, &quot;parse-names&quot;: false, &quot;non-dropping-particle&quot;: &quot;&quot;}], &quot;issued&quot;: {&quot;date-parts&quot;: [[&quot;1989&quot;]]}, &quot;ISSN&quot;: &quot;0012-9658&quot;, &quot;page&quot;: &quot;164-168&quot;, &quot;volume&quot;: &quot;70&quot;, &quot;container-title&quot;: &quot;Ecology&quot;, &quot;title&quot;: &quot;KERNEL METHODS FOR ESTIMATING THE UTILIZATION DISTRIBUTION IN HOME-RANGE STUDIES&quot;, &quot;issue&quot;: &quot;1&quot;, &quot;id&quot;: &quot;ITEM-1&quot;}}], &quot;properties&quot;: {&quot;noteIndex&quot;: 0}, &quot;schema&quot;: &quot;https://github.com/citation-style-language/schema/raw/master/csl-citation.json&quot;} RND9DXlMKWiC5"/><text:span text:style-name="T33">[24]</text:span><text:reference-mark-end text:name="ADDIN CSL_CITATION {&quot;mendeley&quot;: {&quot;previouslyFormattedCitation&quot;: &quot;[24]&quot;}, &quot;citationItems&quot;: [{&quot;uris&quot;: [&quot;http://www.mendeley.com/documents/?uuid=2e07ff21-6d31-4adf-b34f-328e1d795a7c&quot;], &quot;id&quot;: &quot;ITEM-1&quot;, &quot;itemData&quot;: {&quot;type&quot;: &quot;article-journal&quot;, &quot;author&quot;: [{&quot;given&quot;: &quot;B. J.&quot;, &quot;dropping-particle&quot;: &quot;&quot;, &quot;suffix&quot;: &quot;&quot;, &quot;family&quot;: &quot;Worton&quot;, &quot;parse-names&quot;: false, &quot;non-dropping-particle&quot;: &quot;&quot;}], &quot;issued&quot;: {&quot;date-parts&quot;: [[&quot;1989&quot;]]}, &quot;ISSN&quot;: &quot;0012-9658&quot;, &quot;page&quot;: &quot;164-168&quot;, &quot;volume&quot;: &quot;70&quot;, &quot;container-title&quot;: &quot;Ecology&quot;, &quot;title&quot;: &quot;KERNEL METHODS FOR ESTIMATING THE UTILIZATION DISTRIBUTION IN HOME-RANGE STUDIES&quot;, &quot;issue&quot;: &quot;1&quot;, &quot;id&quot;: &quot;ITEM-1&quot;}}], &quot;properties&quot;: {&quot;noteIndex&quot;: 0}, &quot;schema&quot;: &quot;https://github.com/citation-style-language/schema/raw/master/csl-citation.json&quot;} RND9DXlMKWiC5"/><text:span text:style-name="T28">⁠. We therefore used 75% as a cutoff for statistical social group assignments. These assignments were then verified based on social interactions between individuals. Juveniles were assigned to the social group of their putative mother, which was subsequently verified using genetic markers </text:span><text:reference-mark-start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UE0VjmmyM9"/><text:span text:style-name="T33">[14]</text:span><text:reference-mark-end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UE0VjmmyM9"/><text:span text:style-name="T28">⁠. Only marmots that could be confidently assigned to a social group in our study area (i.e. non-transients) were included in our analyses.</text:span></text:p>
      <text:p text:style-name="P34"/>
      <text:p text:style-name="P18">Analyses</text:p>
      <text:p text:style-name="P35">From an initial dataset of 217 marmots trapped between 1999 and 2004, we created a second, more limited dataset consisting only of female marmots two years old or older (76 individuals, 203 marmot-years). We excluded yearlings from this dataset because hoary marmots are not reproductively mature until age two, and generally do not reproduce until age three. In each year, we classified marmots as breeders or non-breeders based on two criteria: genetic parentage assignment and evidence of lactation during capture. Finally, we generated an encounter history for each animal in which the individual was considered present if sighted or captured at least once that year.</text:p>
      <text:p text:style-name="P34"><text:span text:style-name="T1">In 2007-2009, a subset of four social groups was trapped, representing approximately half the </text:span><text:soft-page-break/><text:span text:style-name="T1">population of the valley. All measurements and marking techniques were identical to those used in the earlier census. We could not definitively assign all litters to parents or determine the breeding status of all females in 2007-2009, so these data were excluded from our CMR analyses. However, the number of litters, and the number of juveniles per litter (within a week of emergence), were counted for all four social groups trapped in 2007-2009. Hoary marmot females produce one litter per year </text:span><text:reference-mark-start text:name="ADDIN CSL_CITATION {&quot;mendeley&quot;: {&quot;previouslyFormattedCitation&quot;: &quot;[14,25]&quot;}, &quot;citationItems&quot;: [{&quot;uris&quot;: [&quot;http://www.mendeley.com/documents/?uuid=689521c6-e044-4aee-b195-5443f8218672&quot;], &quot;id&quot;: &quot;ITEM-1&quot;, &quot;itemData&quot;: {&quot;type&quot;: &quot;article-journal&quot;, &quot;author&quot;: [{&quot;given&quot;: &quot;D. P.&quot;, &quot;dropping-particle&quot;: &quot;&quot;, &quot;suffix&quot;: &quot;&quot;, &quot;family&quot;: &quot;Barash&quot;, &quot;parse-names&quot;: false, &quot;non-dropping-particle&quot;: &quot;&quot;}], &quot;issued&quot;: {&quot;date-parts&quot;: [[&quot;1975&quot;]]}, &quot;title&quot;: &quot;Ecology of Paternal Behavior in the Hoary Marmot (Marmota caligata): An Evolutionary Interpretation&quot;, &quot;page&quot;: &quot;613-618&quot;, &quot;volume&quot;: &quot;56&quot;, &quot;container-title&quot;: &quot;Journal of Mammalogy&quot;, &quot;issue&quot;: &quot;3&quot;, &quot;id&quot;: &quot;ITEM-1&quot;}}, {&quot;uris&quot;: [&quot;http://www.mendeley.com/documents/?uuid=b9e88df7-14a2-4ec9-a9f4-3fe1a5e1a472&quot;], &quot;id&quot;: &quot;ITEM-2&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2&quot;}}], &quot;properties&quot;: {&quot;noteIndex&quot;: 0}, &quot;schema&quot;: &quot;https://github.com/citation-style-language/schema/raw/master/csl-citation.json&quot;} RNDVNloanmBVC"/><text:span text:style-name="T20">[14,25]</text:span><text:reference-mark-end text:name="ADDIN CSL_CITATION {&quot;mendeley&quot;: {&quot;previouslyFormattedCitation&quot;: &quot;[14,25]&quot;}, &quot;citationItems&quot;: [{&quot;uris&quot;: [&quot;http://www.mendeley.com/documents/?uuid=689521c6-e044-4aee-b195-5443f8218672&quot;], &quot;id&quot;: &quot;ITEM-1&quot;, &quot;itemData&quot;: {&quot;type&quot;: &quot;article-journal&quot;, &quot;author&quot;: [{&quot;given&quot;: &quot;D. P.&quot;, &quot;dropping-particle&quot;: &quot;&quot;, &quot;suffix&quot;: &quot;&quot;, &quot;family&quot;: &quot;Barash&quot;, &quot;parse-names&quot;: false, &quot;non-dropping-particle&quot;: &quot;&quot;}], &quot;issued&quot;: {&quot;date-parts&quot;: [[&quot;1975&quot;]]}, &quot;title&quot;: &quot;Ecology of Paternal Behavior in the Hoary Marmot (Marmota caligata): An Evolutionary Interpretation&quot;, &quot;page&quot;: &quot;613-618&quot;, &quot;volume&quot;: &quot;56&quot;, &quot;container-title&quot;: &quot;Journal of Mammalogy&quot;, &quot;issue&quot;: &quot;3&quot;, &quot;id&quot;: &quot;ITEM-1&quot;}}, {&quot;uris&quot;: [&quot;http://www.mendeley.com/documents/?uuid=b9e88df7-14a2-4ec9-a9f4-3fe1a5e1a472&quot;], &quot;id&quot;: &quot;ITEM-2&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2&quot;}}], &quot;properties&quot;: {&quot;noteIndex&quot;: 0}, &quot;schema&quot;: &quot;https://github.com/citation-style-language/schema/raw/master/csl-citation.json&quot;} RNDVNloanmBVC"/><text:span text:style-name="T1">⁠, so we used the number of litters as an estimate of the number of breeding females in those years. Data from 2007-2009 were used to evaluate the ability of our CMR models to predict the number of breeding females in a given year, and were incorporated into models of fecundity and litter size.</text:span></text:p>
      <text:p text:style-name="P34"/>
      <text:list xml:id="list1885812277" text:continue-numbering="true" text:style-name="WWNum1">
        <text:list-item>
          <text:list>
            <text:list-item>
              <text:list>
                <text:list-item>
                  <text:p text:style-name="P43">Multi-state CMR analysis framework</text:p>
                </text:list-item>
              </text:list>
            </text:list-item>
          </text:list>
        </text:list-item>
      </text:list>
      <text:p text:style-name="P31"><text:span text:style-name="T1">We analyzed the adult female mark-recapture dataset using multi-state models </text:span><text:reference-mark-start text:name="ADDIN CSL_CITATION {&quot;mendeley&quot;: {&quot;previouslyFormattedCitation&quot;: &quot;[26,27]&quot;}, &quot;citationItems&quot;: [{&quot;uris&quot;: [&quot;http://www.mendeley.com/documents/?uuid=21804174-9ada-442c-8c08-a93890fe3684&quot;], &quot;id&quot;: &quot;ITEM-1&quot;, &quot;itemData&quot;: {&quot;DOI&quot;: &quot;10.2307/2937171&quot;, &quot;type&quot;: &quot;article-journal&quot;, &quot;shortTitle&quot;: &quot;Modeling Survival and Testing Biological Hypothese&quot;, &quot;author&quot;: [{&quot;given&quot;: &quot;Jean-Dominique&quot;, &quot;dropping-particle&quot;: &quot;&quot;, &quot;suffix&quot;: &quot;&quot;, &quot;family&quot;: &quot;Lebreton&quot;, &quot;parse-names&quot;: false, &quot;non-dropping-particle&quot;: &quot;&quot;}, {&quot;given&quot;: &quot;Kenneth P.&quot;, &quot;dropping-particle&quot;: &quot;&quot;, &quot;suffix&quot;: &quot;&quot;, &quot;family&quot;: &quot;Burnham&quot;, &quot;parse-names&quot;: false, &quot;non-dropping-particle&quot;: &quot;&quot;}, {&quot;given&quot;: &quot;Jean&quot;, &quot;dropping-particle&quot;: &quot;&quot;, &quot;suffix&quot;: &quot;&quot;, &quot;family&quot;: &quot;Clobert&quot;, &quot;parse-names&quot;: false, &quot;non-dropping-particle&quot;: &quot;&quot;}, {&quot;given&quot;: &quot;David R.&quot;, &quot;dropping-particle&quot;: &quot;&quot;, &quot;suffix&quot;: &quot;&quot;, &quot;family&quot;: &quot;Anderson&quot;, &quot;parse-names&quot;: false, &quot;non-dropping-particle&quot;: &quot;&quot;}], &quot;issued&quot;: {&quot;date-parts&quot;: [[&quot;1992&quot;]]}, &quot;ISSN&quot;: &quot;00129615&quot;, &quot;page&quot;: &quot;67&quot;, &quot;volume&quot;: &quot;62&quot;, &quot;container-title&quot;: &quot;Ecological Monographs&quot;, &quot;title&quot;: &quot;Modeling Survival and Testing Biological Hypotheses Using Marked Animals: A Unified Approach with Case Studies&quot;, &quot;issue&quot;: &quot;1&quot;, &quot;id&quot;: &quot;ITEM-1&quot;}}, {&quot;uris&quot;: [&quot;http://www.mendeley.com/documents/?uuid=850e3901-728f-47b5-82bd-32feabf9fe80&quot;], &quot;id&quot;: &quot;ITEM-2&quot;, &quot;itemData&quot;: {&quot;DOI&quot;: &quot;10.2307/1941610&quot;, &quot;type&quot;: &quot;article-journal&quot;, &quot;author&quot;: [{&quot;given&quot;: &quot;James D.&quot;, &quot;dropping-particle&quot;: &quot;&quot;, &quot;suffix&quot;: &quot;&quot;, &quot;family&quot;: &quot;Nichols&quot;, &quot;parse-names&quot;: false, &quot;non-dropping-particle&quot;: &quot;&quot;}, {&quot;given&quot;: &quot;James E.&quot;, &quot;dropping-particle&quot;: &quot;&quot;, &quot;suffix&quot;: &quot;&quot;, &quot;family&quot;: &quot;Hines&quot;, &quot;parse-names&quot;: false, &quot;non-dropping-particle&quot;: &quot;&quot;}, {&quot;given&quot;: &quot;Kenneth H.&quot;, &quot;dropping-particle&quot;: &quot;&quot;, &quot;suffix&quot;: &quot;&quot;, &quot;family&quot;: &quot;Pollock&quot;, &quot;parse-names&quot;: false, &quot;non-dropping-particle&quot;: &quot;&quot;}, {&quot;given&quot;: &quot;Robert L.&quot;, &quot;dropping-particle&quot;: &quot;&quot;, &quot;suffix&quot;: &quot;&quot;, &quot;family&quot;: &quot;Hinz&quot;, &quot;parse-names&quot;: false, &quot;non-dropping-particle&quot;: &quot;&quot;}, {&quot;given&quot;: &quot;William A.&quot;, &quot;dropping-particle&quot;: &quot;&quot;, &quot;suffix&quot;: &quot;&quot;, &quot;family&quot;: &quot;Link&quot;, &quot;parse-names&quot;: false, &quot;non-dropping-particle&quot;: &quot;&quot;}], &quot;issued&quot;: {&quot;date-parts&quot;: [[&quot;1994&quot;]]}, &quot;ISSN&quot;: &quot;00129658&quot;, &quot;page&quot;: &quot;2052&quot;, &quot;volume&quot;: &quot;75&quot;, &quot;container-title&quot;: &quot;Ecology&quot;, &quot;title&quot;: &quot;Estimating Breeding Proportions and Testing Hypotheses about Costs of Reproduction with Capture-Recapture Data&quot;, &quot;issue&quot;: &quot;7&quot;, &quot;id&quot;: &quot;ITEM-2&quot;}}], &quot;properties&quot;: {&quot;noteIndex&quot;: 0}, &quot;schema&quot;: &quot;https://github.com/citation-style-language/schema/raw/master/csl-citation.json&quot;} RNDPePxQlHxUU"/><text:span text:style-name="T20">[26,27]</text:span><text:reference-mark-end text:name="ADDIN CSL_CITATION {&quot;mendeley&quot;: {&quot;previouslyFormattedCitation&quot;: &quot;[26,27]&quot;}, &quot;citationItems&quot;: [{&quot;uris&quot;: [&quot;http://www.mendeley.com/documents/?uuid=21804174-9ada-442c-8c08-a93890fe3684&quot;], &quot;id&quot;: &quot;ITEM-1&quot;, &quot;itemData&quot;: {&quot;DOI&quot;: &quot;10.2307/2937171&quot;, &quot;type&quot;: &quot;article-journal&quot;, &quot;shortTitle&quot;: &quot;Modeling Survival and Testing Biological Hypothese&quot;, &quot;author&quot;: [{&quot;given&quot;: &quot;Jean-Dominique&quot;, &quot;dropping-particle&quot;: &quot;&quot;, &quot;suffix&quot;: &quot;&quot;, &quot;family&quot;: &quot;Lebreton&quot;, &quot;parse-names&quot;: false, &quot;non-dropping-particle&quot;: &quot;&quot;}, {&quot;given&quot;: &quot;Kenneth P.&quot;, &quot;dropping-particle&quot;: &quot;&quot;, &quot;suffix&quot;: &quot;&quot;, &quot;family&quot;: &quot;Burnham&quot;, &quot;parse-names&quot;: false, &quot;non-dropping-particle&quot;: &quot;&quot;}, {&quot;given&quot;: &quot;Jean&quot;, &quot;dropping-particle&quot;: &quot;&quot;, &quot;suffix&quot;: &quot;&quot;, &quot;family&quot;: &quot;Clobert&quot;, &quot;parse-names&quot;: false, &quot;non-dropping-particle&quot;: &quot;&quot;}, {&quot;given&quot;: &quot;David R.&quot;, &quot;dropping-particle&quot;: &quot;&quot;, &quot;suffix&quot;: &quot;&quot;, &quot;family&quot;: &quot;Anderson&quot;, &quot;parse-names&quot;: false, &quot;non-dropping-particle&quot;: &quot;&quot;}], &quot;issued&quot;: {&quot;date-parts&quot;: [[&quot;1992&quot;]]}, &quot;ISSN&quot;: &quot;00129615&quot;, &quot;page&quot;: &quot;67&quot;, &quot;volume&quot;: &quot;62&quot;, &quot;container-title&quot;: &quot;Ecological Monographs&quot;, &quot;title&quot;: &quot;Modeling Survival and Testing Biological Hypotheses Using Marked Animals: A Unified Approach with Case Studies&quot;, &quot;issue&quot;: &quot;1&quot;, &quot;id&quot;: &quot;ITEM-1&quot;}}, {&quot;uris&quot;: [&quot;http://www.mendeley.com/documents/?uuid=850e3901-728f-47b5-82bd-32feabf9fe80&quot;], &quot;id&quot;: &quot;ITEM-2&quot;, &quot;itemData&quot;: {&quot;DOI&quot;: &quot;10.2307/1941610&quot;, &quot;type&quot;: &quot;article-journal&quot;, &quot;author&quot;: [{&quot;given&quot;: &quot;James D.&quot;, &quot;dropping-particle&quot;: &quot;&quot;, &quot;suffix&quot;: &quot;&quot;, &quot;family&quot;: &quot;Nichols&quot;, &quot;parse-names&quot;: false, &quot;non-dropping-particle&quot;: &quot;&quot;}, {&quot;given&quot;: &quot;James E.&quot;, &quot;dropping-particle&quot;: &quot;&quot;, &quot;suffix&quot;: &quot;&quot;, &quot;family&quot;: &quot;Hines&quot;, &quot;parse-names&quot;: false, &quot;non-dropping-particle&quot;: &quot;&quot;}, {&quot;given&quot;: &quot;Kenneth H.&quot;, &quot;dropping-particle&quot;: &quot;&quot;, &quot;suffix&quot;: &quot;&quot;, &quot;family&quot;: &quot;Pollock&quot;, &quot;parse-names&quot;: false, &quot;non-dropping-particle&quot;: &quot;&quot;}, {&quot;given&quot;: &quot;Robert L.&quot;, &quot;dropping-particle&quot;: &quot;&quot;, &quot;suffix&quot;: &quot;&quot;, &quot;family&quot;: &quot;Hinz&quot;, &quot;parse-names&quot;: false, &quot;non-dropping-particle&quot;: &quot;&quot;}, {&quot;given&quot;: &quot;William A.&quot;, &quot;dropping-particle&quot;: &quot;&quot;, &quot;suffix&quot;: &quot;&quot;, &quot;family&quot;: &quot;Link&quot;, &quot;parse-names&quot;: false, &quot;non-dropping-particle&quot;: &quot;&quot;}], &quot;issued&quot;: {&quot;date-parts&quot;: [[&quot;1994&quot;]]}, &quot;ISSN&quot;: &quot;00129658&quot;, &quot;page&quot;: &quot;2052&quot;, &quot;volume&quot;: &quot;75&quot;, &quot;container-title&quot;: &quot;Ecology&quot;, &quot;title&quot;: &quot;Estimating Breeding Proportions and Testing Hypotheses about Costs of Reproduction with Capture-Recapture Data&quot;, &quot;issue&quot;: &quot;7&quot;, &quot;id&quot;: &quot;ITEM-2&quot;}}], &quot;properties&quot;: {&quot;noteIndex&quot;: 0}, &quot;schema&quot;: &quot;https://github.com/citation-style-language/schema/raw/master/csl-citation.json&quot;} RNDPePxQlHxUU"/><text:span text:style-name="T1">⁠. This involved constructing a set of candidate models to explain variation in three parameters: Apparent survival (S), detection probability (p), and a ‘movement’ parameter describing the probability of moving between a ‘Non-breeder’ state and a ‘Breeder’ state (ψ). Before analyzing the data, we conducted a goodness-of-fit (GOF) test using program U-CARE </text:span><text:reference-mark-start text:name="ADDIN CSL_CITATION {&quot;mendeley&quot;: {&quot;previouslyFormattedCitation&quot;: &quot;[28]&quot;}, &quot;citationItems&quot;: [{&quot;uris&quot;: [&quot;http://www.mendeley.com/documents/?uuid=9bfaf165-56bb-4b10-8d34-4f57e06c4e4f&quot;], &quot;id&quot;: &quot;ITEM-1&quot;, &quot;itemData&quot;: {&quot;DOI&quot;: &quot;10.1111/j.1600-0587.2009.05968.x&quot;, &quot;type&quot;: &quot;article-journal&quot;, &quot;shortTitle&quot;: &quot;U-CARE&quot;, &quot;author&quot;: [{&quot;given&quot;: &quot;R\u00e9mi&quot;, &quot;dropping-particle&quot;: &quot;&quot;, &quot;suffix&quot;: &quot;&quot;, &quot;family&quot;: &quot;Choquet&quot;, &quot;parse-names&quot;: false, &quot;non-dropping-particle&quot;: &quot;&quot;}, {&quot;given&quot;: &quot;Jean-Dominique&quot;, &quot;dropping-particle&quot;: &quot;&quot;, &quot;suffix&quot;: &quot;&quot;, &quot;family&quot;: &quot;Lebreton&quot;, &quot;parse-names&quot;: false, &quot;non-dropping-particle&quot;: &quot;&quot;}, {&quot;given&quot;: &quot;Olivier&quot;, &quot;dropping-particle&quot;: &quot;&quot;, &quot;suffix&quot;: &quot;&quot;, &quot;family&quot;: &quot;Gimenez&quot;, &quot;parse-names&quot;: false, &quot;non-dropping-particle&quot;: &quot;&quot;}, {&quot;given&quot;: &quot;Anne-Marie&quot;, &quot;dropping-particle&quot;: &quot;&quot;, &quot;suffix&quot;: &quot;&quot;, &quot;family&quot;: &quot;Reboulet&quot;, &quot;parse-names&quot;: false, &quot;non-dropping-particle&quot;: &quot;&quot;}, {&quot;given&quot;: &quot;Roger&quot;, &quot;dropping-particle&quot;: &quot;&quot;, &quot;suffix&quot;: &quot;&quot;, &quot;family&quot;: &quot;Pradel&quot;, &quot;parse-names&quot;: false, &quot;non-dropping-particle&quot;: &quot;&quot;}], &quot;issued&quot;: {&quot;date-parts&quot;: [[&quot;2009&quot;]]}, &quot;abstract&quot;: &quot;In any statistical analysis, assessing the goodness of fit of a model to the data is crucial to avoid drawing incorrect conclusions. U-CARE is a computer application that deals with the mandatory first steps of the analyses of capture2013recapture data: the preparation of the data set and the assessment of the fit of a general model (Cormack-Jolly-Seber and variants for single-state data; Jolly-Move and variants for multi-state data). U-CARE implements the current state of the art in goodness-of-fit testing by incorporating components aimed at detecting the most likely departures from assumptions (Pradel et al. 2003, 2005). It is a free and stand-alone application for Windows.&quot;, &quot;title&quot;: &quot;U-CARE: Utilities for performing goodness of fit tests and manipulating CApture&amp;#x2013;REcapture data&quot;, &quot;page&quot;: &quot;1071-1074&quot;, &quot;volume&quot;: &quot;32&quot;, &quot;container-title&quot;: &quot;Ecography&quot;, &quot;issue&quot;: &quot;6&quot;, &quot;id&quot;: &quot;ITEM-1&quot;}}], &quot;properties&quot;: {&quot;noteIndex&quot;: 0}, &quot;schema&quot;: &quot;https://github.com/citation-style-language/schema/raw/master/csl-citation.json&quot;} RND2zj3USqGRC"/><text:span text:style-name="T20">[28]</text:span><text:reference-mark-end text:name="ADDIN CSL_CITATION {&quot;mendeley&quot;: {&quot;previouslyFormattedCitation&quot;: &quot;[28]&quot;}, &quot;citationItems&quot;: [{&quot;uris&quot;: [&quot;http://www.mendeley.com/documents/?uuid=9bfaf165-56bb-4b10-8d34-4f57e06c4e4f&quot;], &quot;id&quot;: &quot;ITEM-1&quot;, &quot;itemData&quot;: {&quot;DOI&quot;: &quot;10.1111/j.1600-0587.2009.05968.x&quot;, &quot;type&quot;: &quot;article-journal&quot;, &quot;shortTitle&quot;: &quot;U-CARE&quot;, &quot;author&quot;: [{&quot;given&quot;: &quot;R\u00e9mi&quot;, &quot;dropping-particle&quot;: &quot;&quot;, &quot;suffix&quot;: &quot;&quot;, &quot;family&quot;: &quot;Choquet&quot;, &quot;parse-names&quot;: false, &quot;non-dropping-particle&quot;: &quot;&quot;}, {&quot;given&quot;: &quot;Jean-Dominique&quot;, &quot;dropping-particle&quot;: &quot;&quot;, &quot;suffix&quot;: &quot;&quot;, &quot;family&quot;: &quot;Lebreton&quot;, &quot;parse-names&quot;: false, &quot;non-dropping-particle&quot;: &quot;&quot;}, {&quot;given&quot;: &quot;Olivier&quot;, &quot;dropping-particle&quot;: &quot;&quot;, &quot;suffix&quot;: &quot;&quot;, &quot;family&quot;: &quot;Gimenez&quot;, &quot;parse-names&quot;: false, &quot;non-dropping-particle&quot;: &quot;&quot;}, {&quot;given&quot;: &quot;Anne-Marie&quot;, &quot;dropping-particle&quot;: &quot;&quot;, &quot;suffix&quot;: &quot;&quot;, &quot;family&quot;: &quot;Reboulet&quot;, &quot;parse-names&quot;: false, &quot;non-dropping-particle&quot;: &quot;&quot;}, {&quot;given&quot;: &quot;Roger&quot;, &quot;dropping-particle&quot;: &quot;&quot;, &quot;suffix&quot;: &quot;&quot;, &quot;family&quot;: &quot;Pradel&quot;, &quot;parse-names&quot;: false, &quot;non-dropping-particle&quot;: &quot;&quot;}], &quot;issued&quot;: {&quot;date-parts&quot;: [[&quot;2009&quot;]]}, &quot;abstract&quot;: &quot;In any statistical analysis, assessing the goodness of fit of a model to the data is crucial to avoid drawing incorrect conclusions. U-CARE is a computer application that deals with the mandatory first steps of the analyses of capture2013recapture data: the preparation of the data set and the assessment of the fit of a general model (Cormack-Jolly-Seber and variants for single-state data; Jolly-Move and variants for multi-state data). U-CARE implements the current state of the art in goodness-of-fit testing by incorporating components aimed at detecting the most likely departures from assumptions (Pradel et al. 2003, 2005). It is a free and stand-alone application for Windows.&quot;, &quot;title&quot;: &quot;U-CARE: Utilities for performing goodness of fit tests and manipulating CApture&amp;#x2013;REcapture data&quot;, &quot;page&quot;: &quot;1071-1074&quot;, &quot;volume&quot;: &quot;32&quot;, &quot;container-title&quot;: &quot;Ecography&quot;, &quot;issue&quot;: &quot;6&quot;, &quot;id&quot;: &quot;ITEM-1&quot;}}], &quot;properties&quot;: {&quot;noteIndex&quot;: 0}, &quot;schema&quot;: &quot;https://github.com/citation-style-language/schema/raw/master/csl-citation.json&quot;} RND2zj3USqGRC"/><text:span text:style-name="T1">⁠. Because we did not detect significant lack of fit in a fully time- and group-dependent global model, we were able to use Akaike’s Information Criterion corrected for sample size (</text:span><text:span text:style-name="T5">AIC</text:span><text:span text:style-name="T37">C</text:span><text:span text:style-name="T1">) to compare models </text:span><text:reference-mark-start text:name="ADDIN CSL_CITATION {&quot;mendeley&quot;: {&quot;previouslyFormattedCitation&quot;: &quot;[29]&quot;}, &quot;citationItems&quot;: [{&quot;uris&quot;: [&quot;http://www.mendeley.com/documents/?uuid=4385f08d-1da0-49b2-9d05-46d51fb03294&quot;], &quot;id&quot;: &quot;ITEM-1&quot;, &quot;itemData&quot;: {&quot;publisher&quot;: &quot;Springer Verlag&quot;, &quot;title&quot;: &quot;Model selection and multimodel inference: a practical information-theoretic approach&quot;, &quot;issued&quot;: {&quot;date-parts&quot;: [[&quot;2002&quot;]]}, &quot;author&quot;: [{&quot;given&quot;: &quot;K. P.&quot;, &quot;dropping-particle&quot;: &quot;&quot;, &quot;suffix&quot;: &quot;&quot;, &quot;family&quot;: &quot;Burnham&quot;, &quot;parse-names&quot;: false, &quot;non-dropping-particle&quot;: &quot;&quot;}, {&quot;given&quot;: &quot;D. R.&quot;, &quot;dropping-particle&quot;: &quot;&quot;, &quot;suffix&quot;: &quot;&quot;, &quot;family&quot;: &quot;Anderson&quot;, &quot;parse-names&quot;: false, &quot;non-dropping-particle&quot;: &quot;&quot;}], &quot;type&quot;: &quot;book&quot;, &quot;id&quot;: &quot;ITEM-1&quot;}}], &quot;properties&quot;: {&quot;noteIndex&quot;: 0}, &quot;schema&quot;: &quot;https://github.com/citation-style-language/schema/raw/master/csl-citation.json&quot;} RNDQxaBlAyYMU"/><text:span text:style-name="T20">[29]</text:span><text:reference-mark-end text:name="ADDIN CSL_CITATION {&quot;mendeley&quot;: {&quot;previouslyFormattedCitation&quot;: &quot;[29]&quot;}, &quot;citationItems&quot;: [{&quot;uris&quot;: [&quot;http://www.mendeley.com/documents/?uuid=4385f08d-1da0-49b2-9d05-46d51fb03294&quot;], &quot;id&quot;: &quot;ITEM-1&quot;, &quot;itemData&quot;: {&quot;publisher&quot;: &quot;Springer Verlag&quot;, &quot;title&quot;: &quot;Model selection and multimodel inference: a practical information-theoretic approach&quot;, &quot;issued&quot;: {&quot;date-parts&quot;: [[&quot;2002&quot;]]}, &quot;author&quot;: [{&quot;given&quot;: &quot;K. P.&quot;, &quot;dropping-particle&quot;: &quot;&quot;, &quot;suffix&quot;: &quot;&quot;, &quot;family&quot;: &quot;Burnham&quot;, &quot;parse-names&quot;: false, &quot;non-dropping-particle&quot;: &quot;&quot;}, {&quot;given&quot;: &quot;D. R.&quot;, &quot;dropping-particle&quot;: &quot;&quot;, &quot;suffix&quot;: &quot;&quot;, &quot;family&quot;: &quot;Anderson&quot;, &quot;parse-names&quot;: false, &quot;non-dropping-particle&quot;: &quot;&quot;}], &quot;type&quot;: &quot;book&quot;, &quot;id&quot;: &quot;ITEM-1&quot;}}], &quot;properties&quot;: {&quot;noteIndex&quot;: 0}, &quot;schema&quot;: &quot;https://github.com/citation-style-language/schema/raw/master/csl-citation.json&quot;} RNDQxaBlAyYMU"/><text:span text:style-name="T1">⁠. Based on previous analyses </text:span><text:reference-mark-start text:name="ADDIN CSL_CITATION {&quot;mendeley&quot;: {&quot;previouslyFormattedCitation&quot;: &quot;[19]&quot;}, &quot;citationItems&quot;: [{&quot;uris&quot;: [&quot;http://www.mendeley.com/documents/?uuid=e51cd78e-4a83-4d4d-9649-d8027659f494&quot;], &quot;id&quot;: &quot;ITEM-1&quot;, &quot;itemData&quot;: {&quot;DOI&quot;: &quot;10.1007/s00442-013-2612-0&quot;, &quot;type&quot;: &quot;article-journal&quot;, &quot;author&quot;: [{&quot;given&quot;: &quot;V P&quot;, &quot;dropping-particle&quot;: &quot;&quot;, &quot;suffix&quot;: &quot;&quot;, &quot;family&quot;: &quot;Patil&quot;, &quot;parse-names&quot;: false, &quot;non-dropping-particle&quot;: &quot;&quot;}, {&quot;given&quot;: &quot;S F&quot;, &quot;dropping-particle&quot;: &quot;&quot;, &quot;suffix&quot;: &quot;&quot;, &quot;family&quot;: &quot;Morrison&quot;, &quot;parse-names&quot;: false, &quot;non-dropping-particle&quot;: &quot;&quot;}, {&quot;given&quot;: &quot;T J&quot;, &quot;dropping-particle&quot;: &quot;&quot;, &quot;suffix&quot;: &quot;&quot;, &quot;family&quot;: &quot;Karels&quot;, &quot;parse-names&quot;: false, &quot;non-dropping-particle&quot;: &quot;&quot;}, {&quot;given&quot;: &quot;D S&quot;, &quot;dropping-particle&quot;: &quot;&quot;, &quot;suffix&quot;: &quot;&quot;, &quot;family&quot;: &quot;Hik&quot;, &quot;parse-names&quot;: false, &quot;non-dropping-particle&quot;: &quot;&quot;}], &quot;issued&quot;: {&quot;date-parts&quot;: [[&quot;2013&quot;, &quot;9&quot;]]}, &quot;abstract&quot;: &quot;For socially hibernating mammals, the effectiveness of huddling as a means of energy conservation should increase with group size. However, group size has only been linked to increased survival in a few hibernating species, and the relative importance of social structure versus winter conditions during hibernation remains uncertain. We studied the influence of winter weather conditions, social group composition, age-structure, and other environmental factors and individual attributes on the overwinter survival of hoary marmots (Marmota caligata) in the Yukon Territory, Canada. Juvenile hoary marmot survival was negatively correlated with the mean winter (November to May) Pacific Decadal Oscillation (PDO) index. Survival in older age-classes was negatively correlated with PDO lagged by 1 year. Social group size and structure were weakly correlated with survival in comparison to PDO. The relationship between winter PDO and survival was most likely due to the importance of snowpack as insulation during hibernation. The apparent response of hoary marmots to changing winter conditions contrasted sharply with those of other marmot species and other mammalian alpine herbivores. In conclusion, the severity of winter weather may constrain the effectiveness of group thermoregulation in socially hibernating mammals.&quot;, &quot;ISSN&quot;: &quot;1432-1939&quot;, &quot;page&quot;: &quot;139-49&quot;, &quot;volume&quot;: &quot;173&quot;, &quot;container-title&quot;: &quot;Oecologia&quot;, &quot;title&quot;: &quot;Winter weather versus group thermoregulation: what determines survival in hibernating mammals?&quot;, &quot;PMID&quot;: &quot;23456241&quot;, &quot;issue&quot;: &quot;1&quot;, &quot;id&quot;: &quot;ITEM-1&quot;}}], &quot;properties&quot;: {&quot;noteIndex&quot;: 0}, &quot;schema&quot;: &quot;https://github.com/citation-style-language/schema/raw/master/csl-citation.json&quot;} RNDkm99kZv1XP"/><text:span text:style-name="T20">[19]</text:span><text:reference-mark-end text:name="ADDIN CSL_CITATION {&quot;mendeley&quot;: {&quot;previouslyFormattedCitation&quot;: &quot;[19]&quot;}, &quot;citationItems&quot;: [{&quot;uris&quot;: [&quot;http://www.mendeley.com/documents/?uuid=e51cd78e-4a83-4d4d-9649-d8027659f494&quot;], &quot;id&quot;: &quot;ITEM-1&quot;, &quot;itemData&quot;: {&quot;DOI&quot;: &quot;10.1007/s00442-013-2612-0&quot;, &quot;type&quot;: &quot;article-journal&quot;, &quot;author&quot;: [{&quot;given&quot;: &quot;V P&quot;, &quot;dropping-particle&quot;: &quot;&quot;, &quot;suffix&quot;: &quot;&quot;, &quot;family&quot;: &quot;Patil&quot;, &quot;parse-names&quot;: false, &quot;non-dropping-particle&quot;: &quot;&quot;}, {&quot;given&quot;: &quot;S F&quot;, &quot;dropping-particle&quot;: &quot;&quot;, &quot;suffix&quot;: &quot;&quot;, &quot;family&quot;: &quot;Morrison&quot;, &quot;parse-names&quot;: false, &quot;non-dropping-particle&quot;: &quot;&quot;}, {&quot;given&quot;: &quot;T J&quot;, &quot;dropping-particle&quot;: &quot;&quot;, &quot;suffix&quot;: &quot;&quot;, &quot;family&quot;: &quot;Karels&quot;, &quot;parse-names&quot;: false, &quot;non-dropping-particle&quot;: &quot;&quot;}, {&quot;given&quot;: &quot;D S&quot;, &quot;dropping-particle&quot;: &quot;&quot;, &quot;suffix&quot;: &quot;&quot;, &quot;family&quot;: &quot;Hik&quot;, &quot;parse-names&quot;: false, &quot;non-dropping-particle&quot;: &quot;&quot;}], &quot;issued&quot;: {&quot;date-parts&quot;: [[&quot;2013&quot;, &quot;9&quot;]]}, &quot;abstract&quot;: &quot;For socially hibernating mammals, the effectiveness of huddling as a means of energy conservation should increase with group size. However, group size has only been linked to increased survival in a few hibernating species, and the relative importance of social structure versus winter conditions during hibernation remains uncertain. We studied the influence of winter weather conditions, social group composition, age-structure, and other environmental factors and individual attributes on the overwinter survival of hoary marmots (Marmota caligata) in the Yukon Territory, Canada. Juvenile hoary marmot survival was negatively correlated with the mean winter (November to May) Pacific Decadal Oscillation (PDO) index. Survival in older age-classes was negatively correlated with PDO lagged by 1 year. Social group size and structure were weakly correlated with survival in comparison to PDO. The relationship between winter PDO and survival was most likely due to the importance of snowpack as insulation during hibernation. The apparent response of hoary marmots to changing winter conditions contrasted sharply with those of other marmot species and other mammalian alpine herbivores. In conclusion, the severity of winter weather may constrain the effectiveness of group thermoregulation in socially hibernating mammals.&quot;, &quot;ISSN&quot;: &quot;1432-1939&quot;, &quot;page&quot;: &quot;139-49&quot;, &quot;volume&quot;: &quot;173&quot;, &quot;container-title&quot;: &quot;Oecologia&quot;, &quot;title&quot;: &quot;Winter weather versus group thermoregulation: what determines survival in hibernating mammals?&quot;, &quot;PMID&quot;: &quot;23456241&quot;, &quot;issue&quot;: &quot;1&quot;, &quot;id&quot;: &quot;ITEM-1&quot;}}], &quot;properties&quot;: {&quot;noteIndex&quot;: 0}, &quot;schema&quot;: &quot;https://github.com/citation-style-language/schema/raw/master/csl-citation.json&quot;} RNDkm99kZv1XP"/><text:span text:style-name="T1">⁠, p was modeled as a constant. The mean detection probability was 0.96 </text:span><text:span text:style-name="T16">±</text:span><text:span text:style-name="T1"> 0.02 (SE).</text:span></text:p>
      <text:p text:style-name="P1"/>
      <text:p text:style-name="P7">Candidate model set</text:p>
      <text:p text:style-name="P17">Probability of breeding</text:p>
      <text:p text:style-name="P1"><text:span text:style-name="T1"><text:tab/>We selected the models in our candidate model set to represent alternative hypotheses about the effects of age, social structure, climate, and previous breeding state on the probability of an individual choosing to breed. </text:span><text:span text:style-name="T28">Age effects were included </text:span><text:span text:style-name="T1">because we expected that older, more experienced marmots would be more likely to attempt reproduction than those which had recently matured. Previous breeding state was constrained to affect only older (&gt; three year) marmots, because two-year-olds generally do not breed. Only 2 two-year-olds </text:span><text:soft-page-break/><text:span text:style-name="T1">reproduced during the course of the study, and these individuals were excluded to simplify analyses. </text:span></text:p>
      <text:p text:style-name="P1"><text:span text:style-name="T1"><text:tab/></text:span><text:span text:style-name="T28">We used the mean value of the Pacific Decadal Oscillation index (PDO) from November and May to model winter climate (</text:span><text:a xlink:type="simple" xlink:href="http://www.esrl.noaa.gov/psd/data/climateindices"><text:span text:style-name="Internet_20_link"><text:span text:style-name="T1">http://www.esrl.noaa.gov/psd/data/climateindices</text:span></text:span></text:a><text:span text:style-name="T28">). PDO is a 20-30 year cyclic pattern of climate variation in the North Pacific Ocean that correlates well with temperature and precipitation throughout northwestern North America </text:span><text:reference-mark-start text:name="ADDIN CSL_CITATION {&quot;mendeley&quot;: {&quot;previouslyFormattedCitation&quot;: &quot;[30,31]&quot;}, &quot;citationItems&quot;: [{&quot;uris&quot;: [&quot;http://www.mendeley.com/documents/?uuid=959b0dea-5461-41fa-91fd-1d3b6e9945c1&quot;], &quot;id&quot;: &quot;ITEM-1&quot;, &quot;itemData&quot;: {&quot;DOI&quot;: &quot;10.1023/A:1015820616384&quot;, &quot;type&quot;: &quot;article-journal&quot;, &quot;author&quot;: [{&quot;given&quot;: &quot;Nathan&quot;, &quot;dropping-particle&quot;: &quot;&quot;, &quot;suffix&quot;: &quot;&quot;, &quot;family&quot;: &quot;Mantua&quot;, &quot;parse-names&quot;: false, &quot;non-dropping-particle&quot;: &quot;&quot;}, {&quot;given&quot;: &quot;Steven&quot;, &quot;dropping-particle&quot;: &quot;&quot;, &quot;suffix&quot;: &quot;&quot;, &quot;family&quot;: &quot;Hare&quot;, &quot;parse-names&quot;: false, &quot;non-dropping-particle&quot;: &quot;&quot;}], &quot;issued&quot;: {&quot;date-parts&quot;: [[&quot;2002&quot;]]}, &quot;title&quot;: &quot;The Pacific Decadal Oscillation&quot;, &quot;page&quot;: &quot;35-44&quot;, &quot;volume&quot;: &quot;58&quot;, &quot;container-title&quot;: &quot;Journal of Oceanography&quot;, &quot;issue&quot;: &quot;1&quot;, &quot;id&quot;: &quot;ITEM-1&quot;}}, {&quot;uris&quot;: [&quot;http://www.mendeley.com/documents/?uuid=5e3ff614-1a7c-43d9-b72c-be588018be57&quot;], &quot;id&quot;: &quot;ITEM-2&quot;, &quot;itemData&quot;: {&quot;type&quot;: &quot;article-journal&quot;, &quot;author&quot;: [{&quot;given&quot;: &quot;N. J.&quot;, &quot;dropping-particle&quot;: &quot;&quot;, &quot;suffix&quot;: &quot;&quot;, &quot;family&quot;: &quot;Mantua&quot;, &quot;parse-names&quot;: false, &quot;non-dropping-particle&quot;: &quot;&quot;}, {&quot;given&quot;: &quot;S. R.&quot;, &quot;dropping-particle&quot;: &quot;&quot;, &quot;suffix&quot;: &quot;&quot;, &quot;family&quot;: &quot;Hare&quot;, &quot;parse-names&quot;: false, &quot;non-dropping-particle&quot;: &quot;&quot;}, {&quot;given&quot;: &quot;Y.&quot;, &quot;dropping-particle&quot;: &quot;&quot;, &quot;suffix&quot;: &quot;&quot;, &quot;family&quot;: &quot;Zhang&quot;, &quot;parse-names&quot;: false, &quot;non-dropping-particle&quot;: &quot;&quot;}, {&quot;given&quot;: &quot;J. M.&quot;, &quot;dropping-particle&quot;: &quot;&quot;, &quot;suffix&quot;: &quot;&quot;, &quot;family&quot;: &quot;Wallace&quot;, &quot;parse-names&quot;: false, &quot;non-dropping-particle&quot;: &quot;&quot;}, {&quot;given&quot;: &quot;R. C.&quot;, &quot;dropping-particle&quot;: &quot;&quot;, &quot;suffix&quot;: &quot;&quot;, &quot;family&quot;: &quot;Francis&quot;, &quot;parse-names&quot;: false, &quot;non-dropping-particle&quot;: &quot;&quot;}], &quot;issued&quot;: {&quot;date-parts&quot;: [[&quot;1997&quot;]]}, &quot;title&quot;: &quot;A Pacific interdecadal climate oscillation with impacts on salmon production&quot;, &quot;page&quot;: &quot;1069-1079&quot;, &quot;volume&quot;: &quot;78&quot;, &quot;container-title&quot;: &quot;Bulletin of the American Meteorological Society&quot;, &quot;issue&quot;: &quot;6&quot;, &quot;id&quot;: &quot;ITEM-2&quot;}}], &quot;properties&quot;: {&quot;noteIndex&quot;: 0}, &quot;schema&quot;: &quot;https://github.com/citation-style-language/schema/raw/master/csl-citation.json&quot;} RNDWZOGdtjU9A"/><text:span text:style-name="T33">[30,31]</text:span><text:reference-mark-end text:name="ADDIN CSL_CITATION {&quot;mendeley&quot;: {&quot;previouslyFormattedCitation&quot;: &quot;[30,31]&quot;}, &quot;citationItems&quot;: [{&quot;uris&quot;: [&quot;http://www.mendeley.com/documents/?uuid=959b0dea-5461-41fa-91fd-1d3b6e9945c1&quot;], &quot;id&quot;: &quot;ITEM-1&quot;, &quot;itemData&quot;: {&quot;DOI&quot;: &quot;10.1023/A:1015820616384&quot;, &quot;type&quot;: &quot;article-journal&quot;, &quot;author&quot;: [{&quot;given&quot;: &quot;Nathan&quot;, &quot;dropping-particle&quot;: &quot;&quot;, &quot;suffix&quot;: &quot;&quot;, &quot;family&quot;: &quot;Mantua&quot;, &quot;parse-names&quot;: false, &quot;non-dropping-particle&quot;: &quot;&quot;}, {&quot;given&quot;: &quot;Steven&quot;, &quot;dropping-particle&quot;: &quot;&quot;, &quot;suffix&quot;: &quot;&quot;, &quot;family&quot;: &quot;Hare&quot;, &quot;parse-names&quot;: false, &quot;non-dropping-particle&quot;: &quot;&quot;}], &quot;issued&quot;: {&quot;date-parts&quot;: [[&quot;2002&quot;]]}, &quot;title&quot;: &quot;The Pacific Decadal Oscillation&quot;, &quot;page&quot;: &quot;35-44&quot;, &quot;volume&quot;: &quot;58&quot;, &quot;container-title&quot;: &quot;Journal of Oceanography&quot;, &quot;issue&quot;: &quot;1&quot;, &quot;id&quot;: &quot;ITEM-1&quot;}}, {&quot;uris&quot;: [&quot;http://www.mendeley.com/documents/?uuid=5e3ff614-1a7c-43d9-b72c-be588018be57&quot;], &quot;id&quot;: &quot;ITEM-2&quot;, &quot;itemData&quot;: {&quot;type&quot;: &quot;article-journal&quot;, &quot;author&quot;: [{&quot;given&quot;: &quot;N. J.&quot;, &quot;dropping-particle&quot;: &quot;&quot;, &quot;suffix&quot;: &quot;&quot;, &quot;family&quot;: &quot;Mantua&quot;, &quot;parse-names&quot;: false, &quot;non-dropping-particle&quot;: &quot;&quot;}, {&quot;given&quot;: &quot;S. R.&quot;, &quot;dropping-particle&quot;: &quot;&quot;, &quot;suffix&quot;: &quot;&quot;, &quot;family&quot;: &quot;Hare&quot;, &quot;parse-names&quot;: false, &quot;non-dropping-particle&quot;: &quot;&quot;}, {&quot;given&quot;: &quot;Y.&quot;, &quot;dropping-particle&quot;: &quot;&quot;, &quot;suffix&quot;: &quot;&quot;, &quot;family&quot;: &quot;Zhang&quot;, &quot;parse-names&quot;: false, &quot;non-dropping-particle&quot;: &quot;&quot;}, {&quot;given&quot;: &quot;J. M.&quot;, &quot;dropping-particle&quot;: &quot;&quot;, &quot;suffix&quot;: &quot;&quot;, &quot;family&quot;: &quot;Wallace&quot;, &quot;parse-names&quot;: false, &quot;non-dropping-particle&quot;: &quot;&quot;}, {&quot;given&quot;: &quot;R. C.&quot;, &quot;dropping-particle&quot;: &quot;&quot;, &quot;suffix&quot;: &quot;&quot;, &quot;family&quot;: &quot;Francis&quot;, &quot;parse-names&quot;: false, &quot;non-dropping-particle&quot;: &quot;&quot;}], &quot;issued&quot;: {&quot;date-parts&quot;: [[&quot;1997&quot;]]}, &quot;title&quot;: &quot;A Pacific interdecadal climate oscillation with impacts on salmon production&quot;, &quot;page&quot;: &quot;1069-1079&quot;, &quot;volume&quot;: &quot;78&quot;, &quot;container-title&quot;: &quot;Bulletin of the American Meteorological Society&quot;, &quot;issue&quot;: &quot;6&quot;, &quot;id&quot;: &quot;ITEM-2&quot;}}], &quot;properties&quot;: {&quot;noteIndex&quot;: 0}, &quot;schema&quot;: &quot;https://github.com/citation-style-language/schema/raw/master/csl-citation.json&quot;} RNDWZOGdtjU9A"/><text:span text:style-name="T28">⁠. Within its multidecadal cycle, PDO also fluctuates annually. These annual fluctuations were negatively correlated with the date of spring snowmelt in an earlier study at our site </text:span><text:reference-mark-start text:name="ADDIN CSL_CITATION {&quot;mendeley&quot;: {&quot;previouslyFormattedCitation&quot;: &quot;[32]&quot;}, &quot;citationItems&quot;: [{&quot;uris&quot;: [&quot;http://www.mendeley.com/documents/?uuid=8367dc92-85d1-429d-a0e7-5262d38530e1&quot;], &quot;id&quot;: &quot;ITEM-1&quot;, &quot;itemData&quot;: {&quot;DOI&quot;: &quot;Article&quot;, &quot;type&quot;: &quot;article-journal&quot;, &quot;author&quot;: [{&quot;given&quot;: &quot;Shawn F.&quot;, &quot;dropping-particle&quot;: &quot;&quot;, &quot;suffix&quot;: &quot;&quot;, &quot;family&quot;: &quot;Morrison&quot;, &quot;parse-names&quot;: false, &quot;non-dropping-particle&quot;: &quot;&quot;}, {&quot;given&quot;: &quot;David S.&quot;, &quot;dropping-particle&quot;: &quot;&quot;, &quot;suffix&quot;: &quot;&quot;, &quot;family&quot;: &quot;Hik&quot;, &quot;parse-names&quot;: false, &quot;non-dropping-particle&quot;: &quot;&quot;}], &quot;issued&quot;: {&quot;date-parts&quot;: [[&quot;2007&quot;]]}, &quot;ISSN&quot;: &quot;00218790&quot;, &quot;page&quot;: &quot;899-907&quot;, &quot;volume&quot;: &quot;76&quot;, &quot;container-title&quot;: &quot;Journal of Animal Ecology&quot;, &quot;title&quot;: &quot;Demographic analysis of a declining pika Ochotona collaris population: linking survival to broad-scale climate patterns via spring snowmelt patterns&quot;, &quot;issue&quot;: &quot;5&quot;, &quot;id&quot;: &quot;ITEM-1&quot;}}], &quot;properties&quot;: {&quot;noteIndex&quot;: 0}, &quot;schema&quot;: &quot;https://github.com/citation-style-language/schema/raw/master/csl-citation.json&quot;} RNDha7HltSjRp"/><text:span text:style-name="T33">[32]</text:span><text:reference-mark-end text:name="ADDIN CSL_CITATION {&quot;mendeley&quot;: {&quot;previouslyFormattedCitation&quot;: &quot;[32]&quot;}, &quot;citationItems&quot;: [{&quot;uris&quot;: [&quot;http://www.mendeley.com/documents/?uuid=8367dc92-85d1-429d-a0e7-5262d38530e1&quot;], &quot;id&quot;: &quot;ITEM-1&quot;, &quot;itemData&quot;: {&quot;DOI&quot;: &quot;Article&quot;, &quot;type&quot;: &quot;article-journal&quot;, &quot;author&quot;: [{&quot;given&quot;: &quot;Shawn F.&quot;, &quot;dropping-particle&quot;: &quot;&quot;, &quot;suffix&quot;: &quot;&quot;, &quot;family&quot;: &quot;Morrison&quot;, &quot;parse-names&quot;: false, &quot;non-dropping-particle&quot;: &quot;&quot;}, {&quot;given&quot;: &quot;David S.&quot;, &quot;dropping-particle&quot;: &quot;&quot;, &quot;suffix&quot;: &quot;&quot;, &quot;family&quot;: &quot;Hik&quot;, &quot;parse-names&quot;: false, &quot;non-dropping-particle&quot;: &quot;&quot;}], &quot;issued&quot;: {&quot;date-parts&quot;: [[&quot;2007&quot;]]}, &quot;ISSN&quot;: &quot;00218790&quot;, &quot;page&quot;: &quot;899-907&quot;, &quot;volume&quot;: &quot;76&quot;, &quot;container-title&quot;: &quot;Journal of Animal Ecology&quot;, &quot;title&quot;: &quot;Demographic analysis of a declining pika Ochotona collaris population: linking survival to broad-scale climate patterns via spring snowmelt patterns&quot;, &quot;issue&quot;: &quot;5&quot;, &quot;id&quot;: &quot;ITEM-1&quot;}}], &quot;properties&quot;: {&quot;noteIndex&quot;: 0}, &quot;schema&quot;: &quot;https://github.com/citation-style-language/schema/raw/master/csl-citation.json&quot;} RNDha7HltSjRp"/><text:span text:style-name="T28">⁠, annual snow accumulation on nearby Mt. Logan (~100 km</text:span><text:span text:style-name="T29">)</text:span><text:reference-mark-start text:name="ADDIN CSL_CITATION {&quot;mendeley&quot;: {&quot;previouslyFormattedCitation&quot;: &quot;[33]&quot;}, &quot;citationItems&quot;: [{&quot;uris&quot;: [&quot;http://www.mendeley.com/documents/?uuid=591b9164-8087-4a25-91af-6c4f9b4d2bd3&quot;], &quot;id&quot;: &quot;ITEM-1&quot;, &quot;itemData&quot;: {&quot;DOI&quot;: &quot;10.1038/nature01229&quot;, &quot;type&quot;: &quot;article-journal&quot;, &quot;author&quot;: [{&quot;given&quot;: &quot;G. W. K.&quot;, &quot;dropping-particle&quot;: &quot;&quot;, &quot;suffix&quot;: &quot;&quot;, &quot;family&quot;: &quot;Moore&quot;, &quot;parse-names&quot;: false, &quot;non-dropping-particle&quot;: &quot;&quot;}, {&quot;given&quot;: &quot;Gerald&quot;, &quot;dropping-particle&quot;: &quot;&quot;, &quot;suffix&quot;: &quot;&quot;, &quot;family&quot;: &quot;Holdsworth&quot;, &quot;parse-names&quot;: false, &quot;non-dropping-particle&quot;: &quot;&quot;}, {&quot;given&quot;: &quot;Keith&quot;, &quot;dropping-particle&quot;: &quot;&quot;, &quot;suffix&quot;: &quot;&quot;, &quot;family&quot;: &quot;Alverson&quot;, &quot;parse-names&quot;: false, &quot;non-dropping-particle&quot;: &quot;&quot;}], &quot;issued&quot;: {&quot;date-parts&quot;: [[&quot;2002&quot;]]}, &quot;ISSN&quot;: &quot;0028-0836&quot;, &quot;page&quot;: &quot;401-403&quot;, &quot;volume&quot;: &quot;420&quot;, &quot;container-title&quot;: &quot;Nature&quot;, &quot;title&quot;: &quot;Climate change in the North Pacific region over the past three centuries&quot;, &quot;issue&quot;: &quot;6913&quot;, &quot;id&quot;: &quot;ITEM-1&quot;}}], &quot;properties&quot;: {&quot;noteIndex&quot;: 0}, &quot;schema&quot;: &quot;https://github.com/citation-style-language/schema/raw/master/csl-citation.json&quot;} RNDEBbOLLyGNV"/><text:span text:style-name="T34">[33]</text:span><text:reference-mark-end text:name="ADDIN CSL_CITATION {&quot;mendeley&quot;: {&quot;previouslyFormattedCitation&quot;: &quot;[33]&quot;}, &quot;citationItems&quot;: [{&quot;uris&quot;: [&quot;http://www.mendeley.com/documents/?uuid=591b9164-8087-4a25-91af-6c4f9b4d2bd3&quot;], &quot;id&quot;: &quot;ITEM-1&quot;, &quot;itemData&quot;: {&quot;DOI&quot;: &quot;10.1038/nature01229&quot;, &quot;type&quot;: &quot;article-journal&quot;, &quot;author&quot;: [{&quot;given&quot;: &quot;G. W. K.&quot;, &quot;dropping-particle&quot;: &quot;&quot;, &quot;suffix&quot;: &quot;&quot;, &quot;family&quot;: &quot;Moore&quot;, &quot;parse-names&quot;: false, &quot;non-dropping-particle&quot;: &quot;&quot;}, {&quot;given&quot;: &quot;Gerald&quot;, &quot;dropping-particle&quot;: &quot;&quot;, &quot;suffix&quot;: &quot;&quot;, &quot;family&quot;: &quot;Holdsworth&quot;, &quot;parse-names&quot;: false, &quot;non-dropping-particle&quot;: &quot;&quot;}, {&quot;given&quot;: &quot;Keith&quot;, &quot;dropping-particle&quot;: &quot;&quot;, &quot;suffix&quot;: &quot;&quot;, &quot;family&quot;: &quot;Alverson&quot;, &quot;parse-names&quot;: false, &quot;non-dropping-particle&quot;: &quot;&quot;}], &quot;issued&quot;: {&quot;date-parts&quot;: [[&quot;2002&quot;]]}, &quot;ISSN&quot;: &quot;0028-0836&quot;, &quot;page&quot;: &quot;401-403&quot;, &quot;volume&quot;: &quot;420&quot;, &quot;container-title&quot;: &quot;Nature&quot;, &quot;title&quot;: &quot;Climate change in the North Pacific region over the past three centuries&quot;, &quot;issue&quot;: &quot;6913&quot;, &quot;id&quot;: &quot;ITEM-1&quot;}}], &quot;properties&quot;: {&quot;noteIndex&quot;: 0}, &quot;schema&quot;: &quot;https://github.com/citation-style-language/schema/raw/master/csl-citation.json&quot;} RNDEBbOLLyGNV"/><text:span text:style-name="T29">⁠</text:span><text:span text:style-name="T28">, and mean winter snow depth at two weather stations (Burwash Landing and Aishihik Lake) each located ~30km away from our study site but 1400m lower in elevation (r = 0.61 and 0.6 respectively for 1967-2007; Environment Canada http://www.climate.weatheroffice.ec.gc.ca/). Positive winter PDO values are therefore associated with early snowmelt and shallow snowpack, while negative values are associated with the opposite patterns. </text:span></text:p>
      <text:p text:style-name="P1"><text:span text:style-name="T28"><text:tab/>The social environment was measured as i) the total number of non-juvenile marmots within the social group that were resighted or captured after July 1 during the previous summer and ii) the number of reproductively mature females in the group. Both covariates should be negatively correlated with breeding probability if reproductive suppression is a common occurrence. </text:span><text:span text:style-name="T1">A complete list of covariates used, as well as their abbreviations, is given in Table 1. </text:span></text:p>
      <text:p text:style-name="P1"/>
      <text:p text:style-name="P17">Apparent survival</text:p>
      <text:p text:style-name="P33">Survival models included only three covariates: winter PDO, winter PDO lagged by one year, and current breeding state. Previous survival analyses suggested that winter climate was by far the dominant influence on survival; however, those analyses did not include breeding state. We therefore chose this simplified model set in order to test the cost-of-reproduction hypothesis while accounting for the influence of climate on survival. The two PDO indices were not correlated (r=0.13, p=0.85).</text:p>
      <text:p text:style-name="P30"/>
      <text:p text:style-name="P7">CMR analyses / evaluation of fit</text:p>
      <text:p text:style-name="P1"><text:span text:style-name="T1"><text:tab/>We constructed all mark-recapture analyses using program MARK and the RMark package in R </text:span><text:reference-mark-start text:name="ADDIN CSL_CITATION {&quot;mendeley&quot;: {&quot;previouslyFormattedCitation&quot;: &quot;[34,35]&quot;}, &quot;citationItems&quot;: [{&quot;uris&quot;: [&quot;http://www.mendeley.com/documents/?uuid=c2170cd6-0220-496c-b815-c06b60071037&quot;], &quot;id&quot;: &quot;ITEM-1&quot;, &quot;itemData&quot;: {&quot;title&quot;: &quot;RMark\u2014an alternative approach to building linear models&quot;, &quot;issued&quot;: {&quot;date-parts&quot;: [[&quot;2007&quot;]]}, &quot;author&quot;: [{&quot;given&quot;: &quot;J&quot;, &quot;dropping-particle&quot;: &quot;&quot;, &quot;suffix&quot;: &quot;&quot;, &quot;family&quot;: &quot;Laake&quot;, &quot;parse-names&quot;: false, &quot;non-dropping-particle&quot;: &quot;&quot;}, {&quot;given&quot;: &quot;E&quot;, &quot;dropping-particle&quot;: &quot;&quot;, &quot;suffix&quot;: &quot;&quot;, &quot;family&quot;: &quot;Rexstad&quot;, &quot;parse-names&quot;: false, &quot;non-dropping-particle&quot;: &quot;&quot;}], &quot;container-title&quot;: &quot;Appendix C in Cooch, E. and G. White, editors. Program MARK: a gentle introduction http://www. phidot. org/software/mark/docs/book&quot;, &quot;type&quot;: &quot;article-journal&quot;, &quot;id&quot;: &quot;ITEM-1&quot;}}, {&quot;uris&quot;: [&quot;http://www.mendeley.com/documents/?uuid=9ec13fbf-9211-4777-848b-4ecc884a753c&quot;], &quot;id&quot;: &quot;ITEM-2&quot;, &quot;itemData&quot;: {&quot;publisher-place&quot;: &quot;Vienna, Austria&quot;, &quot;title&quot;: &quot;R: A Language and Environment for Statistical Computing&quot;, &quot;issued&quot;: {&quot;date-parts&quot;: [[&quot;2009&quot;]]}, &quot;author&quot;: [{&quot;given&quot;: &quot;R Development Core&quot;, &quot;dropping-particle&quot;: &quot;&quot;, &quot;suffix&quot;: &quot;&quot;, &quot;family&quot;: &quot;R Developement Team&quot;, &quot;parse-names&quot;: false, &quot;non-dropping-particle&quot;: &quot;&quot;}], &quot;type&quot;: &quot;book&quot;, &quot;id&quot;: &quot;ITEM-2&quot;}}], &quot;properties&quot;: {&quot;noteIndex&quot;: 0}, &quot;schema&quot;: &quot;https://github.com/citation-style-language/schema/raw/master/csl-citation.json&quot;} RNDfu54AixtC7"/><text:span text:style-name="T20">[34,35]</text:span><text:reference-mark-end text:name="ADDIN CSL_CITATION {&quot;mendeley&quot;: {&quot;previouslyFormattedCitation&quot;: &quot;[34,35]&quot;}, &quot;citationItems&quot;: [{&quot;uris&quot;: [&quot;http://www.mendeley.com/documents/?uuid=c2170cd6-0220-496c-b815-c06b60071037&quot;], &quot;id&quot;: &quot;ITEM-1&quot;, &quot;itemData&quot;: {&quot;title&quot;: &quot;RMark\u2014an alternative approach to building linear models&quot;, &quot;issued&quot;: {&quot;date-parts&quot;: [[&quot;2007&quot;]]}, &quot;author&quot;: [{&quot;given&quot;: &quot;J&quot;, &quot;dropping-particle&quot;: &quot;&quot;, &quot;suffix&quot;: &quot;&quot;, &quot;family&quot;: &quot;Laake&quot;, &quot;parse-names&quot;: false, &quot;non-dropping-particle&quot;: &quot;&quot;}, {&quot;given&quot;: &quot;E&quot;, &quot;dropping-particle&quot;: &quot;&quot;, &quot;suffix&quot;: &quot;&quot;, &quot;family&quot;: &quot;Rexstad&quot;, &quot;parse-names&quot;: false, &quot;non-dropping-particle&quot;: &quot;&quot;}], &quot;container-title&quot;: &quot;Appendix C in Cooch, E. and G. White, editors. Program MARK: a gentle introduction http://www. phidot. org/software/mark/docs/book&quot;, &quot;type&quot;: &quot;article-journal&quot;, &quot;id&quot;: &quot;ITEM-1&quot;}}, {&quot;uris&quot;: [&quot;http://www.mendeley.com/documents/?uuid=9ec13fbf-9211-4777-848b-4ecc884a753c&quot;], &quot;id&quot;: &quot;ITEM-2&quot;, &quot;itemData&quot;: {&quot;publisher-place&quot;: &quot;Vienna, Austria&quot;, &quot;title&quot;: &quot;R: A Language and Environment for Statistical Computing&quot;, &quot;issued&quot;: {&quot;date-parts&quot;: [[&quot;2009&quot;]]}, &quot;author&quot;: [{&quot;given&quot;: &quot;R Development Core&quot;, &quot;dropping-particle&quot;: &quot;&quot;, &quot;suffix&quot;: &quot;&quot;, &quot;family&quot;: &quot;R Developement Team&quot;, &quot;parse-names&quot;: false, &quot;non-dropping-particle&quot;: &quot;&quot;}], &quot;type&quot;: &quot;book&quot;, &quot;id&quot;: &quot;ITEM-2&quot;}}], &quot;properties&quot;: {&quot;noteIndex&quot;: 0}, &quot;schema&quot;: &quot;https://github.com/citation-style-language/schema/raw/master/csl-citation.json&quot;} RNDfu54AixtC7"/><text:span text:style-name="T1">⁠. We ranked models using </text:span><text:span text:style-name="T5">AIC</text:span><text:span text:style-name="T37">C</text:span><text:span text:style-name="T1"> </text:span><text:reference-mark-start text:name="ADDIN CSL_CITATION {&quot;mendeley&quot;: {&quot;previouslyFormattedCitation&quot;: &quot;[36]&quot;}, &quot;citationItems&quot;: [{&quot;uris&quot;: [&quot;http://www.mendeley.com/documents/?uuid=5e0fcf3d-2798-4cfc-8735-7fce16504784&quot;], &quot;id&quot;: &quot;ITEM-1&quot;, &quot;itemData&quot;: {&quot;title&quot;: &quot;Second international symposium on information theory&quot;, &quot;issued&quot;: {&quot;date-parts&quot;: [[&quot;1973&quot;]]}, &quot;author&quot;: [{&quot;given&quot;: &quot;H.&quot;, &quot;dropping-particle&quot;: &quot;&quot;, &quot;suffix&quot;: &quot;&quot;, &quot;family&quot;: &quot;Akaike&quot;, &quot;parse-names&quot;: false, &quot;non-dropping-particle&quot;: &quot;&quot;}, {&quot;given&quot;: &quot;B. N.&quot;, &quot;dropping-particle&quot;: &quot;&quot;, &quot;suffix&quot;: &quot;&quot;, &quot;family&quot;: &quot;Petrov&quot;, &quot;parse-names&quot;: false, &quot;non-dropping-particle&quot;: &quot;&quot;}, {&quot;given&quot;: &quot;F.&quot;, &quot;dropping-particle&quot;: &quot;&quot;, &quot;suffix&quot;: &quot;&quot;, &quot;family&quot;: &quot;Csaki&quot;, &quot;parse-names&quot;: false, &quot;non-dropping-particle&quot;: &quot;&quot;}], &quot;volume&quot;: &quot;267&quot;, &quot;container-title&quot;: &quot;Information Theory and an Extension of the Maximum Likelihood Principle. Akademiai Kiado: Budapest. p&quot;, &quot;type&quot;: &quot;article-journal&quot;, &quot;id&quot;: &quot;ITEM-1&quot;}}], &quot;properties&quot;: {&quot;noteIndex&quot;: 0}, &quot;schema&quot;: &quot;https://github.com/citation-style-language/schema/raw/master/csl-citation.json&quot;} RND4uhBBS5dCW"/><text:span text:style-name="T20">[36]</text:span><text:reference-mark-end text:name="ADDIN CSL_CITATION {&quot;mendeley&quot;: {&quot;previouslyFormattedCitation&quot;: &quot;[36]&quot;}, &quot;citationItems&quot;: [{&quot;uris&quot;: [&quot;http://www.mendeley.com/documents/?uuid=5e0fcf3d-2798-4cfc-8735-7fce16504784&quot;], &quot;id&quot;: &quot;ITEM-1&quot;, &quot;itemData&quot;: {&quot;title&quot;: &quot;Second international symposium on information theory&quot;, &quot;issued&quot;: {&quot;date-parts&quot;: [[&quot;1973&quot;]]}, &quot;author&quot;: [{&quot;given&quot;: &quot;H.&quot;, &quot;dropping-particle&quot;: &quot;&quot;, &quot;suffix&quot;: &quot;&quot;, &quot;family&quot;: &quot;Akaike&quot;, &quot;parse-names&quot;: false, &quot;non-dropping-particle&quot;: &quot;&quot;}, {&quot;given&quot;: &quot;B. N.&quot;, &quot;dropping-particle&quot;: &quot;&quot;, &quot;suffix&quot;: &quot;&quot;, &quot;family&quot;: &quot;Petrov&quot;, &quot;parse-names&quot;: false, &quot;non-dropping-particle&quot;: &quot;&quot;}, {&quot;given&quot;: &quot;F.&quot;, &quot;dropping-particle&quot;: &quot;&quot;, &quot;suffix&quot;: &quot;&quot;, &quot;family&quot;: &quot;Csaki&quot;, &quot;parse-names&quot;: false, &quot;non-dropping-particle&quot;: &quot;&quot;}], &quot;volume&quot;: &quot;267&quot;, &quot;container-title&quot;: &quot;Information Theory and an Extension of the Maximum Likelihood Principle. Akademiai Kiado: Budapest. p&quot;, &quot;type&quot;: &quot;article-journal&quot;, &quot;id&quot;: &quot;ITEM-1&quot;}}], &quot;properties&quot;: {&quot;noteIndex&quot;: 0}, &quot;schema&quot;: &quot;https://github.com/citation-style-language/schema/raw/master/csl-citation.json&quot;} RND4uhBBS5dCW"/><text:span text:style-name="T1">⁠, and evaluated the relative importance of covariates by summing their </text:span><text:span text:style-name="T5">AIC</text:span><text:span text:style-name="T37">C</text:span><text:span text:style-name="T1"> </text:span><text:soft-page-break/><text:span text:style-name="T1">weights across the entire model set </text:span><text:reference-mark-start text:name="ADDIN CSL_CITATION {&quot;mendeley&quot;: {&quot;previouslyFormattedCitation&quot;: &quot;[29]&quot;}, &quot;citationItems&quot;: [{&quot;uris&quot;: [&quot;http://www.mendeley.com/documents/?uuid=4385f08d-1da0-49b2-9d05-46d51fb03294&quot;], &quot;id&quot;: &quot;ITEM-1&quot;, &quot;itemData&quot;: {&quot;publisher&quot;: &quot;Springer Verlag&quot;, &quot;title&quot;: &quot;Model selection and multimodel inference: a practical information-theoretic approach&quot;, &quot;issued&quot;: {&quot;date-parts&quot;: [[&quot;2002&quot;]]}, &quot;author&quot;: [{&quot;given&quot;: &quot;K. P.&quot;, &quot;dropping-particle&quot;: &quot;&quot;, &quot;suffix&quot;: &quot;&quot;, &quot;family&quot;: &quot;Burnham&quot;, &quot;parse-names&quot;: false, &quot;non-dropping-particle&quot;: &quot;&quot;}, {&quot;given&quot;: &quot;D. R.&quot;, &quot;dropping-particle&quot;: &quot;&quot;, &quot;suffix&quot;: &quot;&quot;, &quot;family&quot;: &quot;Anderson&quot;, &quot;parse-names&quot;: false, &quot;non-dropping-particle&quot;: &quot;&quot;}], &quot;type&quot;: &quot;book&quot;, &quot;id&quot;: &quot;ITEM-1&quot;}}], &quot;properties&quot;: {&quot;noteIndex&quot;: 0}, &quot;schema&quot;: &quot;https://github.com/citation-style-language/schema/raw/master/csl-citation.json&quot;} RNDSRi4p3QnJo"/><text:span text:style-name="T20">[29]</text:span><text:reference-mark-end text:name="ADDIN CSL_CITATION {&quot;mendeley&quot;: {&quot;previouslyFormattedCitation&quot;: &quot;[29]&quot;}, &quot;citationItems&quot;: [{&quot;uris&quot;: [&quot;http://www.mendeley.com/documents/?uuid=4385f08d-1da0-49b2-9d05-46d51fb03294&quot;], &quot;id&quot;: &quot;ITEM-1&quot;, &quot;itemData&quot;: {&quot;publisher&quot;: &quot;Springer Verlag&quot;, &quot;title&quot;: &quot;Model selection and multimodel inference: a practical information-theoretic approach&quot;, &quot;issued&quot;: {&quot;date-parts&quot;: [[&quot;2002&quot;]]}, &quot;author&quot;: [{&quot;given&quot;: &quot;K. P.&quot;, &quot;dropping-particle&quot;: &quot;&quot;, &quot;suffix&quot;: &quot;&quot;, &quot;family&quot;: &quot;Burnham&quot;, &quot;parse-names&quot;: false, &quot;non-dropping-particle&quot;: &quot;&quot;}, {&quot;given&quot;: &quot;D. R.&quot;, &quot;dropping-particle&quot;: &quot;&quot;, &quot;suffix&quot;: &quot;&quot;, &quot;family&quot;: &quot;Anderson&quot;, &quot;parse-names&quot;: false, &quot;non-dropping-particle&quot;: &quot;&quot;}], &quot;type&quot;: &quot;book&quot;, &quot;id&quot;: &quot;ITEM-1&quot;}}], &quot;properties&quot;: {&quot;noteIndex&quot;: 0}, &quot;schema&quot;: &quot;https://github.com/citation-style-language/schema/raw/master/csl-citation.json&quot;} RNDSRi4p3QnJo"/><text:span text:style-name="T7">⁠</text:span><text:span text:style-name="T1">. We also model-averaged Ψ and S across the entire model set </text:span><text:reference-mark-start text:name="ADDIN CSL_CITATION {&quot;mendeley&quot;: {&quot;previouslyFormattedCitation&quot;: &quot;[29,37]&quot;}, &quot;citationItems&quot;: [{&quot;uris&quot;: [&quot;http://www.mendeley.com/documents/?uuid=4385f08d-1da0-49b2-9d05-46d51fb03294&quot;], &quot;id&quot;: &quot;ITEM-1&quot;, &quot;itemData&quot;: {&quot;publisher&quot;: &quot;Springer Verlag&quot;, &quot;title&quot;: &quot;Model selection and multimodel inference: a practical information-theoretic approach&quot;, &quot;issued&quot;: {&quot;date-parts&quot;: [[&quot;2002&quot;]]}, &quot;author&quot;: [{&quot;given&quot;: &quot;K. P.&quot;, &quot;dropping-particle&quot;: &quot;&quot;, &quot;suffix&quot;: &quot;&quot;, &quot;family&quot;: &quot;Burnham&quot;, &quot;parse-names&quot;: false, &quot;non-dropping-particle&quot;: &quot;&quot;}, {&quot;given&quot;: &quot;D. R.&quot;, &quot;dropping-particle&quot;: &quot;&quot;, &quot;suffix&quot;: &quot;&quot;, &quot;family&quot;: &quot;Anderson&quot;, &quot;parse-names&quot;: false, &quot;non-dropping-particle&quot;: &quot;&quot;}], &quot;type&quot;: &quot;book&quot;, &quot;id&quot;: &quot;ITEM-1&quot;}}, {&quot;uris&quot;: [&quot;http://www.mendeley.com/documents/?uuid=2cf3e6e8-2e68-4b26-bbba-87fa43659055&quot;], &quot;id&quot;: &quot;ITEM-2&quot;, &quot;itemData&quot;: {&quot;publisher&quot;: &quot;Springer Verlag&quot;, &quot;title&quot;: &quot;Model based inference in the life sciences: a primer on evidence&quot;, &quot;issued&quot;: {&quot;date-parts&quot;: [[&quot;2008&quot;]]}, &quot;author&quot;: [{&quot;given&quot;: &quot;DR&quot;, &quot;dropping-particle&quot;: &quot;&quot;, &quot;suffix&quot;: &quot;&quot;, &quot;family&quot;: &quot;Anderson&quot;, &quot;parse-names&quot;: false, &quot;non-dropping-particle&quot;: &quot;&quot;}], &quot;type&quot;: &quot;book&quot;, &quot;id&quot;: &quot;ITEM-2&quot;}}], &quot;properties&quot;: {&quot;noteIndex&quot;: 0}, &quot;schema&quot;: &quot;https://github.com/citation-style-language/schema/raw/master/csl-citation.json&quot;} RNDIyiN2t60mJ"/><text:span text:style-name="T20">[29,37]</text:span><text:reference-mark-end text:name="ADDIN CSL_CITATION {&quot;mendeley&quot;: {&quot;previouslyFormattedCitation&quot;: &quot;[29,37]&quot;}, &quot;citationItems&quot;: [{&quot;uris&quot;: [&quot;http://www.mendeley.com/documents/?uuid=4385f08d-1da0-49b2-9d05-46d51fb03294&quot;], &quot;id&quot;: &quot;ITEM-1&quot;, &quot;itemData&quot;: {&quot;publisher&quot;: &quot;Springer Verlag&quot;, &quot;title&quot;: &quot;Model selection and multimodel inference: a practical information-theoretic approach&quot;, &quot;issued&quot;: {&quot;date-parts&quot;: [[&quot;2002&quot;]]}, &quot;author&quot;: [{&quot;given&quot;: &quot;K. P.&quot;, &quot;dropping-particle&quot;: &quot;&quot;, &quot;suffix&quot;: &quot;&quot;, &quot;family&quot;: &quot;Burnham&quot;, &quot;parse-names&quot;: false, &quot;non-dropping-particle&quot;: &quot;&quot;}, {&quot;given&quot;: &quot;D. R.&quot;, &quot;dropping-particle&quot;: &quot;&quot;, &quot;suffix&quot;: &quot;&quot;, &quot;family&quot;: &quot;Anderson&quot;, &quot;parse-names&quot;: false, &quot;non-dropping-particle&quot;: &quot;&quot;}], &quot;type&quot;: &quot;book&quot;, &quot;id&quot;: &quot;ITEM-1&quot;}}, {&quot;uris&quot;: [&quot;http://www.mendeley.com/documents/?uuid=2cf3e6e8-2e68-4b26-bbba-87fa43659055&quot;], &quot;id&quot;: &quot;ITEM-2&quot;, &quot;itemData&quot;: {&quot;publisher&quot;: &quot;Springer Verlag&quot;, &quot;title&quot;: &quot;Model based inference in the life sciences: a primer on evidence&quot;, &quot;issued&quot;: {&quot;date-parts&quot;: [[&quot;2008&quot;]]}, &quot;author&quot;: [{&quot;given&quot;: &quot;DR&quot;, &quot;dropping-particle&quot;: &quot;&quot;, &quot;suffix&quot;: &quot;&quot;, &quot;family&quot;: &quot;Anderson&quot;, &quot;parse-names&quot;: false, &quot;non-dropping-particle&quot;: &quot;&quot;}], &quot;type&quot;: &quot;book&quot;, &quot;id&quot;: &quot;ITEM-2&quot;}}], &quot;properties&quot;: {&quot;noteIndex&quot;: 0}, &quot;schema&quot;: &quot;https://github.com/citation-style-language/schema/raw/master/csl-citation.json&quot;} RNDIyiN2t60mJ"/><text:span text:style-name="T1">⁠. Finally, we used </text:span><text:span text:style-name="T12">model-</text:span><text:span text:style-name="T1">averaged Ψ values to predict the number of breeding females in 2007-2009. These predictions were compared with the estimated number of breeders from those years to test the generality of our results.</text:span></text:p>
      <text:p text:style-name="P1"/>
      <text:p text:style-name="P7">Fecundity models</text:p>
      <text:p text:style-name="P1"><text:span text:style-name="T1"><text:tab/>We used generalized linear mixed models (GLMM’s) <text:s/>to examine the effects of winter PDO, lagged winter PDO, group size, and group*climate interactions on three measures of hoary marmot fecundity. Models were fit using the lme4 package in R </text:span><text:reference-mark-start text:name="ADDIN CSL_CITATION {&quot;mendeley&quot;: {&quot;previouslyFormattedCitation&quot;: &quot;[38]&quot;}, &quot;citationItems&quot;: [{&quot;uris&quot;: [&quot;http://www.mendeley.com/documents/?uuid=905f27a5-8cf7-4115-9977-d8707659be60&quot;], &quot;id&quot;: &quot;ITEM-1&quot;, &quot;itemData&quot;: {&quot;issued&quot;: {&quot;date-parts&quot;: [[&quot;2010&quot;]]}, &quot;title&quot;: &quot;lme4: Linear mixed-effects models using S4 classes&quot;, &quot;type&quot;: &quot;book&quot;, &quot;id&quot;: &quot;ITEM-1&quot;, &quot;author&quot;: [{&quot;given&quot;: &quot;Douglas&quot;, &quot;dropping-particle&quot;: &quot;&quot;, &quot;suffix&quot;: &quot;&quot;, &quot;family&quot;: &quot;Bates&quot;, &quot;parse-names&quot;: false, &quot;non-dropping-particle&quot;: &quot;&quot;}, {&quot;given&quot;: &quot;Martin&quot;, &quot;dropping-particle&quot;: &quot;&quot;, &quot;suffix&quot;: &quot;&quot;, &quot;family&quot;: &quot;Maechler&quot;, &quot;parse-names&quot;: false, &quot;non-dropping-particle&quot;: &quot;&quot;}]}}], &quot;properties&quot;: {&quot;noteIndex&quot;: 0}, &quot;schema&quot;: &quot;https://github.com/citation-style-language/schema/raw/master/csl-citation.json&quot;} RND7qDo2PH72T"/><text:span text:style-name="T20">[38]</text:span><text:reference-mark-end text:name="ADDIN CSL_CITATION {&quot;mendeley&quot;: {&quot;previouslyFormattedCitation&quot;: &quot;[38]&quot;}, &quot;citationItems&quot;: [{&quot;uris&quot;: [&quot;http://www.mendeley.com/documents/?uuid=905f27a5-8cf7-4115-9977-d8707659be60&quot;], &quot;id&quot;: &quot;ITEM-1&quot;, &quot;itemData&quot;: {&quot;issued&quot;: {&quot;date-parts&quot;: [[&quot;2010&quot;]]}, &quot;title&quot;: &quot;lme4: Linear mixed-effects models using S4 classes&quot;, &quot;type&quot;: &quot;book&quot;, &quot;id&quot;: &quot;ITEM-1&quot;, &quot;author&quot;: [{&quot;given&quot;: &quot;Douglas&quot;, &quot;dropping-particle&quot;: &quot;&quot;, &quot;suffix&quot;: &quot;&quot;, &quot;family&quot;: &quot;Bates&quot;, &quot;parse-names&quot;: false, &quot;non-dropping-particle&quot;: &quot;&quot;}, {&quot;given&quot;: &quot;Martin&quot;, &quot;dropping-particle&quot;: &quot;&quot;, &quot;suffix&quot;: &quot;&quot;, &quot;family&quot;: &quot;Maechler&quot;, &quot;parse-names&quot;: false, &quot;non-dropping-particle&quot;: &quot;&quot;}]}}], &quot;properties&quot;: {&quot;noteIndex&quot;: 0}, &quot;schema&quot;: &quot;https://github.com/citation-style-language/schema/raw/master/csl-citation.json&quot;} RND7qDo2PH72T"/><text:span text:style-name="T1">⁠. The three response variables were juveniles per social group (n = 78), average fecundity (juveniles per adult female w/in group; n=66), and litter size using a dataset of all fully enumerated litters with known mothers identified by genetic analyses (n = 41) </text:span><text:reference-mark-start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eVvMakP0Yi"/><text:span text:style-name="T20">[14]</text:span><text:reference-mark-end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eVvMakP0Yi"/><text:span text:style-name="T1">⁠. Error distributions were chosen after testing for conformity to a Poisson distribution </text:span><text:reference-mark-start text:name="ADDIN CSL_CITATION {&quot;mendeley&quot;: {&quot;previouslyFormattedCitation&quot;: &quot;[39]&quot;}, &quot;citationItems&quot;: [{&quot;uris&quot;: [&quot;http://www.mendeley.com/documents/?uuid=370333f4-fd68-482a-9047-b7519e3c2d0e&quot;], &quot;id&quot;: &quot;ITEM-1&quot;, &quot;itemData&quot;: {&quot;title&quot;: &quot;qcc: an R package for quality control charting and statistical process control&quot;, &quot;issued&quot;: {&quot;date-parts&quot;: [[&quot;2004&quot;]]}, &quot;author&quot;: [{&quot;given&quot;: &quot;Luca&quot;, &quot;dropping-particle&quot;: &quot;&quot;, &quot;suffix&quot;: &quot;&quot;, &quot;family&quot;: &quot;Scrucca&quot;, &quot;parse-names&quot;: false, &quot;non-dropping-particle&quot;: &quot;&quot;}], &quot;page&quot;: &quot;11\u201317&quot;, &quot;volume&quot;: &quot;4/1&quot;, &quot;container-title&quot;: &quot;R News&quot;, &quot;type&quot;: &quot;article-journal&quot;, &quot;id&quot;: &quot;ITEM-1&quot;}}], &quot;properties&quot;: {&quot;noteIndex&quot;: 0}, &quot;schema&quot;: &quot;https://github.com/citation-style-language/schema/raw/master/csl-citation.json&quot;} RNDoqhXEkQLkD"/><text:span text:style-name="T20">[39]</text:span><text:reference-mark-end text:name="ADDIN CSL_CITATION {&quot;mendeley&quot;: {&quot;previouslyFormattedCitation&quot;: &quot;[39]&quot;}, &quot;citationItems&quot;: [{&quot;uris&quot;: [&quot;http://www.mendeley.com/documents/?uuid=370333f4-fd68-482a-9047-b7519e3c2d0e&quot;], &quot;id&quot;: &quot;ITEM-1&quot;, &quot;itemData&quot;: {&quot;title&quot;: &quot;qcc: an R package for quality control charting and statistical process control&quot;, &quot;issued&quot;: {&quot;date-parts&quot;: [[&quot;2004&quot;]]}, &quot;author&quot;: [{&quot;given&quot;: &quot;Luca&quot;, &quot;dropping-particle&quot;: &quot;&quot;, &quot;suffix&quot;: &quot;&quot;, &quot;family&quot;: &quot;Scrucca&quot;, &quot;parse-names&quot;: false, &quot;non-dropping-particle&quot;: &quot;&quot;}], &quot;page&quot;: &quot;11\u201317&quot;, &quot;volume&quot;: &quot;4/1&quot;, &quot;container-title&quot;: &quot;R News&quot;, &quot;type&quot;: &quot;article-journal&quot;, &quot;id&quot;: &quot;ITEM-1&quot;}}], &quot;properties&quot;: {&quot;noteIndex&quot;: 0}, &quot;schema&quot;: &quot;https://github.com/citation-style-language/schema/raw/master/csl-citation.json&quot;} RNDoqhXEkQLkD"/><text:span text:style-name="T1">⁠. Random effects were included based on likelihood ratio tests using the most parameterized fixed-effects model in each model set </text:span><text:reference-mark-start text:name="ADDIN CSL_CITATION {&quot;mendeley&quot;: {&quot;previouslyFormattedCitation&quot;: &quot;[40]&quot;}, &quot;citationItems&quot;: [{&quot;uris&quot;: [&quot;http://www.mendeley.com/documents/?uuid=fecece99-7386-466f-86ae-ca83d80bd770&quot;], &quot;id&quot;: &quot;ITEM-1&quot;, &quot;itemData&quot;: {&quot;publisher&quot;: &quot;Elsevier Ltd&quot;, &quot;type&quot;: &quot;article-journal&quot;, &quot;author&quot;: [{&quot;given&quot;: &quot;Benjamin M&quot;, &quot;dropping-particle&quot;: &quot;&quot;, &quot;suffix&quot;: &quot;&quot;, &quot;family&quot;: &quot;Bolker&quot;, &quot;parse-names&quot;: false, &quot;non-dropping-particle&quot;: &quot;&quot;}, {&quot;given&quot;: &quot;Mollie E&quot;, &quot;dropping-particle&quot;: &quot;&quot;, &quot;suffix&quot;: &quot;&quot;, &quot;family&quot;: &quot;Brooks&quot;, &quot;parse-names&quot;: false, &quot;non-dropping-particle&quot;: &quot;&quot;}, {&quot;given&quot;: &quot;Connie J&quot;, &quot;dropping-particle&quot;: &quot;&quot;, &quot;suffix&quot;: &quot;&quot;, &quot;family&quot;: &quot;Clark&quot;, &quot;parse-names&quot;: false, &quot;non-dropping-particle&quot;: &quot;&quot;}, {&quot;given&quot;: &quot;Shane W&quot;, &quot;dropping-particle&quot;: &quot;&quot;, &quot;suffix&quot;: &quot;&quot;, &quot;family&quot;: &quot;Geange&quot;, &quot;parse-names&quot;: false, &quot;non-dropping-particle&quot;: &quot;&quot;}, {&quot;given&quot;: &quot;John R&quot;, &quot;dropping-particle&quot;: &quot;&quot;, &quot;suffix&quot;: &quot;&quot;, &quot;family&quot;: &quot;Poulsen&quot;, &quot;parse-names&quot;: false, &quot;non-dropping-particle&quot;: &quot;&quot;}, {&quot;given&quot;: &quot;M Henry H&quot;, &quot;dropping-particle&quot;: &quot;&quot;, &quot;suffix&quot;: &quot;&quot;, &quot;family&quot;: &quot;Stevens&quot;, &quot;parse-names&quot;: false, &quot;non-dropping-particle&quot;: &quot;&quot;}, {&quot;given&quot;: &quot;Jada-Simone S&quot;, &quot;dropping-particle&quot;: &quot;&quot;, &quot;suffix&quot;: &quot;&quot;, &quot;family&quot;: &quot;White&quot;, &quot;parse-names&quot;: false, &quot;non-dropping-particle&quot;: &quot;&quot;}], &quot;issued&quot;: {&quot;date-parts&quot;: [[&quot;2009&quot;]]}, &quot;abstract&quot;: &quot;How should ecologists and evolutionary biologists analyze nonnormal data that involve random effects? Nonnormal data such as counts or proportions often defy classical statistical procedures. Generalized linear mixed models (GLMMs) provide a more flexible approach for analyzing nonnormal data when random effects are present. The explosion of research on GLMMs in the last decade has generated considerable uncertainty for practitioners in ecology and evolution. Despite the availability of accurate techniques for estimating GLMM parameters in simple cases, complex GLMMs are challenging to fit and statistical inference such as hypothesis testing remains difficult. We review the use (and misuse) of GLMMs in ecology and evolution, discuss estimation and inference and summarize 'best-practice' data analysis procedures for scientists facing this challenge.&quot;, &quot;title&quot;: &quot;Generalized linear mixed models: a practical guide for ecology and evolution.&quot;, &quot;chapter-number&quot;: &quot;127&quot;, &quot;page&quot;: &quot;127-135&quot;, &quot;volume&quot;: &quot;24&quot;, &quot;editor&quot;: [{&quot;given&quot;: &quot;Barbara&quot;, &quot;dropping-particle&quot;: &quot;&quot;, &quot;suffix&quot;: &quot;&quot;, &quot;family&quot;: &quot;Seidlhofer&quot;, &quot;parse-names&quot;: false, &quot;non-dropping-particle&quot;: &quot;&quot;}], &quot;container-title&quot;: &quot;Trends in Ecology &amp; Evolution&quot;, &quot;PMID&quot;: &quot;19185386&quot;, &quot;issue&quot;: &quot;3&quot;, &quot;id&quot;: &quot;ITEM-1&quot;}}], &quot;properties&quot;: {&quot;noteIndex&quot;: 0}, &quot;schema&quot;: &quot;https://github.com/citation-style-language/schema/raw/master/csl-citation.json&quot;} RNDer4sg6HxEK"/><text:span text:style-name="T20">[40]</text:span><text:reference-mark-end text:name="ADDIN CSL_CITATION {&quot;mendeley&quot;: {&quot;previouslyFormattedCitation&quot;: &quot;[40]&quot;}, &quot;citationItems&quot;: [{&quot;uris&quot;: [&quot;http://www.mendeley.com/documents/?uuid=fecece99-7386-466f-86ae-ca83d80bd770&quot;], &quot;id&quot;: &quot;ITEM-1&quot;, &quot;itemData&quot;: {&quot;publisher&quot;: &quot;Elsevier Ltd&quot;, &quot;type&quot;: &quot;article-journal&quot;, &quot;author&quot;: [{&quot;given&quot;: &quot;Benjamin M&quot;, &quot;dropping-particle&quot;: &quot;&quot;, &quot;suffix&quot;: &quot;&quot;, &quot;family&quot;: &quot;Bolker&quot;, &quot;parse-names&quot;: false, &quot;non-dropping-particle&quot;: &quot;&quot;}, {&quot;given&quot;: &quot;Mollie E&quot;, &quot;dropping-particle&quot;: &quot;&quot;, &quot;suffix&quot;: &quot;&quot;, &quot;family&quot;: &quot;Brooks&quot;, &quot;parse-names&quot;: false, &quot;non-dropping-particle&quot;: &quot;&quot;}, {&quot;given&quot;: &quot;Connie J&quot;, &quot;dropping-particle&quot;: &quot;&quot;, &quot;suffix&quot;: &quot;&quot;, &quot;family&quot;: &quot;Clark&quot;, &quot;parse-names&quot;: false, &quot;non-dropping-particle&quot;: &quot;&quot;}, {&quot;given&quot;: &quot;Shane W&quot;, &quot;dropping-particle&quot;: &quot;&quot;, &quot;suffix&quot;: &quot;&quot;, &quot;family&quot;: &quot;Geange&quot;, &quot;parse-names&quot;: false, &quot;non-dropping-particle&quot;: &quot;&quot;}, {&quot;given&quot;: &quot;John R&quot;, &quot;dropping-particle&quot;: &quot;&quot;, &quot;suffix&quot;: &quot;&quot;, &quot;family&quot;: &quot;Poulsen&quot;, &quot;parse-names&quot;: false, &quot;non-dropping-particle&quot;: &quot;&quot;}, {&quot;given&quot;: &quot;M Henry H&quot;, &quot;dropping-particle&quot;: &quot;&quot;, &quot;suffix&quot;: &quot;&quot;, &quot;family&quot;: &quot;Stevens&quot;, &quot;parse-names&quot;: false, &quot;non-dropping-particle&quot;: &quot;&quot;}, {&quot;given&quot;: &quot;Jada-Simone S&quot;, &quot;dropping-particle&quot;: &quot;&quot;, &quot;suffix&quot;: &quot;&quot;, &quot;family&quot;: &quot;White&quot;, &quot;parse-names&quot;: false, &quot;non-dropping-particle&quot;: &quot;&quot;}], &quot;issued&quot;: {&quot;date-parts&quot;: [[&quot;2009&quot;]]}, &quot;abstract&quot;: &quot;How should ecologists and evolutionary biologists analyze nonnormal data that involve random effects? Nonnormal data such as counts or proportions often defy classical statistical procedures. Generalized linear mixed models (GLMMs) provide a more flexible approach for analyzing nonnormal data when random effects are present. The explosion of research on GLMMs in the last decade has generated considerable uncertainty for practitioners in ecology and evolution. Despite the availability of accurate techniques for estimating GLMM parameters in simple cases, complex GLMMs are challenging to fit and statistical inference such as hypothesis testing remains difficult. We review the use (and misuse) of GLMMs in ecology and evolution, discuss estimation and inference and summarize 'best-practice' data analysis procedures for scientists facing this challenge.&quot;, &quot;title&quot;: &quot;Generalized linear mixed models: a practical guide for ecology and evolution.&quot;, &quot;chapter-number&quot;: &quot;127&quot;, &quot;page&quot;: &quot;127-135&quot;, &quot;volume&quot;: &quot;24&quot;, &quot;editor&quot;: [{&quot;given&quot;: &quot;Barbara&quot;, &quot;dropping-particle&quot;: &quot;&quot;, &quot;suffix&quot;: &quot;&quot;, &quot;family&quot;: &quot;Seidlhofer&quot;, &quot;parse-names&quot;: false, &quot;non-dropping-particle&quot;: &quot;&quot;}], &quot;container-title&quot;: &quot;Trends in Ecology &amp; Evolution&quot;, &quot;PMID&quot;: &quot;19185386&quot;, &quot;issue&quot;: &quot;3&quot;, &quot;id&quot;: &quot;ITEM-1&quot;}}], &quot;properties&quot;: {&quot;noteIndex&quot;: 0}, &quot;schema&quot;: &quot;https://github.com/citation-style-language/schema/raw/master/csl-citation.json&quot;} RNDer4sg6HxEK"/><text:span text:style-name="T1">⁠. Results of overdispersion tests, the error distributions and the random effects used for each response variable are shown in Table 2. In all cases, we ranked models and calculated the relative support for individual variables using </text:span><text:span text:style-name="T5">AIC</text:span><text:span text:style-name="T37">C</text:span><text:span text:style-name="T1">. Beta-coefficients were model-averaged, and unconditional standard errors for those coefficients were estimated by bootstrapping with 10,000 replications. The covariates used in all models are listed in Table 1.</text:span></text:p>
      <text:p text:style-name="P1"/>
      <text:p text:style-name="P11">Results</text:p>
      <text:p text:style-name="P7">Breeding probability</text:p>
      <text:p text:style-name="P30"><text:span text:style-name="T1">The top model did not include previous breeding state as a covariate, but models with previous breeding state as a predictor of Ψ (the probability of moving into the ‘Breeder’ state) had a combined AIC weight of 0.48, and 3 models containing this covariate were within 2 AICc of the top model. Model selection therefore provided a moderate degree of support for effects of previous breeding state on current breeding effort (Table 3). However, the model-averaged effect size (difference in Ψ probability between breeders and non-breeders from the previous year) was &lt; 0.01 (Fig. 1). Model selection did not support PDO as a predictor of Ψ (Table 4). Social group size had a combined AIC weight of 0.28 (Table 4), but the Group covariate was only present in one model </text:span><text:soft-page-break/><text:span text:style-name="T1">within 2 AICc of the top model. The best model did not include annual variation in breeding probability (Table </text:span><text:span text:style-name="T1">3), and model-averaged Ψ estimates varied by less than 1 SE from year to year in both age-classes (Fig. 1). </text:span></text:p>
      <text:p text:style-name="P33">Age-class had the strongest support of any model covariates, and had the largest effect size (Table 4; Fig. 1). Annual variation in Ψ was more pronounced for females in their first year of reproductive maturity, but the uncertainty in parameter estimates was also greater for this age-class (Fig. 1). On average, the breeding probability of females four years old or older was 0.33 greater than that of three-year-old individuals (Fig. 1).</text:p>
      <text:p text:style-name="P7"><text:tab/>When model-averaged parameters were used to predict the number of breeding females in a subset of the population during 2007-2009, the results were within 1-2 litters of the observed values in each year (Table 5). Year-to-year variation in the number of breeding females was also predicted accurately (Table 5). </text:p>
      <text:p text:style-name="P1"/>
      <text:p text:style-name="P7">Survival / cost of reproduction</text:p>
      <text:p text:style-name="P1"><text:span text:style-name="T1"><text:tab/>Breeding state had a summed AIC weight of 0.33 as a predictor of survival, but its effect size (difference in apparent survival probability) was less than 0.01 (Table 4; Fig. 2). In contrast, PDO and PDO lagged by one year were predictors of survival in all supported models (Table 3). PDO and PDO</text:span><text:span text:style-name="T36">lag</text:span><text:span text:style-name="T1"> were negatively correlated with survival, which declined over the course of the study by ~0.35 (Fig. 2).</text:span></text:p>
      <text:p text:style-name="P1"><text:span text:style-name="T1"><text:tab/>The body condition index (log (mass/zygomatic arch length)) of non-breeding females increased faster over the course of the summer than that of breeders (Fig. 3). </text:span><text:span text:style-name="T10">When condition was modeled as a function of Julian day, breeding state, and day * breeding state interaction, both main effects and the interaction term were</text:span><text:span text:style-name="T1"> highly significant (p &lt; 0.001</text:span><text:span text:style-name="T10">, overall a</text:span><text:span text:style-name="T1">djusted R</text:span><text:span text:style-name="T25">2</text:span><text:span text:style-name="T1"> = 0.60). On average, non-breeders had a greater body condition at the end of August than breeders (Fig. 3). </text:span></text:p>
      <text:p text:style-name="P1"/>
      <text:p text:style-name="P7">Group fecundity</text:p>
      <text:p text:style-name="P1"><text:span text:style-name="T1"><text:tab/>The juveniles per group </text:span><text:span text:style-name="T8">data set</text:span><text:span text:style-name="T1"> contained significant Poisson overdispersion, so negative binomial models were used (Table 2). Likelihood-ratio tests did not support either slope or intercept random effects (Table 2). Social group size had a summed AIC weight of 0.86, which means that model selection strongly favored social group size as a predictor of the number of juveniles produced per group (Table 6). Each additional group member corresponded to ~1 additional juvenile (e</text:span><text:span text:style-name="T24"> 0.06</text:span><text:span text:style-name="T1"> = 1.06; Table 7). There was also support for a relationship </text:span><text:soft-page-break/><text:span text:style-name="T1">between juveniles per group and winter PDO. PDO had a summed AIC weight of 0.5, and PDO</text:span><text:span text:style-name="T36">lag</text:span><text:span text:style-name="T1"> had a summed </text:span><text:span text:style-name="T1">weight of 0.42. PDO was negatively correlated with the number of juveniles produced per group (Table 7). The </text:span><text:span text:style-name="T1">bootstrap 95 % confidence interval for the PDO beta coefficient was large and overlapping with 0, but this overlap was less than 2% of the confidence interval width (Table 7). The model-averaged effect of PDO</text:span><text:span text:style-name="T36">lag</text:span><text:span text:style-name="T1"> on juveniles per group was positive, but the 95% confidence interval for that coefficient overlapped with 0.</text:span></text:p>
      <text:p text:style-name="P1"/>
      <text:p text:style-name="P7">Juveniles per female (average fecundity)</text:p>
      <text:p text:style-name="P1"><text:span text:style-name="T1"><text:tab/>AIC weights strongly supported a negative relationship between average fecundity and winter PDO (summed AIC weight = 0.97), and a positive relationship with PDO</text:span><text:span text:style-name="T36">lag</text:span><text:span text:style-name="T1"> (Table 7). However, the 95 % confidence interval for the model-averaged PDO and PDO</text:span><text:span text:style-name="T36">lag</text:span><text:span text:style-name="T1"> beta coefficients overlapped with zero. Social Group effects had a summed AIC weight = 0.47, but did not show a consistent negative or positive relationship with fecundity (Table 7). Interactions between climate and social effects were not as well supported as either main effect, and the confidence intervals for their beta coefficients all included positive and negative values. Likelihood ratio tests indicated significant random effects of social group (intercept effect) on average fecundity, but no random slope effects were supported (see Table 2).</text:span></text:p>
      <text:p text:style-name="P1"/>
      <text:p text:style-name="P7">Litter size</text:p>
      <text:p text:style-name="P32"><text:span text:style-name="T1">The null model had the smallest </text:span><text:span text:style-name="T5">AIC</text:span><text:span text:style-name="T37">C</text:span><text:span text:style-name="T1"> value in the litter size model set, which means that litter size was not well predicted by group size, winter climate, or a combination of the two. The probability of a type II error was low. For example, for a model with litter size as a function of PDO alone, power associated with an effect size (Cohen’s f</text:span><text:span text:style-name="T24">2</text:span><text:span text:style-name="T1">) of 0.33, which corresponds to an R</text:span><text:span text:style-name="T24">2</text:span><text:span text:style-name="T1"> of 0.25 </text:span><text:reference-mark-start text:name="ADDIN CSL_CITATION {&quot;mendeley&quot;: {&quot;previouslyFormattedCitation&quot;: &quot;[41]&quot;}, &quot;citationItems&quot;: [{&quot;uris&quot;: [&quot;http://www.mendeley.com/documents/?uuid=3bd0ff78-afa4-4ea8-be43-cbd4c73ab320&quot;], &quot;id&quot;: &quot;ITEM-1&quot;, &quot;itemData&quot;: {&quot;publisher&quot;: &quot;Lawrence Erlbaum&quot;, &quot;ISBN&quot;: &quot;0805802835&quot;, &quot;title&quot;: &quot;Statistical power analysis for the behavioral sciences&quot;, &quot;issued&quot;: {&quot;date-parts&quot;: [[&quot;1988&quot;]]}, &quot;author&quot;: [{&quot;given&quot;: &quot;J.&quot;, &quot;dropping-particle&quot;: &quot;&quot;, &quot;suffix&quot;: &quot;&quot;, &quot;family&quot;: &quot;Cohen&quot;, &quot;parse-names&quot;: false, &quot;non-dropping-particle&quot;: &quot;&quot;}], &quot;type&quot;: &quot;book&quot;, &quot;id&quot;: &quot;ITEM-1&quot;}}], &quot;properties&quot;: {&quot;noteIndex&quot;: 0}, &quot;schema&quot;: &quot;https://github.com/citation-style-language/schema/raw/master/csl-citation.json&quot;} RNDRtqMFQ7fRf"/><text:span text:style-name="T20">[41]</text:span><text:reference-mark-end text:name="ADDIN CSL_CITATION {&quot;mendeley&quot;: {&quot;previouslyFormattedCitation&quot;: &quot;[41]&quot;}, &quot;citationItems&quot;: [{&quot;uris&quot;: [&quot;http://www.mendeley.com/documents/?uuid=3bd0ff78-afa4-4ea8-be43-cbd4c73ab320&quot;], &quot;id&quot;: &quot;ITEM-1&quot;, &quot;itemData&quot;: {&quot;publisher&quot;: &quot;Lawrence Erlbaum&quot;, &quot;ISBN&quot;: &quot;0805802835&quot;, &quot;title&quot;: &quot;Statistical power analysis for the behavioral sciences&quot;, &quot;issued&quot;: {&quot;date-parts&quot;: [[&quot;1988&quot;]]}, &quot;author&quot;: [{&quot;given&quot;: &quot;J.&quot;, &quot;dropping-particle&quot;: &quot;&quot;, &quot;suffix&quot;: &quot;&quot;, &quot;family&quot;: &quot;Cohen&quot;, &quot;parse-names&quot;: false, &quot;non-dropping-particle&quot;: &quot;&quot;}], &quot;type&quot;: &quot;book&quot;, &quot;id&quot;: &quot;ITEM-1&quot;}}], &quot;properties&quot;: {&quot;noteIndex&quot;: 0}, &quot;schema&quot;: &quot;https://github.com/citation-style-language/schema/raw/master/csl-citation.json&quot;} RNDRtqMFQ7fRf"/><text:span text:style-name="T1">⁠, was 0.95. Litter size ranged from one to six individuals, although these extreme values were rare. The mean litter size was three. Average litter size did not vary significantly between social groups (F</text:span><text:span text:style-name="T36">9,41 </text:span><text:span text:style-name="T1">= 0.61, p = 0.78). </text:span></text:p>
      <text:p text:style-name="P1"/>
      <text:p text:style-name="P11">Discussion</text:p>
      <text:p text:style-name="P1"><text:span text:style-name="T13"><text:tab/></text:span><text:span text:style-name="T1">Hoary marmots are not obligate biennial breeders. Although a mature female marmot’s probability of breeding was close to 50% on average, none of the three hypotheses we examined (Evolved Constraints, </text:span><text:soft-page-break/><text:span text:style-name="T1">Ecological Constraints, and Social Constraints) could adequately explain variation in breeding probability.</text:span></text:p>
      <text:p text:style-name="P7"><text:tab/>-</text:p>
      <text:p text:style-name="P7">Evolved Constraints</text:p>
      <text:p text:style-name="P1"><text:span text:style-name="T1"><text:tab/>Contrary to the predictions of the Evolved Constraint hypothesis, breeding in the previous year had almost no effect on the probability that an individual would breed in the current year. This result contrasts with previous studies of hoary marmot breeding patterns </text:span><text:reference-mark-start text:name="ADDIN CSL_CITATION {&quot;mendeley&quot;: {&quot;previouslyFormattedCitation&quot;: &quot;[5,22,42]&quot;}, &quot;citationItems&quot;: [{&quot;uris&quot;: [&quot;http://www.mendeley.com/documents/?uuid=c14dbb99-a28c-4a4e-a417-ee114b6eb398&quot;], &quot;id&quot;: &quot;ITEM-1&quot;, &quot;itemData&quot;: {&quot;title&quot;: &quot;The social behaviour of the hoary marmot ( Marmota caligata)&quot;, &quot;issued&quot;: {&quot;date-parts&quot;: [[&quot;1974&quot;]]}, &quot;author&quot;: [{&quot;given&quot;: &quot;DP&quot;, &quot;dropping-particle&quot;: &quot;&quot;, &quot;suffix&quot;: &quot;&quot;, &quot;family&quot;: &quot;Barash&quot;, &quot;parse-names&quot;: false, &quot;non-dropping-particle&quot;: &quot;&quot;}], &quot;page&quot;: &quot;256-261&quot;, &quot;container-title&quot;: &quot;Animal Behaviour&quot;, &quot;type&quot;: &quot;article-journal&quot;, &quot;id&quot;: &quot;ITEM-1&quot;}}, {&quot;uris&quot;: [&quot;http://www.mendeley.com/documents/?uuid=292f94b0-269c-447f-9e91-a047c161dbaa&quot;], &quot;id&quot;: &quot;ITEM-2&quot;, &quot;itemData&quot;: {&quot;type&quot;: &quot;article-journal&quot;, &quot;author&quot;: [{&quot;given&quot;: &quot;S K&quot;, &quot;dropping-particle&quot;: &quot;&quot;, &quot;suffix&quot;: &quot;&quot;, &quot;family&quot;: &quot;Wasser&quot;, &quot;parse-names&quot;: false, &quot;non-dropping-particle&quot;: &quot;&quot;}, {&quot;given&quot;: &quot;D P&quot;, &quot;dropping-particle&quot;: &quot;&quot;, &quot;suffix&quot;: &quot;&quot;, &quot;family&quot;: &quot;Barash&quot;, &quot;parse-names&quot;: false, &quot;non-dropping-particle&quot;: &quot;&quot;}], &quot;issued&quot;: {&quot;date-parts&quot;: [[&quot;1983&quot;, &quot;12&quot;]]}, &quot;abstract&quot;: &quot;Female mammals experience a very high and often unappreciated rate of reproductive failure. Among human pregnancies alone, over 50 per cent fail between conception and parturition, and the majority of these failures are unexplained. These findings present important problems for evolutionary theory as well as for health care practices. This paper addresses these high rates of reproductive failure among mammals, by extending the work of a number of evolutionary biologists regarding the reproductive consequences of environmental adversity. The basic model upon which we elaborate, termed the Reproductive Suppression Model, argues that females can optimize their lifetime reproductive success by suppressing reproduction when future conditions for the survival of offspring are likely to be sufficiently better than present ones as to exceed the costs of the suppression itself. These costs are a function of reproductive time lost and the direct phenotypic effects of the suppression itself. To evaluate the benefits and costs of suppression, the following types of cues should be assessed: the female's physical and mental health, her stage of reproduction, the physical and genetic status of her offspring, and the external conditions at the time of birth. We also examine various issues of social suppression, whereby the conditions for survival of offspring are a function of the reproduction and support of other group members. Under such conditions, some females may be able to improve current conditions for reproduction by suppressing the reproduction of others. Field data from our own work are presented, describing socially mediated reproductive competition among continuously breeding female yellow baboons and among female hoary marmots. Social suppression in other mammals is also evaluated, including that in human beings, and we conclude with some implications of the Reproductive Suppression Model for sexual selection theory regarding female-female reproductive competition, as well as human health care.&quot;, &quot;ISSN&quot;: &quot;0033-5770&quot;, &quot;page&quot;: &quot;513-38&quot;, &quot;volume&quot;: &quot;58&quot;, &quot;container-title&quot;: &quot;The Quarterly review of biology&quot;, &quot;title&quot;: &quot;Reproductive suppression among female mammals: implications for biomedicine and sexual selection theory.&quot;, &quot;PMID&quot;: &quot;6686686&quot;, &quot;issue&quot;: &quot;4&quot;, &quot;id&quot;: &quot;ITEM-2&quot;}}, {&quot;uris&quot;: [&quot;http://www.mendeley.com/documents/?uuid=41cfe740-301f-4002-b2d3-23a5aa4eb01b&quot;], &quot;id&quot;: &quot;ITEM-3&quot;, &quot;itemData&quot;: {&quot;issued&quot;: {&quot;date-parts&quot;: [[&quot;1984&quot;]]}, &quot;title&quot;: &quot;The ecological basis of monogamy in Alaskan hoary marmots.&quot;, &quot;type&quot;: &quot;article-journal&quot;, &quot;id&quot;: &quot;ITEM-3&quot;, &quot;author&quot;: [{&quot;given&quot;: &quot;W. J.&quot;, &quot;dropping-particle&quot;: &quot;&quot;, &quot;suffix&quot;: &quot;&quot;, &quot;family&quot;: &quot;Holmes&quot;, &quot;parse-names&quot;: false, &quot;non-dropping-particle&quot;: &quot;&quot;}]}}], &quot;properties&quot;: {&quot;noteIndex&quot;: 0}, &quot;schema&quot;: &quot;https://github.com/citation-style-language/schema/raw/master/csl-citation.json&quot;} RNDNGW5nkpE5a"/><text:span text:style-name="T20">[5,22,42]</text:span><text:reference-mark-end text:name="ADDIN CSL_CITATION {&quot;mendeley&quot;: {&quot;previouslyFormattedCitation&quot;: &quot;[5,22,42]&quot;}, &quot;citationItems&quot;: [{&quot;uris&quot;: [&quot;http://www.mendeley.com/documents/?uuid=c14dbb99-a28c-4a4e-a417-ee114b6eb398&quot;], &quot;id&quot;: &quot;ITEM-1&quot;, &quot;itemData&quot;: {&quot;title&quot;: &quot;The social behaviour of the hoary marmot ( Marmota caligata)&quot;, &quot;issued&quot;: {&quot;date-parts&quot;: [[&quot;1974&quot;]]}, &quot;author&quot;: [{&quot;given&quot;: &quot;DP&quot;, &quot;dropping-particle&quot;: &quot;&quot;, &quot;suffix&quot;: &quot;&quot;, &quot;family&quot;: &quot;Barash&quot;, &quot;parse-names&quot;: false, &quot;non-dropping-particle&quot;: &quot;&quot;}], &quot;page&quot;: &quot;256-261&quot;, &quot;container-title&quot;: &quot;Animal Behaviour&quot;, &quot;type&quot;: &quot;article-journal&quot;, &quot;id&quot;: &quot;ITEM-1&quot;}}, {&quot;uris&quot;: [&quot;http://www.mendeley.com/documents/?uuid=292f94b0-269c-447f-9e91-a047c161dbaa&quot;], &quot;id&quot;: &quot;ITEM-2&quot;, &quot;itemData&quot;: {&quot;type&quot;: &quot;article-journal&quot;, &quot;author&quot;: [{&quot;given&quot;: &quot;S K&quot;, &quot;dropping-particle&quot;: &quot;&quot;, &quot;suffix&quot;: &quot;&quot;, &quot;family&quot;: &quot;Wasser&quot;, &quot;parse-names&quot;: false, &quot;non-dropping-particle&quot;: &quot;&quot;}, {&quot;given&quot;: &quot;D P&quot;, &quot;dropping-particle&quot;: &quot;&quot;, &quot;suffix&quot;: &quot;&quot;, &quot;family&quot;: &quot;Barash&quot;, &quot;parse-names&quot;: false, &quot;non-dropping-particle&quot;: &quot;&quot;}], &quot;issued&quot;: {&quot;date-parts&quot;: [[&quot;1983&quot;, &quot;12&quot;]]}, &quot;abstract&quot;: &quot;Female mammals experience a very high and often unappreciated rate of reproductive failure. Among human pregnancies alone, over 50 per cent fail between conception and parturition, and the majority of these failures are unexplained. These findings present important problems for evolutionary theory as well as for health care practices. This paper addresses these high rates of reproductive failure among mammals, by extending the work of a number of evolutionary biologists regarding the reproductive consequences of environmental adversity. The basic model upon which we elaborate, termed the Reproductive Suppression Model, argues that females can optimize their lifetime reproductive success by suppressing reproduction when future conditions for the survival of offspring are likely to be sufficiently better than present ones as to exceed the costs of the suppression itself. These costs are a function of reproductive time lost and the direct phenotypic effects of the suppression itself. To evaluate the benefits and costs of suppression, the following types of cues should be assessed: the female's physical and mental health, her stage of reproduction, the physical and genetic status of her offspring, and the external conditions at the time of birth. We also examine various issues of social suppression, whereby the conditions for survival of offspring are a function of the reproduction and support of other group members. Under such conditions, some females may be able to improve current conditions for reproduction by suppressing the reproduction of others. Field data from our own work are presented, describing socially mediated reproductive competition among continuously breeding female yellow baboons and among female hoary marmots. Social suppression in other mammals is also evaluated, including that in human beings, and we conclude with some implications of the Reproductive Suppression Model for sexual selection theory regarding female-female reproductive competition, as well as human health care.&quot;, &quot;ISSN&quot;: &quot;0033-5770&quot;, &quot;page&quot;: &quot;513-38&quot;, &quot;volume&quot;: &quot;58&quot;, &quot;container-title&quot;: &quot;The Quarterly review of biology&quot;, &quot;title&quot;: &quot;Reproductive suppression among female mammals: implications for biomedicine and sexual selection theory.&quot;, &quot;PMID&quot;: &quot;6686686&quot;, &quot;issue&quot;: &quot;4&quot;, &quot;id&quot;: &quot;ITEM-2&quot;}}, {&quot;uris&quot;: [&quot;http://www.mendeley.com/documents/?uuid=41cfe740-301f-4002-b2d3-23a5aa4eb01b&quot;], &quot;id&quot;: &quot;ITEM-3&quot;, &quot;itemData&quot;: {&quot;issued&quot;: {&quot;date-parts&quot;: [[&quot;1984&quot;]]}, &quot;title&quot;: &quot;The ecological basis of monogamy in Alaskan hoary marmots.&quot;, &quot;type&quot;: &quot;article-journal&quot;, &quot;id&quot;: &quot;ITEM-3&quot;, &quot;author&quot;: [{&quot;given&quot;: &quot;W. J.&quot;, &quot;dropping-particle&quot;: &quot;&quot;, &quot;suffix&quot;: &quot;&quot;, &quot;family&quot;: &quot;Holmes&quot;, &quot;parse-names&quot;: false, &quot;non-dropping-particle&quot;: &quot;&quot;}]}}], &quot;properties&quot;: {&quot;noteIndex&quot;: 0}, &quot;schema&quot;: &quot;https://github.com/citation-style-language/schema/raw/master/csl-citation.json&quot;} RNDNGW5nkpE5a"/><text:span text:style-name="T1">⁠ in which biennial breeding was first suggested. However, the hypothesis of biennial breeding in hoary marmots was derived primarily from observation of behavioral associations between adult female marmots, yearlings, and juveniles, and not from data on the br</text:span><text:bookmark text:name="_GoBack"/><text:span text:style-name="T1">eeding success of individuals </text:span><text:reference-mark-start text:name="ADDIN CSL_CITATION {&quot;mendeley&quot;: {&quot;previouslyFormattedCitation&quot;: &quot;[42]&quot;}, &quot;citationItems&quot;: [{&quot;uris&quot;: [&quot;http://www.mendeley.com/documents/?uuid=c14dbb99-a28c-4a4e-a417-ee114b6eb398&quot;], &quot;id&quot;: &quot;ITEM-1&quot;, &quot;itemData&quot;: {&quot;title&quot;: &quot;The social behaviour of the hoary marmot ( Marmota caligata)&quot;, &quot;issued&quot;: {&quot;date-parts&quot;: [[&quot;1974&quot;]]}, &quot;author&quot;: [{&quot;given&quot;: &quot;DP&quot;, &quot;dropping-particle&quot;: &quot;&quot;, &quot;suffix&quot;: &quot;&quot;, &quot;family&quot;: &quot;Barash&quot;, &quot;parse-names&quot;: false, &quot;non-dropping-particle&quot;: &quot;&quot;}], &quot;page&quot;: &quot;256-261&quot;, &quot;container-title&quot;: &quot;Animal Behaviour&quot;, &quot;type&quot;: &quot;article-journal&quot;, &quot;id&quot;: &quot;ITEM-1&quot;}}], &quot;properties&quot;: {&quot;noteIndex&quot;: 0}, &quot;schema&quot;: &quot;https://github.com/citation-style-language/schema/raw/master/csl-citation.json&quot;} RNDRkSVc9cu6r"/><text:span text:style-name="T20">[42]</text:span><text:reference-mark-end text:name="ADDIN CSL_CITATION {&quot;mendeley&quot;: {&quot;previouslyFormattedCitation&quot;: &quot;[42]&quot;}, &quot;citationItems&quot;: [{&quot;uris&quot;: [&quot;http://www.mendeley.com/documents/?uuid=c14dbb99-a28c-4a4e-a417-ee114b6eb398&quot;], &quot;id&quot;: &quot;ITEM-1&quot;, &quot;itemData&quot;: {&quot;title&quot;: &quot;The social behaviour of the hoary marmot ( Marmota caligata)&quot;, &quot;issued&quot;: {&quot;date-parts&quot;: [[&quot;1974&quot;]]}, &quot;author&quot;: [{&quot;given&quot;: &quot;DP&quot;, &quot;dropping-particle&quot;: &quot;&quot;, &quot;suffix&quot;: &quot;&quot;, &quot;family&quot;: &quot;Barash&quot;, &quot;parse-names&quot;: false, &quot;non-dropping-particle&quot;: &quot;&quot;}], &quot;page&quot;: &quot;256-261&quot;, &quot;container-title&quot;: &quot;Animal Behaviour&quot;, &quot;type&quot;: &quot;article-journal&quot;, &quot;id&quot;: &quot;ITEM-1&quot;}}], &quot;properties&quot;: {&quot;noteIndex&quot;: 0}, &quot;schema&quot;: &quot;https://github.com/citation-style-language/schema/raw/master/csl-citation.json&quot;} RNDRkSVc9cu6r"/><text:span text:style-name="T1">⁠. </text:span></text:p>
      <text:p text:style-name="P1"><text:span text:style-name="T1"><text:tab/>Although our conclusions are different, our results concur with earlier studies of hoary marmot population dynamics in that approximately half of all mature females attempted to breed in any given year (Fig. 1). <text:s text:c="2"/>The fact that we were able to accurately predict the number of litters produced in 2007-2009 using models that were </text:span><text:span text:style-name="T9">parametrized</text:span><text:span text:style-name="T1"> with data from 1999-2004 suggests that average breeding probability is relatively consistent over time, even though environmental conditions, social group composition, and the previous breeding states of individuals are not <text:s/>(Table 5). Although hoary marmots do not appear to have evolved to be obligate biennial breeders, our data lead us to hypothesize that their reproductive success may still be influenced by evolved physiological constraints. Further investigation into variation in marmot breeding patterns at larger spatial and temporal scales could help to reveal the full extent of this consistency in breeding effort, as well as the mechanisms behind it. </text:span></text:p>
      <text:p text:style-name="P1"/>
      <text:p text:style-name="P7">Ecological Constraints</text:p>
      <text:p text:style-name="P7"><text:tab/>Breeding probability was not sensitive to the depth and duration of snowpack the previous winter or to the length of the previous growing season as indexed by the winter PDO. Constant breeding probability could have evolved as a life history trade off to compensate for environmentally-driven variation in annual survival. Finally, a constant breeding effort may come at the expense of fecundity. This last hypothesis is consistent with our findings that average fecundity and juveniles per group declined during winters with thin snowpack (high PDO values) while breeding effort did not. </text:p>
      <text:p text:style-name="P1"><text:soft-page-break/></text:p>
      <text:p text:style-name="P7">Social Constraints</text:p>
      <text:p text:style-name="P1"><text:span text:style-name="T1"><text:tab/>Our results did not support the Social Constraint hypothesis. Had partial reproductive suppression of non-dominant females occurred, the average number of juveniles per female should have been negatively correlated with group size and the number of adult females per group </text:span><text:reference-mark-start text:name="ADDIN CSL_CITATION {&quot;mendeley&quot;: {&quot;previouslyFormattedCitation&quot;: &quot;[4]&quot;}, &quot;citationItems&quot;: [{&quot;uris&quot;: [&quot;http://www.mendeley.com/documents/?uuid=e7ab10fc-ff7f-4846-b6a4-a9ea1c737f64&quot;], &quot;id&quot;: &quot;ITEM-1&quot;, &quot;itemData&quot;: {&quot;title&quot;: &quot;Cooperative breeding in marmots&quot;, &quot;issued&quot;: {&quot;date-parts&quot;: [[&quot;1999&quot;]]}, &quot;author&quot;: [{&quot;given&quot;: &quot;DT&quot;, &quot;dropping-particle&quot;: &quot;&quot;, &quot;suffix&quot;: &quot;&quot;, &quot;family&quot;: &quot;Blumstein&quot;, &quot;parse-names&quot;: false, &quot;non-dropping-particle&quot;: &quot;&quot;}, {&quot;given&quot;: &quot;KB&quot;, &quot;dropping-particle&quot;: &quot;&quot;, &quot;suffix&quot;: &quot;&quot;, &quot;family&quot;: &quot;Armitage&quot;, &quot;parse-names&quot;: false, &quot;non-dropping-particle&quot;: &quot;&quot;}], &quot;page&quot;: &quot;369-382&quot;, &quot;volume&quot;: &quot;84&quot;, &quot;container-title&quot;: &quot;Oikos&quot;, &quot;type&quot;: &quot;article-journal&quot;, &quot;id&quot;: &quot;ITEM-1&quot;}}], &quot;properties&quot;: {&quot;noteIndex&quot;: 0}, &quot;schema&quot;: &quot;https://github.com/citation-style-language/schema/raw/master/csl-citation.json&quot;} RNDEYk4v0V3fx"/><text:span text:style-name="T20">[4]</text:span><text:reference-mark-end text:name="ADDIN CSL_CITATION {&quot;mendeley&quot;: {&quot;previouslyFormattedCitation&quot;: &quot;[4]&quot;}, &quot;citationItems&quot;: [{&quot;uris&quot;: [&quot;http://www.mendeley.com/documents/?uuid=e7ab10fc-ff7f-4846-b6a4-a9ea1c737f64&quot;], &quot;id&quot;: &quot;ITEM-1&quot;, &quot;itemData&quot;: {&quot;title&quot;: &quot;Cooperative breeding in marmots&quot;, &quot;issued&quot;: {&quot;date-parts&quot;: [[&quot;1999&quot;]]}, &quot;author&quot;: [{&quot;given&quot;: &quot;DT&quot;, &quot;dropping-particle&quot;: &quot;&quot;, &quot;suffix&quot;: &quot;&quot;, &quot;family&quot;: &quot;Blumstein&quot;, &quot;parse-names&quot;: false, &quot;non-dropping-particle&quot;: &quot;&quot;}, {&quot;given&quot;: &quot;KB&quot;, &quot;dropping-particle&quot;: &quot;&quot;, &quot;suffix&quot;: &quot;&quot;, &quot;family&quot;: &quot;Armitage&quot;, &quot;parse-names&quot;: false, &quot;non-dropping-particle&quot;: &quot;&quot;}], &quot;page&quot;: &quot;369-382&quot;, &quot;volume&quot;: &quot;84&quot;, &quot;container-title&quot;: &quot;Oikos&quot;, &quot;type&quot;: &quot;article-journal&quot;, &quot;id&quot;: &quot;ITEM-1&quot;}}], &quot;properties&quot;: {&quot;noteIndex&quot;: 0}, &quot;schema&quot;: &quot;https://github.com/citation-style-language/schema/raw/master/csl-citation.json&quot;} RNDEYk4v0V3fx"/><text:span text:style-name="T1">⁠. Instead, group size had almost no influence on breeding probability. Social group size also had little influence on average fecundity, and was positively related to the number of juveniles born per group in a given year. When social structure was modeled using the number of adult females as a covariate instead of total group size, the results were essentially the same. </text:span></text:p>
      <text:p text:style-name="P1"><text:span text:style-name="T1"><text:tab/>Age affects breeding success in most mammal species </text:span><text:reference-mark-start text:name="ADDIN CSL_CITATION {&quot;mendeley&quot;: {&quot;previouslyFormattedCitation&quot;: &quot;[43]&quot;}, &quot;citationItems&quot;: [{&quot;uris&quot;: [&quot;http://www.mendeley.com/documents/?uuid=024ed46d-8530-47a4-a657-92f8c2ba6fee&quot;], &quot;id&quot;: &quot;ITEM-1&quot;, &quot;itemData&quot;: {&quot;issued&quot;: {&quot;date-parts&quot;: [[&quot;1985&quot;]]}, &quot;title&quot;: &quot;Patterns of mortality and age at first reproduction in natural populations of mammals&quot;, &quot;type&quot;: &quot;article-journal&quot;, &quot;id&quot;: &quot;ITEM-1&quot;, &quot;author&quot;: [{&quot;given&quot;: &quot;P. H.&quot;, &quot;dropping-particle&quot;: &quot;&quot;, &quot;suffix&quot;: &quot;&quot;, &quot;family&quot;: &quot;Harvey&quot;, &quot;parse-names&quot;: false, &quot;non-dropping-particle&quot;: &quot;&quot;}, {&quot;given&quot;: &quot;R. M.&quot;, &quot;dropping-particle&quot;: &quot;&quot;, &quot;suffix&quot;: &quot;&quot;, &quot;family&quot;: &quot;Zammuto&quot;, &quot;parse-names&quot;: false, &quot;non-dropping-particle&quot;: &quot;&quot;}]}}], &quot;properties&quot;: {&quot;noteIndex&quot;: 0}, &quot;schema&quot;: &quot;https://github.com/citation-style-language/schema/raw/master/csl-citation.json&quot;} RNDi3DE80zyF5"/><text:span text:style-name="T20">[43]</text:span><text:reference-mark-end text:name="ADDIN CSL_CITATION {&quot;mendeley&quot;: {&quot;previouslyFormattedCitation&quot;: &quot;[43]&quot;}, &quot;citationItems&quot;: [{&quot;uris&quot;: [&quot;http://www.mendeley.com/documents/?uuid=024ed46d-8530-47a4-a657-92f8c2ba6fee&quot;], &quot;id&quot;: &quot;ITEM-1&quot;, &quot;itemData&quot;: {&quot;issued&quot;: {&quot;date-parts&quot;: [[&quot;1985&quot;]]}, &quot;title&quot;: &quot;Patterns of mortality and age at first reproduction in natural populations of mammals&quot;, &quot;type&quot;: &quot;article-journal&quot;, &quot;id&quot;: &quot;ITEM-1&quot;, &quot;author&quot;: [{&quot;given&quot;: &quot;P. H.&quot;, &quot;dropping-particle&quot;: &quot;&quot;, &quot;suffix&quot;: &quot;&quot;, &quot;family&quot;: &quot;Harvey&quot;, &quot;parse-names&quot;: false, &quot;non-dropping-particle&quot;: &quot;&quot;}, {&quot;given&quot;: &quot;R. M.&quot;, &quot;dropping-particle&quot;: &quot;&quot;, &quot;suffix&quot;: &quot;&quot;, &quot;family&quot;: &quot;Zammuto&quot;, &quot;parse-names&quot;: false, &quot;non-dropping-particle&quot;: &quot;&quot;}]}}], &quot;properties&quot;: {&quot;noteIndex&quot;: 0}, &quot;schema&quot;: &quot;https://github.com/citation-style-language/schema/raw/master/csl-citation.json&quot;} RNDi3DE80zyF5"/><text:span text:style-name="T1">⁠, so it is not surprising that age-class was an important variable in our models of breeding probability. However, the biological significance of this result is ambiguous. A positive relationship between age and breeding success could be the result of partial reproductive suppression if older females were more likely to be dominant, as is the case in alpine marmots </text:span><text:reference-mark-start text:name="ADDIN CSL_CITATION {&quot;mendeley&quot;: {&quot;previouslyFormattedCitation&quot;: &quot;[16]&quot;}, &quot;citationItems&quot;: [{&quot;uris&quot;: [&quot;http://www.mendeley.com/documents/?uuid=852fc6b9-9508-47d2-b7ad-9a599ca48369&quot;], &quot;id&quot;: &quot;ITEM-1&quot;, &quot;itemData&quot;: {&quot;DOI&quot;: &quot;10.1006/anbe.2003.2159&quot;, &quot;type&quot;: &quot;article-journal&quot;, &quot;author&quot;: [{&quot;given&quot;: &quot;Klaus&quot;, &quot;dropping-particle&quot;: &quot;&quot;, &quot;suffix&quot;: &quot;&quot;, &quot;family&quot;: &quot;Hackl\u00e4nder&quot;, &quot;parse-names&quot;: false, &quot;non-dropping-particle&quot;: &quot;&quot;}, {&quot;given&quot;: &quot;Erich&quot;, &quot;dropping-particle&quot;: &quot;&quot;, &quot;suffix&quot;: &quot;&quot;, &quot;family&quot;: &quot;M\u00f6stl&quot;, &quot;parse-names&quot;: false, &quot;non-dropping-particle&quot;: &quot;&quot;}, {&quot;given&quot;: &quot;Walter&quot;, &quot;dropping-particle&quot;: &quot;&quot;, &quot;suffix&quot;: &quot;&quot;, &quot;family&quot;: &quot;Arnold&quot;, &quot;parse-names&quot;: false, &quot;non-dropping-particle&quot;: &quot;&quot;}], &quot;issued&quot;: {&quot;date-parts&quot;: [[&quot;2003&quot;, &quot;6&quot;]]}, &quot;abstract&quot;: &quot;We studied mechanisms responsible for reproductive skew in female Alpine marmots. In each social group, only dominant females produced weaned young although subordinate females had similar body condition, were fertile as indicated by high levels of oestradiol during the mating season, and occasionally started pregnancies. During the period of gestation, dominant females initiated significantly more agonistic interactions against subordinate females, resulting in significantly increased levels of glucocorticoids and decreased levels of progesterone in subordinates. Results suggested that reproductive suppression in female Alpine marmots is mediated by the negative effects of stress (glucocorticoids) on the activity of the hypothalamic-pituitary-gonadal axis. The strength of competition between subordinate and dominant females was affected by their relatedness. Dominant females attacked unrelated subordinate females more, whereas amicable behaviour was observed mainly between dominant females and their daughters. These differences could be explained by differences in indirect fitness: related subordinate females benefited from warming the offspring of the dominant female during hibernation. Reproductive suppression was apparently costly for dominant females, because their reproductive success decreased as the number of adult subordinate females in a group increased. Copyright 2003 Published by Elsevier Science Ltd on behalf of The Association for the Study of Animal Behaviour.&quot;, &quot;ISSN&quot;: &quot;0003-3472&quot;, &quot;page&quot;: &quot;1133-1140&quot;, &quot;volume&quot;: &quot;65&quot;, &quot;container-title&quot;: &quot;Animal Behaviour&quot;, &quot;title&quot;: &quot;Reproductive suppression in female Alpine marmots, Marmota marmota&quot;, &quot;issue&quot;: &quot;6&quot;, &quot;id&quot;: &quot;ITEM-1&quot;}}], &quot;properties&quot;: {&quot;noteIndex&quot;: 0}, &quot;schema&quot;: &quot;https://github.com/citation-style-language/schema/raw/master/csl-citation.json&quot;} RNDYgq1BTAoNH"/><text:span text:style-name="T20">[16]</text:span><text:reference-mark-end text:name="ADDIN CSL_CITATION {&quot;mendeley&quot;: {&quot;previouslyFormattedCitation&quot;: &quot;[16]&quot;}, &quot;citationItems&quot;: [{&quot;uris&quot;: [&quot;http://www.mendeley.com/documents/?uuid=852fc6b9-9508-47d2-b7ad-9a599ca48369&quot;], &quot;id&quot;: &quot;ITEM-1&quot;, &quot;itemData&quot;: {&quot;DOI&quot;: &quot;10.1006/anbe.2003.2159&quot;, &quot;type&quot;: &quot;article-journal&quot;, &quot;author&quot;: [{&quot;given&quot;: &quot;Klaus&quot;, &quot;dropping-particle&quot;: &quot;&quot;, &quot;suffix&quot;: &quot;&quot;, &quot;family&quot;: &quot;Hackl\u00e4nder&quot;, &quot;parse-names&quot;: false, &quot;non-dropping-particle&quot;: &quot;&quot;}, {&quot;given&quot;: &quot;Erich&quot;, &quot;dropping-particle&quot;: &quot;&quot;, &quot;suffix&quot;: &quot;&quot;, &quot;family&quot;: &quot;M\u00f6stl&quot;, &quot;parse-names&quot;: false, &quot;non-dropping-particle&quot;: &quot;&quot;}, {&quot;given&quot;: &quot;Walter&quot;, &quot;dropping-particle&quot;: &quot;&quot;, &quot;suffix&quot;: &quot;&quot;, &quot;family&quot;: &quot;Arnold&quot;, &quot;parse-names&quot;: false, &quot;non-dropping-particle&quot;: &quot;&quot;}], &quot;issued&quot;: {&quot;date-parts&quot;: [[&quot;2003&quot;, &quot;6&quot;]]}, &quot;abstract&quot;: &quot;We studied mechanisms responsible for reproductive skew in female Alpine marmots. In each social group, only dominant females produced weaned young although subordinate females had similar body condition, were fertile as indicated by high levels of oestradiol during the mating season, and occasionally started pregnancies. During the period of gestation, dominant females initiated significantly more agonistic interactions against subordinate females, resulting in significantly increased levels of glucocorticoids and decreased levels of progesterone in subordinates. Results suggested that reproductive suppression in female Alpine marmots is mediated by the negative effects of stress (glucocorticoids) on the activity of the hypothalamic-pituitary-gonadal axis. The strength of competition between subordinate and dominant females was affected by their relatedness. Dominant females attacked unrelated subordinate females more, whereas amicable behaviour was observed mainly between dominant females and their daughters. These differences could be explained by differences in indirect fitness: related subordinate females benefited from warming the offspring of the dominant female during hibernation. Reproductive suppression was apparently costly for dominant females, because their reproductive success decreased as the number of adult subordinate females in a group increased. Copyright 2003 Published by Elsevier Science Ltd on behalf of The Association for the Study of Animal Behaviour.&quot;, &quot;ISSN&quot;: &quot;0003-3472&quot;, &quot;page&quot;: &quot;1133-1140&quot;, &quot;volume&quot;: &quot;65&quot;, &quot;container-title&quot;: &quot;Animal Behaviour&quot;, &quot;title&quot;: &quot;Reproductive suppression in female Alpine marmots, Marmota marmota&quot;, &quot;issue&quot;: &quot;6&quot;, &quot;id&quot;: &quot;ITEM-1&quot;}}], &quot;properties&quot;: {&quot;noteIndex&quot;: 0}, &quot;schema&quot;: &quot;https://github.com/citation-style-language/schema/raw/master/csl-citation.json&quot;} RNDYgq1BTAoNH"/><text:span text:style-name="T1">⁠. On the other hand, social mechanisms are not required to explain a link between age and reproduction: younger females could simply be less effective at caring for their young, or less likely to reach parturition successfully. Because mating, birth, and weaning took place primarily underground at our site </text:span><text:reference-mark-start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fcpPglPCo4"/><text:span text:style-name="T20">[14]</text:span><text:reference-mark-end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fcpPglPCo4"/><text:span text:style-name="T1">⁠, we cannot conclusively determine which explanation is correct. </text:span></text:p>
      <text:p text:style-name="P1"/>
      <text:p text:style-name="P7">Cost of reproduction</text:p>
      <text:p text:style-name="P1"><text:span text:style-name="T1"><text:tab/>The seasonal activity patterns of breeding adult females in our study were consistent with those described by Barash </text:span><text:reference-mark-start text:name="ADDIN CSL_CITATION {&quot;mendeley&quot;: {&quot;previouslyFormattedCitation&quot;: &quot;[13]&quot;}, &quot;citationItems&quot;: [{&quot;uris&quot;: [&quot;http://www.mendeley.com/documents/?uuid=5bd7d0d0-548e-4730-a118-f15fcd480b06&quot;], &quot;id&quot;: &quot;ITEM-1&quot;, &quot;itemData&quot;: {&quot;type&quot;: &quot;article-journal&quot;, &quot;author&quot;: [{&quot;given&quot;: &quot;DP&quot;, &quot;dropping-particle&quot;: &quot;&quot;, &quot;suffix&quot;: &quot;&quot;, &quot;family&quot;: &quot;Barash&quot;, &quot;parse-names&quot;: false, &quot;non-dropping-particle&quot;: &quot;&quot;}], &quot;issued&quot;: {&quot;date-parts&quot;: [[&quot;1980&quot;]]}, &quot;title&quot;: &quot;The influence of reproductive status on foraging by hoary marmots (Marmota caligata)&quot;, &quot;page&quot;: &quot;201-205&quot;, &quot;volume&quot;: &quot;7&quot;, &quot;container-title&quot;: &quot;Behavioral Ecology and Sociobiology&quot;, &quot;issue&quot;: &quot;3&quot;, &quot;id&quot;: &quot;ITEM-1&quot;}}], &quot;properties&quot;: {&quot;noteIndex&quot;: 0}, &quot;schema&quot;: &quot;https://github.com/citation-style-language/schema/raw/master/csl-citation.json&quot;} RND9X8NmGOlEd"/><text:span text:style-name="T20">[13]</text:span><text:reference-mark-end text:name="ADDIN CSL_CITATION {&quot;mendeley&quot;: {&quot;previouslyFormattedCitation&quot;: &quot;[13]&quot;}, &quot;citationItems&quot;: [{&quot;uris&quot;: [&quot;http://www.mendeley.com/documents/?uuid=5bd7d0d0-548e-4730-a118-f15fcd480b06&quot;], &quot;id&quot;: &quot;ITEM-1&quot;, &quot;itemData&quot;: {&quot;type&quot;: &quot;article-journal&quot;, &quot;author&quot;: [{&quot;given&quot;: &quot;DP&quot;, &quot;dropping-particle&quot;: &quot;&quot;, &quot;suffix&quot;: &quot;&quot;, &quot;family&quot;: &quot;Barash&quot;, &quot;parse-names&quot;: false, &quot;non-dropping-particle&quot;: &quot;&quot;}], &quot;issued&quot;: {&quot;date-parts&quot;: [[&quot;1980&quot;]]}, &quot;title&quot;: &quot;The influence of reproductive status on foraging by hoary marmots (Marmota caligata)&quot;, &quot;page&quot;: &quot;201-205&quot;, &quot;volume&quot;: &quot;7&quot;, &quot;container-title&quot;: &quot;Behavioral Ecology and Sociobiology&quot;, &quot;issue&quot;: &quot;3&quot;, &quot;id&quot;: &quot;ITEM-1&quot;}}], &quot;properties&quot;: {&quot;noteIndex&quot;: 0}, &quot;schema&quot;: &quot;https://github.com/citation-style-language/schema/raw/master/csl-citation.json&quot;} RND9X8NmGOlEd"/><text:span text:style-name="T1">⁠, and breeders were at an energetic disadvantage by the end of the season (Fig. 3). However, this difference had no measurable impact on apparent survival probabilities, implying that marmots were able to cope with the physiological stress of breeding. The energetic costs of breeding appear relatively unimportant for survival when compared to the effects of variable winter climate and snowpack, which appear to exert a strong influence on the conditions experienced by hoary marmots during hibernation </text:span><text:reference-mark-start text:name="ADDIN CSL_CITATION {&quot;mendeley&quot;: {&quot;previouslyFormattedCitation&quot;: &quot;[19]&quot;}, &quot;citationItems&quot;: [{&quot;uris&quot;: [&quot;http://www.mendeley.com/documents/?uuid=e51cd78e-4a83-4d4d-9649-d8027659f494&quot;], &quot;id&quot;: &quot;ITEM-1&quot;, &quot;itemData&quot;: {&quot;DOI&quot;: &quot;10.1007/s00442-013-2612-0&quot;, &quot;type&quot;: &quot;article-journal&quot;, &quot;author&quot;: [{&quot;given&quot;: &quot;V P&quot;, &quot;dropping-particle&quot;: &quot;&quot;, &quot;suffix&quot;: &quot;&quot;, &quot;family&quot;: &quot;Patil&quot;, &quot;parse-names&quot;: false, &quot;non-dropping-particle&quot;: &quot;&quot;}, {&quot;given&quot;: &quot;S F&quot;, &quot;dropping-particle&quot;: &quot;&quot;, &quot;suffix&quot;: &quot;&quot;, &quot;family&quot;: &quot;Morrison&quot;, &quot;parse-names&quot;: false, &quot;non-dropping-particle&quot;: &quot;&quot;}, {&quot;given&quot;: &quot;T J&quot;, &quot;dropping-particle&quot;: &quot;&quot;, &quot;suffix&quot;: &quot;&quot;, &quot;family&quot;: &quot;Karels&quot;, &quot;parse-names&quot;: false, &quot;non-dropping-particle&quot;: &quot;&quot;}, {&quot;given&quot;: &quot;D S&quot;, &quot;dropping-particle&quot;: &quot;&quot;, &quot;suffix&quot;: &quot;&quot;, &quot;family&quot;: &quot;Hik&quot;, &quot;parse-names&quot;: false, &quot;non-dropping-particle&quot;: &quot;&quot;}], &quot;issued&quot;: {&quot;date-parts&quot;: [[&quot;2013&quot;, &quot;9&quot;]]}, &quot;abstract&quot;: &quot;For socially hibernating mammals, the effectiveness of huddling as a means of energy conservation should increase with group size. However, group size has only been linked to increased survival in a few hibernating species, and the relative importance of social structure versus winter conditions during hibernation remains uncertain. We studied the influence of winter weather conditions, social group composition, age-structure, and other environmental factors and individual attributes on the overwinter survival of hoary marmots (Marmota caligata) in the Yukon Territory, Canada. Juvenile hoary marmot survival was negatively correlated with the mean winter (November to May) Pacific Decadal Oscillation (PDO) index. Survival in older age-classes was negatively correlated with PDO lagged by 1 year. Social group size and structure were weakly correlated with survival in comparison to PDO. The relationship between winter PDO and survival was most likely due to the importance of snowpack as insulation during hibernation. The apparent response of hoary marmots to changing winter conditions contrasted sharply with those of other marmot species and other mammalian alpine herbivores. In conclusion, the severity of winter weather may constrain the effectiveness of group thermoregulation in socially hibernating mammals.&quot;, &quot;ISSN&quot;: &quot;1432-1939&quot;, &quot;page&quot;: &quot;139-49&quot;, &quot;volume&quot;: &quot;173&quot;, &quot;container-title&quot;: &quot;Oecologia&quot;, &quot;title&quot;: &quot;Winter weather versus group thermoregulation: what determines survival in hibernating mammals?&quot;, &quot;PMID&quot;: &quot;23456241&quot;, &quot;issue&quot;: &quot;1&quot;, &quot;id&quot;: &quot;ITEM-1&quot;}}], &quot;properties&quot;: {&quot;noteIndex&quot;: 0}, &quot;schema&quot;: &quot;https://github.com/citation-style-language/schema/raw/master/csl-citation.json&quot;} RNDrnJhpVAzJX"/><text:span text:style-name="T20">[19]</text:span><text:reference-mark-end text:name="ADDIN CSL_CITATION {&quot;mendeley&quot;: {&quot;previouslyFormattedCitation&quot;: &quot;[19]&quot;}, &quot;citationItems&quot;: [{&quot;uris&quot;: [&quot;http://www.mendeley.com/documents/?uuid=e51cd78e-4a83-4d4d-9649-d8027659f494&quot;], &quot;id&quot;: &quot;ITEM-1&quot;, &quot;itemData&quot;: {&quot;DOI&quot;: &quot;10.1007/s00442-013-2612-0&quot;, &quot;type&quot;: &quot;article-journal&quot;, &quot;author&quot;: [{&quot;given&quot;: &quot;V P&quot;, &quot;dropping-particle&quot;: &quot;&quot;, &quot;suffix&quot;: &quot;&quot;, &quot;family&quot;: &quot;Patil&quot;, &quot;parse-names&quot;: false, &quot;non-dropping-particle&quot;: &quot;&quot;}, {&quot;given&quot;: &quot;S F&quot;, &quot;dropping-particle&quot;: &quot;&quot;, &quot;suffix&quot;: &quot;&quot;, &quot;family&quot;: &quot;Morrison&quot;, &quot;parse-names&quot;: false, &quot;non-dropping-particle&quot;: &quot;&quot;}, {&quot;given&quot;: &quot;T J&quot;, &quot;dropping-particle&quot;: &quot;&quot;, &quot;suffix&quot;: &quot;&quot;, &quot;family&quot;: &quot;Karels&quot;, &quot;parse-names&quot;: false, &quot;non-dropping-particle&quot;: &quot;&quot;}, {&quot;given&quot;: &quot;D S&quot;, &quot;dropping-particle&quot;: &quot;&quot;, &quot;suffix&quot;: &quot;&quot;, &quot;family&quot;: &quot;Hik&quot;, &quot;parse-names&quot;: false, &quot;non-dropping-particle&quot;: &quot;&quot;}], &quot;issued&quot;: {&quot;date-parts&quot;: [[&quot;2013&quot;, &quot;9&quot;]]}, &quot;abstract&quot;: &quot;For socially hibernating mammals, the effectiveness of huddling as a means of energy conservation should increase with group size. However, group size has only been linked to increased survival in a few hibernating species, and the relative importance of social structure versus winter conditions during hibernation remains uncertain. We studied the influence of winter weather conditions, social group composition, age-structure, and other environmental factors and individual attributes on the overwinter survival of hoary marmots (Marmota caligata) in the Yukon Territory, Canada. Juvenile hoary marmot survival was negatively correlated with the mean winter (November to May) Pacific Decadal Oscillation (PDO) index. Survival in older age-classes was negatively correlated with PDO lagged by 1 year. Social group size and structure were weakly correlated with survival in comparison to PDO. The relationship between winter PDO and survival was most likely due to the importance of snowpack as insulation during hibernation. The apparent response of hoary marmots to changing winter conditions contrasted sharply with those of other marmot species and other mammalian alpine herbivores. In conclusion, the severity of winter weather may constrain the effectiveness of group thermoregulation in socially hibernating mammals.&quot;, &quot;ISSN&quot;: &quot;1432-1939&quot;, &quot;page&quot;: &quot;139-49&quot;, &quot;volume&quot;: &quot;173&quot;, &quot;container-title&quot;: &quot;Oecologia&quot;, &quot;title&quot;: &quot;Winter weather versus group thermoregulation: what determines survival in hibernating mammals?&quot;, &quot;PMID&quot;: &quot;23456241&quot;, &quot;issue&quot;: &quot;1&quot;, &quot;id&quot;: &quot;ITEM-1&quot;}}], &quot;properties&quot;: {&quot;noteIndex&quot;: 0}, &quot;schema&quot;: &quot;https://github.com/citation-style-language/schema/raw/master/csl-citation.json&quot;} RNDrnJhpVAzJX"/><text:span text:style-name="T1">⁠. Our survival analyses are consistent with our breeding probability results, because without a high fitness cost of annual reproduction, it is not obvious what the selective pressure for biennial breeding might be. </text:span></text:p>
      <text:p text:style-name="P1"><text:span text:style-name="T1"><text:tab/>Because our study site was near the northern extent of the hoary marmot's range, breeding females in our </text:span><text:soft-page-break/><text:span text:style-name="T1">study had to cope with exceptionally harsh winters and a relatively short growing season during which to recoup their energetic losses </text:span><text:reference-mark-start text:name="ADDIN CSL_CITATION {&quot;mendeley&quot;: {&quot;previouslyFormattedCitation&quot;: &quot;[19]&quot;}, &quot;citationItems&quot;: [{&quot;uris&quot;: [&quot;http://www.mendeley.com/documents/?uuid=e51cd78e-4a83-4d4d-9649-d8027659f494&quot;], &quot;id&quot;: &quot;ITEM-1&quot;, &quot;itemData&quot;: {&quot;DOI&quot;: &quot;10.1007/s00442-013-2612-0&quot;, &quot;type&quot;: &quot;article-journal&quot;, &quot;author&quot;: [{&quot;given&quot;: &quot;V P&quot;, &quot;dropping-particle&quot;: &quot;&quot;, &quot;suffix&quot;: &quot;&quot;, &quot;family&quot;: &quot;Patil&quot;, &quot;parse-names&quot;: false, &quot;non-dropping-particle&quot;: &quot;&quot;}, {&quot;given&quot;: &quot;S F&quot;, &quot;dropping-particle&quot;: &quot;&quot;, &quot;suffix&quot;: &quot;&quot;, &quot;family&quot;: &quot;Morrison&quot;, &quot;parse-names&quot;: false, &quot;non-dropping-particle&quot;: &quot;&quot;}, {&quot;given&quot;: &quot;T J&quot;, &quot;dropping-particle&quot;: &quot;&quot;, &quot;suffix&quot;: &quot;&quot;, &quot;family&quot;: &quot;Karels&quot;, &quot;parse-names&quot;: false, &quot;non-dropping-particle&quot;: &quot;&quot;}, {&quot;given&quot;: &quot;D S&quot;, &quot;dropping-particle&quot;: &quot;&quot;, &quot;suffix&quot;: &quot;&quot;, &quot;family&quot;: &quot;Hik&quot;, &quot;parse-names&quot;: false, &quot;non-dropping-particle&quot;: &quot;&quot;}], &quot;issued&quot;: {&quot;date-parts&quot;: [[&quot;2013&quot;, &quot;9&quot;]]}, &quot;abstract&quot;: &quot;For socially hibernating mammals, the effectiveness of huddling as a means of energy conservation should increase with group size. However, group size has only been linked to increased survival in a few hibernating species, and the relative importance of social structure versus winter conditions during hibernation remains uncertain. We studied the influence of winter weather conditions, social group composition, age-structure, and other environmental factors and individual attributes on the overwinter survival of hoary marmots (Marmota caligata) in the Yukon Territory, Canada. Juvenile hoary marmot survival was negatively correlated with the mean winter (November to May) Pacific Decadal Oscillation (PDO) index. Survival in older age-classes was negatively correlated with PDO lagged by 1 year. Social group size and structure were weakly correlated with survival in comparison to PDO. The relationship between winter PDO and survival was most likely due to the importance of snowpack as insulation during hibernation. The apparent response of hoary marmots to changing winter conditions contrasted sharply with those of other marmot species and other mammalian alpine herbivores. In conclusion, the severity of winter weather may constrain the effectiveness of group thermoregulation in socially hibernating mammals.&quot;, &quot;ISSN&quot;: &quot;1432-1939&quot;, &quot;page&quot;: &quot;139-49&quot;, &quot;volume&quot;: &quot;173&quot;, &quot;container-title&quot;: &quot;Oecologia&quot;, &quot;title&quot;: &quot;Winter weather versus group thermoregulation: what determines survival in hibernating mammals?&quot;, &quot;PMID&quot;: &quot;23456241&quot;, &quot;issue&quot;: &quot;1&quot;, &quot;id&quot;: &quot;ITEM-1&quot;}}], &quot;properties&quot;: {&quot;noteIndex&quot;: 0}, &quot;schema&quot;: &quot;https://github.com/citation-style-language/schema/raw/master/csl-citation.json&quot;} RNDHz96Oqso3g"/><text:span text:style-name="T20">[19]</text:span><text:reference-mark-end text:name="ADDIN CSL_CITATION {&quot;mendeley&quot;: {&quot;previouslyFormattedCitation&quot;: &quot;[19]&quot;}, &quot;citationItems&quot;: [{&quot;uris&quot;: [&quot;http://www.mendeley.com/documents/?uuid=e51cd78e-4a83-4d4d-9649-d8027659f494&quot;], &quot;id&quot;: &quot;ITEM-1&quot;, &quot;itemData&quot;: {&quot;DOI&quot;: &quot;10.1007/s00442-013-2612-0&quot;, &quot;type&quot;: &quot;article-journal&quot;, &quot;author&quot;: [{&quot;given&quot;: &quot;V P&quot;, &quot;dropping-particle&quot;: &quot;&quot;, &quot;suffix&quot;: &quot;&quot;, &quot;family&quot;: &quot;Patil&quot;, &quot;parse-names&quot;: false, &quot;non-dropping-particle&quot;: &quot;&quot;}, {&quot;given&quot;: &quot;S F&quot;, &quot;dropping-particle&quot;: &quot;&quot;, &quot;suffix&quot;: &quot;&quot;, &quot;family&quot;: &quot;Morrison&quot;, &quot;parse-names&quot;: false, &quot;non-dropping-particle&quot;: &quot;&quot;}, {&quot;given&quot;: &quot;T J&quot;, &quot;dropping-particle&quot;: &quot;&quot;, &quot;suffix&quot;: &quot;&quot;, &quot;family&quot;: &quot;Karels&quot;, &quot;parse-names&quot;: false, &quot;non-dropping-particle&quot;: &quot;&quot;}, {&quot;given&quot;: &quot;D S&quot;, &quot;dropping-particle&quot;: &quot;&quot;, &quot;suffix&quot;: &quot;&quot;, &quot;family&quot;: &quot;Hik&quot;, &quot;parse-names&quot;: false, &quot;non-dropping-particle&quot;: &quot;&quot;}], &quot;issued&quot;: {&quot;date-parts&quot;: [[&quot;2013&quot;, &quot;9&quot;]]}, &quot;abstract&quot;: &quot;For socially hibernating mammals, the effectiveness of huddling as a means of energy conservation should increase with group size. However, group size has only been linked to increased survival in a few hibernating species, and the relative importance of social structure versus winter conditions during hibernation remains uncertain. We studied the influence of winter weather conditions, social group composition, age-structure, and other environmental factors and individual attributes on the overwinter survival of hoary marmots (Marmota caligata) in the Yukon Territory, Canada. Juvenile hoary marmot survival was negatively correlated with the mean winter (November to May) Pacific Decadal Oscillation (PDO) index. Survival in older age-classes was negatively correlated with PDO lagged by 1 year. Social group size and structure were weakly correlated with survival in comparison to PDO. The relationship between winter PDO and survival was most likely due to the importance of snowpack as insulation during hibernation. The apparent response of hoary marmots to changing winter conditions contrasted sharply with those of other marmot species and other mammalian alpine herbivores. In conclusion, the severity of winter weather may constrain the effectiveness of group thermoregulation in socially hibernating mammals.&quot;, &quot;ISSN&quot;: &quot;1432-1939&quot;, &quot;page&quot;: &quot;139-49&quot;, &quot;volume&quot;: &quot;173&quot;, &quot;container-title&quot;: &quot;Oecologia&quot;, &quot;title&quot;: &quot;Winter weather versus group thermoregulation: what determines survival in hibernating mammals?&quot;, &quot;PMID&quot;: &quot;23456241&quot;, &quot;issue&quot;: &quot;1&quot;, &quot;id&quot;: &quot;ITEM-1&quot;}}], &quot;properties&quot;: {&quot;noteIndex&quot;: 0}, &quot;schema&quot;: &quot;https://github.com/citation-style-language/schema/raw/master/csl-citation.json&quot;} RNDHz96Oqso3g"/><text:span text:style-name="T1">⁠, it seems seems unlikely that other populations of hoary marmots, most of which occur in milder climates, would have experienced greater mortality costs associated with breeding. Unfortunately, although the large latitudinal gradient encompassed by the hoary marmot's range makes them an ideal model for studying the effects of spatial variation in climate on costs of reproduction and other life history trade offs, there is virtually no demographic data available to support such analyses. <text:s/></text:span></text:p>
      <text:p text:style-name="P1"/>
      <text:p text:style-name="P7">Comparisons with other marmot species</text:p>
      <text:p text:style-name="P1"><text:span text:style-name="T1"><text:tab/>Despite its potential importance, variation in breeding probability has received less attention than fecundity or survival in demographic studies of mammals </text:span><text:reference-mark-start text:name="ADDIN CSL_CITATION {&quot;mendeley&quot;: {&quot;previouslyFormattedCitation&quot;: &quot;[44]&quot;}, &quot;citationItems&quot;: [{&quot;uris&quot;: [&quot;http://www.mendeley.com/documents/?uuid=c3b79230-08af-45c6-9130-1de4134989c4&quot;], &quot;id&quot;: &quot;ITEM-1&quot;, &quot;itemData&quot;: {&quot;DOI&quot;: &quot;10.1007/s00442-007-0817-9&quot;, &quot;type&quot;: &quot;article-journal&quot;, &quot;author&quot;: [{&quot;given&quot;: &quot;Arpat&quot;, &quot;dropping-particle&quot;: &quot;&quot;, &quot;suffix&quot;: &quot;&quot;, &quot;family&quot;: &quot;Ozgul&quot;, &quot;parse-names&quot;: false, &quot;non-dropping-particle&quot;: &quot;&quot;}, {&quot;given&quot;: &quot;Madan&quot;, &quot;dropping-particle&quot;: &quot;&quot;, &quot;suffix&quot;: &quot;&quot;, &quot;family&quot;: &quot;Oli&quot;, &quot;parse-names&quot;: false, &quot;non-dropping-particle&quot;: &quot;&quot;}, {&quot;given&quot;: &quot;Lucretia&quot;, &quot;dropping-particle&quot;: &quot;&quot;, &quot;suffix&quot;: &quot;&quot;, &quot;family&quot;: &quot;Olson&quot;, &quot;parse-names&quot;: false, &quot;non-dropping-particle&quot;: &quot;&quot;}, {&quot;given&quot;: &quot;Daniel&quot;, &quot;dropping-particle&quot;: &quot;&quot;, &quot;suffix&quot;: &quot;&quot;, &quot;family&quot;: &quot;Blumstein&quot;, &quot;parse-names&quot;: false, &quot;non-dropping-particle&quot;: &quot;&quot;}, {&quot;given&quot;: &quot;Kenneth&quot;, &quot;dropping-particle&quot;: &quot;&quot;, &quot;suffix&quot;: &quot;&quot;, &quot;family&quot;: &quot;Armitage&quot;, &quot;parse-names&quot;: false, &quot;non-dropping-particle&quot;: &quot;&quot;}], &quot;issued&quot;: {&quot;date-parts&quot;: [[&quot;2007&quot;, &quot;11&quot;]]}, &quot;abstract&quot;: &quot;Abstract  Spatiotemporal variation in reproductive rates is a common phenomenon in many wildlife populations, but the population dynamic\nconsequences of spatial and temporal variability in different components of reproduction remain poorly understood. We used\n43 years (1962\u20132004) of data from 17 locations and a capture\u2013mark\u2013recapture (CMR) modeling framework to investigate the spatiotemporal\nvariation in reproductive parameters of yellow-bellied marmots (Marmota flaviventris), and its influence on the realized population growth rate. Specifically, we estimated and modeled breeding probabilities\nof two-year-old females (earliest age of first reproduction), &gt;2-year-old females that have not reproduced before (subadults),\nand &gt;2-year-old females that have reproduced before (adults), as well as the litter sizes of two-year old and &gt;2-year-old\nfemales. Most reproductive parameters exhibited spatial and/or temporal variation. However, reproductive parameters differed\nwith respect to their relative influence on the realized population growth rate (\u03bb). Litter size had a stronger influence than did breeding probabilities on both spatial and temporal variations in \u03bb. Our analysis indicated that \u03bb was proportionately more sensitive to survival than recruitment. However, the annual fluctuation in litter size, abetted\nby the breeding probabilities, accounted for most of the temporal variation in \u03bb.&quot;, &quot;title&quot;: &quot;Spatiotemporal variation in reproductive parameters of yellow-bellied marmots&quot;, &quot;page&quot;: &quot;95-106&quot;, &quot;volume&quot;: &quot;154&quot;, &quot;container-title&quot;: &quot;Oecologia&quot;, &quot;issue&quot;: &quot;1&quot;, &quot;id&quot;: &quot;ITEM-1&quot;}}], &quot;properties&quot;: {&quot;noteIndex&quot;: 0}, &quot;schema&quot;: &quot;https://github.com/citation-style-language/schema/raw/master/csl-citation.json&quot;} RNDtDE1a0IymX"/><text:span text:style-name="T20">[44]</text:span><text:reference-mark-end text:name="ADDIN CSL_CITATION {&quot;mendeley&quot;: {&quot;previouslyFormattedCitation&quot;: &quot;[44]&quot;}, &quot;citationItems&quot;: [{&quot;uris&quot;: [&quot;http://www.mendeley.com/documents/?uuid=c3b79230-08af-45c6-9130-1de4134989c4&quot;], &quot;id&quot;: &quot;ITEM-1&quot;, &quot;itemData&quot;: {&quot;DOI&quot;: &quot;10.1007/s00442-007-0817-9&quot;, &quot;type&quot;: &quot;article-journal&quot;, &quot;author&quot;: [{&quot;given&quot;: &quot;Arpat&quot;, &quot;dropping-particle&quot;: &quot;&quot;, &quot;suffix&quot;: &quot;&quot;, &quot;family&quot;: &quot;Ozgul&quot;, &quot;parse-names&quot;: false, &quot;non-dropping-particle&quot;: &quot;&quot;}, {&quot;given&quot;: &quot;Madan&quot;, &quot;dropping-particle&quot;: &quot;&quot;, &quot;suffix&quot;: &quot;&quot;, &quot;family&quot;: &quot;Oli&quot;, &quot;parse-names&quot;: false, &quot;non-dropping-particle&quot;: &quot;&quot;}, {&quot;given&quot;: &quot;Lucretia&quot;, &quot;dropping-particle&quot;: &quot;&quot;, &quot;suffix&quot;: &quot;&quot;, &quot;family&quot;: &quot;Olson&quot;, &quot;parse-names&quot;: false, &quot;non-dropping-particle&quot;: &quot;&quot;}, {&quot;given&quot;: &quot;Daniel&quot;, &quot;dropping-particle&quot;: &quot;&quot;, &quot;suffix&quot;: &quot;&quot;, &quot;family&quot;: &quot;Blumstein&quot;, &quot;parse-names&quot;: false, &quot;non-dropping-particle&quot;: &quot;&quot;}, {&quot;given&quot;: &quot;Kenneth&quot;, &quot;dropping-particle&quot;: &quot;&quot;, &quot;suffix&quot;: &quot;&quot;, &quot;family&quot;: &quot;Armitage&quot;, &quot;parse-names&quot;: false, &quot;non-dropping-particle&quot;: &quot;&quot;}], &quot;issued&quot;: {&quot;date-parts&quot;: [[&quot;2007&quot;, &quot;11&quot;]]}, &quot;abstract&quot;: &quot;Abstract  Spatiotemporal variation in reproductive rates is a common phenomenon in many wildlife populations, but the population dynamic\nconsequences of spatial and temporal variability in different components of reproduction remain poorly understood. We used\n43 years (1962\u20132004) of data from 17 locations and a capture\u2013mark\u2013recapture (CMR) modeling framework to investigate the spatiotemporal\nvariation in reproductive parameters of yellow-bellied marmots (Marmota flaviventris), and its influence on the realized population growth rate. Specifically, we estimated and modeled breeding probabilities\nof two-year-old females (earliest age of first reproduction), &gt;2-year-old females that have not reproduced before (subadults),\nand &gt;2-year-old females that have reproduced before (adults), as well as the litter sizes of two-year old and &gt;2-year-old\nfemales. Most reproductive parameters exhibited spatial and/or temporal variation. However, reproductive parameters differed\nwith respect to their relative influence on the realized population growth rate (\u03bb). Litter size had a stronger influence than did breeding probabilities on both spatial and temporal variations in \u03bb. Our analysis indicated that \u03bb was proportionately more sensitive to survival than recruitment. However, the annual fluctuation in litter size, abetted\nby the breeding probabilities, accounted for most of the temporal variation in \u03bb.&quot;, &quot;title&quot;: &quot;Spatiotemporal variation in reproductive parameters of yellow-bellied marmots&quot;, &quot;page&quot;: &quot;95-106&quot;, &quot;volume&quot;: &quot;154&quot;, &quot;container-title&quot;: &quot;Oecologia&quot;, &quot;issue&quot;: &quot;1&quot;, &quot;id&quot;: &quot;ITEM-1&quot;}}], &quot;properties&quot;: {&quot;noteIndex&quot;: 0}, &quot;schema&quot;: &quot;https://github.com/citation-style-language/schema/raw/master/csl-citation.json&quot;} RNDtDE1a0IymX"/><text:span text:style-name="T1">⁠. A rough comparison has been made across the genus </text:span><text:span text:style-name="T17">Marmota</text:span><text:span text:style-name="T1">, and marmot species are remarkably similar in their average breeding probability </text:span><text:reference-mark-start text:name="ADDIN CSL_CITATION {&quot;mendeley&quot;: {&quot;previouslyFormattedCitation&quot;: &quot;[45]&quot;}, &quot;citationItems&quot;: [{&quot;uris&quot;: [&quot;http://www.mendeley.com/documents/?uuid=0cb83fb1-e0e8-45f4-a46e-a36d0d1e80b2&quot;], &quot;id&quot;: &quot;ITEM-1&quot;, &quot;itemData&quot;: {&quot;type&quot;: &quot;article-journal&quot;, &quot;author&quot;: [{&quot;given&quot;: &quot;A. A.&quot;, &quot;dropping-particle&quot;: &quot;&quot;, &quot;suffix&quot;: &quot;&quot;, &quot;family&quot;: &quot;Bryant&quot;, &quot;parse-names&quot;: false, &quot;non-dropping-particle&quot;: &quot;&quot;}, {&quot;given&quot;: &quot;R. E.&quot;, &quot;dropping-particle&quot;: &quot;&quot;, &quot;suffix&quot;: &quot;&quot;, &quot;family&quot;: &quot;Page&quot;, &quot;parse-names&quot;: false, &quot;non-dropping-particle&quot;: &quot;&quot;}], &quot;issued&quot;: {&quot;date-parts&quot;: [[&quot;2005&quot;]]}, &quot;title&quot;: &quot;Timing and causes of mortality in the endangered Vancouver Island marmot (Marmota vancouverensis)&quot;, &quot;page&quot;: &quot;674-682&quot;, &quot;volume&quot;: &quot;83&quot;, &quot;container-title&quot;: &quot;Canadian Journal of Zoology&quot;, &quot;issue&quot;: &quot;5&quot;, &quot;id&quot;: &quot;ITEM-1&quot;}}], &quot;properties&quot;: {&quot;noteIndex&quot;: 0}, &quot;schema&quot;: &quot;https://github.com/citation-style-language/schema/raw/master/csl-citation.json&quot;} RNDbdKvLAQVAk"/><text:span text:style-name="T20">[45]</text:span><text:reference-mark-end text:name="ADDIN CSL_CITATION {&quot;mendeley&quot;: {&quot;previouslyFormattedCitation&quot;: &quot;[45]&quot;}, &quot;citationItems&quot;: [{&quot;uris&quot;: [&quot;http://www.mendeley.com/documents/?uuid=0cb83fb1-e0e8-45f4-a46e-a36d0d1e80b2&quot;], &quot;id&quot;: &quot;ITEM-1&quot;, &quot;itemData&quot;: {&quot;type&quot;: &quot;article-journal&quot;, &quot;author&quot;: [{&quot;given&quot;: &quot;A. A.&quot;, &quot;dropping-particle&quot;: &quot;&quot;, &quot;suffix&quot;: &quot;&quot;, &quot;family&quot;: &quot;Bryant&quot;, &quot;parse-names&quot;: false, &quot;non-dropping-particle&quot;: &quot;&quot;}, {&quot;given&quot;: &quot;R. E.&quot;, &quot;dropping-particle&quot;: &quot;&quot;, &quot;suffix&quot;: &quot;&quot;, &quot;family&quot;: &quot;Page&quot;, &quot;parse-names&quot;: false, &quot;non-dropping-particle&quot;: &quot;&quot;}], &quot;issued&quot;: {&quot;date-parts&quot;: [[&quot;2005&quot;]]}, &quot;title&quot;: &quot;Timing and causes of mortality in the endangered Vancouver Island marmot (Marmota vancouverensis)&quot;, &quot;page&quot;: &quot;674-682&quot;, &quot;volume&quot;: &quot;83&quot;, &quot;container-title&quot;: &quot;Canadian Journal of Zoology&quot;, &quot;issue&quot;: &quot;5&quot;, &quot;id&quot;: &quot;ITEM-1&quot;}}], &quot;properties&quot;: {&quot;noteIndex&quot;: 0}, &quot;schema&quot;: &quot;https://github.com/citation-style-language/schema/raw/master/csl-citation.json&quot;} RNDbdKvLAQVAk"/><text:span text:style-name="T1">⁠. This consistency provides additional support for the notion of an intrinsic constraint on reproductive success that is unrelated to social pressures or environment. However, breeding success is influenced by winter weather in yellow-bellied marmots, and potentially in Olympic marmots as well </text:span><text:reference-mark-start text:name="ADDIN CSL_CITATION {&quot;mendeley&quot;: {&quot;previouslyFormattedCitation&quot;: &quot;[9,46]&quot;}, &quot;citationItems&quot;: [{&quot;uris&quot;: [&quot;http://www.mendeley.com/documents/?uuid=47c57ce9-2fcf-4ce3-81ad-c43d045318e5&quot;], &quot;id&quot;: &quot;ITEM-1&quot;, &quot;itemData&quot;: {&quot;type&quot;: &quot;article-journal&quot;, &quot;author&quot;: [{&quot;given&quot;: &quot;O. A.&quot;, &quot;dropping-particle&quot;: &quot;&quot;, &quot;suffix&quot;: &quot;&quot;, &quot;family&quot;: &quot;Schwartz&quot;, &quot;parse-names&quot;: false, &quot;non-dropping-particle&quot;: &quot;&quot;}, {&quot;given&quot;: &quot;K. B.&quot;, &quot;dropping-particle&quot;: &quot;&quot;, &quot;suffix&quot;: &quot;&quot;, &quot;family&quot;: &quot;Armitage&quot;, &quot;parse-names&quot;: false, &quot;non-dropping-particle&quot;: &quot;&quot;}], &quot;issued&quot;: {&quot;date-parts&quot;: [[&quot;2004&quot;]]}, &quot;title&quot;: &quot;Weather influences on demography of the yellow-bellied marmot (Marmota flaviventris)&quot;, &quot;page&quot;: &quot;73-79&quot;, &quot;volume&quot;: &quot;265&quot;, &quot;container-title&quot;: &quot;Journal of Zoology&quot;, &quot;issue&quot;: &quot;01&quot;, &quot;id&quot;: &quot;ITEM-1&quot;}}, {&quot;uris&quot;: [&quot;http://www.mendeley.com/documents/?uuid=a6b13138-b806-40ed-89d8-1d40da003fd0&quot;], &quot;id&quot;: &quot;ITEM-2&quot;, &quot;itemData&quot;: {&quot;DOI&quot;: &quot;10.1674/0003-0031(2007)158[221:FOMMOR]2.0.CO;2&quot;, &quot;type&quot;: &quot;article-journal&quot;, &quot;author&quot;: [{&quot;given&quot;: &quot;Suzanne Cox&quot;, &quot;dropping-particle&quot;: &quot;&quot;, &quot;suffix&quot;: &quot;&quot;, &quot;family&quot;: &quot;Griffin&quot;, &quot;parse-names&quot;: false, &quot;non-dropping-particle&quot;: &quot;&quot;}, {&quot;given&quot;: &quot;Mark L.&quot;, &quot;dropping-particle&quot;: &quot;&quot;, &quot;suffix&quot;: &quot;&quot;, &quot;family&quot;: &quot;Taper&quot;, &quot;parse-names&quot;: false, &quot;non-dropping-particle&quot;: &quot;&quot;}, {&quot;given&quot;: &quot;L. Scott&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2&quot;}}], &quot;properties&quot;: {&quot;noteIndex&quot;: 0}, &quot;schema&quot;: &quot;https://github.com/citation-style-language/schema/raw/master/csl-citation.json&quot;} RND3RjDX84Qx7"/><text:span text:style-name="T20">[9,46]</text:span><text:reference-mark-end text:name="ADDIN CSL_CITATION {&quot;mendeley&quot;: {&quot;previouslyFormattedCitation&quot;: &quot;[9,46]&quot;}, &quot;citationItems&quot;: [{&quot;uris&quot;: [&quot;http://www.mendeley.com/documents/?uuid=47c57ce9-2fcf-4ce3-81ad-c43d045318e5&quot;], &quot;id&quot;: &quot;ITEM-1&quot;, &quot;itemData&quot;: {&quot;type&quot;: &quot;article-journal&quot;, &quot;author&quot;: [{&quot;given&quot;: &quot;O. A.&quot;, &quot;dropping-particle&quot;: &quot;&quot;, &quot;suffix&quot;: &quot;&quot;, &quot;family&quot;: &quot;Schwartz&quot;, &quot;parse-names&quot;: false, &quot;non-dropping-particle&quot;: &quot;&quot;}, {&quot;given&quot;: &quot;K. B.&quot;, &quot;dropping-particle&quot;: &quot;&quot;, &quot;suffix&quot;: &quot;&quot;, &quot;family&quot;: &quot;Armitage&quot;, &quot;parse-names&quot;: false, &quot;non-dropping-particle&quot;: &quot;&quot;}], &quot;issued&quot;: {&quot;date-parts&quot;: [[&quot;2004&quot;]]}, &quot;title&quot;: &quot;Weather influences on demography of the yellow-bellied marmot (Marmota flaviventris)&quot;, &quot;page&quot;: &quot;73-79&quot;, &quot;volume&quot;: &quot;265&quot;, &quot;container-title&quot;: &quot;Journal of Zoology&quot;, &quot;issue&quot;: &quot;01&quot;, &quot;id&quot;: &quot;ITEM-1&quot;}}, {&quot;uris&quot;: [&quot;http://www.mendeley.com/documents/?uuid=a6b13138-b806-40ed-89d8-1d40da003fd0&quot;], &quot;id&quot;: &quot;ITEM-2&quot;, &quot;itemData&quot;: {&quot;DOI&quot;: &quot;10.1674/0003-0031(2007)158[221:FOMMOR]2.0.CO;2&quot;, &quot;type&quot;: &quot;article-journal&quot;, &quot;author&quot;: [{&quot;given&quot;: &quot;Suzanne Cox&quot;, &quot;dropping-particle&quot;: &quot;&quot;, &quot;suffix&quot;: &quot;&quot;, &quot;family&quot;: &quot;Griffin&quot;, &quot;parse-names&quot;: false, &quot;non-dropping-particle&quot;: &quot;&quot;}, {&quot;given&quot;: &quot;Mark L.&quot;, &quot;dropping-particle&quot;: &quot;&quot;, &quot;suffix&quot;: &quot;&quot;, &quot;family&quot;: &quot;Taper&quot;, &quot;parse-names&quot;: false, &quot;non-dropping-particle&quot;: &quot;&quot;}, {&quot;given&quot;: &quot;L. Scott&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2&quot;}}], &quot;properties&quot;: {&quot;noteIndex&quot;: 0}, &quot;schema&quot;: &quot;https://github.com/citation-style-language/schema/raw/master/csl-citation.json&quot;} RND3RjDX84Qx7"/><text:span text:style-name="T1">⁠. In addition, the marmot species with the lowest reported rate of breeding success, the golden marmot (</text:span><text:span text:style-name="T16">Marmota caudata</text:span><text:span text:style-name="T1">), lives in an environment that is more arid, less productive, and at higher elevation than almost any other marmot species </text:span><text:reference-mark-start text:name="ADDIN CSL_CITATION {&quot;mendeley&quot;: {&quot;previouslyFormattedCitation&quot;: &quot;[47]&quot;}, &quot;citationItems&quot;: [{&quot;uris&quot;: [&quot;http://www.mendeley.com/documents/?uuid=1c95d221-eca2-45be-91ff-983806d27f66&quot;], &quot;id&quot;: &quot;ITEM-1&quot;, &quot;itemData&quot;: {&quot;type&quot;: &quot;article-journal&quot;, &quot;author&quot;: [{&quot;given&quot;: &quot;D. T.&quot;, &quot;dropping-particle&quot;: &quot;&quot;, &quot;suffix&quot;: &quot;&quot;, &quot;family&quot;: &quot;Blumstein&quot;, &quot;parse-names&quot;: false, &quot;non-dropping-particle&quot;: &quot;&quot;}, {&quot;given&quot;: &quot;W.&quot;, &quot;dropping-particle&quot;: &quot;&quot;, &quot;suffix&quot;: &quot;&quot;, &quot;family&quot;: &quot;Arnold&quot;, &quot;parse-names&quot;: false, &quot;non-dropping-particle&quot;: &quot;&quot;}], &quot;issued&quot;: {&quot;date-parts&quot;: [[&quot;1998&quot;]]}, &quot;title&quot;: &quot;Ecology and social behavior of golden marmots (Marmota caudata aurea)&quot;, &quot;page&quot;: &quot;873-886&quot;, &quot;volume&quot;: &quot;79&quot;, &quot;container-title&quot;: &quot;Journal of Mammalogy&quot;, &quot;issue&quot;: &quot;3&quot;, &quot;id&quot;: &quot;ITEM-1&quot;}}], &quot;properties&quot;: {&quot;noteIndex&quot;: 0}, &quot;schema&quot;: &quot;https://github.com/citation-style-language/schema/raw/master/csl-citation.json&quot;} RND7rKLsvLAt7"/><text:span text:style-name="T20">[47]</text:span><text:reference-mark-end text:name="ADDIN CSL_CITATION {&quot;mendeley&quot;: {&quot;previouslyFormattedCitation&quot;: &quot;[47]&quot;}, &quot;citationItems&quot;: [{&quot;uris&quot;: [&quot;http://www.mendeley.com/documents/?uuid=1c95d221-eca2-45be-91ff-983806d27f66&quot;], &quot;id&quot;: &quot;ITEM-1&quot;, &quot;itemData&quot;: {&quot;type&quot;: &quot;article-journal&quot;, &quot;author&quot;: [{&quot;given&quot;: &quot;D. T.&quot;, &quot;dropping-particle&quot;: &quot;&quot;, &quot;suffix&quot;: &quot;&quot;, &quot;family&quot;: &quot;Blumstein&quot;, &quot;parse-names&quot;: false, &quot;non-dropping-particle&quot;: &quot;&quot;}, {&quot;given&quot;: &quot;W.&quot;, &quot;dropping-particle&quot;: &quot;&quot;, &quot;suffix&quot;: &quot;&quot;, &quot;family&quot;: &quot;Arnold&quot;, &quot;parse-names&quot;: false, &quot;non-dropping-particle&quot;: &quot;&quot;}], &quot;issued&quot;: {&quot;date-parts&quot;: [[&quot;1998&quot;]]}, &quot;title&quot;: &quot;Ecology and social behavior of golden marmots (Marmota caudata aurea)&quot;, &quot;page&quot;: &quot;873-886&quot;, &quot;volume&quot;: &quot;79&quot;, &quot;container-title&quot;: &quot;Journal of Mammalogy&quot;, &quot;issue&quot;: &quot;3&quot;, &quot;id&quot;: &quot;ITEM-1&quot;}}], &quot;properties&quot;: {&quot;noteIndex&quot;: 0}, &quot;schema&quot;: &quot;https://github.com/citation-style-language/schema/raw/master/csl-citation.json&quot;} RND7rKLsvLAt7"/><text:span text:style-name="T1">⁠. For alpine marmots, winter weather does not affect breeding success, but body condition at the end of hibernation is important </text:span><text:reference-mark-start text:name="ADDIN CSL_CITATION {&quot;mendeley&quot;: {&quot;previouslyFormattedCitation&quot;: &quot;[48]&quot;}, &quot;citationItems&quot;: [{&quot;uris&quot;: [&quot;http://www.mendeley.com/documents/?uuid=49b6c27a-4346-462f-b4ad-d628d3655e67&quot;], &quot;id&quot;: &quot;ITEM-1&quot;, &quot;itemData&quot;: {&quot;type&quot;: &quot;article-journal&quot;, &quot;author&quot;: [{&quot;given&quot;: &quot;K.&quot;, &quot;dropping-particle&quot;: &quot;&quot;, &quot;suffix&quot;: &quot;&quot;, &quot;family&quot;: &quot;Hacklander&quot;, &quot;parse-names&quot;: false, &quot;non-dropping-particle&quot;: &quot;&quot;}, {&quot;given&quot;: &quot;W.&quot;, &quot;dropping-particle&quot;: &quot;&quot;, &quot;suffix&quot;: &quot;&quot;, &quot;family&quot;: &quot;Arnold&quot;, &quot;parse-names&quot;: false, &quot;non-dropping-particle&quot;: &quot;&quot;}], &quot;issued&quot;: {&quot;date-parts&quot;: [[&quot;1999&quot;]]}, &quot;title&quot;: &quot;Male-caused failure of female reproduction and its adaptive value in alpine marmots (Marmota marmota)&quot;, &quot;page&quot;: &quot;592&quot;, &quot;volume&quot;: &quot;10&quot;, &quot;container-title&quot;: &quot;Behavioral ecology&quot;, &quot;issue&quot;: &quot;5&quot;, &quot;id&quot;: &quot;ITEM-1&quot;}}], &quot;properties&quot;: {&quot;noteIndex&quot;: 0}, &quot;schema&quot;: &quot;https://github.com/citation-style-language/schema/raw/master/csl-citation.json&quot;} RNDhVl2Q6DrbN"/><text:span text:style-name="T20">[48]</text:span><text:reference-mark-end text:name="ADDIN CSL_CITATION {&quot;mendeley&quot;: {&quot;previouslyFormattedCitation&quot;: &quot;[48]&quot;}, &quot;citationItems&quot;: [{&quot;uris&quot;: [&quot;http://www.mendeley.com/documents/?uuid=49b6c27a-4346-462f-b4ad-d628d3655e67&quot;], &quot;id&quot;: &quot;ITEM-1&quot;, &quot;itemData&quot;: {&quot;type&quot;: &quot;article-journal&quot;, &quot;author&quot;: [{&quot;given&quot;: &quot;K.&quot;, &quot;dropping-particle&quot;: &quot;&quot;, &quot;suffix&quot;: &quot;&quot;, &quot;family&quot;: &quot;Hacklander&quot;, &quot;parse-names&quot;: false, &quot;non-dropping-particle&quot;: &quot;&quot;}, {&quot;given&quot;: &quot;W.&quot;, &quot;dropping-particle&quot;: &quot;&quot;, &quot;suffix&quot;: &quot;&quot;, &quot;family&quot;: &quot;Arnold&quot;, &quot;parse-names&quot;: false, &quot;non-dropping-particle&quot;: &quot;&quot;}], &quot;issued&quot;: {&quot;date-parts&quot;: [[&quot;1999&quot;]]}, &quot;title&quot;: &quot;Male-caused failure of female reproduction and its adaptive value in alpine marmots (Marmota marmota)&quot;, &quot;page&quot;: &quot;592&quot;, &quot;volume&quot;: &quot;10&quot;, &quot;container-title&quot;: &quot;Behavioral ecology&quot;, &quot;issue&quot;: &quot;5&quot;, &quot;id&quot;: &quot;ITEM-1&quot;}}], &quot;properties&quot;: {&quot;noteIndex&quot;: 0}, &quot;schema&quot;: &quot;https://github.com/citation-style-language/schema/raw/master/csl-citation.json&quot;} RNDhVl2Q6DrbN"/><text:span text:style-name="T1">⁠. Taken together, these studies support the Ecological Constraint hypothesis as an explanation for differences in breeding probability among marmot species.</text:span></text:p>
      <text:p text:style-name="P30"><text:span text:style-name="T1">It is not clear why intraspecific variation in hoary marmot breeding probability was less sensitive to climate than for other marmot species. Spatial variation in habitat quality can affect reproduction </text:span><text:reference-mark-start text:name="ADDIN CSL_CITATION {&quot;mendeley&quot;: {&quot;previouslyFormattedCitation&quot;: &quot;[44]&quot;}, &quot;citationItems&quot;: [{&quot;uris&quot;: [&quot;http://www.mendeley.com/documents/?uuid=c3b79230-08af-45c6-9130-1de4134989c4&quot;], &quot;id&quot;: &quot;ITEM-1&quot;, &quot;itemData&quot;: {&quot;DOI&quot;: &quot;10.1007/s00442-007-0817-9&quot;, &quot;type&quot;: &quot;article-journal&quot;, &quot;author&quot;: [{&quot;given&quot;: &quot;Arpat&quot;, &quot;dropping-particle&quot;: &quot;&quot;, &quot;suffix&quot;: &quot;&quot;, &quot;family&quot;: &quot;Ozgul&quot;, &quot;parse-names&quot;: false, &quot;non-dropping-particle&quot;: &quot;&quot;}, {&quot;given&quot;: &quot;Madan&quot;, &quot;dropping-particle&quot;: &quot;&quot;, &quot;suffix&quot;: &quot;&quot;, &quot;family&quot;: &quot;Oli&quot;, &quot;parse-names&quot;: false, &quot;non-dropping-particle&quot;: &quot;&quot;}, {&quot;given&quot;: &quot;Lucretia&quot;, &quot;dropping-particle&quot;: &quot;&quot;, &quot;suffix&quot;: &quot;&quot;, &quot;family&quot;: &quot;Olson&quot;, &quot;parse-names&quot;: false, &quot;non-dropping-particle&quot;: &quot;&quot;}, {&quot;given&quot;: &quot;Daniel&quot;, &quot;dropping-particle&quot;: &quot;&quot;, &quot;suffix&quot;: &quot;&quot;, &quot;family&quot;: &quot;Blumstein&quot;, &quot;parse-names&quot;: false, &quot;non-dropping-particle&quot;: &quot;&quot;}, {&quot;given&quot;: &quot;Kenneth&quot;, &quot;dropping-particle&quot;: &quot;&quot;, &quot;suffix&quot;: &quot;&quot;, &quot;family&quot;: &quot;Armitage&quot;, &quot;parse-names&quot;: false, &quot;non-dropping-particle&quot;: &quot;&quot;}], &quot;issued&quot;: {&quot;date-parts&quot;: [[&quot;2007&quot;, &quot;11&quot;]]}, &quot;abstract&quot;: &quot;Abstract  Spatiotemporal variation in reproductive rates is a common phenomenon in many wildlife populations, but the population dynamic\nconsequences of spatial and temporal variability in different components of reproduction remain poorly understood. We used\n43 years (1962\u20132004) of data from 17 locations and a capture\u2013mark\u2013recapture (CMR) modeling framework to investigate the spatiotemporal\nvariation in reproductive parameters of yellow-bellied marmots (Marmota flaviventris), and its influence on the realized population growth rate. Specifically, we estimated and modeled breeding probabilities\nof two-year-old females (earliest age of first reproduction), &gt;2-year-old females that have not reproduced before (subadults),\nand &gt;2-year-old females that have reproduced before (adults), as well as the litter sizes of two-year old and &gt;2-year-old\nfemales. Most reproductive parameters exhibited spatial and/or temporal variation. However, reproductive parameters differed\nwith respect to their relative influence on the realized population growth rate (\u03bb). Litter size had a stronger influence than did breeding probabilities on both spatial and temporal variations in \u03bb. Our analysis indicated that \u03bb was proportionately more sensitive to survival than recruitment. However, the annual fluctuation in litter size, abetted\nby the breeding probabilities, accounted for most of the temporal variation in \u03bb.&quot;, &quot;title&quot;: &quot;Spatiotemporal variation in reproductive parameters of yellow-bellied marmots&quot;, &quot;page&quot;: &quot;95-106&quot;, &quot;volume&quot;: &quot;154&quot;, &quot;container-title&quot;: &quot;Oecologia&quot;, &quot;issue&quot;: &quot;1&quot;, &quot;id&quot;: &quot;ITEM-1&quot;}}], &quot;properties&quot;: {&quot;noteIndex&quot;: 0}, &quot;schema&quot;: &quot;https://github.com/citation-style-language/schema/raw/master/csl-citation.json&quot;} RNDcfoMsMUwmS"/><text:span text:style-name="T20">[44]</text:span><text:reference-mark-end text:name="ADDIN CSL_CITATION {&quot;mendeley&quot;: {&quot;previouslyFormattedCitation&quot;: &quot;[44]&quot;}, &quot;citationItems&quot;: [{&quot;uris&quot;: [&quot;http://www.mendeley.com/documents/?uuid=c3b79230-08af-45c6-9130-1de4134989c4&quot;], &quot;id&quot;: &quot;ITEM-1&quot;, &quot;itemData&quot;: {&quot;DOI&quot;: &quot;10.1007/s00442-007-0817-9&quot;, &quot;type&quot;: &quot;article-journal&quot;, &quot;author&quot;: [{&quot;given&quot;: &quot;Arpat&quot;, &quot;dropping-particle&quot;: &quot;&quot;, &quot;suffix&quot;: &quot;&quot;, &quot;family&quot;: &quot;Ozgul&quot;, &quot;parse-names&quot;: false, &quot;non-dropping-particle&quot;: &quot;&quot;}, {&quot;given&quot;: &quot;Madan&quot;, &quot;dropping-particle&quot;: &quot;&quot;, &quot;suffix&quot;: &quot;&quot;, &quot;family&quot;: &quot;Oli&quot;, &quot;parse-names&quot;: false, &quot;non-dropping-particle&quot;: &quot;&quot;}, {&quot;given&quot;: &quot;Lucretia&quot;, &quot;dropping-particle&quot;: &quot;&quot;, &quot;suffix&quot;: &quot;&quot;, &quot;family&quot;: &quot;Olson&quot;, &quot;parse-names&quot;: false, &quot;non-dropping-particle&quot;: &quot;&quot;}, {&quot;given&quot;: &quot;Daniel&quot;, &quot;dropping-particle&quot;: &quot;&quot;, &quot;suffix&quot;: &quot;&quot;, &quot;family&quot;: &quot;Blumstein&quot;, &quot;parse-names&quot;: false, &quot;non-dropping-particle&quot;: &quot;&quot;}, {&quot;given&quot;: &quot;Kenneth&quot;, &quot;dropping-particle&quot;: &quot;&quot;, &quot;suffix&quot;: &quot;&quot;, &quot;family&quot;: &quot;Armitage&quot;, &quot;parse-names&quot;: false, &quot;non-dropping-particle&quot;: &quot;&quot;}], &quot;issued&quot;: {&quot;date-parts&quot;: [[&quot;2007&quot;, &quot;11&quot;]]}, &quot;abstract&quot;: &quot;Abstract  Spatiotemporal variation in reproductive rates is a common phenomenon in many wildlife populations, but the population dynamic\nconsequences of spatial and temporal variability in different components of reproduction remain poorly understood. We used\n43 years (1962\u20132004) of data from 17 locations and a capture\u2013mark\u2013recapture (CMR) modeling framework to investigate the spatiotemporal\nvariation in reproductive parameters of yellow-bellied marmots (Marmota flaviventris), and its influence on the realized population growth rate. Specifically, we estimated and modeled breeding probabilities\nof two-year-old females (earliest age of first reproduction), &gt;2-year-old females that have not reproduced before (subadults),\nand &gt;2-year-old females that have reproduced before (adults), as well as the litter sizes of two-year old and &gt;2-year-old\nfemales. Most reproductive parameters exhibited spatial and/or temporal variation. However, reproductive parameters differed\nwith respect to their relative influence on the realized population growth rate (\u03bb). Litter size had a stronger influence than did breeding probabilities on both spatial and temporal variations in \u03bb. Our analysis indicated that \u03bb was proportionately more sensitive to survival than recruitment. However, the annual fluctuation in litter size, abetted\nby the breeding probabilities, accounted for most of the temporal variation in \u03bb.&quot;, &quot;title&quot;: &quot;Spatiotemporal variation in reproductive parameters of yellow-bellied marmots&quot;, &quot;page&quot;: &quot;95-106&quot;, &quot;volume&quot;: &quot;154&quot;, &quot;container-title&quot;: &quot;Oecologia&quot;, &quot;issue&quot;: &quot;1&quot;, &quot;id&quot;: &quot;ITEM-1&quot;}}], &quot;properties&quot;: {&quot;noteIndex&quot;: 0}, &quot;schema&quot;: &quot;https://github.com/citation-style-language/schema/raw/master/csl-citation.json&quot;} RNDcfoMsMUwmS"/><text:span text:style-name="T1">⁠, so differences between social group territories could have obscured some underlying climate-related pattern. However, in a food addition experiment at our study site, marmots fed rabbit chow </text:span><text:span text:style-name="T17">ad libidum</text:span><text:span text:style-name="T1"> did not show significant differences in mass accumulation rates, fall body mass, or overwinter survival compared to control animals (T.J. Karels et al. unpublished data). It is therefore conceivable that hoary marmots have also evolved breeding patterns that are insensitive to the timing and abundance of food availability.</text:span></text:p>
      <text:p text:style-name="P30"><text:span text:style-name="T1">The apparent absence of social constraints on hoary marmot reproduction was also an anomaly among </text:span><text:soft-page-break/><text:span text:style-name="T1">marmot species. In </text:span><text:span text:style-name="T16">Marmota </text:span><text:span text:style-name="T1">and other ground-dwelling Sciurids, social complexity and breeding probability are generally negatively correlated </text:span><text:reference-mark-start text:name="ADDIN CSL_CITATION {&quot;mendeley&quot;: {&quot;previouslyFormattedCitation&quot;: &quot;[15,18]&quot;}, &quot;citationItems&quot;: [{&quot;uris&quot;: [&quot;http://www.mendeley.com/documents/?uuid=108d064e-b9d1-4b98-ae76-cd5844343b9a&quot;], &quot;id&quot;: &quot;ITEM-1&quot;, &quot;itemData&quot;: {&quot;DOI&quot;: &quot;VL  - 97&quot;, &quot;type&quot;: &quot;article-journal&quot;, &quot;author&quot;: [{&quot;given&quot;: &quot;Kenneth B.&quot;, &quot;dropping-particle&quot;: &quot;&quot;, &quot;suffix&quot;: &quot;&quot;, &quot;family&quot;: &quot;Armitage&quot;, &quot;parse-names&quot;: false, &quot;non-dropping-particle&quot;: &quot;&quot;}, {&quot;given&quot;: &quot;Orlando A.&quot;, &quot;dropping-particle&quot;: &quot;&quot;, &quot;suffix&quot;: &quot;&quot;, &quot;family&quot;: &quot;Schwartz&quot;, &quot;parse-names&quot;: false, &quot;non-dropping-particle&quot;: &quot;&quot;}], &quot;issued&quot;: {&quot;date-parts&quot;: [[&quot;2000&quot;, &quot;10&quot;]]}, &quot;abstract&quot;: &quot;The yellow-bellied marmot () is\na social, ground-dwelling squirrel that lives either individually or in\nkin groups of from two to five adult females. Philopatry and daughter\nrecruitment lead to the formation and persistence of matrilines at\nhabitat sites. By using 37 years of demographic data for 12 habitat\nsites, we could determine long-term trends in the effects of group size\non two measures of fitness, survivorship and net reproductive rate,\nwhich otherwise are obscured by annual fluctuations in these measures.\nBoth size and number of matrilines varied among sites and survivorship\nand net reproductive rate varied among sites and among matriline sizes.\nThe role of social organization was explored further by examining the\neffect of matriline size, averaged over all years and sites, on\nfitness. For both survivorship and net reproductive rate the\nrelationship with matriline size was curvilinear. Fitness increased\nwith the increase in matriline size and then decreased in the largest\ngroups. Decreased fitness in matrilines of four or five was associated\nwith agonistic behavior, a large number of 2-year-old females in the\nsocial group, and reproductive suppression. There is no evidence that\nfemales acted to increase their fitness by increasing indirect fitness;\ni.e., by assisting relatives, but attempted to increase direct fitness.\nDirect fitness increased when mortality and fission of large matrilines\nreduced group size and the surviving females increased reproduction.&quot;, &quot;title&quot;: &quot;Social enhancement of fitness in yellow-bellied marmots&quot;, &quot;page&quot;: &quot;12149-12152&quot;, &quot;volume&quot;: &quot;97&quot;, &quot;container-title&quot;: &quot;Proceedings of the National Academy of Sciences of the United States of America&quot;, &quot;issue&quot;: &quot;22&quot;, &quot;id&quot;: &quot;ITEM-1&quot;}}, {&quot;uris&quot;: [&quot;http://www.mendeley.com/documents/?uuid=4f322290-c5eb-4c0d-81c6-fbc6e9b4fcc2&quot;], &quot;id&quot;: &quot;ITEM-2&quot;, &quot;itemData&quot;: {&quot;type&quot;: &quot;article-journal&quot;, &quot;author&quot;: [{&quot;given&quot;: &quot;Daniel T.&quot;, &quot;dropping-particle&quot;: &quot;&quot;, &quot;suffix&quot;: &quot;&quot;, &quot;family&quot;: &quot;Blumstein&quot;, &quot;parse-names&quot;: false, &quot;non-dropping-particle&quot;: &quot;&quot;}, {&quot;given&quot;: &quot;K.B.&quot;, &quot;dropping-particle&quot;: &quot;&quot;, &quot;suffix&quot;: &quot;&quot;, &quot;family&quot;: &quot;Armitage&quot;, &quot;parse-names&quot;: false, &quot;non-dropping-particle&quot;: &quot;&quot;}], &quot;issued&quot;: {&quot;date-parts&quot;: [[&quot;1998&quot;]]}, &quot;title&quot;: &quot;Life history consequences of social complexity a comparative study of ground-dwelling sciurids&quot;, &quot;page&quot;: &quot;8-19&quot;, &quot;volume&quot;: &quot;9&quot;, &quot;container-title&quot;: &quot;Behav. Ecol.&quot;, &quot;issue&quot;: &quot;1&quot;, &quot;id&quot;: &quot;ITEM-2&quot;}}], &quot;properties&quot;: {&quot;noteIndex&quot;: 0}, &quot;schema&quot;: &quot;https://github.com/citation-style-language/schema/raw/master/csl-citation.json&quot;} RND4tJPECKaMD"/><text:span text:style-name="T20">[15,18]</text:span><text:reference-mark-end text:name="ADDIN CSL_CITATION {&quot;mendeley&quot;: {&quot;previouslyFormattedCitation&quot;: &quot;[15,18]&quot;}, &quot;citationItems&quot;: [{&quot;uris&quot;: [&quot;http://www.mendeley.com/documents/?uuid=108d064e-b9d1-4b98-ae76-cd5844343b9a&quot;], &quot;id&quot;: &quot;ITEM-1&quot;, &quot;itemData&quot;: {&quot;DOI&quot;: &quot;VL  - 97&quot;, &quot;type&quot;: &quot;article-journal&quot;, &quot;author&quot;: [{&quot;given&quot;: &quot;Kenneth B.&quot;, &quot;dropping-particle&quot;: &quot;&quot;, &quot;suffix&quot;: &quot;&quot;, &quot;family&quot;: &quot;Armitage&quot;, &quot;parse-names&quot;: false, &quot;non-dropping-particle&quot;: &quot;&quot;}, {&quot;given&quot;: &quot;Orlando A.&quot;, &quot;dropping-particle&quot;: &quot;&quot;, &quot;suffix&quot;: &quot;&quot;, &quot;family&quot;: &quot;Schwartz&quot;, &quot;parse-names&quot;: false, &quot;non-dropping-particle&quot;: &quot;&quot;}], &quot;issued&quot;: {&quot;date-parts&quot;: [[&quot;2000&quot;, &quot;10&quot;]]}, &quot;abstract&quot;: &quot;The yellow-bellied marmot () is\na social, ground-dwelling squirrel that lives either individually or in\nkin groups of from two to five adult females. Philopatry and daughter\nrecruitment lead to the formation and persistence of matrilines at\nhabitat sites. By using 37 years of demographic data for 12 habitat\nsites, we could determine long-term trends in the effects of group size\non two measures of fitness, survivorship and net reproductive rate,\nwhich otherwise are obscured by annual fluctuations in these measures.\nBoth size and number of matrilines varied among sites and survivorship\nand net reproductive rate varied among sites and among matriline sizes.\nThe role of social organization was explored further by examining the\neffect of matriline size, averaged over all years and sites, on\nfitness. For both survivorship and net reproductive rate the\nrelationship with matriline size was curvilinear. Fitness increased\nwith the increase in matriline size and then decreased in the largest\ngroups. Decreased fitness in matrilines of four or five was associated\nwith agonistic behavior, a large number of 2-year-old females in the\nsocial group, and reproductive suppression. There is no evidence that\nfemales acted to increase their fitness by increasing indirect fitness;\ni.e., by assisting relatives, but attempted to increase direct fitness.\nDirect fitness increased when mortality and fission of large matrilines\nreduced group size and the surviving females increased reproduction.&quot;, &quot;title&quot;: &quot;Social enhancement of fitness in yellow-bellied marmots&quot;, &quot;page&quot;: &quot;12149-12152&quot;, &quot;volume&quot;: &quot;97&quot;, &quot;container-title&quot;: &quot;Proceedings of the National Academy of Sciences of the United States of America&quot;, &quot;issue&quot;: &quot;22&quot;, &quot;id&quot;: &quot;ITEM-1&quot;}}, {&quot;uris&quot;: [&quot;http://www.mendeley.com/documents/?uuid=4f322290-c5eb-4c0d-81c6-fbc6e9b4fcc2&quot;], &quot;id&quot;: &quot;ITEM-2&quot;, &quot;itemData&quot;: {&quot;type&quot;: &quot;article-journal&quot;, &quot;author&quot;: [{&quot;given&quot;: &quot;Daniel T.&quot;, &quot;dropping-particle&quot;: &quot;&quot;, &quot;suffix&quot;: &quot;&quot;, &quot;family&quot;: &quot;Blumstein&quot;, &quot;parse-names&quot;: false, &quot;non-dropping-particle&quot;: &quot;&quot;}, {&quot;given&quot;: &quot;K.B.&quot;, &quot;dropping-particle&quot;: &quot;&quot;, &quot;suffix&quot;: &quot;&quot;, &quot;family&quot;: &quot;Armitage&quot;, &quot;parse-names&quot;: false, &quot;non-dropping-particle&quot;: &quot;&quot;}], &quot;issued&quot;: {&quot;date-parts&quot;: [[&quot;1998&quot;]]}, &quot;title&quot;: &quot;Life history consequences of social complexity a comparative study of ground-dwelling sciurids&quot;, &quot;page&quot;: &quot;8-19&quot;, &quot;volume&quot;: &quot;9&quot;, &quot;container-title&quot;: &quot;Behav. Ecol.&quot;, &quot;issue&quot;: &quot;1&quot;, &quot;id&quot;: &quot;ITEM-2&quot;}}], &quot;properties&quot;: {&quot;noteIndex&quot;: 0}, &quot;schema&quot;: &quot;https://github.com/citation-style-language/schema/raw/master/csl-citation.json&quot;} RND4tJPECKaMD"/><text:span text:style-name="T1">⁠. This pattern is most evident in alpine marmots, the most socially complex member of the genus. In alpine marmot social groups, only one dominant female is allowed to breed <text:s/></text:span><text:reference-mark-start text:name="ADDIN CSL_CITATION {&quot;mendeley&quot;: {&quot;previouslyFormattedCitation&quot;: &quot;[16,17]&quot;}, &quot;citationItems&quot;: [{&quot;uris&quot;: [&quot;http://www.mendeley.com/documents/?uuid=c432f86e-f0cf-4296-95c9-762741edac14&quot;], &quot;id&quot;: &quot;ITEM-1&quot;, &quot;itemData&quot;: {&quot;volume&quot;: &quot;27&quot;, &quot;type&quot;: &quot;article-journal&quot;, &quot;author&quot;: [{&quot;given&quot;: &quot;Walter&quot;, &quot;dropping-particle&quot;: &quot;&quot;, &quot;suffix&quot;: &quot;&quot;, &quot;family&quot;: &quot;Arnold&quot;, &quot;parse-names&quot;: false, &quot;non-dropping-particle&quot;: &quot;&quot;}], &quot;issued&quot;: {&quot;date-parts&quot;: [[&quot;1990&quot;]]}, &quot;title&quot;: &quot;The Evolution of Marmot Sociality: II. Costs and Benefits of Joint Hibernation&quot;, &quot;page&quot;: &quot;239-246&quot;, &quot;note&quot;: &quot;Social groups of alpine marmots (Marmota marmota) were studied for 7 years. The groups consisted of a territorial pair and up to 18 lower ranking animals of various ages, mostly the pair's offspring (Tables 1, 2). Group members lived in a common home range and always hibernated together in one hibernaculum. Groups with older, subordinate animals experienced slightly higher summer mortality but significantly reduced winter mortality (Fig. 1). Infant winter mortality was further decreased if most older subordinates were potentially their full sibs (Fig. 2). Subordinate group members lost less mass during winter with increasing size of the hibernating group, but this trend was reversed when infants were present. Furthermore, augmented mass loss due to low hibernaculum quality became evident (Fig. 3). Apart from these effects, the presence of infants caused additional mass loss in potential full sibs. The opposite was found in subordinates certainly descending from other parents than those of the infants (Table 3). Winter mortality and mass loss data revealed (i) a general benefit of joint hibernation, (ii) an unavoidable cost of infants' presence to other group members, (iii) that only potential full sibs helped in warming infants, (iv) that helping was energetically expensive and increased infant survival. The evolution of postponed dispersal in ground-dwelling squirrels has been attributed to the direct fitness gained by enhanced reproductive chances of offspring when not expelled from the natal territory (Armitage 1981, 1987, 1988). This study shows that group living in alpine marmots has benefits during winter and indicates the additional importance of kin selection in marmot social evolution.\n----------\n03405443ArticleType: primary_article / Full publication date: 1990 / Copyright \u00ac\u00a9 1990 Springer&quot;, &quot;container-title&quot;: &quot;Behavioral Ecology and Sociobiology&quot;, &quot;issue&quot;: &quot;4&quot;, &quot;id&quot;: &quot;ITEM-1&quot;}}, {&quot;uris&quot;: [&quot;http://www.mendeley.com/documents/?uuid=852fc6b9-9508-47d2-b7ad-9a599ca48369&quot;], &quot;id&quot;: &quot;ITEM-2&quot;, &quot;itemData&quot;: {&quot;DOI&quot;: &quot;10.1006/anbe.2003.2159&quot;, &quot;type&quot;: &quot;article-journal&quot;, &quot;author&quot;: [{&quot;given&quot;: &quot;Klaus&quot;, &quot;dropping-particle&quot;: &quot;&quot;, &quot;suffix&quot;: &quot;&quot;, &quot;family&quot;: &quot;Hackl\u00e4nder&quot;, &quot;parse-names&quot;: false, &quot;non-dropping-particle&quot;: &quot;&quot;}, {&quot;given&quot;: &quot;Erich&quot;, &quot;dropping-particle&quot;: &quot;&quot;, &quot;suffix&quot;: &quot;&quot;, &quot;family&quot;: &quot;M\u00f6stl&quot;, &quot;parse-names&quot;: false, &quot;non-dropping-particle&quot;: &quot;&quot;}, {&quot;given&quot;: &quot;Walter&quot;, &quot;dropping-particle&quot;: &quot;&quot;, &quot;suffix&quot;: &quot;&quot;, &quot;family&quot;: &quot;Arnold&quot;, &quot;parse-names&quot;: false, &quot;non-dropping-particle&quot;: &quot;&quot;}], &quot;issued&quot;: {&quot;date-parts&quot;: [[&quot;2003&quot;, &quot;6&quot;]]}, &quot;abstract&quot;: &quot;We studied mechanisms responsible for reproductive skew in female Alpine marmots. In each social group, only dominant females produced weaned young although subordinate females had similar body condition, were fertile as indicated by high levels of oestradiol during the mating season, and occasionally started pregnancies. During the period of gestation, dominant females initiated significantly more agonistic interactions against subordinate females, resulting in significantly increased levels of glucocorticoids and decreased levels of progesterone in subordinates. Results suggested that reproductive suppression in female Alpine marmots is mediated by the negative effects of stress (glucocorticoids) on the activity of the hypothalamic-pituitary-gonadal axis. The strength of competition between subordinate and dominant females was affected by their relatedness. Dominant females attacked unrelated subordinate females more, whereas amicable behaviour was observed mainly between dominant females and their daughters. These differences could be explained by differences in indirect fitness: related subordinate females benefited from warming the offspring of the dominant female during hibernation. Reproductive suppression was apparently costly for dominant females, because their reproductive success decreased as the number of adult subordinate females in a group increased. Copyright 2003 Published by Elsevier Science Ltd on behalf of The Association for the Study of Animal Behaviour.&quot;, &quot;ISSN&quot;: &quot;0003-3472&quot;, &quot;page&quot;: &quot;1133-1140&quot;, &quot;volume&quot;: &quot;65&quot;, &quot;container-title&quot;: &quot;Animal Behaviour&quot;, &quot;title&quot;: &quot;Reproductive suppression in female Alpine marmots, Marmota marmota&quot;, &quot;issue&quot;: &quot;6&quot;, &quot;id&quot;: &quot;ITEM-2&quot;}}], &quot;properties&quot;: {&quot;noteIndex&quot;: 0}, &quot;schema&quot;: &quot;https://github.com/citation-style-language/schema/raw/master/csl-citation.json&quot;} RNDh4jS7AZK1A"/><text:span text:style-name="T20">[16,17]</text:span><text:reference-mark-end text:name="ADDIN CSL_CITATION {&quot;mendeley&quot;: {&quot;previouslyFormattedCitation&quot;: &quot;[16,17]&quot;}, &quot;citationItems&quot;: [{&quot;uris&quot;: [&quot;http://www.mendeley.com/documents/?uuid=c432f86e-f0cf-4296-95c9-762741edac14&quot;], &quot;id&quot;: &quot;ITEM-1&quot;, &quot;itemData&quot;: {&quot;volume&quot;: &quot;27&quot;, &quot;type&quot;: &quot;article-journal&quot;, &quot;author&quot;: [{&quot;given&quot;: &quot;Walter&quot;, &quot;dropping-particle&quot;: &quot;&quot;, &quot;suffix&quot;: &quot;&quot;, &quot;family&quot;: &quot;Arnold&quot;, &quot;parse-names&quot;: false, &quot;non-dropping-particle&quot;: &quot;&quot;}], &quot;issued&quot;: {&quot;date-parts&quot;: [[&quot;1990&quot;]]}, &quot;title&quot;: &quot;The Evolution of Marmot Sociality: II. Costs and Benefits of Joint Hibernation&quot;, &quot;page&quot;: &quot;239-246&quot;, &quot;note&quot;: &quot;Social groups of alpine marmots (Marmota marmota) were studied for 7 years. The groups consisted of a territorial pair and up to 18 lower ranking animals of various ages, mostly the pair's offspring (Tables 1, 2). Group members lived in a common home range and always hibernated together in one hibernaculum. Groups with older, subordinate animals experienced slightly higher summer mortality but significantly reduced winter mortality (Fig. 1). Infant winter mortality was further decreased if most older subordinates were potentially their full sibs (Fig. 2). Subordinate group members lost less mass during winter with increasing size of the hibernating group, but this trend was reversed when infants were present. Furthermore, augmented mass loss due to low hibernaculum quality became evident (Fig. 3). Apart from these effects, the presence of infants caused additional mass loss in potential full sibs. The opposite was found in subordinates certainly descending from other parents than those of the infants (Table 3). Winter mortality and mass loss data revealed (i) a general benefit of joint hibernation, (ii) an unavoidable cost of infants' presence to other group members, (iii) that only potential full sibs helped in warming infants, (iv) that helping was energetically expensive and increased infant survival. The evolution of postponed dispersal in ground-dwelling squirrels has been attributed to the direct fitness gained by enhanced reproductive chances of offspring when not expelled from the natal territory (Armitage 1981, 1987, 1988). This study shows that group living in alpine marmots has benefits during winter and indicates the additional importance of kin selection in marmot social evolution.\n----------\n03405443ArticleType: primary_article / Full publication date: 1990 / Copyright \u00ac\u00a9 1990 Springer&quot;, &quot;container-title&quot;: &quot;Behavioral Ecology and Sociobiology&quot;, &quot;issue&quot;: &quot;4&quot;, &quot;id&quot;: &quot;ITEM-1&quot;}}, {&quot;uris&quot;: [&quot;http://www.mendeley.com/documents/?uuid=852fc6b9-9508-47d2-b7ad-9a599ca48369&quot;], &quot;id&quot;: &quot;ITEM-2&quot;, &quot;itemData&quot;: {&quot;DOI&quot;: &quot;10.1006/anbe.2003.2159&quot;, &quot;type&quot;: &quot;article-journal&quot;, &quot;author&quot;: [{&quot;given&quot;: &quot;Klaus&quot;, &quot;dropping-particle&quot;: &quot;&quot;, &quot;suffix&quot;: &quot;&quot;, &quot;family&quot;: &quot;Hackl\u00e4nder&quot;, &quot;parse-names&quot;: false, &quot;non-dropping-particle&quot;: &quot;&quot;}, {&quot;given&quot;: &quot;Erich&quot;, &quot;dropping-particle&quot;: &quot;&quot;, &quot;suffix&quot;: &quot;&quot;, &quot;family&quot;: &quot;M\u00f6stl&quot;, &quot;parse-names&quot;: false, &quot;non-dropping-particle&quot;: &quot;&quot;}, {&quot;given&quot;: &quot;Walter&quot;, &quot;dropping-particle&quot;: &quot;&quot;, &quot;suffix&quot;: &quot;&quot;, &quot;family&quot;: &quot;Arnold&quot;, &quot;parse-names&quot;: false, &quot;non-dropping-particle&quot;: &quot;&quot;}], &quot;issued&quot;: {&quot;date-parts&quot;: [[&quot;2003&quot;, &quot;6&quot;]]}, &quot;abstract&quot;: &quot;We studied mechanisms responsible for reproductive skew in female Alpine marmots. In each social group, only dominant females produced weaned young although subordinate females had similar body condition, were fertile as indicated by high levels of oestradiol during the mating season, and occasionally started pregnancies. During the period of gestation, dominant females initiated significantly more agonistic interactions against subordinate females, resulting in significantly increased levels of glucocorticoids and decreased levels of progesterone in subordinates. Results suggested that reproductive suppression in female Alpine marmots is mediated by the negative effects of stress (glucocorticoids) on the activity of the hypothalamic-pituitary-gonadal axis. The strength of competition between subordinate and dominant females was affected by their relatedness. Dominant females attacked unrelated subordinate females more, whereas amicable behaviour was observed mainly between dominant females and their daughters. These differences could be explained by differences in indirect fitness: related subordinate females benefited from warming the offspring of the dominant female during hibernation. Reproductive suppression was apparently costly for dominant females, because their reproductive success decreased as the number of adult subordinate females in a group increased. Copyright 2003 Published by Elsevier Science Ltd on behalf of The Association for the Study of Animal Behaviour.&quot;, &quot;ISSN&quot;: &quot;0003-3472&quot;, &quot;page&quot;: &quot;1133-1140&quot;, &quot;volume&quot;: &quot;65&quot;, &quot;container-title&quot;: &quot;Animal Behaviour&quot;, &quot;title&quot;: &quot;Reproductive suppression in female Alpine marmots, Marmota marmota&quot;, &quot;issue&quot;: &quot;6&quot;, &quot;id&quot;: &quot;ITEM-2&quot;}}], &quot;properties&quot;: {&quot;noteIndex&quot;: 0}, &quot;schema&quot;: &quot;https://github.com/citation-style-language/schema/raw/master/csl-citation.json&quot;} RNDh4jS7AZK1A"/><text:span text:style-name="T1">⁠. However, even the dominant female’s reproductive output is reduced in large social groups, apparently due to reproductive competition with subordinates </text:span><text:reference-mark-start text:name="ADDIN CSL_CITATION {&quot;mendeley&quot;: {&quot;previouslyFormattedCitation&quot;: &quot;[16]&quot;}, &quot;citationItems&quot;: [{&quot;uris&quot;: [&quot;http://www.mendeley.com/documents/?uuid=852fc6b9-9508-47d2-b7ad-9a599ca48369&quot;], &quot;id&quot;: &quot;ITEM-1&quot;, &quot;itemData&quot;: {&quot;DOI&quot;: &quot;10.1006/anbe.2003.2159&quot;, &quot;type&quot;: &quot;article-journal&quot;, &quot;author&quot;: [{&quot;given&quot;: &quot;Klaus&quot;, &quot;dropping-particle&quot;: &quot;&quot;, &quot;suffix&quot;: &quot;&quot;, &quot;family&quot;: &quot;Hackl\u00e4nder&quot;, &quot;parse-names&quot;: false, &quot;non-dropping-particle&quot;: &quot;&quot;}, {&quot;given&quot;: &quot;Erich&quot;, &quot;dropping-particle&quot;: &quot;&quot;, &quot;suffix&quot;: &quot;&quot;, &quot;family&quot;: &quot;M\u00f6stl&quot;, &quot;parse-names&quot;: false, &quot;non-dropping-particle&quot;: &quot;&quot;}, {&quot;given&quot;: &quot;Walter&quot;, &quot;dropping-particle&quot;: &quot;&quot;, &quot;suffix&quot;: &quot;&quot;, &quot;family&quot;: &quot;Arnold&quot;, &quot;parse-names&quot;: false, &quot;non-dropping-particle&quot;: &quot;&quot;}], &quot;issued&quot;: {&quot;date-parts&quot;: [[&quot;2003&quot;, &quot;6&quot;]]}, &quot;abstract&quot;: &quot;We studied mechanisms responsible for reproductive skew in female Alpine marmots. In each social group, only dominant females produced weaned young although subordinate females had similar body condition, were fertile as indicated by high levels of oestradiol during the mating season, and occasionally started pregnancies. During the period of gestation, dominant females initiated significantly more agonistic interactions against subordinate females, resulting in significantly increased levels of glucocorticoids and decreased levels of progesterone in subordinates. Results suggested that reproductive suppression in female Alpine marmots is mediated by the negative effects of stress (glucocorticoids) on the activity of the hypothalamic-pituitary-gonadal axis. The strength of competition between subordinate and dominant females was affected by their relatedness. Dominant females attacked unrelated subordinate females more, whereas amicable behaviour was observed mainly between dominant females and their daughters. These differences could be explained by differences in indirect fitness: related subordinate females benefited from warming the offspring of the dominant female during hibernation. Reproductive suppression was apparently costly for dominant females, because their reproductive success decreased as the number of adult subordinate females in a group increased. Copyright 2003 Published by Elsevier Science Ltd on behalf of The Association for the Study of Animal Behaviour.&quot;, &quot;ISSN&quot;: &quot;0003-3472&quot;, &quot;page&quot;: &quot;1133-1140&quot;, &quot;volume&quot;: &quot;65&quot;, &quot;container-title&quot;: &quot;Animal Behaviour&quot;, &quot;title&quot;: &quot;Reproductive suppression in female Alpine marmots, Marmota marmota&quot;, &quot;issue&quot;: &quot;6&quot;, &quot;id&quot;: &quot;ITEM-1&quot;}}], &quot;properties&quot;: {&quot;noteIndex&quot;: 0}, &quot;schema&quot;: &quot;https://github.com/citation-style-language/schema/raw/master/csl-citation.json&quot;} RNDhepW0isUfe"/><text:span text:style-name="T20">[16]</text:span><text:reference-mark-end text:name="ADDIN CSL_CITATION {&quot;mendeley&quot;: {&quot;previouslyFormattedCitation&quot;: &quot;[16]&quot;}, &quot;citationItems&quot;: [{&quot;uris&quot;: [&quot;http://www.mendeley.com/documents/?uuid=852fc6b9-9508-47d2-b7ad-9a599ca48369&quot;], &quot;id&quot;: &quot;ITEM-1&quot;, &quot;itemData&quot;: {&quot;DOI&quot;: &quot;10.1006/anbe.2003.2159&quot;, &quot;type&quot;: &quot;article-journal&quot;, &quot;author&quot;: [{&quot;given&quot;: &quot;Klaus&quot;, &quot;dropping-particle&quot;: &quot;&quot;, &quot;suffix&quot;: &quot;&quot;, &quot;family&quot;: &quot;Hackl\u00e4nder&quot;, &quot;parse-names&quot;: false, &quot;non-dropping-particle&quot;: &quot;&quot;}, {&quot;given&quot;: &quot;Erich&quot;, &quot;dropping-particle&quot;: &quot;&quot;, &quot;suffix&quot;: &quot;&quot;, &quot;family&quot;: &quot;M\u00f6stl&quot;, &quot;parse-names&quot;: false, &quot;non-dropping-particle&quot;: &quot;&quot;}, {&quot;given&quot;: &quot;Walter&quot;, &quot;dropping-particle&quot;: &quot;&quot;, &quot;suffix&quot;: &quot;&quot;, &quot;family&quot;: &quot;Arnold&quot;, &quot;parse-names&quot;: false, &quot;non-dropping-particle&quot;: &quot;&quot;}], &quot;issued&quot;: {&quot;date-parts&quot;: [[&quot;2003&quot;, &quot;6&quot;]]}, &quot;abstract&quot;: &quot;We studied mechanisms responsible for reproductive skew in female Alpine marmots. In each social group, only dominant females produced weaned young although subordinate females had similar body condition, were fertile as indicated by high levels of oestradiol during the mating season, and occasionally started pregnancies. During the period of gestation, dominant females initiated significantly more agonistic interactions against subordinate females, resulting in significantly increased levels of glucocorticoids and decreased levels of progesterone in subordinates. Results suggested that reproductive suppression in female Alpine marmots is mediated by the negative effects of stress (glucocorticoids) on the activity of the hypothalamic-pituitary-gonadal axis. The strength of competition between subordinate and dominant females was affected by their relatedness. Dominant females attacked unrelated subordinate females more, whereas amicable behaviour was observed mainly between dominant females and their daughters. These differences could be explained by differences in indirect fitness: related subordinate females benefited from warming the offspring of the dominant female during hibernation. Reproductive suppression was apparently costly for dominant females, because their reproductive success decreased as the number of adult subordinate females in a group increased. Copyright 2003 Published by Elsevier Science Ltd on behalf of The Association for the Study of Animal Behaviour.&quot;, &quot;ISSN&quot;: &quot;0003-3472&quot;, &quot;page&quot;: &quot;1133-1140&quot;, &quot;volume&quot;: &quot;65&quot;, &quot;container-title&quot;: &quot;Animal Behaviour&quot;, &quot;title&quot;: &quot;Reproductive suppression in female Alpine marmots, Marmota marmota&quot;, &quot;issue&quot;: &quot;6&quot;, &quot;id&quot;: &quot;ITEM-1&quot;}}], &quot;properties&quot;: {&quot;noteIndex&quot;: 0}, &quot;schema&quot;: &quot;https://github.com/citation-style-language/schema/raw/master/csl-citation.json&quot;} RNDhepW0isUfe"/><text:span text:style-name="T1">⁠. Reproductive suppression has also been documented in yellow-bellied marmot groups, where the relationship between matriline size and reproductive rate is unimodal </text:span><text:reference-mark-start text:name="ADDIN CSL_CITATION {&quot;mendeley&quot;: {&quot;previouslyFormattedCitation&quot;: &quot;[15]&quot;}, &quot;citationItems&quot;: [{&quot;uris&quot;: [&quot;http://www.mendeley.com/documents/?uuid=108d064e-b9d1-4b98-ae76-cd5844343b9a&quot;], &quot;id&quot;: &quot;ITEM-1&quot;, &quot;itemData&quot;: {&quot;DOI&quot;: &quot;VL  - 97&quot;, &quot;type&quot;: &quot;article-journal&quot;, &quot;author&quot;: [{&quot;given&quot;: &quot;Kenneth B.&quot;, &quot;dropping-particle&quot;: &quot;&quot;, &quot;suffix&quot;: &quot;&quot;, &quot;family&quot;: &quot;Armitage&quot;, &quot;parse-names&quot;: false, &quot;non-dropping-particle&quot;: &quot;&quot;}, {&quot;given&quot;: &quot;Orlando A.&quot;, &quot;dropping-particle&quot;: &quot;&quot;, &quot;suffix&quot;: &quot;&quot;, &quot;family&quot;: &quot;Schwartz&quot;, &quot;parse-names&quot;: false, &quot;non-dropping-particle&quot;: &quot;&quot;}], &quot;issued&quot;: {&quot;date-parts&quot;: [[&quot;2000&quot;, &quot;10&quot;]]}, &quot;abstract&quot;: &quot;The yellow-bellied marmot () is\na social, ground-dwelling squirrel that lives either individually or in\nkin groups of from two to five adult females. Philopatry and daughter\nrecruitment lead to the formation and persistence of matrilines at\nhabitat sites. By using 37 years of demographic data for 12 habitat\nsites, we could determine long-term trends in the effects of group size\non two measures of fitness, survivorship and net reproductive rate,\nwhich otherwise are obscured by annual fluctuations in these measures.\nBoth size and number of matrilines varied among sites and survivorship\nand net reproductive rate varied among sites and among matriline sizes.\nThe role of social organization was explored further by examining the\neffect of matriline size, averaged over all years and sites, on\nfitness. For both survivorship and net reproductive rate the\nrelationship with matriline size was curvilinear. Fitness increased\nwith the increase in matriline size and then decreased in the largest\ngroups. Decreased fitness in matrilines of four or five was associated\nwith agonistic behavior, a large number of 2-year-old females in the\nsocial group, and reproductive suppression. There is no evidence that\nfemales acted to increase their fitness by increasing indirect fitness;\ni.e., by assisting relatives, but attempted to increase direct fitness.\nDirect fitness increased when mortality and fission of large matrilines\nreduced group size and the surviving females increased reproduction.&quot;, &quot;title&quot;: &quot;Social enhancement of fitness in yellow-bellied marmots&quot;, &quot;page&quot;: &quot;12149-12152&quot;, &quot;volume&quot;: &quot;97&quot;, &quot;container-title&quot;: &quot;Proceedings of the National Academy of Sciences of the United States of America&quot;, &quot;issue&quot;: &quot;22&quot;, &quot;id&quot;: &quot;ITEM-1&quot;}}], &quot;properties&quot;: {&quot;noteIndex&quot;: 0}, &quot;schema&quot;: &quot;https://github.com/citation-style-language/schema/raw/master/csl-citation.json&quot;} RNDxjYG8nSSNp"/><text:span text:style-name="T20">[15]</text:span><text:reference-mark-end text:name="ADDIN CSL_CITATION {&quot;mendeley&quot;: {&quot;previouslyFormattedCitation&quot;: &quot;[15]&quot;}, &quot;citationItems&quot;: [{&quot;uris&quot;: [&quot;http://www.mendeley.com/documents/?uuid=108d064e-b9d1-4b98-ae76-cd5844343b9a&quot;], &quot;id&quot;: &quot;ITEM-1&quot;, &quot;itemData&quot;: {&quot;DOI&quot;: &quot;VL  - 97&quot;, &quot;type&quot;: &quot;article-journal&quot;, &quot;author&quot;: [{&quot;given&quot;: &quot;Kenneth B.&quot;, &quot;dropping-particle&quot;: &quot;&quot;, &quot;suffix&quot;: &quot;&quot;, &quot;family&quot;: &quot;Armitage&quot;, &quot;parse-names&quot;: false, &quot;non-dropping-particle&quot;: &quot;&quot;}, {&quot;given&quot;: &quot;Orlando A.&quot;, &quot;dropping-particle&quot;: &quot;&quot;, &quot;suffix&quot;: &quot;&quot;, &quot;family&quot;: &quot;Schwartz&quot;, &quot;parse-names&quot;: false, &quot;non-dropping-particle&quot;: &quot;&quot;}], &quot;issued&quot;: {&quot;date-parts&quot;: [[&quot;2000&quot;, &quot;10&quot;]]}, &quot;abstract&quot;: &quot;The yellow-bellied marmot () is\na social, ground-dwelling squirrel that lives either individually or in\nkin groups of from two to five adult females. Philopatry and daughter\nrecruitment lead to the formation and persistence of matrilines at\nhabitat sites. By using 37 years of demographic data for 12 habitat\nsites, we could determine long-term trends in the effects of group size\non two measures of fitness, survivorship and net reproductive rate,\nwhich otherwise are obscured by annual fluctuations in these measures.\nBoth size and number of matrilines varied among sites and survivorship\nand net reproductive rate varied among sites and among matriline sizes.\nThe role of social organization was explored further by examining the\neffect of matriline size, averaged over all years and sites, on\nfitness. For both survivorship and net reproductive rate the\nrelationship with matriline size was curvilinear. Fitness increased\nwith the increase in matriline size and then decreased in the largest\ngroups. Decreased fitness in matrilines of four or five was associated\nwith agonistic behavior, a large number of 2-year-old females in the\nsocial group, and reproductive suppression. There is no evidence that\nfemales acted to increase their fitness by increasing indirect fitness;\ni.e., by assisting relatives, but attempted to increase direct fitness.\nDirect fitness increased when mortality and fission of large matrilines\nreduced group size and the surviving females increased reproduction.&quot;, &quot;title&quot;: &quot;Social enhancement of fitness in yellow-bellied marmots&quot;, &quot;page&quot;: &quot;12149-12152&quot;, &quot;volume&quot;: &quot;97&quot;, &quot;container-title&quot;: &quot;Proceedings of the National Academy of Sciences of the United States of America&quot;, &quot;issue&quot;: &quot;22&quot;, &quot;id&quot;: &quot;ITEM-1&quot;}}], &quot;properties&quot;: {&quot;noteIndex&quot;: 0}, &quot;schema&quot;: &quot;https://github.com/citation-style-language/schema/raw/master/csl-citation.json&quot;} RNDxjYG8nSSNp"/><text:span text:style-name="T1">⁠. </text:span></text:p>
      <text:p text:style-name="P30"><text:span text:style-name="T1">Hoary marmot breeding probability may be less constrained by group size because females within a group are closely related. In alpine marmots, the dominant female is less likely to breed when subordinates are unrelated, but not when subordinates are her siblings </text:span><text:reference-mark-start text:name="ADDIN CSL_CITATION {&quot;mendeley&quot;: {&quot;previouslyFormattedCitation&quot;: &quot;[16]&quot;}, &quot;citationItems&quot;: [{&quot;uris&quot;: [&quot;http://www.mendeley.com/documents/?uuid=852fc6b9-9508-47d2-b7ad-9a599ca48369&quot;], &quot;id&quot;: &quot;ITEM-1&quot;, &quot;itemData&quot;: {&quot;DOI&quot;: &quot;10.1006/anbe.2003.2159&quot;, &quot;type&quot;: &quot;article-journal&quot;, &quot;author&quot;: [{&quot;given&quot;: &quot;Klaus&quot;, &quot;dropping-particle&quot;: &quot;&quot;, &quot;suffix&quot;: &quot;&quot;, &quot;family&quot;: &quot;Hackl\u00e4nder&quot;, &quot;parse-names&quot;: false, &quot;non-dropping-particle&quot;: &quot;&quot;}, {&quot;given&quot;: &quot;Erich&quot;, &quot;dropping-particle&quot;: &quot;&quot;, &quot;suffix&quot;: &quot;&quot;, &quot;family&quot;: &quot;M\u00f6stl&quot;, &quot;parse-names&quot;: false, &quot;non-dropping-particle&quot;: &quot;&quot;}, {&quot;given&quot;: &quot;Walter&quot;, &quot;dropping-particle&quot;: &quot;&quot;, &quot;suffix&quot;: &quot;&quot;, &quot;family&quot;: &quot;Arnold&quot;, &quot;parse-names&quot;: false, &quot;non-dropping-particle&quot;: &quot;&quot;}], &quot;issued&quot;: {&quot;date-parts&quot;: [[&quot;2003&quot;, &quot;6&quot;]]}, &quot;abstract&quot;: &quot;We studied mechanisms responsible for reproductive skew in female Alpine marmots. In each social group, only dominant females produced weaned young although subordinate females had similar body condition, were fertile as indicated by high levels of oestradiol during the mating season, and occasionally started pregnancies. During the period of gestation, dominant females initiated significantly more agonistic interactions against subordinate females, resulting in significantly increased levels of glucocorticoids and decreased levels of progesterone in subordinates. Results suggested that reproductive suppression in female Alpine marmots is mediated by the negative effects of stress (glucocorticoids) on the activity of the hypothalamic-pituitary-gonadal axis. The strength of competition between subordinate and dominant females was affected by their relatedness. Dominant females attacked unrelated subordinate females more, whereas amicable behaviour was observed mainly between dominant females and their daughters. These differences could be explained by differences in indirect fitness: related subordinate females benefited from warming the offspring of the dominant female during hibernation. Reproductive suppression was apparently costly for dominant females, because their reproductive success decreased as the number of adult subordinate females in a group increased. Copyright 2003 Published by Elsevier Science Ltd on behalf of The Association for the Study of Animal Behaviour.&quot;, &quot;ISSN&quot;: &quot;0003-3472&quot;, &quot;page&quot;: &quot;1133-1140&quot;, &quot;volume&quot;: &quot;65&quot;, &quot;container-title&quot;: &quot;Animal Behaviour&quot;, &quot;title&quot;: &quot;Reproductive suppression in female Alpine marmots, Marmota marmota&quot;, &quot;issue&quot;: &quot;6&quot;, &quot;id&quot;: &quot;ITEM-1&quot;}}], &quot;properties&quot;: {&quot;noteIndex&quot;: 0}, &quot;schema&quot;: &quot;https://github.com/citation-style-language/schema/raw/master/csl-citation.json&quot;} RNDg5uPY1Z7Mb"/><text:span text:style-name="T20">[16]</text:span><text:reference-mark-end text:name="ADDIN CSL_CITATION {&quot;mendeley&quot;: {&quot;previouslyFormattedCitation&quot;: &quot;[16]&quot;}, &quot;citationItems&quot;: [{&quot;uris&quot;: [&quot;http://www.mendeley.com/documents/?uuid=852fc6b9-9508-47d2-b7ad-9a599ca48369&quot;], &quot;id&quot;: &quot;ITEM-1&quot;, &quot;itemData&quot;: {&quot;DOI&quot;: &quot;10.1006/anbe.2003.2159&quot;, &quot;type&quot;: &quot;article-journal&quot;, &quot;author&quot;: [{&quot;given&quot;: &quot;Klaus&quot;, &quot;dropping-particle&quot;: &quot;&quot;, &quot;suffix&quot;: &quot;&quot;, &quot;family&quot;: &quot;Hackl\u00e4nder&quot;, &quot;parse-names&quot;: false, &quot;non-dropping-particle&quot;: &quot;&quot;}, {&quot;given&quot;: &quot;Erich&quot;, &quot;dropping-particle&quot;: &quot;&quot;, &quot;suffix&quot;: &quot;&quot;, &quot;family&quot;: &quot;M\u00f6stl&quot;, &quot;parse-names&quot;: false, &quot;non-dropping-particle&quot;: &quot;&quot;}, {&quot;given&quot;: &quot;Walter&quot;, &quot;dropping-particle&quot;: &quot;&quot;, &quot;suffix&quot;: &quot;&quot;, &quot;family&quot;: &quot;Arnold&quot;, &quot;parse-names&quot;: false, &quot;non-dropping-particle&quot;: &quot;&quot;}], &quot;issued&quot;: {&quot;date-parts&quot;: [[&quot;2003&quot;, &quot;6&quot;]]}, &quot;abstract&quot;: &quot;We studied mechanisms responsible for reproductive skew in female Alpine marmots. In each social group, only dominant females produced weaned young although subordinate females had similar body condition, were fertile as indicated by high levels of oestradiol during the mating season, and occasionally started pregnancies. During the period of gestation, dominant females initiated significantly more agonistic interactions against subordinate females, resulting in significantly increased levels of glucocorticoids and decreased levels of progesterone in subordinates. Results suggested that reproductive suppression in female Alpine marmots is mediated by the negative effects of stress (glucocorticoids) on the activity of the hypothalamic-pituitary-gonadal axis. The strength of competition between subordinate and dominant females was affected by their relatedness. Dominant females attacked unrelated subordinate females more, whereas amicable behaviour was observed mainly between dominant females and their daughters. These differences could be explained by differences in indirect fitness: related subordinate females benefited from warming the offspring of the dominant female during hibernation. Reproductive suppression was apparently costly for dominant females, because their reproductive success decreased as the number of adult subordinate females in a group increased. Copyright 2003 Published by Elsevier Science Ltd on behalf of The Association for the Study of Animal Behaviour.&quot;, &quot;ISSN&quot;: &quot;0003-3472&quot;, &quot;page&quot;: &quot;1133-1140&quot;, &quot;volume&quot;: &quot;65&quot;, &quot;container-title&quot;: &quot;Animal Behaviour&quot;, &quot;title&quot;: &quot;Reproductive suppression in female Alpine marmots, Marmota marmota&quot;, &quot;issue&quot;: &quot;6&quot;, &quot;id&quot;: &quot;ITEM-1&quot;}}], &quot;properties&quot;: {&quot;noteIndex&quot;: 0}, &quot;schema&quot;: &quot;https://github.com/citation-style-language/schema/raw/master/csl-citation.json&quot;} RNDg5uPY1Z7Mb"/><text:span text:style-name="T1">⁠. Although genetic relatedness has not been comprehensively determined in our population, females rarely disperse from their natal group, and extra-pair copulation is almost non-existent </text:span><text:reference-mark-start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I4F8aFqTkV"/><text:span text:style-name="T20">[14]</text:span><text:reference-mark-end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I4F8aFqTkV"/><text:span text:style-name="T1">⁠, so females within a social group are mostly offspring, grand-offspring, or siblings of each other. In addition, the number of adult females per social group is highly variable from one year to the next </text:span><text:reference-mark-start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8hFgyNURps"/><text:span text:style-name="T20">[14]</text:span><text:reference-mark-end text:name="ADDIN CSL_CITATION {&quot;mendeley&quot;: {&quot;previouslyFormattedCitation&quot;: &quot;[14]&quot;}, &quot;citationItems&quot;: [{&quot;uris&quot;: [&quot;http://www.mendeley.com/documents/?uuid=b9e88df7-14a2-4ec9-a9f4-3fe1a5e1a472&quot;], &quot;id&quot;: &quot;ITEM-1&quot;, &quot;itemData&quot;: {&quot;type&quot;: &quot;article-journal&quot;, &quot;author&quot;: [{&quot;given&quot;: &quot;C. J.&quot;, &quot;dropping-particle&quot;: &quot;&quot;, &quot;suffix&quot;: &quot;&quot;, &quot;family&quot;: &quot;Kyle&quot;, &quot;parse-names&quot;: false, &quot;non-dropping-particle&quot;: &quot;&quot;}, {&quot;given&quot;: &quot;T. J.&quot;, &quot;dropping-particle&quot;: &quot;&quot;, &quot;suffix&quot;: &quot;&quot;, &quot;family&quot;: &quot;Karels&quot;, &quot;parse-names&quot;: false, &quot;non-dropping-particle&quot;: &quot;&quot;}, {&quot;given&quot;: &quot;C. S.&quot;, &quot;dropping-particle&quot;: &quot;&quot;, &quot;suffix&quot;: &quot;&quot;, &quot;family&quot;: &quot;Davis&quot;, &quot;parse-names&quot;: false, &quot;non-dropping-particle&quot;: &quot;&quot;}, {&quot;given&quot;: &quot;S.&quot;, &quot;dropping-particle&quot;: &quot;&quot;, &quot;suffix&quot;: &quot;&quot;, &quot;family&quot;: &quot;Mebs&quot;, &quot;parse-names&quot;: false, &quot;non-dropping-particle&quot;: &quot;&quot;}, {&quot;given&quot;: &quot;B.&quot;, &quot;dropping-particle&quot;: &quot;&quot;, &quot;suffix&quot;: &quot;&quot;, &quot;family&quot;: &quot;Clark&quot;, &quot;parse-names&quot;: false, &quot;non-dropping-particle&quot;: &quot;&quot;}, {&quot;given&quot;: &quot;C.&quot;, &quot;dropping-particle&quot;: &quot;&quot;, &quot;suffix&quot;: &quot;&quot;, &quot;family&quot;: &quot;Strobeck&quot;, &quot;parse-names&quot;: false, &quot;non-dropping-particle&quot;: &quot;&quot;}, {&quot;given&quot;: &quot;D. S.&quot;, &quot;dropping-particle&quot;: &quot;&quot;, &quot;suffix&quot;: &quot;&quot;, &quot;family&quot;: &quot;Hik&quot;, &quot;parse-names&quot;: false, &quot;non-dropping-particle&quot;: &quot;&quot;}], &quot;issued&quot;: {&quot;date-parts&quot;: [[&quot;2007&quot;]]}, &quot;title&quot;: &quot;Social structure and facultative mating systems of hoary marmots (Marmota caligata)&quot;, &quot;page&quot;: &quot;1245-1255&quot;, &quot;volume&quot;: &quot;16&quot;, &quot;container-title&quot;: &quot;Molecular Ecology&quot;, &quot;issue&quot;: &quot;6&quot;, &quot;id&quot;: &quot;ITEM-1&quot;}}], &quot;properties&quot;: {&quot;noteIndex&quot;: 0}, &quot;schema&quot;: &quot;https://github.com/citation-style-language/schema/raw/master/csl-citation.json&quot;} RND8hFgyNURps"/><text:span text:style-name="T1">⁠, so the social dominance structure must also be unstable. Given these circumstances, all females in a social group may receive enough direct and indirect fitness benefits that reproductive competition is unnecessary.</text:span></text:p>
      <text:p text:style-name="P1"><text:span text:style-name="T1"><text:tab/>Another potential explanation comes from life history theory, which predicts that life history parameters with the greatest potential influence on population dynamics should be the least variable </text:span><text:reference-mark-start text:name="ADDIN CSL_CITATION {&quot;mendeley&quot;: {&quot;previouslyFormattedCitation&quot;: &quot;[44]&quot;}, &quot;citationItems&quot;: [{&quot;uris&quot;: [&quot;http://www.mendeley.com/documents/?uuid=c3b79230-08af-45c6-9130-1de4134989c4&quot;], &quot;id&quot;: &quot;ITEM-1&quot;, &quot;itemData&quot;: {&quot;DOI&quot;: &quot;10.1007/s00442-007-0817-9&quot;, &quot;type&quot;: &quot;article-journal&quot;, &quot;author&quot;: [{&quot;given&quot;: &quot;Arpat&quot;, &quot;dropping-particle&quot;: &quot;&quot;, &quot;suffix&quot;: &quot;&quot;, &quot;family&quot;: &quot;Ozgul&quot;, &quot;parse-names&quot;: false, &quot;non-dropping-particle&quot;: &quot;&quot;}, {&quot;given&quot;: &quot;Madan&quot;, &quot;dropping-particle&quot;: &quot;&quot;, &quot;suffix&quot;: &quot;&quot;, &quot;family&quot;: &quot;Oli&quot;, &quot;parse-names&quot;: false, &quot;non-dropping-particle&quot;: &quot;&quot;}, {&quot;given&quot;: &quot;Lucretia&quot;, &quot;dropping-particle&quot;: &quot;&quot;, &quot;suffix&quot;: &quot;&quot;, &quot;family&quot;: &quot;Olson&quot;, &quot;parse-names&quot;: false, &quot;non-dropping-particle&quot;: &quot;&quot;}, {&quot;given&quot;: &quot;Daniel&quot;, &quot;dropping-particle&quot;: &quot;&quot;, &quot;suffix&quot;: &quot;&quot;, &quot;family&quot;: &quot;Blumstein&quot;, &quot;parse-names&quot;: false, &quot;non-dropping-particle&quot;: &quot;&quot;}, {&quot;given&quot;: &quot;Kenneth&quot;, &quot;dropping-particle&quot;: &quot;&quot;, &quot;suffix&quot;: &quot;&quot;, &quot;family&quot;: &quot;Armitage&quot;, &quot;parse-names&quot;: false, &quot;non-dropping-particle&quot;: &quot;&quot;}], &quot;issued&quot;: {&quot;date-parts&quot;: [[&quot;2007&quot;, &quot;11&quot;]]}, &quot;abstract&quot;: &quot;Abstract  Spatiotemporal variation in reproductive rates is a common phenomenon in many wildlife populations, but the population dynamic\nconsequences of spatial and temporal variability in different components of reproduction remain poorly understood. We used\n43 years (1962\u20132004) of data from 17 locations and a capture\u2013mark\u2013recapture (CMR) modeling framework to investigate the spatiotemporal\nvariation in reproductive parameters of yellow-bellied marmots (Marmota flaviventris), and its influence on the realized population growth rate. Specifically, we estimated and modeled breeding probabilities\nof two-year-old females (earliest age of first reproduction), &gt;2-year-old females that have not reproduced before (subadults),\nand &gt;2-year-old females that have reproduced before (adults), as well as the litter sizes of two-year old and &gt;2-year-old\nfemales. Most reproductive parameters exhibited spatial and/or temporal variation. However, reproductive parameters differed\nwith respect to their relative influence on the realized population growth rate (\u03bb). Litter size had a stronger influence than did breeding probabilities on both spatial and temporal variations in \u03bb. Our analysis indicated that \u03bb was proportionately more sensitive to survival than recruitment. However, the annual fluctuation in litter size, abetted\nby the breeding probabilities, accounted for most of the temporal variation in \u03bb.&quot;, &quot;title&quot;: &quot;Spatiotemporal variation in reproductive parameters of yellow-bellied marmots&quot;, &quot;page&quot;: &quot;95-106&quot;, &quot;volume&quot;: &quot;154&quot;, &quot;container-title&quot;: &quot;Oecologia&quot;, &quot;issue&quot;: &quot;1&quot;, &quot;id&quot;: &quot;ITEM-1&quot;}}], &quot;properties&quot;: {&quot;noteIndex&quot;: 0}, &quot;schema&quot;: &quot;https://github.com/citation-style-language/schema/raw/master/csl-citation.json&quot;} RNDGWxAvWCVdZ"/><text:span text:style-name="T20">[44]</text:span><text:reference-mark-end text:name="ADDIN CSL_CITATION {&quot;mendeley&quot;: {&quot;previouslyFormattedCitation&quot;: &quot;[44]&quot;}, &quot;citationItems&quot;: [{&quot;uris&quot;: [&quot;http://www.mendeley.com/documents/?uuid=c3b79230-08af-45c6-9130-1de4134989c4&quot;], &quot;id&quot;: &quot;ITEM-1&quot;, &quot;itemData&quot;: {&quot;DOI&quot;: &quot;10.1007/s00442-007-0817-9&quot;, &quot;type&quot;: &quot;article-journal&quot;, &quot;author&quot;: [{&quot;given&quot;: &quot;Arpat&quot;, &quot;dropping-particle&quot;: &quot;&quot;, &quot;suffix&quot;: &quot;&quot;, &quot;family&quot;: &quot;Ozgul&quot;, &quot;parse-names&quot;: false, &quot;non-dropping-particle&quot;: &quot;&quot;}, {&quot;given&quot;: &quot;Madan&quot;, &quot;dropping-particle&quot;: &quot;&quot;, &quot;suffix&quot;: &quot;&quot;, &quot;family&quot;: &quot;Oli&quot;, &quot;parse-names&quot;: false, &quot;non-dropping-particle&quot;: &quot;&quot;}, {&quot;given&quot;: &quot;Lucretia&quot;, &quot;dropping-particle&quot;: &quot;&quot;, &quot;suffix&quot;: &quot;&quot;, &quot;family&quot;: &quot;Olson&quot;, &quot;parse-names&quot;: false, &quot;non-dropping-particle&quot;: &quot;&quot;}, {&quot;given&quot;: &quot;Daniel&quot;, &quot;dropping-particle&quot;: &quot;&quot;, &quot;suffix&quot;: &quot;&quot;, &quot;family&quot;: &quot;Blumstein&quot;, &quot;parse-names&quot;: false, &quot;non-dropping-particle&quot;: &quot;&quot;}, {&quot;given&quot;: &quot;Kenneth&quot;, &quot;dropping-particle&quot;: &quot;&quot;, &quot;suffix&quot;: &quot;&quot;, &quot;family&quot;: &quot;Armitage&quot;, &quot;parse-names&quot;: false, &quot;non-dropping-particle&quot;: &quot;&quot;}], &quot;issued&quot;: {&quot;date-parts&quot;: [[&quot;2007&quot;, &quot;11&quot;]]}, &quot;abstract&quot;: &quot;Abstract  Spatiotemporal variation in reproductive rates is a common phenomenon in many wildlife populations, but the population dynamic\nconsequences of spatial and temporal variability in different components of reproduction remain poorly understood. We used\n43 years (1962\u20132004) of data from 17 locations and a capture\u2013mark\u2013recapture (CMR) modeling framework to investigate the spatiotemporal\nvariation in reproductive parameters of yellow-bellied marmots (Marmota flaviventris), and its influence on the realized population growth rate. Specifically, we estimated and modeled breeding probabilities\nof two-year-old females (earliest age of first reproduction), &gt;2-year-old females that have not reproduced before (subadults),\nand &gt;2-year-old females that have reproduced before (adults), as well as the litter sizes of two-year old and &gt;2-year-old\nfemales. Most reproductive parameters exhibited spatial and/or temporal variation. However, reproductive parameters differed\nwith respect to their relative influence on the realized population growth rate (\u03bb). Litter size had a stronger influence than did breeding probabilities on both spatial and temporal variations in \u03bb. Our analysis indicated that \u03bb was proportionately more sensitive to survival than recruitment. However, the annual fluctuation in litter size, abetted\nby the breeding probabilities, accounted for most of the temporal variation in \u03bb.&quot;, &quot;title&quot;: &quot;Spatiotemporal variation in reproductive parameters of yellow-bellied marmots&quot;, &quot;page&quot;: &quot;95-106&quot;, &quot;volume&quot;: &quot;154&quot;, &quot;container-title&quot;: &quot;Oecologia&quot;, &quot;issue&quot;: &quot;1&quot;, &quot;id&quot;: &quot;ITEM-1&quot;}}], &quot;properties&quot;: {&quot;noteIndex&quot;: 0}, &quot;schema&quot;: &quot;https://github.com/citation-style-language/schema/raw/master/csl-citation.json&quot;} RNDGWxAvWCVdZ"/><text:span text:style-name="T1">⁠. Hoary marmots may therefore have evolved a consistent probability of breeding because breeding probability is more important, demographically, than other aspects of their life history. <text:s/></text:span></text:p>
      <text:p text:style-name="P1"><text:span text:style-name="T1"><text:tab/>Breeding at a consistent rate every year may confer a long-term selective advantage on hoary marmots, but it may also result in maternal stress effects being passed on to juveniles </text:span><text:reference-mark-start text:name="ADDIN CSL_CITATION {&quot;mendeley&quot;: {&quot;previouslyFormattedCitation&quot;: &quot;[49]&quot;}, &quot;citationItems&quot;: [{&quot;uris&quot;: [&quot;http://www.mendeley.com/documents/?uuid=84d2135c-323c-413c-9ab3-603e6c32c261&quot;], &quot;id&quot;: &quot;ITEM-1&quot;, &quot;itemData&quot;: {&quot;type&quot;: &quot;article-journal&quot;, &quot;author&quot;: [{&quot;given&quot;: &quot;M. J.&quot;, &quot;dropping-particle&quot;: &quot;&quot;, &quot;suffix&quot;: &quot;&quot;, &quot;family&quot;: &quot;Sheriff&quot;, &quot;parse-names&quot;: false, &quot;non-dropping-particle&quot;: &quot;&quot;}, {&quot;given&quot;: &quot;C. J.&quot;, &quot;dropping-particle&quot;: &quot;&quot;, &quot;suffix&quot;: &quot;&quot;, &quot;family&quot;: &quot;Krebs&quot;, &quot;parse-names&quot;: false, &quot;non-dropping-particle&quot;: &quot;&quot;}, {&quot;given&quot;: &quot;R.&quot;, &quot;dropping-particle&quot;: &quot;&quot;, &quot;suffix&quot;: &quot;&quot;, &quot;family&quot;: &quot;Boonstra&quot;, &quot;parse-names&quot;: false, &quot;non-dropping-particle&quot;: &quot;&quot;}], &quot;issued&quot;: {&quot;date-parts&quot;: [[&quot;2009&quot;]]}, &quot;title&quot;: &quot;The sensitive hare: sublethal effects of predator stress on reproduction in snowshoe hares&quot;, &quot;page&quot;: &quot;1249-1258&quot;, &quot;volume&quot;: &quot;78&quot;, &quot;container-title&quot;: &quot;Journal of Animal Ecology&quot;, &quot;issue&quot;: &quot;6&quot;, &quot;id&quot;: &quot;ITEM-1&quot;}}], &quot;properties&quot;: {&quot;noteIndex&quot;: 0}, &quot;schema&quot;: &quot;https://github.com/citation-style-language/schema/raw/master/csl-citation.json&quot;} RND7wdM4EcviM"/><text:span text:style-name="T20">[49]</text:span><text:reference-mark-end text:name="ADDIN CSL_CITATION {&quot;mendeley&quot;: {&quot;previouslyFormattedCitation&quot;: &quot;[49]&quot;}, &quot;citationItems&quot;: [{&quot;uris&quot;: [&quot;http://www.mendeley.com/documents/?uuid=84d2135c-323c-413c-9ab3-603e6c32c261&quot;], &quot;id&quot;: &quot;ITEM-1&quot;, &quot;itemData&quot;: {&quot;type&quot;: &quot;article-journal&quot;, &quot;author&quot;: [{&quot;given&quot;: &quot;M. J.&quot;, &quot;dropping-particle&quot;: &quot;&quot;, &quot;suffix&quot;: &quot;&quot;, &quot;family&quot;: &quot;Sheriff&quot;, &quot;parse-names&quot;: false, &quot;non-dropping-particle&quot;: &quot;&quot;}, {&quot;given&quot;: &quot;C. J.&quot;, &quot;dropping-particle&quot;: &quot;&quot;, &quot;suffix&quot;: &quot;&quot;, &quot;family&quot;: &quot;Krebs&quot;, &quot;parse-names&quot;: false, &quot;non-dropping-particle&quot;: &quot;&quot;}, {&quot;given&quot;: &quot;R.&quot;, &quot;dropping-particle&quot;: &quot;&quot;, &quot;suffix&quot;: &quot;&quot;, &quot;family&quot;: &quot;Boonstra&quot;, &quot;parse-names&quot;: false, &quot;non-dropping-particle&quot;: &quot;&quot;}], &quot;issued&quot;: {&quot;date-parts&quot;: [[&quot;2009&quot;]]}, &quot;title&quot;: &quot;The sensitive hare: sublethal effects of predator stress on reproduction in snowshoe hares&quot;, &quot;page&quot;: &quot;1249-1258&quot;, &quot;volume&quot;: &quot;78&quot;, &quot;container-title&quot;: &quot;Journal of Animal Ecology&quot;, &quot;issue&quot;: &quot;6&quot;, &quot;id&quot;: &quot;ITEM-1&quot;}}], &quot;properties&quot;: {&quot;noteIndex&quot;: 0}, &quot;schema&quot;: &quot;https://github.com/citation-style-language/schema/raw/master/csl-citation.json&quot;} RND7wdM4EcviM"/><text:span text:style-name="T1">⁠. We cannot test this hypothesis directly, but juvenile hoary marmot survival is correlated with winter climate lagged by one year, which implies the operation of maternal effects </text:span><text:reference-mark-start text:name="ADDIN CSL_CITATION {&quot;mendeley&quot;: {&quot;previouslyFormattedCitation&quot;: &quot;[19]&quot;}, &quot;citationItems&quot;: [{&quot;uris&quot;: [&quot;http://www.mendeley.com/documents/?uuid=e51cd78e-4a83-4d4d-9649-d8027659f494&quot;], &quot;id&quot;: &quot;ITEM-1&quot;, &quot;itemData&quot;: {&quot;DOI&quot;: &quot;10.1007/s00442-013-2612-0&quot;, &quot;type&quot;: &quot;article-journal&quot;, &quot;author&quot;: [{&quot;given&quot;: &quot;V P&quot;, &quot;dropping-particle&quot;: &quot;&quot;, &quot;suffix&quot;: &quot;&quot;, &quot;family&quot;: &quot;Patil&quot;, &quot;parse-names&quot;: false, &quot;non-dropping-particle&quot;: &quot;&quot;}, {&quot;given&quot;: &quot;S F&quot;, &quot;dropping-particle&quot;: &quot;&quot;, &quot;suffix&quot;: &quot;&quot;, &quot;family&quot;: &quot;Morrison&quot;, &quot;parse-names&quot;: false, &quot;non-dropping-particle&quot;: &quot;&quot;}, {&quot;given&quot;: &quot;T J&quot;, &quot;dropping-particle&quot;: &quot;&quot;, &quot;suffix&quot;: &quot;&quot;, &quot;family&quot;: &quot;Karels&quot;, &quot;parse-names&quot;: false, &quot;non-dropping-particle&quot;: &quot;&quot;}, {&quot;given&quot;: &quot;D S&quot;, &quot;dropping-particle&quot;: &quot;&quot;, &quot;suffix&quot;: &quot;&quot;, &quot;family&quot;: &quot;Hik&quot;, &quot;parse-names&quot;: false, &quot;non-dropping-particle&quot;: &quot;&quot;}], &quot;issued&quot;: {&quot;date-parts&quot;: [[&quot;2013&quot;, &quot;9&quot;]]}, &quot;abstract&quot;: &quot;For socially hibernating mammals, the effectiveness of huddling as a means of energy conservation should increase with group size. However, group size has only been linked to increased survival in a few hibernating species, and the relative importance of social structure versus winter conditions during hibernation remains uncertain. We studied the influence of winter weather conditions, social group composition, age-structure, and other environmental factors and individual attributes on the overwinter survival of hoary marmots (Marmota caligata) in the Yukon Territory, Canada. Juvenile hoary marmot survival was negatively correlated with the mean winter (November to May) Pacific Decadal Oscillation (PDO) index. Survival in older age-classes was negatively correlated with PDO lagged by 1 year. Social group size and structure were weakly correlated with survival in comparison to PDO. The relationship between winter PDO and survival was most likely due to the importance of snowpack as insulation during hibernation. The apparent response of hoary marmots to changing winter conditions contrasted sharply with those of other marmot species and other mammalian alpine herbivores. In conclusion, the severity of winter weather may constrain the effectiveness of group thermoregulation in socially hibernating mammals.&quot;, &quot;ISSN&quot;: &quot;1432-1939&quot;, &quot;page&quot;: &quot;139-49&quot;, &quot;volume&quot;: &quot;173&quot;, &quot;container-title&quot;: &quot;Oecologia&quot;, &quot;title&quot;: &quot;Winter weather versus group thermoregulation: what determines survival in hibernating mammals?&quot;, &quot;PMID&quot;: &quot;23456241&quot;, &quot;issue&quot;: &quot;1&quot;, &quot;id&quot;: &quot;ITEM-1&quot;}}], &quot;properties&quot;: {&quot;noteIndex&quot;: 0}, &quot;schema&quot;: &quot;https://github.com/citation-style-language/schema/raw/master/csl-citation.json&quot;} RNDRq4gX231Tt"/><text:span text:style-name="T20">[19]</text:span><text:reference-mark-end text:name="ADDIN CSL_CITATION {&quot;mendeley&quot;: {&quot;previouslyFormattedCitation&quot;: &quot;[19]&quot;}, &quot;citationItems&quot;: [{&quot;uris&quot;: [&quot;http://www.mendeley.com/documents/?uuid=e51cd78e-4a83-4d4d-9649-d8027659f494&quot;], &quot;id&quot;: &quot;ITEM-1&quot;, &quot;itemData&quot;: {&quot;DOI&quot;: &quot;10.1007/s00442-013-2612-0&quot;, &quot;type&quot;: &quot;article-journal&quot;, &quot;author&quot;: [{&quot;given&quot;: &quot;V P&quot;, &quot;dropping-particle&quot;: &quot;&quot;, &quot;suffix&quot;: &quot;&quot;, &quot;family&quot;: &quot;Patil&quot;, &quot;parse-names&quot;: false, &quot;non-dropping-particle&quot;: &quot;&quot;}, {&quot;given&quot;: &quot;S F&quot;, &quot;dropping-particle&quot;: &quot;&quot;, &quot;suffix&quot;: &quot;&quot;, &quot;family&quot;: &quot;Morrison&quot;, &quot;parse-names&quot;: false, &quot;non-dropping-particle&quot;: &quot;&quot;}, {&quot;given&quot;: &quot;T J&quot;, &quot;dropping-particle&quot;: &quot;&quot;, &quot;suffix&quot;: &quot;&quot;, &quot;family&quot;: &quot;Karels&quot;, &quot;parse-names&quot;: false, &quot;non-dropping-particle&quot;: &quot;&quot;}, {&quot;given&quot;: &quot;D S&quot;, &quot;dropping-particle&quot;: &quot;&quot;, &quot;suffix&quot;: &quot;&quot;, &quot;family&quot;: &quot;Hik&quot;, &quot;parse-names&quot;: false, &quot;non-dropping-particle&quot;: &quot;&quot;}], &quot;issued&quot;: {&quot;date-parts&quot;: [[&quot;2013&quot;, &quot;9&quot;]]}, &quot;abstract&quot;: &quot;For socially hibernating mammals, the effectiveness of huddling as a means of energy conservation should increase with group size. However, group size has only been linked to increased survival in a few hibernating species, and the relative importance of social structure versus winter conditions during hibernation remains uncertain. We studied the influence of winter weather conditions, social group composition, age-structure, and other environmental factors and individual attributes on the overwinter survival of hoary marmots (Marmota caligata) in the Yukon Territory, Canada. Juvenile hoary marmot survival was negatively correlated with the mean winter (November to May) Pacific Decadal Oscillation (PDO) index. Survival in older age-classes was negatively correlated with PDO lagged by 1 year. Social group size and structure were weakly correlated with survival in comparison to PDO. The relationship between winter PDO and survival was most likely due to the importance of snowpack as insulation during hibernation. The apparent response of hoary marmots to changing winter conditions contrasted sharply with those of other marmot species and other mammalian alpine herbivores. In conclusion, the severity of winter weather may constrain the effectiveness of group thermoregulation in socially hibernating mammals.&quot;, &quot;ISSN&quot;: &quot;1432-1939&quot;, &quot;page&quot;: &quot;139-49&quot;, &quot;volume&quot;: &quot;173&quot;, &quot;container-title&quot;: &quot;Oecologia&quot;, &quot;title&quot;: &quot;Winter weather versus group thermoregulation: what determines survival in hibernating mammals?&quot;, &quot;PMID&quot;: &quot;23456241&quot;, &quot;issue&quot;: &quot;1&quot;, &quot;id&quot;: &quot;ITEM-1&quot;}}], &quot;properties&quot;: {&quot;noteIndex&quot;: 0}, &quot;schema&quot;: &quot;https://github.com/citation-style-language/schema/raw/master/csl-citation.json&quot;} RNDRq4gX231Tt"/><text:span text:style-name="T1">⁠. Ultimately, it may be impossible to pinpoint exactly how hoary marmot breeding patterns evolved, because a stochastic environment can select for more than one optimum life history strategy </text:span><text:reference-mark-start text:name="ADDIN CSL_CITATION {&quot;mendeley&quot;: {&quot;previouslyFormattedCitation&quot;: &quot;[50]&quot;}, &quot;citationItems&quot;: [{&quot;uris&quot;: [&quot;http://www.mendeley.com/documents/?uuid=56e2c274-108a-4f83-b9bd-f0ef0b5d502c&quot;], &quot;id&quot;: &quot;ITEM-1&quot;, &quot;itemData&quot;: {&quot;issued&quot;: {&quot;date-parts&quot;: [[&quot;2008&quot;]]}, &quot;title&quot;: &quot;Reproductive effort in variable environments, or environmental variation is for the birds&quot;, &quot;type&quot;: &quot;article-journal&quot;, &quot;id&quot;: &quot;ITEM-1&quot;, &quot;author&quot;: [{&quot;given&quot;: &quot;S. H.&quot;, &quot;dropping-particle&quot;: &quot;&quot;, &quot;suffix&quot;: &quot;&quot;, &quot;family&quot;: &quot;Orzack&quot;, &quot;parse-names&quot;: false, &quot;non-dropping-particle&quot;: &quot;&quot;}, {&quot;given&quot;: &quot;S.&quot;, &quot;dropping-particle&quot;: &quot;&quot;, &quot;suffix&quot;: &quot;&quot;, &quot;family&quot;: &quot;Tuljapurkar&quot;, &quot;parse-names&quot;: false, &quot;non-dropping-particle&quot;: &quot;&quot;}]}}], &quot;properties&quot;: {&quot;noteIndex&quot;: 0}, &quot;schema&quot;: &quot;https://github.com/citation-style-language/schema/raw/master/csl-citation.json&quot;} RNDtkQrvMN7r1"/><text:span text:style-name="T20">[50]</text:span><text:reference-mark-end text:name="ADDIN CSL_CITATION {&quot;mendeley&quot;: {&quot;previouslyFormattedCitation&quot;: &quot;[50]&quot;}, &quot;citationItems&quot;: [{&quot;uris&quot;: [&quot;http://www.mendeley.com/documents/?uuid=56e2c274-108a-4f83-b9bd-f0ef0b5d502c&quot;], &quot;id&quot;: &quot;ITEM-1&quot;, &quot;itemData&quot;: {&quot;issued&quot;: {&quot;date-parts&quot;: [[&quot;2008&quot;]]}, &quot;title&quot;: &quot;Reproductive effort in variable environments, or environmental variation is for the birds&quot;, &quot;type&quot;: &quot;article-journal&quot;, &quot;id&quot;: &quot;ITEM-1&quot;, &quot;author&quot;: [{&quot;given&quot;: &quot;S. H.&quot;, &quot;dropping-particle&quot;: &quot;&quot;, &quot;suffix&quot;: &quot;&quot;, &quot;family&quot;: &quot;Orzack&quot;, &quot;parse-names&quot;: false, &quot;non-dropping-particle&quot;: &quot;&quot;}, {&quot;given&quot;: &quot;S.&quot;, &quot;dropping-particle&quot;: &quot;&quot;, &quot;suffix&quot;: &quot;&quot;, &quot;family&quot;: &quot;Tuljapurkar&quot;, &quot;parse-names&quot;: false, &quot;non-dropping-particle&quot;: &quot;&quot;}]}}], &quot;properties&quot;: {&quot;noteIndex&quot;: 0}, &quot;schema&quot;: &quot;https://github.com/citation-style-language/schema/raw/master/csl-citation.json&quot;} RNDtkQrvMN7r1"/><text:span text:style-name="T1">⁠.</text:span></text:p>
      <text:p text:style-name="P1"/>
      <text:p text:style-name="P12"><text:soft-page-break/>Conclusions</text:p>
      <text:p text:style-name="P1"><text:span text:style-name="T13"><text:tab/></text:span><text:span text:style-name="T1">There has been speculation that marmots are able to compensate for the negative effects of hibernation under a shallow snowpack by increasing their reproductive output during the resulting longer, more productive growing seasons </text:span><text:reference-mark-start text:name="ADDIN CSL_CITATION {&quot;mendeley&quot;: {&quot;previouslyFormattedCitation&quot;: &quot;[46]&quot;}, &quot;citationItems&quot;: [{&quot;uris&quot;: [&quot;http://www.mendeley.com/documents/?uuid=a6b13138-b806-40ed-89d8-1d40da003fd0&quot;], &quot;id&quot;: &quot;ITEM-1&quot;, &quot;itemData&quot;: {&quot;DOI&quot;: &quot;10.1674/0003-0031(2007)158[221:FOMMOR]2.0.CO;2&quot;, &quot;type&quot;: &quot;article-journal&quot;, &quot;author&quot;: [{&quot;given&quot;: &quot;Suzanne Cox&quot;, &quot;dropping-particle&quot;: &quot;&quot;, &quot;suffix&quot;: &quot;&quot;, &quot;family&quot;: &quot;Griffin&quot;, &quot;parse-names&quot;: false, &quot;non-dropping-particle&quot;: &quot;&quot;}, {&quot;given&quot;: &quot;Mark L.&quot;, &quot;dropping-particle&quot;: &quot;&quot;, &quot;suffix&quot;: &quot;&quot;, &quot;family&quot;: &quot;Taper&quot;, &quot;parse-names&quot;: false, &quot;non-dropping-particle&quot;: &quot;&quot;}, {&quot;given&quot;: &quot;L. Scott&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1&quot;}}], &quot;properties&quot;: {&quot;noteIndex&quot;: 0}, &quot;schema&quot;: &quot;https://github.com/citation-style-language/schema/raw/master/csl-citation.json&quot;} RNDhyyLL2ZxyI"/><text:span text:style-name="T20">[46]</text:span><text:reference-mark-end text:name="ADDIN CSL_CITATION {&quot;mendeley&quot;: {&quot;previouslyFormattedCitation&quot;: &quot;[46]&quot;}, &quot;citationItems&quot;: [{&quot;uris&quot;: [&quot;http://www.mendeley.com/documents/?uuid=a6b13138-b806-40ed-89d8-1d40da003fd0&quot;], &quot;id&quot;: &quot;ITEM-1&quot;, &quot;itemData&quot;: {&quot;DOI&quot;: &quot;10.1674/0003-0031(2007)158[221:FOMMOR]2.0.CO;2&quot;, &quot;type&quot;: &quot;article-journal&quot;, &quot;author&quot;: [{&quot;given&quot;: &quot;Suzanne Cox&quot;, &quot;dropping-particle&quot;: &quot;&quot;, &quot;suffix&quot;: &quot;&quot;, &quot;family&quot;: &quot;Griffin&quot;, &quot;parse-names&quot;: false, &quot;non-dropping-particle&quot;: &quot;&quot;}, {&quot;given&quot;: &quot;Mark L.&quot;, &quot;dropping-particle&quot;: &quot;&quot;, &quot;suffix&quot;: &quot;&quot;, &quot;family&quot;: &quot;Taper&quot;, &quot;parse-names&quot;: false, &quot;non-dropping-particle&quot;: &quot;&quot;}, {&quot;given&quot;: &quot;L. Scott&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1&quot;}}], &quot;properties&quot;: {&quot;noteIndex&quot;: 0}, &quot;schema&quot;: &quot;https://github.com/citation-style-language/schema/raw/master/csl-citation.json&quot;} RNDhyyLL2ZxyI"/><text:span text:style-name="T1">⁠. We did not find evidence for this hypothesis, although climate-driven life history trade offs may be more important for marmots in less severe alpine environments than the Yukon </text:span><text:reference-mark-start text:name="ADDIN CSL_CITATION {&quot;mendeley&quot;: {&quot;previouslyFormattedCitation&quot;: &quot;[46]&quot;}, &quot;citationItems&quot;: [{&quot;uris&quot;: [&quot;http://www.mendeley.com/documents/?uuid=a6b13138-b806-40ed-89d8-1d40da003fd0&quot;], &quot;id&quot;: &quot;ITEM-1&quot;, &quot;itemData&quot;: {&quot;DOI&quot;: &quot;10.1674/0003-0031(2007)158[221:FOMMOR]2.0.CO;2&quot;, &quot;type&quot;: &quot;article-journal&quot;, &quot;author&quot;: [{&quot;given&quot;: &quot;Suzanne Cox&quot;, &quot;dropping-particle&quot;: &quot;&quot;, &quot;suffix&quot;: &quot;&quot;, &quot;family&quot;: &quot;Griffin&quot;, &quot;parse-names&quot;: false, &quot;non-dropping-particle&quot;: &quot;&quot;}, {&quot;given&quot;: &quot;Mark L.&quot;, &quot;dropping-particle&quot;: &quot;&quot;, &quot;suffix&quot;: &quot;&quot;, &quot;family&quot;: &quot;Taper&quot;, &quot;parse-names&quot;: false, &quot;non-dropping-particle&quot;: &quot;&quot;}, {&quot;given&quot;: &quot;L. Scott&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1&quot;}}], &quot;properties&quot;: {&quot;noteIndex&quot;: 0}, &quot;schema&quot;: &quot;https://github.com/citation-style-language/schema/raw/master/csl-citation.json&quot;} RNDJP8O5fQ9hu"/><text:span text:style-name="T20">[46]</text:span><text:reference-mark-end text:name="ADDIN CSL_CITATION {&quot;mendeley&quot;: {&quot;previouslyFormattedCitation&quot;: &quot;[46]&quot;}, &quot;citationItems&quot;: [{&quot;uris&quot;: [&quot;http://www.mendeley.com/documents/?uuid=a6b13138-b806-40ed-89d8-1d40da003fd0&quot;], &quot;id&quot;: &quot;ITEM-1&quot;, &quot;itemData&quot;: {&quot;DOI&quot;: &quot;10.1674/0003-0031(2007)158[221:FOMMOR]2.0.CO;2&quot;, &quot;type&quot;: &quot;article-journal&quot;, &quot;author&quot;: [{&quot;given&quot;: &quot;Suzanne Cox&quot;, &quot;dropping-particle&quot;: &quot;&quot;, &quot;suffix&quot;: &quot;&quot;, &quot;family&quot;: &quot;Griffin&quot;, &quot;parse-names&quot;: false, &quot;non-dropping-particle&quot;: &quot;&quot;}, {&quot;given&quot;: &quot;Mark L.&quot;, &quot;dropping-particle&quot;: &quot;&quot;, &quot;suffix&quot;: &quot;&quot;, &quot;family&quot;: &quot;Taper&quot;, &quot;parse-names&quot;: false, &quot;non-dropping-particle&quot;: &quot;&quot;}, {&quot;given&quot;: &quot;L. Scott&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1&quot;}}], &quot;properties&quot;: {&quot;noteIndex&quot;: 0}, &quot;schema&quot;: &quot;https://github.com/citation-style-language/schema/raw/master/csl-citation.json&quot;} RNDJP8O5fQ9hu"/><text:span text:style-name="T1">⁠. In addition, our findings show that small, newly formed social groups containing younger females have lower reproductive output, and are therefore at greater risk of extinction than older groups with more experienced breeders. Demographic mechanisms of Allee effects have also been identified in yellow-bellied and alpine marmot populations </text:span><text:reference-mark-start text:name="ADDIN CSL_CITATION {&quot;mendeley&quot;: {&quot;previouslyFormattedCitation&quot;: &quot;[15,51]&quot;}, &quot;citationItems&quot;: [{&quot;uris&quot;: [&quot;http://www.mendeley.com/documents/?uuid=108d064e-b9d1-4b98-ae76-cd5844343b9a&quot;], &quot;id&quot;: &quot;ITEM-1&quot;, &quot;itemData&quot;: {&quot;DOI&quot;: &quot;VL  - 97&quot;, &quot;type&quot;: &quot;article-journal&quot;, &quot;author&quot;: [{&quot;given&quot;: &quot;Kenneth B.&quot;, &quot;dropping-particle&quot;: &quot;&quot;, &quot;suffix&quot;: &quot;&quot;, &quot;family&quot;: &quot;Armitage&quot;, &quot;parse-names&quot;: false, &quot;non-dropping-particle&quot;: &quot;&quot;}, {&quot;given&quot;: &quot;Orlando A.&quot;, &quot;dropping-particle&quot;: &quot;&quot;, &quot;suffix&quot;: &quot;&quot;, &quot;family&quot;: &quot;Schwartz&quot;, &quot;parse-names&quot;: false, &quot;non-dropping-particle&quot;: &quot;&quot;}], &quot;issued&quot;: {&quot;date-parts&quot;: [[&quot;2000&quot;, &quot;10&quot;]]}, &quot;abstract&quot;: &quot;The yellow-bellied marmot () is\na social, ground-dwelling squirrel that lives either individually or in\nkin groups of from two to five adult females. Philopatry and daughter\nrecruitment lead to the formation and persistence of matrilines at\nhabitat sites. By using 37 years of demographic data for 12 habitat\nsites, we could determine long-term trends in the effects of group size\non two measures of fitness, survivorship and net reproductive rate,\nwhich otherwise are obscured by annual fluctuations in these measures.\nBoth size and number of matrilines varied among sites and survivorship\nand net reproductive rate varied among sites and among matriline sizes.\nThe role of social organization was explored further by examining the\neffect of matriline size, averaged over all years and sites, on\nfitness. For both survivorship and net reproductive rate the\nrelationship with matriline size was curvilinear. Fitness increased\nwith the increase in matriline size and then decreased in the largest\ngroups. Decreased fitness in matrilines of four or five was associated\nwith agonistic behavior, a large number of 2-year-old females in the\nsocial group, and reproductive suppression. There is no evidence that\nfemales acted to increase their fitness by increasing indirect fitness;\ni.e., by assisting relatives, but attempted to increase direct fitness.\nDirect fitness increased when mortality and fission of large matrilines\nreduced group size and the surviving females increased reproduction.&quot;, &quot;title&quot;: &quot;Social enhancement of fitness in yellow-bellied marmots&quot;, &quot;page&quot;: &quot;12149-12152&quot;, &quot;volume&quot;: &quot;97&quot;, &quot;container-title&quot;: &quot;Proceedings of the National Academy of Sciences of the United States of America&quot;, &quot;issue&quot;: &quot;22&quot;, &quot;id&quot;: &quot;ITEM-1&quot;}}, {&quot;uris&quot;: [&quot;http://www.mendeley.com/documents/?uuid=0e278d11-2651-45e0-9d1f-6da271cba9ac&quot;], &quot;id&quot;: &quot;ITEM-2&quot;, &quot;itemData&quot;: {&quot;type&quot;: &quot;article-journal&quot;, &quot;author&quot;: [{&quot;given&quot;: &quot;Philip A.&quot;, &quot;dropping-particle&quot;: &quot;&quot;, &quot;suffix&quot;: &quot;&quot;, &quot;family&quot;: &quot;Stephens&quot;, &quot;parse-names&quot;: false, &quot;non-dropping-particle&quot;: &quot;&quot;}, {&quot;given&quot;: &quot;Fredy&quot;, &quot;dropping-particle&quot;: &quot;&quot;, &quot;suffix&quot;: &quot;&quot;, &quot;family&quot;: &quot;Frey-Roos&quot;, &quot;parse-names&quot;: false, &quot;non-dropping-particle&quot;: &quot;&quot;}, {&quot;given&quot;: &quot;Walter&quot;, &quot;dropping-particle&quot;: &quot;&quot;, &quot;suffix&quot;: &quot;&quot;, &quot;family&quot;: &quot;Arnold&quot;, &quot;parse-names&quot;: false, &quot;non-dropping-particle&quot;: &quot;&quot;}, {&quot;given&quot;: &quot;William J.&quot;, &quot;dropping-particle&quot;: &quot;&quot;, &quot;suffix&quot;: &quot;&quot;, &quot;family&quot;: &quot;Sutherland&quot;, &quot;parse-names&quot;: false, &quot;non-dropping-particle&quot;: &quot;&quot;}], &quot;issued&quot;: {&quot;date-parts&quot;: [[&quot;2002&quot;, &quot;3&quot;]]}, &quot;abstract&quot;: &quot;1. During the past 15 years, models have been used increasingly in predictive population ecology. Matrix models used for predicting the fates of populations are often extremely basic, ignoring density dependence, spatial scale and behaviour, and often based on one sex only. We tested the importance of some of these omissions for model realism, by comparing the performance of a variety of population models of varying levels of complexity. 2. Detailed data from more than 13 years of behavioural and demographic research on a population of alpine marmots Marmota marmota in Berchtesgaden National Park, southern Germany, were used to parameterize four different population models. The models ranged from a simple population-based matrix model, to a spatially explicit behaviour-based model. 3. The performance of the models was judged by their ability to predict basic population dynamics under equilibrium conditions. Only a spatially explicit individual-based model ignoring optimal behaviour predicted dynamics significantly different to those observed in the field, highlighting the importance of considering realistic patterns of behaviour in spatially explicit models. 4. Using realistic levels of environmental and demographic stochasticity, variance in population growth rates predicted by all models was high, even within the range of population densities experienced in the field. This emphasizes the difficulty of using population-level field data to determine overall patterns of density dependence for use in population models. 5. All models were also used to predict potential density-dependent effects on alpine marmot population growth. In this regard, the models differed greatly. It was concluded that the simplest matrix model was adequate for making predictions regarding population sizes or densities under equilibrium conditions, but that for predictions requiring an understanding of transient dynamics only the behavioural model would be adequate. 6. An emergent feature of this study of alpine marmot population dynamics was the prediction of a demographic Allee effect with a profound influence on population dynamics across a very broad range of population sizes. Three mechanisms were identified as underlying this Allee effect: stochastic skews in sex ratio and demographic composition at low population sizes; less efficient social thermoregulation during hibernation in small groups; and difficulties with mate finding during dispersal, even at relatively high pop\u2026&quot;, &quot;ISSN&quot;: &quot;00218790&quot;, &quot;page&quot;: &quot;343-361&quot;, &quot;volume&quot;: &quot;71&quot;, &quot;container-title&quot;: &quot;Journal of Animal Ecology&quot;, &quot;title&quot;: &quot;Model Complexity and Population Predictions. The Alpine Marmot as a Case Study&quot;, &quot;issue&quot;: &quot;2&quot;, &quot;id&quot;: &quot;ITEM-2&quot;}}], &quot;properties&quot;: {&quot;noteIndex&quot;: 0}, &quot;schema&quot;: &quot;https://github.com/citation-style-language/schema/raw/master/csl-citation.json&quot;} RND3beTSZpqhh"/><text:span text:style-name="T20">[15,51]</text:span><text:reference-mark-end text:name="ADDIN CSL_CITATION {&quot;mendeley&quot;: {&quot;previouslyFormattedCitation&quot;: &quot;[15,51]&quot;}, &quot;citationItems&quot;: [{&quot;uris&quot;: [&quot;http://www.mendeley.com/documents/?uuid=108d064e-b9d1-4b98-ae76-cd5844343b9a&quot;], &quot;id&quot;: &quot;ITEM-1&quot;, &quot;itemData&quot;: {&quot;DOI&quot;: &quot;VL  - 97&quot;, &quot;type&quot;: &quot;article-journal&quot;, &quot;author&quot;: [{&quot;given&quot;: &quot;Kenneth B.&quot;, &quot;dropping-particle&quot;: &quot;&quot;, &quot;suffix&quot;: &quot;&quot;, &quot;family&quot;: &quot;Armitage&quot;, &quot;parse-names&quot;: false, &quot;non-dropping-particle&quot;: &quot;&quot;}, {&quot;given&quot;: &quot;Orlando A.&quot;, &quot;dropping-particle&quot;: &quot;&quot;, &quot;suffix&quot;: &quot;&quot;, &quot;family&quot;: &quot;Schwartz&quot;, &quot;parse-names&quot;: false, &quot;non-dropping-particle&quot;: &quot;&quot;}], &quot;issued&quot;: {&quot;date-parts&quot;: [[&quot;2000&quot;, &quot;10&quot;]]}, &quot;abstract&quot;: &quot;The yellow-bellied marmot () is\na social, ground-dwelling squirrel that lives either individually or in\nkin groups of from two to five adult females. Philopatry and daughter\nrecruitment lead to the formation and persistence of matrilines at\nhabitat sites. By using 37 years of demographic data for 12 habitat\nsites, we could determine long-term trends in the effects of group size\non two measures of fitness, survivorship and net reproductive rate,\nwhich otherwise are obscured by annual fluctuations in these measures.\nBoth size and number of matrilines varied among sites and survivorship\nand net reproductive rate varied among sites and among matriline sizes.\nThe role of social organization was explored further by examining the\neffect of matriline size, averaged over all years and sites, on\nfitness. For both survivorship and net reproductive rate the\nrelationship with matriline size was curvilinear. Fitness increased\nwith the increase in matriline size and then decreased in the largest\ngroups. Decreased fitness in matrilines of four or five was associated\nwith agonistic behavior, a large number of 2-year-old females in the\nsocial group, and reproductive suppression. There is no evidence that\nfemales acted to increase their fitness by increasing indirect fitness;\ni.e., by assisting relatives, but attempted to increase direct fitness.\nDirect fitness increased when mortality and fission of large matrilines\nreduced group size and the surviving females increased reproduction.&quot;, &quot;title&quot;: &quot;Social enhancement of fitness in yellow-bellied marmots&quot;, &quot;page&quot;: &quot;12149-12152&quot;, &quot;volume&quot;: &quot;97&quot;, &quot;container-title&quot;: &quot;Proceedings of the National Academy of Sciences of the United States of America&quot;, &quot;issue&quot;: &quot;22&quot;, &quot;id&quot;: &quot;ITEM-1&quot;}}, {&quot;uris&quot;: [&quot;http://www.mendeley.com/documents/?uuid=0e278d11-2651-45e0-9d1f-6da271cba9ac&quot;], &quot;id&quot;: &quot;ITEM-2&quot;, &quot;itemData&quot;: {&quot;type&quot;: &quot;article-journal&quot;, &quot;author&quot;: [{&quot;given&quot;: &quot;Philip A.&quot;, &quot;dropping-particle&quot;: &quot;&quot;, &quot;suffix&quot;: &quot;&quot;, &quot;family&quot;: &quot;Stephens&quot;, &quot;parse-names&quot;: false, &quot;non-dropping-particle&quot;: &quot;&quot;}, {&quot;given&quot;: &quot;Fredy&quot;, &quot;dropping-particle&quot;: &quot;&quot;, &quot;suffix&quot;: &quot;&quot;, &quot;family&quot;: &quot;Frey-Roos&quot;, &quot;parse-names&quot;: false, &quot;non-dropping-particle&quot;: &quot;&quot;}, {&quot;given&quot;: &quot;Walter&quot;, &quot;dropping-particle&quot;: &quot;&quot;, &quot;suffix&quot;: &quot;&quot;, &quot;family&quot;: &quot;Arnold&quot;, &quot;parse-names&quot;: false, &quot;non-dropping-particle&quot;: &quot;&quot;}, {&quot;given&quot;: &quot;William J.&quot;, &quot;dropping-particle&quot;: &quot;&quot;, &quot;suffix&quot;: &quot;&quot;, &quot;family&quot;: &quot;Sutherland&quot;, &quot;parse-names&quot;: false, &quot;non-dropping-particle&quot;: &quot;&quot;}], &quot;issued&quot;: {&quot;date-parts&quot;: [[&quot;2002&quot;, &quot;3&quot;]]}, &quot;abstract&quot;: &quot;1. During the past 15 years, models have been used increasingly in predictive population ecology. Matrix models used for predicting the fates of populations are often extremely basic, ignoring density dependence, spatial scale and behaviour, and often based on one sex only. We tested the importance of some of these omissions for model realism, by comparing the performance of a variety of population models of varying levels of complexity. 2. Detailed data from more than 13 years of behavioural and demographic research on a population of alpine marmots Marmota marmota in Berchtesgaden National Park, southern Germany, were used to parameterize four different population models. The models ranged from a simple population-based matrix model, to a spatially explicit behaviour-based model. 3. The performance of the models was judged by their ability to predict basic population dynamics under equilibrium conditions. Only a spatially explicit individual-based model ignoring optimal behaviour predicted dynamics significantly different to those observed in the field, highlighting the importance of considering realistic patterns of behaviour in spatially explicit models. 4. Using realistic levels of environmental and demographic stochasticity, variance in population growth rates predicted by all models was high, even within the range of population densities experienced in the field. This emphasizes the difficulty of using population-level field data to determine overall patterns of density dependence for use in population models. 5. All models were also used to predict potential density-dependent effects on alpine marmot population growth. In this regard, the models differed greatly. It was concluded that the simplest matrix model was adequate for making predictions regarding population sizes or densities under equilibrium conditions, but that for predictions requiring an understanding of transient dynamics only the behavioural model would be adequate. 6. An emergent feature of this study of alpine marmot population dynamics was the prediction of a demographic Allee effect with a profound influence on population dynamics across a very broad range of population sizes. Three mechanisms were identified as underlying this Allee effect: stochastic skews in sex ratio and demographic composition at low population sizes; less efficient social thermoregulation during hibernation in small groups; and difficulties with mate finding during dispersal, even at relatively high pop\u2026&quot;, &quot;ISSN&quot;: &quot;00218790&quot;, &quot;page&quot;: &quot;343-361&quot;, &quot;volume&quot;: &quot;71&quot;, &quot;container-title&quot;: &quot;Journal of Animal Ecology&quot;, &quot;title&quot;: &quot;Model Complexity and Population Predictions. The Alpine Marmot as a Case Study&quot;, &quot;issue&quot;: &quot;2&quot;, &quot;id&quot;: &quot;ITEM-2&quot;}}], &quot;properties&quot;: {&quot;noteIndex&quot;: 0}, &quot;schema&quot;: &quot;https://github.com/citation-style-language/schema/raw/master/csl-citation.json&quot;} RND3beTSZpqhh"/><text:span text:style-name="T1">⁠, and should be considered whenever effects of climate change on social animals are being studied. </text:span></text:p>
      <text:p text:style-name="P30"><text:span text:style-name="T1">Hoary marmots are less conservative in their breeding habits than previously believed. More generally, obligate biennial breeding is probably less common in </text:span><text:span text:style-name="T16">Marmota</text:span><text:span text:style-name="T1">, and in arctic/alpine fauna, than previous research suggests </text:span><text:reference-mark-start text:name="ADDIN CSL_CITATION {&quot;mendeley&quot;: {&quot;previouslyFormattedCitation&quot;: &quot;[46]&quot;}, &quot;citationItems&quot;: [{&quot;uris&quot;: [&quot;http://www.mendeley.com/documents/?uuid=a6b13138-b806-40ed-89d8-1d40da003fd0&quot;], &quot;id&quot;: &quot;ITEM-1&quot;, &quot;itemData&quot;: {&quot;DOI&quot;: &quot;10.1674/0003-0031(2007)158[221:FOMMOR]2.0.CO;2&quot;, &quot;type&quot;: &quot;article-journal&quot;, &quot;author&quot;: [{&quot;given&quot;: &quot;Suzanne Cox&quot;, &quot;dropping-particle&quot;: &quot;&quot;, &quot;suffix&quot;: &quot;&quot;, &quot;family&quot;: &quot;Griffin&quot;, &quot;parse-names&quot;: false, &quot;non-dropping-particle&quot;: &quot;&quot;}, {&quot;given&quot;: &quot;Mark L.&quot;, &quot;dropping-particle&quot;: &quot;&quot;, &quot;suffix&quot;: &quot;&quot;, &quot;family&quot;: &quot;Taper&quot;, &quot;parse-names&quot;: false, &quot;non-dropping-particle&quot;: &quot;&quot;}, {&quot;given&quot;: &quot;L. Scott&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1&quot;}}], &quot;properties&quot;: {&quot;noteIndex&quot;: 0}, &quot;schema&quot;: &quot;https://github.com/citation-style-language/schema/raw/master/csl-citation.json&quot;} RNDsOfqj1tJyr"/><text:span text:style-name="T20">[46]</text:span><text:reference-mark-end text:name="ADDIN CSL_CITATION {&quot;mendeley&quot;: {&quot;previouslyFormattedCitation&quot;: &quot;[46]&quot;}, &quot;citationItems&quot;: [{&quot;uris&quot;: [&quot;http://www.mendeley.com/documents/?uuid=a6b13138-b806-40ed-89d8-1d40da003fd0&quot;], &quot;id&quot;: &quot;ITEM-1&quot;, &quot;itemData&quot;: {&quot;DOI&quot;: &quot;10.1674/0003-0031(2007)158[221:FOMMOR]2.0.CO;2&quot;, &quot;type&quot;: &quot;article-journal&quot;, &quot;author&quot;: [{&quot;given&quot;: &quot;Suzanne Cox&quot;, &quot;dropping-particle&quot;: &quot;&quot;, &quot;suffix&quot;: &quot;&quot;, &quot;family&quot;: &quot;Griffin&quot;, &quot;parse-names&quot;: false, &quot;non-dropping-particle&quot;: &quot;&quot;}, {&quot;given&quot;: &quot;Mark L.&quot;, &quot;dropping-particle&quot;: &quot;&quot;, &quot;suffix&quot;: &quot;&quot;, &quot;family&quot;: &quot;Taper&quot;, &quot;parse-names&quot;: false, &quot;non-dropping-particle&quot;: &quot;&quot;}, {&quot;given&quot;: &quot;L. Scott&quot;, &quot;dropping-particle&quot;: &quot;&quot;, &quot;suffix&quot;: &quot;&quot;, &quot;family&quot;: &quot;Mills&quot;, &quot;parse-names&quot;: false, &quot;non-dropping-particle&quot;: &quot;&quot;}], &quot;issued&quot;: {&quot;date-parts&quot;: [[&quot;2007&quot;, &quot;7&quot;]]}, &quot;ISSN&quot;: &quot;0003-0031&quot;, &quot;page&quot;: &quot;221-225&quot;, &quot;volume&quot;: &quot;158&quot;, &quot;container-title&quot;: &quot;The American Midland Naturalist&quot;, &quot;title&quot;: &quot;Female Olympic Marmots (Marmota olympus) Reproduce in Consecutive Years&quot;, &quot;issue&quot;: &quot;1&quot;, &quot;id&quot;: &quot;ITEM-1&quot;}}], &quot;properties&quot;: {&quot;noteIndex&quot;: 0}, &quot;schema&quot;: &quot;https://github.com/citation-style-language/schema/raw/master/csl-citation.json&quot;} RNDsOfqj1tJyr"/><text:span text:style-name="T1">⁠. Accurate characterizations of species' life histories are essential for understanding how climate change and other factors can influence population dynamics, and for predicting future population trends <text:s/></text:span><text:reference-mark-start text:name="ADDIN CSL_CITATION {&quot;mendeley&quot;: {&quot;previouslyFormattedCitation&quot;: &quot;[52,53]&quot;}, &quot;citationItems&quot;: [{&quot;uris&quot;: [&quot;http://www.mendeley.com/documents/?uuid=72cc70ad-5e35-468a-9f8c-892a39874d63&quot;], &quot;id&quot;: &quot;ITEM-1&quot;, &quot;itemData&quot;: {&quot;type&quot;: &quot;article-journal&quot;, &quot;author&quot;: [{&quot;given&quot;: &quot;D. W&quot;, &quot;dropping-particle&quot;: &quot;&quot;, &quot;suffix&quot;: &quot;&quot;, &quot;family&quot;: &quot;Winkler&quot;, &quot;parse-names&quot;: false, &quot;non-dropping-particle&quot;: &quot;&quot;}, {&quot;given&quot;: &quot;P. O&quot;, &quot;dropping-particle&quot;: &quot;&quot;, &quot;suffix&quot;: &quot;&quot;, &quot;family&quot;: &quot;Dunn&quot;, &quot;parse-names&quot;: false, &quot;non-dropping-particle&quot;: &quot;&quot;}, {&quot;given&quot;: &quot;C. E&quot;, &quot;dropping-particle&quot;: &quot;&quot;, &quot;suffix&quot;: &quot;&quot;, &quot;family&quot;: &quot;McCulloch&quot;, &quot;parse-names&quot;: false, &quot;non-dropping-particle&quot;: &quot;&quot;}], &quot;issued&quot;: {&quot;date-parts&quot;: [[&quot;2002&quot;]]}, &quot;title&quot;: &quot;Predicting the effects of climate change on avian life-history traits&quot;, &quot;page&quot;: &quot;13595&quot;, &quot;volume&quot;: &quot;99&quot;, &quot;container-title&quot;: &quot;Proceedings of the National Academy of Sciences of the United States of America&quot;, &quot;issue&quot;: &quot;21&quot;, &quot;id&quot;: &quot;ITEM-1&quot;}}, {&quot;uris&quot;: [&quot;http://www.mendeley.com/documents/?uuid=6eeb52b9-c3b2-4767-b090-51d617e0ca69&quot;], &quot;id&quot;: &quot;ITEM-2&quot;, &quot;itemData&quot;: {&quot;DOI&quot;: &quot;10.1111/j.1365-2486.2007.01386.x&quot;, &quot;type&quot;: &quot;article-journal&quot;, &quot;author&quot;: [{&quot;given&quot;: &quot;Fr\u00e9d\u00e9ric&quot;, &quot;dropping-particle&quot;: &quot;&quot;, &quot;suffix&quot;: &quot;&quot;, &quot;family&quot;: &quot;Jiguet&quot;, &quot;parse-names&quot;: false, &quot;non-dropping-particle&quot;: &quot;&quot;}, {&quot;given&quot;: &quot;Anne-Sophie&quot;, &quot;dropping-particle&quot;: &quot;&quot;, &quot;suffix&quot;: &quot;&quot;, &quot;family&quot;: &quot;Gadot&quot;, &quot;parse-names&quot;: false, &quot;non-dropping-particle&quot;: &quot;&quot;}, {&quot;given&quot;: &quot;Romain&quot;, &quot;dropping-particle&quot;: &quot;&quot;, &quot;suffix&quot;: &quot;&quot;, &quot;family&quot;: &quot;Julliard&quot;, &quot;parse-names&quot;: false, &quot;non-dropping-particle&quot;: &quot;&quot;}, {&quot;given&quot;: &quot;Stuart E.&quot;, &quot;dropping-particle&quot;: &quot;&quot;, &quot;suffix&quot;: &quot;&quot;, &quot;family&quot;: &quot;Newson&quot;, &quot;parse-names&quot;: false, &quot;non-dropping-particle&quot;: &quot;&quot;}, {&quot;given&quot;: &quot;Denis&quot;, &quot;dropping-particle&quot;: &quot;&quot;, &quot;suffix&quot;: &quot;&quot;, &quot;family&quot;: &quot;Couvet&quot;, &quot;parse-names&quot;: false, &quot;non-dropping-particle&quot;: &quot;&quot;}], &quot;issued&quot;: {&quot;date-parts&quot;: [[&quot;2007&quot;, &quot;8&quot;]]}, &quot;ISSN&quot;: &quot;1354-1013&quot;, &quot;page&quot;: &quot;1672-1684&quot;, &quot;volume&quot;: &quot;13&quot;, &quot;container-title&quot;: &quot;Global Change Biology&quot;, &quot;title&quot;: &quot;Climate envelope, life history traits and the resilience of birds facing global change&quot;, &quot;issue&quot;: &quot;8&quot;, &quot;id&quot;: &quot;ITEM-2&quot;}}], &quot;properties&quot;: {&quot;noteIndex&quot;: 0}, &quot;schema&quot;: &quot;https://github.com/citation-style-language/schema/raw/master/csl-citation.json&quot;} RNDbIGkgMQ6V8"/><text:span text:style-name="T20">[52,53]</text:span><text:reference-mark-end text:name="ADDIN CSL_CITATION {&quot;mendeley&quot;: {&quot;previouslyFormattedCitation&quot;: &quot;[52,53]&quot;}, &quot;citationItems&quot;: [{&quot;uris&quot;: [&quot;http://www.mendeley.com/documents/?uuid=72cc70ad-5e35-468a-9f8c-892a39874d63&quot;], &quot;id&quot;: &quot;ITEM-1&quot;, &quot;itemData&quot;: {&quot;type&quot;: &quot;article-journal&quot;, &quot;author&quot;: [{&quot;given&quot;: &quot;D. W&quot;, &quot;dropping-particle&quot;: &quot;&quot;, &quot;suffix&quot;: &quot;&quot;, &quot;family&quot;: &quot;Winkler&quot;, &quot;parse-names&quot;: false, &quot;non-dropping-particle&quot;: &quot;&quot;}, {&quot;given&quot;: &quot;P. O&quot;, &quot;dropping-particle&quot;: &quot;&quot;, &quot;suffix&quot;: &quot;&quot;, &quot;family&quot;: &quot;Dunn&quot;, &quot;parse-names&quot;: false, &quot;non-dropping-particle&quot;: &quot;&quot;}, {&quot;given&quot;: &quot;C. E&quot;, &quot;dropping-particle&quot;: &quot;&quot;, &quot;suffix&quot;: &quot;&quot;, &quot;family&quot;: &quot;McCulloch&quot;, &quot;parse-names&quot;: false, &quot;non-dropping-particle&quot;: &quot;&quot;}], &quot;issued&quot;: {&quot;date-parts&quot;: [[&quot;2002&quot;]]}, &quot;title&quot;: &quot;Predicting the effects of climate change on avian life-history traits&quot;, &quot;page&quot;: &quot;13595&quot;, &quot;volume&quot;: &quot;99&quot;, &quot;container-title&quot;: &quot;Proceedings of the National Academy of Sciences of the United States of America&quot;, &quot;issue&quot;: &quot;21&quot;, &quot;id&quot;: &quot;ITEM-1&quot;}}, {&quot;uris&quot;: [&quot;http://www.mendeley.com/documents/?uuid=6eeb52b9-c3b2-4767-b090-51d617e0ca69&quot;], &quot;id&quot;: &quot;ITEM-2&quot;, &quot;itemData&quot;: {&quot;DOI&quot;: &quot;10.1111/j.1365-2486.2007.01386.x&quot;, &quot;type&quot;: &quot;article-journal&quot;, &quot;author&quot;: [{&quot;given&quot;: &quot;Fr\u00e9d\u00e9ric&quot;, &quot;dropping-particle&quot;: &quot;&quot;, &quot;suffix&quot;: &quot;&quot;, &quot;family&quot;: &quot;Jiguet&quot;, &quot;parse-names&quot;: false, &quot;non-dropping-particle&quot;: &quot;&quot;}, {&quot;given&quot;: &quot;Anne-Sophie&quot;, &quot;dropping-particle&quot;: &quot;&quot;, &quot;suffix&quot;: &quot;&quot;, &quot;family&quot;: &quot;Gadot&quot;, &quot;parse-names&quot;: false, &quot;non-dropping-particle&quot;: &quot;&quot;}, {&quot;given&quot;: &quot;Romain&quot;, &quot;dropping-particle&quot;: &quot;&quot;, &quot;suffix&quot;: &quot;&quot;, &quot;family&quot;: &quot;Julliard&quot;, &quot;parse-names&quot;: false, &quot;non-dropping-particle&quot;: &quot;&quot;}, {&quot;given&quot;: &quot;Stuart E.&quot;, &quot;dropping-particle&quot;: &quot;&quot;, &quot;suffix&quot;: &quot;&quot;, &quot;family&quot;: &quot;Newson&quot;, &quot;parse-names&quot;: false, &quot;non-dropping-particle&quot;: &quot;&quot;}, {&quot;given&quot;: &quot;Denis&quot;, &quot;dropping-particle&quot;: &quot;&quot;, &quot;suffix&quot;: &quot;&quot;, &quot;family&quot;: &quot;Couvet&quot;, &quot;parse-names&quot;: false, &quot;non-dropping-particle&quot;: &quot;&quot;}], &quot;issued&quot;: {&quot;date-parts&quot;: [[&quot;2007&quot;, &quot;8&quot;]]}, &quot;ISSN&quot;: &quot;1354-1013&quot;, &quot;page&quot;: &quot;1672-1684&quot;, &quot;volume&quot;: &quot;13&quot;, &quot;container-title&quot;: &quot;Global Change Biology&quot;, &quot;title&quot;: &quot;Climate envelope, life history traits and the resilience of birds facing global change&quot;, &quot;issue&quot;: &quot;8&quot;, &quot;id&quot;: &quot;ITEM-2&quot;}}], &quot;properties&quot;: {&quot;noteIndex&quot;: 0}, &quot;schema&quot;: &quot;https://github.com/citation-style-language/schema/raw/master/csl-citation.json&quot;} RNDbIGkgMQ6V8"/><text:span text:style-name="T1">⁠. The evidence for biennial breeding and other unusual life-histories traits should therefore be re-examined.</text:span></text:p>
      <text:p text:style-name="P30"/>
      <text:p text:style-name="P16">Acknowledgements</text:p>
      <text:p text:style-name="P1"><text:span text:style-name="T18">Funding was provided by Environment Canada, the Natural Science and Engineering Research Council of Canada, the Yellowstone to Yukon (Y2Y) Science Grants program, the Canada Foundation for Innovation, the Canada Research Chairs Program, and the Canadian Circumpolar Institute, University of Alberta. We are also grateful to Kluane First Nations for allowing use of their land, and to the numerous field assistants who helped to trap marmots for this study. </text:span></text:p>
      <text:p text:style-name="P36"/>
      <text:p text:style-name="P38">Literature Cited</text:p>
      <text:section text:style-name="Sect1" text:name="ADDIN Mendeley Bibliography CSL_BIBLIOGRAPHY  RNDdvwuPuNZD3">
        <text:p text:style-name="P48">1. Heezik Y, Seddon P, Cooper J, Plös A (1994) Interrelationships between breeding frequency, timing and outcome in king penguins <text:span text:style-name="T49">A</text:span>ptenodytes patagonicus: are king penguins biennial breeders? Ibis (Lond 1859): 279–284.</text:p>
        <text:p text:style-name="P47">2. Chastel O (1995) Influence of reproductive success on breeding frequency in four southern petrels. Ibis (Lond 1859) 137: 360–363.</text:p>
        <text:p text:style-name="P47">3. Dane B (2002) Retention of offspring in a wild population of ungulates. Behaviour 139: 1–21.</text:p>
        <text:p text:style-name="P47">4. Blumstein D, Armitage K (1999) Cooperative breeding in marmots. Oikos 84: 369–382.</text:p>
        <text:p text:style-name="P47">5. Wasser SK, Barash DP (1983) Reproductive suppression among female mammals: implications for biomedicine and sexual selection theory. Q Rev Biol 58: 513–538.</text:p>
        <text:p text:style-name="P47">6. Jouventin P, Dobson FS (2002) Why breed every other year? the case of albatrosses. Proc R Soc B Biol Sci 269: 1955–1961.</text:p>
        <text:p text:style-name="P47">7. Griffin S, Taper M, Mills L (2007) Female olympic marmots (Marmota olympus) reproduce in consecutive years. Am Midl Nat 158: 221–225.</text:p>
        <text:p text:style-name="P47">8. Wingfield JC, Kitaysky AS (2002) Endocrine responses to unpredictable environmental events: stress or anti-stress hormones? Integr Comp Biol 42: 600–609.</text:p>
        <text:p text:style-name="P47">9. Schwartz OA, Armitage KB (2004) Weather influences on demography of the yellow-bellied marmot (Marmota flaviventris). J Zool 265: 73–79.</text:p>
        <text:p text:style-name="P47">10. Martin K, Wiebe KL (2004) Coping mechanisms of alpine and arctic breeding birds: extreme weather and limitations to reproductive resilience. Integr Comp Biol 44: 177–185.</text:p>
        <text:p text:style-name="P47">11. Benton TG, Grant A, Clutton-Brock TH (1995) Does environmental stochasticity matter? analysis of red deer life-histories on rum. Evol Ecol 9: 559–574.</text:p>
        <text:p text:style-name="P47">12. Weimerskirch H, Clobert J, Jouventin P (1987) Survival in five southern albatrosses and its relationship with their life history. J Anim Ecol 56: 1043–1055.</text:p>
        <text:p text:style-name="P47"><text:soft-page-break/>13. Barash D (1980) The influence of reproductive status on foraging by hoary marmots (Marmota caligata). Behav Ecol Sociobiol 7: 201–205.</text:p>
        <text:p text:style-name="P47">14. Kyle CJ, Karels TJ, Davis CS, Mebs S, Clark B, et al. (2007) Social structure and facultative mating systems of hoary marmots (<text:span text:style-name="T49">M</text:span>armota caligata). Mol Ecol 16: 1245–1255.</text:p>
        <text:p text:style-name="P47">15. Armitage KB, Schwartz OA (2000) Social enhancement of fitness in yellow-bellied marmots. Proc Natl Acad Sci U S A 97: 12149–12152.</text:p>
        <text:p text:style-name="P47">16. Hackländer K, Möstl E, Arnold W (2003) Reproductive suppression in female alpine marmots, Marmota marmota. Anim Behav 65: 1133–1140.</text:p>
        <text:p text:style-name="P47">17. Arnold W (1990) The evolution of marmot sociality: ii. costs and benefits of joint hibernation. Behav Ecol Sociobiol 27: 239–246.</text:p>
        <text:p text:style-name="P47">18. Blumstein DT, Armitage KB (1998) Life history consequences of social complexity a comparative study of ground-dwelling <text:span text:style-name="T49">S</text:span>ciurids. Behav Ecol 9: 8–19.</text:p>
        <text:p text:style-name="P47">19. Patil VP, Morrison SF, Karels TJ, Hik DS (2013) Winter weather versus group thermoregulation: what determines survival in hibernating mammals? Oecologia 173: 139–149.</text:p>
        <text:p text:style-name="P47">20. Taulman JF (1989) Hoary marmots attracted to human urine sites. Northwest Nat 70: 36.</text:p>
        <text:p text:style-name="P47">21. Hansen RM (1975) Foods of the hoary marmot on <text:span text:style-name="T49">K</text:span>enai peninsula, <text:span text:style-name="T49">A</text:span>laska. Am Midl Nat 94: 348–353.</text:p>
        <text:p text:style-name="P47">22. Holmes WJ (1984) The ecological basis of monogamy in <text:span text:style-name="T49">A</text:span>laskan hoary marmots.</text:p>
        <text:p text:style-name="P47">23. Kenward R, Hodder K (1996) Ranges v: an analysis system for biological location data. Dorset Inst Terr Ecol.</text:p>
        <text:p text:style-name="P47">24. Worton BJ (1989) Kernel methods for estimating the utilization distribution in home-range studies. Ecology 70: 164–168.</text:p>
        <text:p text:style-name="P47">25. Barash DP (1975) Ecology of paternal behavior in the hoary marmot (Marmota caligata): an evolutionary interpretation. J Mammal 56: 613–618.</text:p>
        <text:p text:style-name="P47">26. Lebreton J-D, Burnham KP, Clobert J, Anderson DR (1992) Modeling survival and testing biological <text:soft-page-break/>hypotheses using marked animals: a unified approach with case studies. Ecol Monogr 62: 67.</text:p>
        <text:p text:style-name="P47">27. Nichols JD, Hines JE, Pollock KH, Hinz RL, Link WA (1994) Estimating breeding proportions and testing hypotheses about costs of reproduction with capture-recapture data. Ecology 75: 2052.</text:p>
        <text:p text:style-name="P47">28. Choquet R, Lebreton J-D, Gimenez O, Reboulet A-M, Pradel R (2009) U-care: utilities for performing goodness of fit tests and manipulating capture<text:span text:style-name="T49">-</text:span>recapture data. Ecography (Cop) 32: 1071–1074.</text:p>
        <text:p text:style-name="P47">29. Burnham KP, Anderson DR (2002) Model selection and multimodel inference: a practical information-theoretic approach. Springer Verlag.</text:p>
        <text:p text:style-name="P47">30. Mantua N, Hare S (2002) The pacific decadal oscillation. J Oceanogr 58: 35–44.</text:p>
        <text:p text:style-name="P47">31. Mantua NJ, Hare SR, Zhang Y, Wallace JM, Francis RC (1997) A pacific interdecadal climate oscillation with impacts on salmon production. Bull Am Meteorol Soc 78: 1069–1079.</text:p>
        <text:p text:style-name="P47">32. Morrison SF, Hik DS (2007) Demographic analysis of a declining pika <text:span text:style-name="T49">O</text:span>chotona collaris population: linking survival to broad-scale climate patterns via spring snowmelt patterns. J Anim Ecol 76: 899–907.</text:p>
        <text:p text:style-name="P47">33. Moore GWK, Holdsworth G, Alverson K (2002) Climate change in the north pacific region over the past three centuries. Nature 420: 401–403.</text:p>
        <text:p text:style-name="P47">34. Laake J, Rexstad E (2007) Rmark—an alternative approach to building linear models. Append C Cooch, E G White, Ed. Progr<text:span text:style-name="T49">am</text:span> MARK a gentle Introd<text:span text:style-name="T49">uction.</text:span> http//www phidot Org/software/mark/docs/b.</text:p>
        <text:p text:style-name="P47">35. R Developement Team RDC (2009) R: a language and environment for statistical computing. Vienna, Austria.</text:p>
        <text:p text:style-name="P47">36. Akaike H, Petrov BN, Csaki F (1973) Second international symposium on information theory. Inf Theory an Ext Maximum Likelihood Princ Akad Kiado Budapest p 267.</text:p>
        <text:p text:style-name="P47">37. Anderson D (2008) Model based inference in the life sciences: a primer on evidence. Springer Verlag.</text:p>
        <text:p text:style-name="P47">38. Bates D, Maechler M (2010) Lme4: linear mixed-effects models using s4 classes.</text:p>
        <text:p text:style-name="P47">39. Scrucca L (2004) Qcc: an r package for quality control charting and statistical process control. R News 4/1: 11–17.</text:p>
        <text:p text:style-name="P47"><text:soft-page-break/>40. Bolker BM, Brooks ME, Clark CJ, Geange SW, Poulsen JR, et al. (2009) Generalized linear mixed models: a practical guide for ecology and evolution. Trends Ecol Evol 24: 127–135.</text:p>
        <text:p text:style-name="P47">41. Cohen J (1988) Statistical power analysis for the behavioral sciences. Lawrence Erlbaum.</text:p>
        <text:p text:style-name="P47">42. Barash D (1974) The social behaviour of the hoary marmot ( Marmota caligata). Anim Behav: 256–261.</text:p>
        <text:p text:style-name="P47">43. Harvey PH, Zammuto RM (1985) Patterns of mortality and age at first reproduction in natural populations of mammals.</text:p>
        <text:p text:style-name="P47">44. Ozgul A, Oli M, Olson L, Blumstein D, Armitage K (2007) Spatiotemporal variation in reproductive parameters of yellow-bellied marmots. Oecologia 154: 95–106.</text:p>
        <text:p text:style-name="P47">45. Bryant AA, Page RE (2005) Timing and causes of mortality in the endangered <text:span text:style-name="T49">V</text:span>ancouver island marmot (Marmota vancouverensis). Can J Zool 83: 674–682.</text:p>
        <text:p text:style-name="P47">46. Griffin SC, Taper ML, Mills LS (2007) Female olympic marmots (Marmota olympus) reproduce in consecutive years. Am Midl Nat 158: 221–225.</text:p>
        <text:p text:style-name="P47">47. Blumstein DT, Arnold W (1998) Ecology and social behavior of golden marmots (Marmota caudata aurea). J Mammal 79: 873–886.</text:p>
        <text:p text:style-name="P47">48. Hacklander K, Arnold W (1999) Male-caused failure of female reproduction and its adaptive value in alpine marmots (Marmota marmota). Behav Ecol 10: 592.</text:p>
        <text:p text:style-name="P47">49. Sheriff MJ, Krebs CJ, Boonstra R (2009) The sensitive hare: sublethal effects of predator stress on reproduction in snowshoe hares. J Anim Ecol 78: 1249–1258.</text:p>
        <text:p text:style-name="P47">50. Orzack SH, Tuljapurkar S (2008) Reproductive effort in variable environments, or environmental variation is for the birds.</text:p>
        <text:p text:style-name="P47">51. Stephens PA, Frey-Roos F, Arnold W, Sutherland WJ (2002) Model complexity and population predictions. the alpine marmot as a case study. J Anim Ecol 71: 343–361.</text:p>
        <text:p text:style-name="P47">52. Winkler DW, Dunn PO, McCulloch CE (2002) Predicting the effects of climate change on avian life-history traits. Proc Natl Acad Sci U S A 99: 13595.</text:p>
        <text:p text:style-name="P47"><text:soft-page-break/>53. Jiguet F, Gadot A-S, Julliard R, Newson SE, Couvet D (2007) Climate envelope, life history traits and the resilience of birds facing global change. Glob Chang Biol 13: 1672–1684.</text:p>
        <text:p text:style-name="P47">54. Bolker BM, Brooks ME, Clark CJ, Geange SW, Poulsen JR, et al. (2009) Generalized linear mixed models: a practical guide for ecology and evolution. Trends Ecol Evol 24: 127–135. </text:p>
        <text:p text:style-name="P46"/>
      </text:section>
      <text:p text:style-name="P37"/>
      <text:p text:style-name="P28">Table 1. Abbreviations and descriptions of covariates used in analyses of female hoary marmot reproductive parameters. </text:p>
      <text:p text:style-name="P6"/>
      <table:table table:name="Table1" table:style-name="Table1">
        <table:table-column table:style-name="Table1.A"/>
        <table:table-column table:style-name="Table1.B"/>
        <table:table-row table:style-name="Table1.1">
          <table:table-cell table:style-name="Table1.A1" office:value-type="string">
            <text:p text:style-name="P14">Abbreviation</text:p>
          </table:table-cell>
          <table:table-cell table:style-name="Table1.B1" office:value-type="string">
            <text:p text:style-name="P14">Definition and Description</text:p>
          </table:table-cell>
        </table:table-row>
        <table:table-row table:style-name="Table1.2">
          <table:table-cell table:style-name="Table1.A2" office:value-type="string">
            <text:p text:style-name="P9">PDO</text:p>
          </table:table-cell>
          <table:table-cell table:style-name="Table1.B2" office:value-type="string">
            <text:p text:style-name="P9">Mean Pacific Decadal Oscillation from November to May <text:s/>during the most recent winter</text:p>
          </table:table-cell>
        </table:table-row>
        <table:table-row table:style-name="Table1.2">
          <table:table-cell table:style-name="Table1.A3" office:value-type="string">
            <text:p text:style-name="P6"><text:span text:style-name="T1">PDO</text:span><text:span text:style-name="T36">lag</text:span></text:p>
          </table:table-cell>
          <table:table-cell table:style-name="Table1.B3" office:value-type="string">
            <text:p text:style-name="P9">Mean Pacific Decadal Oscillation from November to May during the previous year</text:p>
          </table:table-cell>
        </table:table-row>
        <table:table-row table:style-name="Table1.1">
          <table:table-cell table:style-name="Table1.A4" office:value-type="string">
            <text:p text:style-name="P9">Age</text:p>
          </table:table-cell>
          <table:table-cell table:style-name="Table1.B4" office:value-type="string">
            <text:p text:style-name="P9">Two age classes: Young (3 years old), and Old (&gt;3 years)</text:p>
          </table:table-cell>
        </table:table-row>
        <table:table-row table:style-name="Table1.1">
          <table:table-cell table:style-name="Table1.A5" office:value-type="string">
            <text:p text:style-name="P9">Mother Age</text:p>
          </table:table-cell>
          <table:table-cell table:style-name="Table1.B5" office:value-type="string">
            <text:p text:style-name="P9">Minimum age of mother in years, for litter size analysis only</text:p>
          </table:table-cell>
        </table:table-row>
        <table:table-row table:style-name="Table1.1">
          <table:table-cell table:style-name="Table1.A6" office:value-type="string">
            <text:p text:style-name="P9">Group</text:p>
          </table:table-cell>
          <table:table-cell table:style-name="Table1.B6" office:value-type="string">
            <text:p text:style-name="P9">Total number of non-juvenile marmots within social group</text:p>
          </table:table-cell>
        </table:table-row>
        <table:table-row table:style-name="Table1.2">
          <table:table-cell table:style-name="Table1.A7" office:value-type="string">
            <text:p text:style-name="P9">Ad. fems</text:p>
          </table:table-cell>
          <table:table-cell table:style-name="Table1.B7" office:value-type="string">
            <text:p text:style-name="P9">Number of reproductively mature adult females in a social group</text:p>
          </table:table-cell>
        </table:table-row>
        <table:table-row table:style-name="Table1.1">
          <table:table-cell table:style-name="Table1.A8" office:value-type="string">
            <text:p text:style-name="P9">Time</text:p>
          </table:table-cell>
          <table:table-cell table:style-name="Table1.B8" office:value-type="string">
            <text:p text:style-name="P9">Random annual variation </text:p>
          </table:table-cell>
        </table:table-row>
        <table:table-row table:style-name="Table1.1">
          <table:table-cell table:style-name="Table1.A9" office:value-type="string">
            <text:p text:style-name="P9">Brd. State</text:p>
          </table:table-cell>
          <table:table-cell table:style-name="Table1.B9" office:value-type="string">
            <text:p text:style-name="P9">Factor variable. 1 = females that bred during the previous year, 0 = non-breeders in previous year</text:p>
          </table:table-cell>
        </table:table-row>
        <table:table-row table:style-name="Table1.1">
          <table:table-cell table:style-name="Table1.A10" office:value-type="string">
            <text:p text:style-name="P9">1</text:p>
          </table:table-cell>
          <table:table-cell table:style-name="Table1.B10" office:value-type="string">
            <text:p text:style-name="P9">No time variation (constant)</text:p>
          </table:table-cell>
        </table:table-row>
        <table:table-row table:style-name="Table1.2">
          <table:table-cell table:style-name="Table1.A11" office:value-type="string">
            <text:p text:style-name="P9">Young</text:p>
          </table:table-cell>
          <table:table-cell table:style-name="Table1.B11" office:value-type="string">
            <text:p text:style-name="P9">Denotes a linear covariate applied only to female marmots 3 years of age.</text:p>
          </table:table-cell>
        </table:table-row>
        <table:table-row table:style-name="Table1.1">
          <table:table-cell table:style-name="Table1.A12" office:value-type="string">
            <text:p text:style-name="P9">Old</text:p>
          </table:table-cell>
          <table:table-cell table:style-name="Table1.B12" office:value-type="string">
            <text:p text:style-name="P9">Covariates applied only to female marmots &gt;3 years old.</text:p>
          </table:table-cell>
        </table:table-row>
        <table:table-row table:style-name="Table1.1">
          <table:table-cell table:style-name="Table1.A13" office:value-type="string">
            <text:p text:style-name="P9"> </text:p>
          </table:table-cell>
          <table:table-cell table:style-name="Table1.B13" office:value-type="string">
            <text:p text:style-name="P9"> </text:p>
          </table:table-cell>
        </table:table-row>
      </table:table>
      <text:p text:style-name="P6"/>
      <text:p text:style-name="P6"/>
      <text:p text:style-name="P6"/>
      <text:p text:style-name="P6"/>
      <text:p text:style-name="P6"/>
      <text:p text:style-name="P6"/>
      <text:p text:style-name="P28">Table 2. Results of Poisson overdispersion tests <text:reference-mark-start text:name="ADDIN CSL_CITATION {&quot;mendeley&quot;: {&quot;previouslyFormattedCitation&quot;: &quot;[39]&quot;}, &quot;citationItems&quot;: [{&quot;uris&quot;: [&quot;http://www.mendeley.com/documents/?uuid=370333f4-fd68-482a-9047-b7519e3c2d0e&quot;], &quot;id&quot;: &quot;ITEM-1&quot;, &quot;itemData&quot;: {&quot;title&quot;: &quot;qcc: an R package for quality control charting and statistical process control&quot;, &quot;issued&quot;: {&quot;date-parts&quot;: [[&quot;2004&quot;]]}, &quot;author&quot;: [{&quot;given&quot;: &quot;Luca&quot;, &quot;dropping-particle&quot;: &quot;&quot;, &quot;suffix&quot;: &quot;&quot;, &quot;family&quot;: &quot;Scrucca&quot;, &quot;parse-names&quot;: false, &quot;non-dropping-particle&quot;: &quot;&quot;}], &quot;page&quot;: &quot;11\u201317&quot;, &quot;volume&quot;: &quot;4/1&quot;, &quot;container-title&quot;: &quot;R News&quot;, &quot;type&quot;: &quot;article-journal&quot;, &quot;id&quot;: &quot;ITEM-1&quot;}}], &quot;properties&quot;: {&quot;noteIndex&quot;: 0}, &quot;schema&quot;: &quot;https://github.com/citation-style-language/schema/raw/master/csl-citation.json&quot;} RND1Zjg2CGs3x"/><text:span text:style-name="T19">[39]</text:span><text:reference-mark-end text:name="ADDIN CSL_CITATION {&quot;mendeley&quot;: {&quot;previouslyFormattedCitation&quot;: &quot;[39]&quot;}, &quot;citationItems&quot;: [{&quot;uris&quot;: [&quot;http://www.mendeley.com/documents/?uuid=370333f4-fd68-482a-9047-b7519e3c2d0e&quot;], &quot;id&quot;: &quot;ITEM-1&quot;, &quot;itemData&quot;: {&quot;title&quot;: &quot;qcc: an R package for quality control charting and statistical process control&quot;, &quot;issued&quot;: {&quot;date-parts&quot;: [[&quot;2004&quot;]]}, &quot;author&quot;: [{&quot;given&quot;: &quot;Luca&quot;, &quot;dropping-particle&quot;: &quot;&quot;, &quot;suffix&quot;: &quot;&quot;, &quot;family&quot;: &quot;Scrucca&quot;, &quot;parse-names&quot;: false, &quot;non-dropping-particle&quot;: &quot;&quot;}], &quot;page&quot;: &quot;11\u201317&quot;, &quot;volume&quot;: &quot;4/1&quot;, &quot;container-title&quot;: &quot;R News&quot;, &quot;type&quot;: &quot;article-journal&quot;, &quot;id&quot;: &quot;ITEM-1&quot;}}], &quot;properties&quot;: {&quot;noteIndex&quot;: 0}, &quot;schema&quot;: &quot;https://github.com/citation-style-language/schema/raw/master/csl-citation.json&quot;} RND1Zjg2CGs3x"/>⁠ for three measures of hoary marmot fecundity, based on data from 10 hoary marmot social groups in the Ruby Range, Yukon Territory, 1999-2004 and 2007-2009. The corresponding linear model types used to model those variables are also shown. Error distributions were chosen based on test results. If significant overdispersion was present, negative binomial generalized linear models were used. If Poisson underdispersion was detected, Gaussian errors were used. Random effects (Social Group affiliation, and interaction between Social Group interaction and fixed effect slopes) were included based on likelihood-ratio tests using the most parameterized fixed-effect model in each model set <text:reference-mark-start text:name="ADDIN CSL_CITATION {&quot;mendeley&quot;: {&quot;previouslyFormattedCitation&quot;: &quot;[54]&quot;}, &quot;citationItems&quot;: [{&quot;uris&quot;: [&quot;http://www.mendeley.com/documents/?uuid=42721bc7-0e44-474f-9c1d-891e279ffb5c&quot;], &quot;id&quot;: &quot;ITEM-1&quot;, &quot;itemData&quot;: {&quot;type&quot;: &quot;article-journal&quot;, &quot;author&quot;: [{&quot;given&quot;: &quot;B. M.&quot;, &quot;dropping-particle&quot;: &quot;&quot;, &quot;suffix&quot;: &quot;&quot;, &quot;family&quot;: &quot;Bolker&quot;, &quot;parse-names&quot;: false, &quot;non-dropping-particle&quot;: &quot;&quot;}, {&quot;given&quot;: &quot;M. E.&quot;, &quot;dropping-particle&quot;: &quot;&quot;, &quot;suffix&quot;: &quot;&quot;, &quot;family&quot;: &quot;Brooks&quot;, &quot;parse-names&quot;: false, &quot;non-dropping-particle&quot;: &quot;&quot;}, {&quot;given&quot;: &quot;C. J.&quot;, &quot;dropping-particle&quot;: &quot;&quot;, &quot;suffix&quot;: &quot;&quot;, &quot;family&quot;: &quot;Clark&quot;, &quot;parse-names&quot;: false, &quot;non-dropping-particle&quot;: &quot;&quot;}, {&quot;given&quot;: &quot;S. W.&quot;, &quot;dropping-particle&quot;: &quot;&quot;, &quot;suffix&quot;: &quot;&quot;, &quot;family&quot;: &quot;Geange&quot;, &quot;parse-names&quot;: false, &quot;non-dropping-particle&quot;: &quot;&quot;}, {&quot;given&quot;: &quot;J. R.&quot;, &quot;dropping-particle&quot;: &quot;&quot;, &quot;suffix&quot;: &quot;&quot;, &quot;family&quot;: &quot;Poulsen&quot;, &quot;parse-names&quot;: false, &quot;non-dropping-particle&quot;: &quot;&quot;}, {&quot;given&quot;: &quot;M. H. H.&quot;, &quot;dropping-particle&quot;: &quot;&quot;, &quot;suffix&quot;: &quot;&quot;, &quot;family&quot;: &quot;Stevens&quot;, &quot;parse-names&quot;: false, &quot;non-dropping-particle&quot;: &quot;&quot;}, {&quot;given&quot;: &quot;J. S. S.&quot;, &quot;dropping-particle&quot;: &quot;&quot;, &quot;suffix&quot;: &quot;&quot;, &quot;family&quot;: &quot;White&quot;, &quot;parse-names&quot;: false, &quot;non-dropping-particle&quot;: &quot;&quot;}], &quot;issued&quot;: {&quot;date-parts&quot;: [[&quot;2009&quot;]]}, &quot;title&quot;: &quot;Generalized linear mixed models: a practical guide for ecology and evolution&quot;, &quot;page&quot;: &quot;127-135&quot;, &quot;volume&quot;: &quot;24&quot;, &quot;container-title&quot;: &quot;Trends in Ecology &amp; Evolution&quot;, &quot;issue&quot;: &quot;3&quot;, &quot;id&quot;: &quot;ITEM-1&quot;}}], &quot;properties&quot;: {&quot;noteIndex&quot;: 0}, &quot;schema&quot;: &quot;https://github.com/citation-style-language/schema/raw/master/csl-citation.json&quot;} RNDZvMFm6GfQE"/><text:span text:style-name="T19">[54]</text:span><text:reference-mark-end text:name="ADDIN CSL_CITATION {&quot;mendeley&quot;: {&quot;previouslyFormattedCitation&quot;: &quot;[54]&quot;}, &quot;citationItems&quot;: [{&quot;uris&quot;: [&quot;http://www.mendeley.com/documents/?uuid=42721bc7-0e44-474f-9c1d-891e279ffb5c&quot;], &quot;id&quot;: &quot;ITEM-1&quot;, &quot;itemData&quot;: {&quot;type&quot;: &quot;article-journal&quot;, &quot;author&quot;: [{&quot;given&quot;: &quot;B. M.&quot;, &quot;dropping-particle&quot;: &quot;&quot;, &quot;suffix&quot;: &quot;&quot;, &quot;family&quot;: &quot;Bolker&quot;, &quot;parse-names&quot;: false, &quot;non-dropping-particle&quot;: &quot;&quot;}, {&quot;given&quot;: &quot;M. E.&quot;, &quot;dropping-particle&quot;: &quot;&quot;, &quot;suffix&quot;: &quot;&quot;, &quot;family&quot;: &quot;Brooks&quot;, &quot;parse-names&quot;: false, &quot;non-dropping-particle&quot;: &quot;&quot;}, {&quot;given&quot;: &quot;C. J.&quot;, &quot;dropping-particle&quot;: &quot;&quot;, &quot;suffix&quot;: &quot;&quot;, &quot;family&quot;: &quot;Clark&quot;, &quot;parse-names&quot;: false, &quot;non-dropping-particle&quot;: &quot;&quot;}, {&quot;given&quot;: &quot;S. W.&quot;, &quot;dropping-particle&quot;: &quot;&quot;, &quot;suffix&quot;: &quot;&quot;, &quot;family&quot;: &quot;Geange&quot;, &quot;parse-names&quot;: false, &quot;non-dropping-particle&quot;: &quot;&quot;}, {&quot;given&quot;: &quot;J. R.&quot;, &quot;dropping-particle&quot;: &quot;&quot;, &quot;suffix&quot;: &quot;&quot;, &quot;family&quot;: &quot;Poulsen&quot;, &quot;parse-names&quot;: false, &quot;non-dropping-particle&quot;: &quot;&quot;}, {&quot;given&quot;: &quot;M. H. H.&quot;, &quot;dropping-particle&quot;: &quot;&quot;, &quot;suffix&quot;: &quot;&quot;, &quot;family&quot;: &quot;Stevens&quot;, &quot;parse-names&quot;: false, &quot;non-dropping-particle&quot;: &quot;&quot;}, {&quot;given&quot;: &quot;J. S. S.&quot;, &quot;dropping-particle&quot;: &quot;&quot;, &quot;suffix&quot;: &quot;&quot;, &quot;family&quot;: &quot;White&quot;, &quot;parse-names&quot;: false, &quot;non-dropping-particle&quot;: &quot;&quot;}], &quot;issued&quot;: {&quot;date-parts&quot;: [[&quot;2009&quot;]]}, &quot;title&quot;: &quot;Generalized linear mixed models: a practical guide for ecology and evolution&quot;, &quot;page&quot;: &quot;127-135&quot;, &quot;volume&quot;: &quot;24&quot;, &quot;container-title&quot;: &quot;Trends in Ecology &amp; Evolution&quot;, &quot;issue&quot;: &quot;3&quot;, &quot;id&quot;: &quot;ITEM-1&quot;}}], &quot;properties&quot;: {&quot;noteIndex&quot;: 0}, &quot;schema&quot;: &quot;https://github.com/citation-style-language/schema/raw/master/csl-citation.json&quot;} RNDZvMFm6GfQE"/>⁠.</text:p>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Response Variable</text:p>
          </table:table-cell>
          <table:table-cell table:style-name="Table2.A1" office:value-type="string">
            <text:p text:style-name="P13">Obs./Theor.Var</text:p>
          </table:table-cell>
          <table:table-cell table:style-name="Table2.A1" office:value-type="string">
            <text:p text:style-name="P13">Statistic</text:p>
          </table:table-cell>
          <table:table-cell table:style-name="Table2.A1" office:value-type="string">
            <text:p text:style-name="P13">p</text:p>
          </table:table-cell>
          <table:table-cell table:style-name="Table2.A1" office:value-type="string">
            <text:p text:style-name="P13">Error Distribution</text:p>
          </table:table-cell>
          <table:table-cell table:style-name="Table2.A1" office:value-type="string">
            <text:p text:style-name="P13">Random Effects</text:p>
          </table:table-cell>
        </table:table-row>
        <table:table-row table:style-name="Table2.2">
          <table:table-cell table:style-name="Table2.A2" office:value-type="string">
            <text:p text:style-name="P10">Juveniles/Group</text:p>
          </table:table-cell>
          <table:table-cell table:style-name="Table2.A2" office:value-type="string">
            <text:p text:style-name="P10">3.83</text:p>
          </table:table-cell>
          <table:table-cell table:style-name="Table2.A2" office:value-type="string">
            <text:p text:style-name="P10">248.64</text:p>
          </table:table-cell>
          <table:table-cell table:style-name="Table2.A2" office:value-type="string">
            <text:p text:style-name="P10">0.00</text:p>
          </table:table-cell>
          <table:table-cell table:style-name="Table2.A2" office:value-type="string">
            <text:p text:style-name="P10">Neg. Binomial</text:p>
          </table:table-cell>
          <table:table-cell table:style-name="Table2.A2" office:value-type="string">
            <text:p text:style-name="P10">None</text:p>
          </table:table-cell>
        </table:table-row>
        <table:table-row table:style-name="Table2.1">
          <table:table-cell table:style-name="Table2.A3" office:value-type="string">
            <text:p text:style-name="P10">Juveniles/Female</text:p>
          </table:table-cell>
          <table:table-cell table:style-name="Table2.A3" office:value-type="string">
            <text:p text:style-name="P10">1.29</text:p>
          </table:table-cell>
          <table:table-cell table:style-name="Table2.A3" office:value-type="string">
            <text:p text:style-name="P10">84.14</text:p>
          </table:table-cell>
          <table:table-cell table:style-name="Table2.A3" office:value-type="string">
            <text:p text:style-name="P10">0.06</text:p>
          </table:table-cell>
          <table:table-cell table:style-name="Table2.A3" office:value-type="string">
            <text:p text:style-name="P10">Poisson</text:p>
          </table:table-cell>
          <table:table-cell table:style-name="Table2.A3" office:value-type="string">
            <text:p text:style-name="P10">Social Group,</text:p>
            <text:p text:style-name="P10">Social Group*PDO</text:p>
          </table:table-cell>
        </table:table-row>
        <table:table-row table:style-name="Table2.1">
          <table:table-cell table:style-name="Table2.A4" office:value-type="string">
            <text:p text:style-name="P10">Known Litter Size</text:p>
          </table:table-cell>
          <table:table-cell table:style-name="Table2.A4" office:value-type="string">
            <text:p text:style-name="P10">0.57</text:p>
          </table:table-cell>
          <table:table-cell table:style-name="Table2.A4" office:value-type="string">
            <text:p text:style-name="P10">23.33</text:p>
          </table:table-cell>
          <table:table-cell table:style-name="Table2.A4" office:value-type="string">
            <text:p text:style-name="P10">0.99</text:p>
          </table:table-cell>
          <table:table-cell table:style-name="Table2.A4" office:value-type="string">
            <text:p text:style-name="P10">Gaussian</text:p>
          </table:table-cell>
          <table:table-cell table:style-name="Table2.A4" office:value-type="string">
            <text:p text:style-name="P10">None</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text:span text:style-name="T1">Table 3. Model-selection results for multistate CMR analyses of adult female hoary marmot survival and breeding probability in the Ruby Range, Yukon Territory from 1999-2004. Parameters shown are survival probability (S), and the probability of breeding in a given year (Ψ). Detection probability (p) was modeled as a constant, and was estimated at 0.96 ± .02 (SE). Descriptions and abbreviations for all covariates are in Table 1. K is the number of estimated model parameters and ω</text:span><text:span text:style-name="T36"> </text:span><text:span text:style-name="T1">is the model’s AIC weight.</text:span></text:p>
      <text:p text:style-name="P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Model</text:p>
          </table:table-cell>
          <table:table-cell table:style-name="Table3.A1" office:value-type="string">
            <text:p text:style-name="P15">K</text:p>
          </table:table-cell>
          <table:table-cell table:style-name="Table3.A1" office:value-type="string">
            <text:p text:style-name="P4"><text:span text:style-name="T14">AIC</text:span><text:span text:style-name="T38">C</text:span></text:p>
          </table:table-cell>
          <table:table-cell table:style-name="Table3.A1" office:value-type="string">
            <text:p text:style-name="P15">∆ AICc</text:p>
          </table:table-cell>
          <table:table-cell table:style-name="Table3.A1" office:value-type="string">
            <text:p text:style-name="P15">ω</text:p>
          </table:table-cell>
          <table:table-cell table:style-name="Table3.A1" office:value-type="string">
            <text:p text:style-name="P6"/>
          </table:table-cell>
        </table:table-row>
        <table:table-row table:style-name="Table3.2">
          <table:table-cell table:style-name="Table3.A2" office:value-type="string">
            <text:p text:style-name="P6"><text:span text:style-name="T13">S</text:span><text:span text:style-name="T1"> PDO + PDO</text:span><text:span text:style-name="T36">lag</text:span><text:span text:style-name="T1"> <text:s text:c="41"/></text:span><text:span text:style-name="T13">Ψ</text:span><text:span text:style-name="T1"> Age</text:span></text:p>
          </table:table-cell>
          <table:table-cell table:style-name="Table3.B2" office:value-type="string">
            <text:p text:style-name="P10">6</text:p>
          </table:table-cell>
          <table:table-cell table:style-name="Table3.C2" office:value-type="string">
            <text:p text:style-name="P10">384.19</text:p>
          </table:table-cell>
          <table:table-cell table:style-name="Table3.D2" office:value-type="string">
            <text:p text:style-name="P10">0</text:p>
          </table:table-cell>
          <table:table-cell table:style-name="Table3.E2" office:value-type="string">
            <text:p text:style-name="P10">0.29</text:p>
          </table:table-cell>
          <table:table-cell table:style-name="Table3.F2" office:value-type="string">
            <text:p text:style-name="P6"/>
          </table:table-cell>
        </table:table-row>
        <table:table-row table:style-name="Table3.2">
          <table:table-cell table:style-name="Table3.A3" office:value-type="string">
            <text:p text:style-name="P6"><text:span text:style-name="T13">S </text:span><text:span text:style-name="T1">PDO + PDO</text:span><text:span text:style-name="T36">lag</text:span><text:span text:style-name="T1"> <text:s text:c="41"/></text:span><text:span text:style-name="T13">Ψ</text:span><text:span text:style-name="T1"> Old: (Brd. State + Group) </text:span></text:p>
            <text:p text:style-name="P9">Young: Group</text:p>
          </table:table-cell>
          <table:table-cell table:style-name="Table3.B3" office:value-type="string">
            <text:p text:style-name="P10">8</text:p>
          </table:table-cell>
          <table:table-cell table:style-name="Table3.C3" office:value-type="string">
            <text:p text:style-name="P10">385.28</text:p>
          </table:table-cell>
          <table:table-cell table:style-name="Table3.D3" office:value-type="string">
            <text:p text:style-name="P10">1.09</text:p>
          </table:table-cell>
          <table:table-cell table:style-name="Table3.E3" office:value-type="string">
            <text:p text:style-name="P10">0.17</text:p>
          </table:table-cell>
          <table:table-cell table:style-name="Table3.F3" office:value-type="string">
            <text:p text:style-name="P6"/>
          </table:table-cell>
        </table:table-row>
        <table:table-row table:style-name="Table3.2">
          <table:table-cell table:style-name="Table3.A4" office:value-type="string">
            <text:p text:style-name="P6"><text:span text:style-name="T13">S</text:span><text:span text:style-name="T1"> PDO + PDO</text:span><text:span text:style-name="T36">lag <text:s/></text:span><text:span text:style-name="T1"><text:s text:c="41"/></text:span><text:span text:style-name="T13">Ψ</text:span><text:span text:style-name="T1"> Old: Brd. State</text:span></text:p>
            <text:p text:style-name="P9">Young: 1</text:p>
          </table:table-cell>
          <table:table-cell table:style-name="Table3.B4" office:value-type="string">
            <text:p text:style-name="P10">7</text:p>
          </table:table-cell>
          <table:table-cell table:style-name="Table3.C4" office:value-type="string">
            <text:p text:style-name="P10">385.73</text:p>
          </table:table-cell>
          <table:table-cell table:style-name="Table3.D4" office:value-type="string">
            <text:p text:style-name="P10">1.55</text:p>
          </table:table-cell>
          <table:table-cell table:style-name="Table3.E4" office:value-type="string">
            <text:p text:style-name="P10">0.14</text:p>
          </table:table-cell>
          <table:table-cell table:style-name="Table3.F4" office:value-type="string">
            <text:p text:style-name="P6"/>
          </table:table-cell>
        </table:table-row>
        <table:table-row table:style-name="Table3.2">
          <table:table-cell table:style-name="Table3.A5" office:value-type="string">
            <text:p text:style-name="P6"><text:span text:style-name="T13">S</text:span><text:span text:style-name="T1"> PDO + PDO</text:span><text:span text:style-name="T36">lag</text:span><text:span text:style-name="T1"> + Brd. State <text:s text:c="27"/></text:span><text:span text:style-name="T13">Ψ</text:span><text:span text:style-name="T1"> Age</text:span></text:p>
          </table:table-cell>
          <table:table-cell table:style-name="Table3.B5" office:value-type="string">
            <text:p text:style-name="P10">7</text:p>
          </table:table-cell>
          <table:table-cell table:style-name="Table3.C5" office:value-type="string">
            <text:p text:style-name="P10">385.93</text:p>
          </table:table-cell>
          <table:table-cell table:style-name="Table3.D5" office:value-type="string">
            <text:p text:style-name="P10">1.75</text:p>
          </table:table-cell>
          <table:table-cell table:style-name="Table3.E5" office:value-type="string">
            <text:p text:style-name="P10">0.12</text:p>
          </table:table-cell>
          <table:table-cell table:style-name="Table3.F5" office:value-type="string">
            <text:p text:style-name="P6"/>
          </table:table-cell>
        </table:table-row>
        <table:table-row table:style-name="Table3.2">
          <table:table-cell table:style-name="Table3.A6" office:value-type="string">
            <text:p text:style-name="P6"><text:span text:style-name="T13">S</text:span><text:span text:style-name="T1"> PDO + PDO</text:span><text:span text:style-name="T36">lag</text:span><text:span text:style-name="T1"> + Brd. State <text:s text:c="28"/></text:span><text:span text:style-name="T13">Ψ</text:span><text:span text:style-name="T1"> Old: Brd. State + Group</text:span></text:p>
            <text:p text:style-name="P9">Young: Group</text:p>
          </table:table-cell>
          <table:table-cell table:style-name="Table3.B6" office:value-type="string">
            <text:p text:style-name="P10">9</text:p>
          </table:table-cell>
          <table:table-cell table:style-name="Table3.C6" office:value-type="string">
            <text:p text:style-name="P10">387.09</text:p>
          </table:table-cell>
          <table:table-cell table:style-name="Table3.D6" office:value-type="string">
            <text:p text:style-name="P10">2.9</text:p>
          </table:table-cell>
          <table:table-cell table:style-name="Table3.E6" office:value-type="string">
            <text:p text:style-name="P10">0.07</text:p>
          </table:table-cell>
          <table:table-cell table:style-name="Table3.F6" office:value-type="string">
            <text:p text:style-name="P6"/>
          </table:table-cell>
        </table:table-row>
        <table:table-row table:style-name="Table3.2">
          <table:table-cell table:style-name="Table3.A7" office:value-type="string">
            <text:p text:style-name="P6"><text:span text:style-name="T13">S</text:span><text:span text:style-name="T1"> PDO + PDO</text:span><text:span text:style-name="T36">lag</text:span><text:span text:style-name="T1"> + Brd. State <text:s text:c="28"/></text:span><text:span text:style-name="T13">Ψ </text:span><text:span text:style-name="T1">Old: Brd. State</text:span></text:p>
            <text:p text:style-name="P9">Young: 1</text:p>
          </table:table-cell>
          <table:table-cell table:style-name="Table3.B7" office:value-type="string">
            <text:p text:style-name="P10">8</text:p>
          </table:table-cell>
          <table:table-cell table:style-name="Table3.C7" office:value-type="string">
            <text:p text:style-name="P10">387.51</text:p>
          </table:table-cell>
          <table:table-cell table:style-name="Table3.D7" office:value-type="string">
            <text:p text:style-name="P10">3.33</text:p>
          </table:table-cell>
          <table:table-cell table:style-name="Table3.E7" office:value-type="string">
            <text:p text:style-name="P10">0.06</text:p>
          </table:table-cell>
          <table:table-cell table:style-name="Table3.F7" office:value-type="string">
            <text:p text:style-name="P6"/>
          </table:table-cell>
        </table:table-row>
        <table:table-row table:style-name="Table3.2">
          <table:table-cell table:style-name="Table3.A8" office:value-type="string">
            <text:p text:style-name="P6"><text:span text:style-name="T13">S</text:span><text:span text:style-name="T1"> PDO + PDO</text:span><text:span text:style-name="T36">lag</text:span><text:span text:style-name="T1"> <text:s text:c="41"/></text:span><text:span text:style-name="T13">Ψ</text:span><text:span text:style-name="T1"> Old: Ad. Fems </text:span></text:p>
            <text:p text:style-name="P9">Young: 1</text:p>
          </table:table-cell>
          <table:table-cell table:style-name="Table3.B8" office:value-type="string">
            <text:p text:style-name="P10">6</text:p>
          </table:table-cell>
          <table:table-cell table:style-name="Table3.C8" office:value-type="string">
            <text:p text:style-name="P10">387.91</text:p>
          </table:table-cell>
          <table:table-cell table:style-name="Table3.D8" office:value-type="string">
            <text:p text:style-name="P10">3.73</text:p>
          </table:table-cell>
          <table:table-cell table:style-name="Table3.E8" office:value-type="string">
            <text:p text:style-name="P10">0.05</text:p>
          </table:table-cell>
          <table:table-cell table:style-name="Table3.F8" office:value-type="string">
            <text:p text:style-name="P6"/>
          </table:table-cell>
        </table:table-row>
        <table:table-row table:style-name="Table3.2">
          <table:table-cell table:style-name="Table3.A9" office:value-type="string">
            <text:p text:style-name="P6"><text:span text:style-name="T13">S</text:span><text:span text:style-name="T1"> (PDO + PDO</text:span><text:span text:style-name="T36">lag</text:span><text:span text:style-name="T1"> ) * Brd. State <text:s text:c="27"/></text:span><text:span text:style-name="T13">Ψ</text:span><text:span text:style-name="T1"> Age</text:span></text:p>
          </table:table-cell>
          <table:table-cell table:style-name="Table3.B9" office:value-type="string">
            <text:p text:style-name="P10">9</text:p>
          </table:table-cell>
          <table:table-cell table:style-name="Table3.C9" office:value-type="string">
            <text:p text:style-name="P10">388.71</text:p>
          </table:table-cell>
          <table:table-cell table:style-name="Table3.D9" office:value-type="string">
            <text:p text:style-name="P10">4.53</text:p>
          </table:table-cell>
          <table:table-cell table:style-name="Table3.E9" office:value-type="string">
            <text:p text:style-name="P10">0.03</text:p>
          </table:table-cell>
          <table:table-cell table:style-name="Table3.F9" office:value-type="string">
            <text:p text:style-name="P6"/>
          </table:table-cell>
        </table:table-row>
        <table:table-row table:style-name="Table3.2">
          <table:table-cell table:style-name="Table3.A10" office:value-type="string">
            <text:p text:style-name="P6"><text:span text:style-name="T13">S</text:span><text:span text:style-name="T1"> PDO + PDO</text:span><text:span text:style-name="T36">lag</text:span><text:span text:style-name="T1"> + Brd. State <text:s text:c="27"/></text:span><text:span text:style-name="T13">Ψ</text:span><text:span text:style-name="T1"> Old: Ad. Fems</text:span></text:p>
            <text:p text:style-name="P9">Young: 1</text:p>
          </table:table-cell>
          <table:table-cell table:style-name="Table3.B10" office:value-type="string">
            <text:p text:style-name="P10">7</text:p>
          </table:table-cell>
          <table:table-cell table:style-name="Table3.C10" office:value-type="string">
            <text:p text:style-name="P10">389.66</text:p>
          </table:table-cell>
          <table:table-cell table:style-name="Table3.D10" office:value-type="string">
            <text:p text:style-name="P10">5.47</text:p>
          </table:table-cell>
          <table:table-cell table:style-name="Table3.E10" office:value-type="string">
            <text:p text:style-name="P10">0.02</text:p>
          </table:table-cell>
          <table:table-cell table:style-name="Table3.F10" office:value-type="string">
            <text:p text:style-name="P6"/>
          </table:table-cell>
        </table:table-row>
        <table:table-row table:style-name="Table3.2">
          <table:table-cell table:style-name="Table3.A11" office:value-type="string">
            <text:p text:style-name="P6"><text:span text:style-name="T13">S</text:span><text:span text:style-name="T1"> PDO + PDO</text:span><text:span text:style-name="T36">lag</text:span><text:span text:style-name="T1"> <text:s text:c="41"/></text:span><text:span text:style-name="T13">Ψ</text:span><text:span text:style-name="T1"> Old: Group</text:span></text:p>
            <text:p text:style-name="P9">Young: 1</text:p>
          </table:table-cell>
          <table:table-cell table:style-name="Table3.B11" office:value-type="string">
            <text:p text:style-name="P10">6</text:p>
          </table:table-cell>
          <table:table-cell table:style-name="Table3.C11" office:value-type="string">
            <text:p text:style-name="P10">389.85</text:p>
          </table:table-cell>
          <table:table-cell table:style-name="Table3.D11" office:value-type="string">
            <text:p text:style-name="P10">5.66</text:p>
          </table:table-cell>
          <table:table-cell table:style-name="Table3.E11" office:value-type="string">
            <text:p text:style-name="P10">0.02</text:p>
          </table:table-cell>
          <table:table-cell table:style-name="Table3.F11" office:value-type="string">
            <text:p text:style-name="P6"/>
          </table:table-cell>
        </table:table-row>
        <table:table-row table:style-name="Table3.2">
          <table:table-cell table:style-name="Table3.A12" office:value-type="string">
            <text:p text:style-name="P6"><text:span text:style-name="T13">S</text:span><text:span text:style-name="T1"> <text:s/>(PDO + PDO</text:span><text:span text:style-name="T36">lag</text:span><text:span text:style-name="T1"> ) * Brd. State <text:s text:c="27"/></text:span><text:span text:style-name="T13">Ψ</text:span><text:span text:style-name="T1"> Old: (Brd. State + Group) <text:s text:c="18"/>Young: Group</text:span></text:p>
          </table:table-cell>
          <table:table-cell table:style-name="Table3.B12" office:value-type="string">
            <text:p text:style-name="P10">11</text:p>
          </table:table-cell>
          <table:table-cell table:style-name="Table3.C12" office:value-type="string">
            <text:p text:style-name="P10">389.97</text:p>
          </table:table-cell>
          <table:table-cell table:style-name="Table3.D12" office:value-type="string">
            <text:p text:style-name="P10">5.79</text:p>
          </table:table-cell>
          <table:table-cell table:style-name="Table3.E12" office:value-type="string">
            <text:p text:style-name="P10">0.02</text:p>
          </table:table-cell>
          <table:table-cell table:style-name="Table3.F12" office:value-type="string">
            <text:p text:style-name="P6"/>
          </table:table-cell>
        </table:table-row>
        <table:table-row table:style-name="Table3.2">
          <table:table-cell table:style-name="Table3.A13" office:value-type="string">
            <text:p text:style-name="P6"><text:span text:style-name="T13">S</text:span><text:span text:style-name="T1"> (PDO + PDO</text:span><text:span text:style-name="T36">lag</text:span><text:span text:style-name="T1"> ) * Brd. State <text:s text:c="28"/></text:span><text:span text:style-name="T13">Ψ</text:span><text:span text:style-name="T1"> Old: Brd. State</text:span></text:p>
            <text:p text:style-name="P9">Young: 1</text:p>
          </table:table-cell>
          <table:table-cell table:style-name="Table3.B13" office:value-type="string">
            <text:p text:style-name="P10">10</text:p>
          </table:table-cell>
          <table:table-cell table:style-name="Table3.C13" office:value-type="string">
            <text:p text:style-name="P10">390.36</text:p>
          </table:table-cell>
          <table:table-cell table:style-name="Table3.D13" office:value-type="string">
            <text:p text:style-name="P10">6.17</text:p>
          </table:table-cell>
          <table:table-cell table:style-name="Table3.E13" office:value-type="string">
            <text:p text:style-name="P10">0.01</text:p>
          </table:table-cell>
          <table:table-cell table:style-name="Table3.F13" office:value-type="string">
            <text:p text:style-name="P6"/>
          </table:table-cell>
        </table:table-row>
        <table:table-row table:style-name="Table3.2">
          <table:table-cell table:style-name="Table3.A14" office:value-type="string">
            <text:p text:style-name="P6"><text:span text:style-name="T13">S</text:span><text:span text:style-name="T1"> PDO + PDO</text:span><text:span text:style-name="T36">lag </text:span><text:span text:style-name="T1"><text:s text:c="41"/></text:span></text:p>
            <text:p text:style-name="P6"><text:span text:style-name="T13">Ψ</text:span><text:span text:style-name="T1"> Old: Brd. State + PDO + PDO</text:span><text:span text:style-name="T36">lag</text:span><text:span text:style-name="T1"> + Group <text:s text:c="10"/></text:span></text:p>
            <text:p text:style-name="P6"><text:span text:style-name="T1">Young: PDO + PDO</text:span><text:span text:style-name="T36">lag</text:span><text:span text:style-name="T1"> + Group</text:span></text:p>
          </table:table-cell>
          <table:table-cell table:style-name="Table3.B14" office:value-type="string">
            <text:p text:style-name="P10">12</text:p>
          </table:table-cell>
          <table:table-cell table:style-name="Table3.C14" office:value-type="string">
            <text:p text:style-name="P10">390.75</text:p>
          </table:table-cell>
          <table:table-cell table:style-name="Table3.D14" office:value-type="string">
            <text:p text:style-name="P10">6.57</text:p>
          </table:table-cell>
          <table:table-cell table:style-name="Table3.E14" office:value-type="string">
            <text:p text:style-name="P10">0.01</text:p>
          </table:table-cell>
          <table:table-cell table:style-name="Table3.F14" office:value-type="string">
            <text:p text:style-name="P6"/>
          </table:table-cell>
        </table:table-row>
      </table:table>
      <text:p text:style-name="P6"/>
      <text:p text:style-name="P6"/>
      <text:p text:style-name="P26"><text:span text:style-name="T1">Table 4. AIC weights (ω</text:span><text:span text:style-name="T31">+</text:span><text:span text:style-name="T1">) for all covariates summed across all candidate models in a multi-state CMR analysis of adult female hoary marmots in the Ruby Range, Yukon, 1999-2004. Covariates of both survival (S) and breeding probability (ψ) are shown. Covariate descriptions are in Table 1. '*' indicates an interaction term between two main effects.</text:span></text:p>
      <text:p text:style-name="P6"/>
      <table:table table:name="Table4" table:style-name="Table4">
        <table:table-column table:style-name="Table4.A"/>
        <table:table-column table:style-name="Table4.B"/>
        <table:table-row table:style-name="Table4.1">
          <table:table-cell table:style-name="Table4.A1" office:value-type="string">
            <text:p text:style-name="P22">Covariate</text:p>
          </table:table-cell>
          <table:table-cell table:style-name="Table4.A1" office:value-type="string">
            <text:p text:style-name="P22">ω+</text:p>
          </table:table-cell>
        </table:table-row>
        <table:table-row table:style-name="Table4.2">
          <table:table-cell table:style-name="Table4.A2" office:value-type="string">
            <text:p text:style-name="P23">Ѱ</text:p>
          </table:table-cell>
          <table:table-cell table:style-name="Table4.A2" office:value-type="string">
            <text:p text:style-name="P22"> </text:p>
          </table:table-cell>
        </table:table-row>
        <table:table-row table:style-name="Table4.2">
          <table:table-cell table:style-name="Table4.A2" office:value-type="string">
            <text:p text:style-name="P19">Age</text:p>
          </table:table-cell>
          <table:table-cell table:style-name="Table4.A2" office:value-type="string">
            <text:p text:style-name="P20">1</text:p>
          </table:table-cell>
        </table:table-row>
        <table:table-row table:style-name="Table4.2">
          <table:table-cell table:style-name="Table4.A2" office:value-type="string">
            <text:p text:style-name="P19">Brd. State</text:p>
          </table:table-cell>
          <table:table-cell table:style-name="Table4.A2" office:value-type="string">
            <text:p text:style-name="P20">0.47</text:p>
          </table:table-cell>
        </table:table-row>
        <table:table-row table:style-name="Table4.2">
          <table:table-cell table:style-name="Table4.A2" office:value-type="string">
            <text:p text:style-name="P19">Age*Brd. State</text:p>
          </table:table-cell>
          <table:table-cell table:style-name="Table4.A2" office:value-type="string">
            <text:p text:style-name="P20">0.47</text:p>
          </table:table-cell>
        </table:table-row>
        <table:table-row table:style-name="Table4.2">
          <table:table-cell table:style-name="Table4.A2" office:value-type="string">
            <text:p text:style-name="P19">Group</text:p>
          </table:table-cell>
          <table:table-cell table:style-name="Table4.A2" office:value-type="string">
            <text:p text:style-name="P20">0.28</text:p>
          </table:table-cell>
        </table:table-row>
        <table:table-row table:style-name="Table4.2">
          <table:table-cell table:style-name="Table4.A2" office:value-type="string">
            <text:p text:style-name="P19">Age*Group</text:p>
          </table:table-cell>
          <table:table-cell table:style-name="Table4.A2" office:value-type="string">
            <text:p text:style-name="P20">0.28</text:p>
          </table:table-cell>
        </table:table-row>
        <table:table-row table:style-name="Table4.2">
          <table:table-cell table:style-name="Table4.A2" office:value-type="string">
            <text:p text:style-name="P19">Ad. Fems</text:p>
          </table:table-cell>
          <table:table-cell table:style-name="Table4.A2" office:value-type="string">
            <text:p text:style-name="P20">0.06</text:p>
          </table:table-cell>
        </table:table-row>
        <table:table-row table:style-name="Table4.2">
          <table:table-cell table:style-name="Table4.A2" office:value-type="string">
            <text:p text:style-name="P19">PDO</text:p>
          </table:table-cell>
          <table:table-cell table:style-name="Table4.A2" office:value-type="string">
            <text:p text:style-name="P20">0.01</text:p>
          </table:table-cell>
        </table:table-row>
        <table:table-row table:style-name="Table4.2">
          <table:table-cell table:style-name="Table4.A2" office:value-type="string">
            <text:p text:style-name="P5"><text:span text:style-name="T30">PDO</text:span><text:span text:style-name="T32">lag</text:span></text:p>
          </table:table-cell>
          <table:table-cell table:style-name="Table4.A2" office:value-type="string">
            <text:p text:style-name="P20">0.01</text:p>
          </table:table-cell>
        </table:table-row>
        <table:table-row table:style-name="Table4.2">
          <table:table-cell table:style-name="Table4.A2" office:value-type="string">
            <text:p text:style-name="P19">Age*PDO</text:p>
          </table:table-cell>
          <table:table-cell table:style-name="Table4.A2" office:value-type="string">
            <text:p text:style-name="P20">0.01</text:p>
          </table:table-cell>
        </table:table-row>
        <table:table-row table:style-name="Table4.2">
          <table:table-cell table:style-name="Table4.A2" office:value-type="string">
            <text:p text:style-name="P5"><text:span text:style-name="T30">Age*PDO</text:span><text:span text:style-name="T32">lag</text:span></text:p>
          </table:table-cell>
          <table:table-cell table:style-name="Table4.A2" office:value-type="string">
            <text:p text:style-name="P20">0.01</text:p>
          </table:table-cell>
        </table:table-row>
        <table:table-row table:style-name="Table4.2">
          <table:table-cell table:style-name="Table4.A2" office:value-type="string">
            <text:p text:style-name="P19">Age*Ad. Fems</text:p>
          </table:table-cell>
          <table:table-cell table:style-name="Table4.A2" office:value-type="string">
            <text:p text:style-name="P20">0</text:p>
          </table:table-cell>
        </table:table-row>
        <table:table-row table:style-name="Table4.2">
          <table:table-cell table:style-name="Table4.A2" office:value-type="string">
            <text:p text:style-name="P19"> </text:p>
          </table:table-cell>
          <table:table-cell table:style-name="Table4.A2" office:value-type="string">
            <text:p text:style-name="P20"> </text:p>
          </table:table-cell>
        </table:table-row>
        <table:table-row table:style-name="Table4.2">
          <table:table-cell table:style-name="Table4.A2" office:value-type="string">
            <text:p text:style-name="P23">S</text:p>
          </table:table-cell>
          <table:table-cell table:style-name="Table4.A2" office:value-type="string">
            <text:p text:style-name="P20"> </text:p>
          </table:table-cell>
        </table:table-row>
        <table:table-row table:style-name="Table4.2">
          <table:table-cell table:style-name="Table4.A2" office:value-type="string">
            <text:p text:style-name="P19">PDO</text:p>
          </table:table-cell>
          <table:table-cell table:style-name="Table4.A2" office:value-type="string">
            <text:p text:style-name="P20">1</text:p>
          </table:table-cell>
        </table:table-row>
        <table:table-row table:style-name="Table4.2">
          <table:table-cell table:style-name="Table4.A2" office:value-type="string">
            <text:p text:style-name="P5"><text:span text:style-name="T30">PDO</text:span><text:span text:style-name="T32">lag</text:span></text:p>
          </table:table-cell>
          <table:table-cell table:style-name="Table4.A2" office:value-type="string">
            <text:p text:style-name="P20">1</text:p>
          </table:table-cell>
        </table:table-row>
        <table:table-row table:style-name="Table4.2">
          <table:table-cell table:style-name="Table4.A2" office:value-type="string">
            <text:p text:style-name="P19">Brd. State</text:p>
          </table:table-cell>
          <table:table-cell table:style-name="Table4.A2" office:value-type="string">
            <text:p text:style-name="P20">0.33</text:p>
          </table:table-cell>
        </table:table-row>
        <table:table-row table:style-name="Table4.2">
          <table:table-cell table:style-name="Table4.A19" office:value-type="string">
            <text:p text:style-name="P5"><text:span text:style-name="T30">Brd. State*PDO,PDO</text:span><text:span text:style-name="T32">lag</text:span></text:p>
          </table:table-cell>
          <table:table-cell table:style-name="Table4.A19" office:value-type="string">
            <text:p text:style-name="P20">0.06</text:p>
          </table:table-cell>
        </table:table-row>
      </table:table>
      <text:p text:style-name="P4"/>
      <text:p text:style-name="P28">Table 5: Observed and predicted number of breeding females summed across four hoary marmot social groups from the Ruby Range, Yukon, 2007-2009. Predictions were based on model-averaged breeding probability estimates derived from the same study site in 1999-2004, assuming one litter per breeding female per season. Predictions were rounded to the nearest whole number.</text:p>
      <text:p text:style-name="P6"/>
      <text:p text:style-name="P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 </text:p>
          </table:table-cell>
          <table:table-cell table:style-name="Table5.A1" office:value-type="string">
            <text:p text:style-name="P22">Predicted</text:p>
          </table:table-cell>
          <table:table-cell table:style-name="Table5.A1" office:value-type="string">
            <text:p text:style-name="P22">Observed</text:p>
          </table:table-cell>
        </table:table-row>
        <table:table-row table:style-name="Table5.1">
          <table:table-cell table:style-name="Table5.A2" office:value-type="string">
            <text:p text:style-name="P21">2007</text:p>
          </table:table-cell>
          <table:table-cell table:style-name="Table5.A2" office:value-type="string">
            <text:p text:style-name="P20">6</text:p>
          </table:table-cell>
          <table:table-cell table:style-name="Table5.A2" office:value-type="string">
            <text:p text:style-name="P20">7</text:p>
          </table:table-cell>
        </table:table-row>
        <table:table-row table:style-name="Table5.1">
          <table:table-cell table:style-name="Table5.A2" office:value-type="string">
            <text:p text:style-name="P21">2008</text:p>
          </table:table-cell>
          <table:table-cell table:style-name="Table5.A2" office:value-type="string">
            <text:p text:style-name="P20">8</text:p>
          </table:table-cell>
          <table:table-cell table:style-name="Table5.A2" office:value-type="string">
            <text:p text:style-name="P20">10</text:p>
          </table:table-cell>
        </table:table-row>
        <table:table-row table:style-name="Table5.1">
          <table:table-cell table:style-name="Table5.A4" office:value-type="string">
            <text:p text:style-name="P21">2009</text:p>
          </table:table-cell>
          <table:table-cell table:style-name="Table5.A4" office:value-type="string">
            <text:p text:style-name="P20">3</text:p>
          </table:table-cell>
          <table:table-cell table:style-name="Table5.A4" office:value-type="string">
            <text:p text:style-name="P20">4</text:p>
          </table:table-cell>
        </table:table-row>
      </table:table>
      <text:p text:style-name="P6"/>
      <text:p text:style-name="P25"><text:span text:style-name="T1">Table 6. Model-selection results for linear models of hoary marmot reproductive parameters. K is the number of estimated model parameters and ω is the AIC weight. Response variables were the number of juvenile produce per social group and average fecundity (juveniles per female within social group). Data were collected 1999-2004 and 2007-2009 from 10 social groups in the Ruby Range, Yukon Territory. The error distribution used and the type of model are shown in italics below the name of each response variable. GLMM’s are Generalized Linear Mixed Models, and GLM’s are Generalized Linear Models. Only models with ∆ </text:span><text:span text:style-name="T5">AIC</text:span><text:span text:style-name="T37">C</text:span><text:span text:style-name="T1"> &lt; 7 are shown.</text:span></text:p>
      <text:p text:style-name="P6"/>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3">Model</text:p>
          </table:table-cell>
          <table:table-cell table:style-name="Table6.A1" office:value-type="string">
            <text:p text:style-name="P13">K</text:p>
          </table:table-cell>
          <table:table-cell table:style-name="Table6.A1" office:value-type="string">
            <text:p text:style-name="P4"><text:span text:style-name="T14">AIC</text:span><text:span text:style-name="T38">C</text:span></text:p>
          </table:table-cell>
          <table:table-cell table:style-name="Table6.A1" office:value-type="string">
            <text:p text:style-name="P4"><text:span text:style-name="T14">∆ AIC</text:span><text:span text:style-name="T38">C</text:span></text:p>
          </table:table-cell>
          <table:table-cell table:style-name="Table6.A1" office:value-type="string">
            <text:p text:style-name="P13">ω</text:p>
          </table:table-cell>
        </table:table-row>
        <table:table-row table:style-name="Table6.2">
          <table:table-cell table:style-name="Table6.A2" office:value-type="string">
            <text:p text:style-name="P9">Juveniles Per Group </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4"/>
          </table:table-cell>
        </table:table-row>
        <table:table-row table:style-name="Table6.2">
          <table:table-cell table:style-name="Table6.A2" office:value-type="string">
            <text:p text:style-name="P6"><text:span text:style-name="T1">(</text:span><text:span text:style-name="T17">Negative Binomial GLM's</text:span><text:span text:style-name="T1">)</text:span></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4"/>
          </table:table-cell>
        </table:table-row>
        <table:table-row table:style-name="Table6.2">
          <table:table-cell table:style-name="Table6.A2" office:value-type="string">
            <text:p text:style-name="P9">Group</text:p>
          </table:table-cell>
          <table:table-cell table:style-name="Table6.A2" office:value-type="string">
            <text:p text:style-name="P10">3</text:p>
          </table:table-cell>
          <table:table-cell table:style-name="Table6.A2" office:value-type="string">
            <text:p text:style-name="P10">315.63</text:p>
          </table:table-cell>
          <table:table-cell table:style-name="Table6.A2" office:value-type="string">
            <text:p text:style-name="P10">0</text:p>
          </table:table-cell>
          <table:table-cell table:style-name="Table6.A2" office:value-type="string">
            <text:p text:style-name="P10">0.22</text:p>
          </table:table-cell>
        </table:table-row>
        <table:table-row table:style-name="Table6.2">
          <table:table-cell table:style-name="Table6.A2" office:value-type="string">
            <text:p text:style-name="P9">Group+PDO</text:p>
          </table:table-cell>
          <table:table-cell table:style-name="Table6.A2" office:value-type="string">
            <text:p text:style-name="P10">4</text:p>
          </table:table-cell>
          <table:table-cell table:style-name="Table6.A2" office:value-type="string">
            <text:p text:style-name="P10">315.88</text:p>
          </table:table-cell>
          <table:table-cell table:style-name="Table6.A2" office:value-type="string">
            <text:p text:style-name="P10">0.25</text:p>
          </table:table-cell>
          <table:table-cell table:style-name="Table6.A2" office:value-type="string">
            <text:p text:style-name="P10">0.19</text:p>
          </table:table-cell>
        </table:table-row>
        <table:table-row table:style-name="Table6.6">
          <table:table-cell table:style-name="Table6.A2" office:value-type="string">
            <text:p text:style-name="P6"><text:span text:style-name="T1">Group+PDO</text:span><text:span text:style-name="T36">lag</text:span></text:p>
          </table:table-cell>
          <table:table-cell table:style-name="Table6.A2" office:value-type="string">
            <text:p text:style-name="P10">4</text:p>
          </table:table-cell>
          <table:table-cell table:style-name="Table6.A2" office:value-type="string">
            <text:p text:style-name="P10">316.12</text:p>
          </table:table-cell>
          <table:table-cell table:style-name="Table6.A2" office:value-type="string">
            <text:p text:style-name="P10">0.48</text:p>
          </table:table-cell>
          <table:table-cell table:style-name="Table6.A2" office:value-type="string">
            <text:p text:style-name="P10">0.17</text:p>
          </table:table-cell>
        </table:table-row>
        <table:table-row table:style-name="Table6.6">
          <table:table-cell table:style-name="Table6.A2" office:value-type="string">
            <text:p text:style-name="P6"><text:span text:style-name="T1">Group+PDO+PDO</text:span><text:span text:style-name="T36">lag</text:span></text:p>
          </table:table-cell>
          <table:table-cell table:style-name="Table6.A2" office:value-type="string">
            <text:p text:style-name="P10">5</text:p>
          </table:table-cell>
          <table:table-cell table:style-name="Table6.A2" office:value-type="string">
            <text:p text:style-name="P10">316.55</text:p>
          </table:table-cell>
          <table:table-cell table:style-name="Table6.A2" office:value-type="string">
            <text:p text:style-name="P10">0.92</text:p>
          </table:table-cell>
          <table:table-cell table:style-name="Table6.A2" office:value-type="string">
            <text:p text:style-name="P10">0.14</text:p>
          </table:table-cell>
        </table:table-row>
        <table:table-row table:style-name="Table6.2">
          <table:table-cell table:style-name="Table6.A2" office:value-type="string">
            <text:p text:style-name="P9">Group*PDO</text:p>
          </table:table-cell>
          <table:table-cell table:style-name="Table6.A2" office:value-type="string">
            <text:p text:style-name="P10">5</text:p>
          </table:table-cell>
          <table:table-cell table:style-name="Table6.A2" office:value-type="string">
            <text:p text:style-name="P10">317.91</text:p>
          </table:table-cell>
          <table:table-cell table:style-name="Table6.A2" office:value-type="string">
            <text:p text:style-name="P10">2.28</text:p>
          </table:table-cell>
          <table:table-cell table:style-name="Table6.A2" office:value-type="string">
            <text:p text:style-name="P10">0.07</text:p>
          </table:table-cell>
        </table:table-row>
        <table:table-row table:style-name="Table6.2">
          <table:table-cell table:style-name="Table6.A2" office:value-type="string">
            <text:p text:style-name="P9">Null</text:p>
          </table:table-cell>
          <table:table-cell table:style-name="Table6.A2" office:value-type="string">
            <text:p text:style-name="P10">2</text:p>
          </table:table-cell>
          <table:table-cell table:style-name="Table6.A2" office:value-type="string">
            <text:p text:style-name="P10">318.33</text:p>
          </table:table-cell>
          <table:table-cell table:style-name="Table6.A2" office:value-type="string">
            <text:p text:style-name="P10">2.69</text:p>
          </table:table-cell>
          <table:table-cell table:style-name="Table6.A2" office:value-type="string">
            <text:p text:style-name="P10">0.06</text:p>
          </table:table-cell>
        </table:table-row>
        <table:table-row table:style-name="Table6.2">
          <table:table-cell table:style-name="Table6.A2" office:value-type="string">
            <text:p text:style-name="P9">PDO</text:p>
          </table:table-cell>
          <table:table-cell table:style-name="Table6.A2" office:value-type="string">
            <text:p text:style-name="P10">3</text:p>
          </table:table-cell>
          <table:table-cell table:style-name="Table6.A2" office:value-type="string">
            <text:p text:style-name="P10">318.35</text:p>
          </table:table-cell>
          <table:table-cell table:style-name="Table6.A2" office:value-type="string">
            <text:p text:style-name="P10">2.71</text:p>
          </table:table-cell>
          <table:table-cell table:style-name="Table6.A2" office:value-type="string">
            <text:p text:style-name="P10">0.06</text:p>
          </table:table-cell>
        </table:table-row>
        <table:table-row table:style-name="Table6.6">
          <table:table-cell table:style-name="Table6.A2" office:value-type="string">
            <text:p text:style-name="P6"><text:span text:style-name="T1">Group*PDO</text:span><text:span text:style-name="T36">lag</text:span></text:p>
          </table:table-cell>
          <table:table-cell table:style-name="Table6.A2" office:value-type="string">
            <text:p text:style-name="P10">5</text:p>
          </table:table-cell>
          <table:table-cell table:style-name="Table6.A2" office:value-type="string">
            <text:p text:style-name="P10">318.46</text:p>
          </table:table-cell>
          <table:table-cell table:style-name="Table6.A2" office:value-type="string">
            <text:p text:style-name="P10">2.82</text:p>
          </table:table-cell>
          <table:table-cell table:style-name="Table6.A2" office:value-type="string">
            <text:p text:style-name="P10">0.05</text:p>
          </table:table-cell>
        </table:table-row>
        <table:table-row table:style-name="Table6.6">
          <table:table-cell table:style-name="Table6.A2" office:value-type="string">
            <text:p text:style-name="P6"><text:span text:style-name="T1">PDO</text:span><text:span text:style-name="T36">lag</text:span></text:p>
          </table:table-cell>
          <table:table-cell table:style-name="Table6.A2" office:value-type="string">
            <text:p text:style-name="P10">3</text:p>
          </table:table-cell>
          <table:table-cell table:style-name="Table6.A2" office:value-type="string">
            <text:p text:style-name="P10">320.45</text:p>
          </table:table-cell>
          <table:table-cell table:style-name="Table6.A2" office:value-type="string">
            <text:p text:style-name="P10">4.82</text:p>
          </table:table-cell>
          <table:table-cell table:style-name="Table6.A2" office:value-type="string">
            <text:p text:style-name="P10">0.02</text:p>
          </table:table-cell>
        </table:table-row>
        <table:table-row table:style-name="Table6.6">
          <table:table-cell table:style-name="Table6.A2" office:value-type="string">
            <text:p text:style-name="P6"><text:span text:style-name="T1">PDO+PDO</text:span><text:span text:style-name="T36">lag</text:span></text:p>
          </table:table-cell>
          <table:table-cell table:style-name="Table6.A2" office:value-type="string">
            <text:p text:style-name="P10">4</text:p>
          </table:table-cell>
          <table:table-cell table:style-name="Table6.A2" office:value-type="string">
            <text:p text:style-name="P10">320.56</text:p>
          </table:table-cell>
          <table:table-cell table:style-name="Table6.A2" office:value-type="string">
            <text:p text:style-name="P10">4.93</text:p>
          </table:table-cell>
          <table:table-cell table:style-name="Table6.A2" office:value-type="string">
            <text:p text:style-name="P10">0.02</text:p>
          </table:table-cell>
        </table:table-row>
        <table:table-row table:style-name="Table6.6">
          <table:table-cell table:style-name="Table6.A2" office:value-type="string">
            <text:p text:style-name="P6"><text:span text:style-name="T1">Group*(PDO+PDO</text:span><text:span text:style-name="T36">lag</text:span><text:span text:style-name="T1">)</text:span></text:p>
          </table:table-cell>
          <table:table-cell table:style-name="Table6.A2" office:value-type="string">
            <text:p text:style-name="P10">7</text:p>
          </table:table-cell>
          <table:table-cell table:style-name="Table6.A2" office:value-type="string">
            <text:p text:style-name="P10">320.87</text:p>
          </table:table-cell>
          <table:table-cell table:style-name="Table6.A2" office:value-type="string">
            <text:p text:style-name="P10">5.24</text:p>
          </table:table-cell>
          <table:table-cell table:style-name="Table6.A2" office:value-type="string">
            <text:p text:style-name="P10">0.02</text:p>
          </table:table-cell>
        </table:table-row>
        <table:table-row table:style-name="Table6.2">
          <table:table-cell table:style-name="Table6.A2" office:value-type="string">
            <text:p text:style-name="P6"/>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table-row>
        <table:table-row table:style-name="Table6.2">
          <table:table-cell table:style-name="Table6.A2" office:value-type="string">
            <text:p text:style-name="P9">Juveniles Per Female </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4"/>
          </table:table-cell>
        </table:table-row>
        <table:table-row table:style-name="Table6.2">
          <table:table-cell table:style-name="Table6.A2" office:value-type="string">
            <text:p text:style-name="P6"><text:span text:style-name="T1">(</text:span><text:span text:style-name="T17">Poisson GLMM's</text:span><text:span text:style-name="T1">)</text:span></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4"/>
          </table:table-cell>
        </table:table-row>
        <table:table-row table:style-name="Table6.2">
          <table:table-cell table:style-name="Table6.A2" office:value-type="string">
            <text:p text:style-name="P6"><text:span text:style-name="T1">PDO+PDO</text:span><text:span text:style-name="T36">lag</text:span></text:p>
          </table:table-cell>
          <table:table-cell table:style-name="Table6.A2" office:value-type="string">
            <text:p text:style-name="P10">4</text:p>
          </table:table-cell>
          <table:table-cell table:style-name="Table6.A2" office:value-type="string">
            <text:p text:style-name="P10">185.04</text:p>
          </table:table-cell>
          <table:table-cell table:style-name="Table6.A2" office:value-type="string">
            <text:p text:style-name="P10">0</text:p>
          </table:table-cell>
          <table:table-cell table:style-name="Table6.A2" office:value-type="string">
            <text:p text:style-name="P10">0.38</text:p>
          </table:table-cell>
        </table:table-row>
        <table:table-row table:style-name="Table6.6">
          <table:table-cell table:style-name="Table6.A2" office:value-type="string">
            <text:p text:style-name="P6"><text:span text:style-name="T1">Group*(PDO+PDO</text:span><text:span text:style-name="T36">lag</text:span><text:span text:style-name="T1">)</text:span></text:p>
          </table:table-cell>
          <table:table-cell table:style-name="Table6.A2" office:value-type="string">
            <text:p text:style-name="P10">7</text:p>
          </table:table-cell>
          <table:table-cell table:style-name="Table6.A2" office:value-type="string">
            <text:p text:style-name="P10">186.98</text:p>
          </table:table-cell>
          <table:table-cell table:style-name="Table6.A2" office:value-type="string">
            <text:p text:style-name="P10">1.94</text:p>
          </table:table-cell>
          <table:table-cell table:style-name="Table6.A2" office:value-type="string">
            <text:p text:style-name="P10">0.14</text:p>
          </table:table-cell>
        </table:table-row>
        <table:table-row table:style-name="Table6.6">
          <table:table-cell table:style-name="Table6.A2" office:value-type="string">
            <text:p text:style-name="P6"><text:span text:style-name="T1">Group+PDO+PDO</text:span><text:span text:style-name="T36">lag</text:span></text:p>
          </table:table-cell>
          <table:table-cell table:style-name="Table6.A2" office:value-type="string">
            <text:p text:style-name="P10">5</text:p>
          </table:table-cell>
          <table:table-cell table:style-name="Table6.A2" office:value-type="string">
            <text:p text:style-name="P10">187.23</text:p>
          </table:table-cell>
          <table:table-cell table:style-name="Table6.A2" office:value-type="string">
            <text:p text:style-name="P10">2.19</text:p>
          </table:table-cell>
          <table:table-cell table:style-name="Table6.A2" office:value-type="string">
            <text:p text:style-name="P10">0.13</text:p>
          </table:table-cell>
        </table:table-row>
        <table:table-row table:style-name="Table6.2">
          <table:table-cell table:style-name="Table6.A2" office:value-type="string">
            <text:p text:style-name="P9">Group*PDO</text:p>
          </table:table-cell>
          <table:table-cell table:style-name="Table6.A2" office:value-type="string">
            <text:p text:style-name="P10">5</text:p>
          </table:table-cell>
          <table:table-cell table:style-name="Table6.A2" office:value-type="string">
            <text:p text:style-name="P10">187.32</text:p>
          </table:table-cell>
          <table:table-cell table:style-name="Table6.A2" office:value-type="string">
            <text:p text:style-name="P10">2.28</text:p>
          </table:table-cell>
          <table:table-cell table:style-name="Table6.A2" office:value-type="string">
            <text:p text:style-name="P10">0.12</text:p>
          </table:table-cell>
        </table:table-row>
        <table:table-row table:style-name="Table6.2">
          <table:table-cell table:style-name="Table6.A2" office:value-type="string">
            <text:p text:style-name="P9">PDO</text:p>
          </table:table-cell>
          <table:table-cell table:style-name="Table6.A2" office:value-type="string">
            <text:p text:style-name="P10">3</text:p>
          </table:table-cell>
          <table:table-cell table:style-name="Table6.A2" office:value-type="string">
            <text:p text:style-name="P10">187.66</text:p>
          </table:table-cell>
          <table:table-cell table:style-name="Table6.A2" office:value-type="string">
            <text:p text:style-name="P10">2.62</text:p>
          </table:table-cell>
          <table:table-cell table:style-name="Table6.A2" office:value-type="string">
            <text:p text:style-name="P10">0.1</text:p>
          </table:table-cell>
        </table:table-row>
        <table:table-row table:style-name="Table6.2">
          <table:table-cell table:style-name="Table6.A2" office:value-type="string">
            <text:p text:style-name="P9">Group+PDO</text:p>
          </table:table-cell>
          <table:table-cell table:style-name="Table6.A2" office:value-type="string">
            <text:p text:style-name="P10">4</text:p>
          </table:table-cell>
          <table:table-cell table:style-name="Table6.A2" office:value-type="string">
            <text:p text:style-name="P10">188.34</text:p>
          </table:table-cell>
          <table:table-cell table:style-name="Table6.A2" office:value-type="string">
            <text:p text:style-name="P10">3.3</text:p>
          </table:table-cell>
          <table:table-cell table:style-name="Table6.A2" office:value-type="string">
            <text:p text:style-name="P10">0.07</text:p>
          </table:table-cell>
        </table:table-row>
        <table:table-row table:style-name="Table6.24">
          <table:table-cell table:style-name="Table6.A24" office:value-type="string">
            <text:p text:style-name="P6"><text:span text:style-name="T1">PDO</text:span><text:span text:style-name="T36">lag</text:span></text:p>
          </table:table-cell>
          <table:table-cell table:style-name="Table6.A24" office:value-type="string">
            <text:p text:style-name="P10">3</text:p>
          </table:table-cell>
          <table:table-cell table:style-name="Table6.A24" office:value-type="string">
            <text:p text:style-name="P10">189.87</text:p>
          </table:table-cell>
          <table:table-cell table:style-name="Table6.A24" office:value-type="string">
            <text:p text:style-name="P10">4.83</text:p>
          </table:table-cell>
          <table:table-cell table:style-name="Table6.A24" office:value-type="string">
            <text:p text:style-name="P10">0.03</text:p>
          </table:table-cell>
        </table:table-row>
      </table:table>
      <text:p text:style-name="P6"/>
      <text:p text:style-name="P6"/>
      <text:p text:style-name="P6"/>
      <text:p text:style-name="P6"/>
      <text:p text:style-name="P6"/>
      <text:p text:style-name="P25"><text:span text:style-name="T1">Table 7. Model-averaged beta coefficients (</text:span><text:span text:style-name="T5">β)</text:span><text:span text:style-name="T1"> , bootstrapped unconditional standard errors (SE), 95% confidence interval lower and upper limits (LCL and UCL), and summed AIC weights (ω+) of parameters for models of group fecundity, individual fecundity (juveniles/adult female), and litter size of hoary marmots in the Ruby Range, Yukon Territory. SEs and 95% confidence limits were bootstrapped with 1000 replications. Except for litter size, analyses were based on data from 1999-2004 and 2007-2009. Due to highly significant poisson overdispersion, juveniles per group were modeled using negative binomial linear models. Juveniles per female were modeled using Poisson mixed models with social group random effects. Litter size data were approximately normally distributed, and were modeled as such.</text:span></text:p>
      <text:p text:style-name="P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3"> Model</text:p>
          </table:table-cell>
          <table:table-cell table:style-name="Table7.A1" office:value-type="string">
            <text:p text:style-name="P13">Model-averaged β</text:p>
          </table:table-cell>
          <table:table-cell table:style-name="Table7.A1" office:value-type="string">
            <text:p text:style-name="P13">SE</text:p>
          </table:table-cell>
          <table:table-cell table:style-name="Table7.A1" office:value-type="string">
            <text:p text:style-name="P13">LCL</text:p>
          </table:table-cell>
          <table:table-cell table:style-name="Table7.A1" office:value-type="string">
            <text:p text:style-name="P13">UCL</text:p>
          </table:table-cell>
          <table:table-cell table:style-name="Table7.A1" office:value-type="string">
            <text:p text:style-name="P13">ω+</text:p>
          </table:table-cell>
        </table:table-row>
        <table:table-row table:style-name="Table7.2">
          <table:table-cell table:style-name="Table7.A2" office:value-type="string">
            <text:p text:style-name="P9">Juveniles Per Group </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row>
        <table:table-row table:style-name="Table7.2">
          <table:table-cell table:style-name="Table7.A2" office:value-type="string">
            <text:p text:style-name="P6"><text:span text:style-name="T1">(</text:span><text:span text:style-name="T17">Negative Binomial GLM's</text:span><text:span text:style-name="T1">)</text:span></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row>
        <table:table-row table:style-name="Table7.2">
          <table:table-cell table:style-name="Table7.A2" office:value-type="string">
            <text:p text:style-name="P9">PDO</text:p>
          </table:table-cell>
          <table:table-cell table:style-name="Table7.A2" office:value-type="string">
            <text:p text:style-name="P10">-0.13</text:p>
          </table:table-cell>
          <table:table-cell table:style-name="Table7.A2" office:value-type="string">
            <text:p text:style-name="P10">0.36</text:p>
          </table:table-cell>
          <table:table-cell table:style-name="Table7.A2" office:value-type="string">
            <text:p text:style-name="P10">-1.24</text:p>
          </table:table-cell>
          <table:table-cell table:style-name="Table7.A2" office:value-type="string">
            <text:p text:style-name="P10">0.03</text:p>
          </table:table-cell>
          <table:table-cell table:style-name="Table7.A2" office:value-type="string">
            <text:p text:style-name="P10">0.73</text:p>
          </table:table-cell>
        </table:table-row>
        <table:table-row table:style-name="Table7.5">
          <table:table-cell table:style-name="Table7.A2" office:value-type="string">
            <text:p text:style-name="P6"><text:span text:style-name="T1">PDO</text:span><text:span text:style-name="T36">lag</text:span></text:p>
          </table:table-cell>
          <table:table-cell table:style-name="Table7.A2" office:value-type="string">
            <text:p text:style-name="P10">0.09</text:p>
          </table:table-cell>
          <table:table-cell table:style-name="Table7.A2" office:value-type="string">
            <text:p text:style-name="P10">0.19</text:p>
          </table:table-cell>
          <table:table-cell table:style-name="Table7.A2" office:value-type="string">
            <text:p text:style-name="P10">-0.17</text:p>
          </table:table-cell>
          <table:table-cell table:style-name="Table7.A2" office:value-type="string">
            <text:p text:style-name="P10">0.58</text:p>
          </table:table-cell>
          <table:table-cell table:style-name="Table7.A2" office:value-type="string">
            <text:p text:style-name="P10">0.41</text:p>
          </table:table-cell>
        </table:table-row>
        <table:table-row table:style-name="Table7.2">
          <table:table-cell table:style-name="Table7.A2" office:value-type="string">
            <text:p text:style-name="P9">Group</text:p>
          </table:table-cell>
          <table:table-cell table:style-name="Table7.A2" office:value-type="string">
            <text:p text:style-name="P10">0.06</text:p>
          </table:table-cell>
          <table:table-cell table:style-name="Table7.A2" office:value-type="string">
            <text:p text:style-name="P10">0.04</text:p>
          </table:table-cell>
          <table:table-cell table:style-name="Table7.A2" office:value-type="string">
            <text:p text:style-name="P10">0.00</text:p>
          </table:table-cell>
          <table:table-cell table:style-name="Table7.A2" office:value-type="string">
            <text:p text:style-name="P10">0.14</text:p>
          </table:table-cell>
          <table:table-cell table:style-name="Table7.A2" office:value-type="string">
            <text:p text:style-name="P10">0.85</text:p>
          </table:table-cell>
        </table:table-row>
        <table:table-row table:style-name="Table7.2">
          <table:table-cell table:style-name="Table7.A2" office:value-type="string">
            <text:p text:style-name="P9">Group*PDO</text:p>
          </table:table-cell>
          <table:table-cell table:style-name="Table7.A2" office:value-type="string">
            <text:p text:style-name="P10">0.00</text:p>
          </table:table-cell>
          <table:table-cell table:style-name="Table7.A2" office:value-type="string">
            <text:p text:style-name="P10">0.03</text:p>
          </table:table-cell>
          <table:table-cell table:style-name="Table7.A2" office:value-type="string">
            <text:p text:style-name="P10">-0.02</text:p>
          </table:table-cell>
          <table:table-cell table:style-name="Table7.A2" office:value-type="string">
            <text:p text:style-name="P10">0.12</text:p>
          </table:table-cell>
          <table:table-cell table:style-name="Table7.A2" office:value-type="string">
            <text:p text:style-name="P10">0.08</text:p>
          </table:table-cell>
        </table:table-row>
        <table:table-row table:style-name="Table7.5">
          <table:table-cell table:style-name="Table7.A2" office:value-type="string">
            <text:p text:style-name="P6"><text:span text:style-name="T1">Group*PDO</text:span><text:span text:style-name="T36">lag</text:span></text:p>
          </table:table-cell>
          <table:table-cell table:style-name="Table7.A2" office:value-type="string">
            <text:p text:style-name="P10">0.00</text:p>
          </table:table-cell>
          <table:table-cell table:style-name="Table7.A2" office:value-type="string">
            <text:p text:style-name="P10">0.02</text:p>
          </table:table-cell>
          <table:table-cell table:style-name="Table7.A2" office:value-type="string">
            <text:p text:style-name="P10">-0.02</text:p>
          </table:table-cell>
          <table:table-cell table:style-name="Table7.A2" office:value-type="string">
            <text:p text:style-name="P10">0.05</text:p>
          </table:table-cell>
          <table:table-cell table:style-name="Table7.A2" office:value-type="string">
            <text:p text:style-name="P10">0.07</text:p>
          </table:table-cell>
        </table:table-row>
        <table:table-row table:style-name="Table7.9">
          <table:table-cell table:style-name="Table7.A2" office:value-type="string">
            <text:p text:style-name="P6"/>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row>
        <table:table-row table:style-name="Table7.2">
          <table:table-cell table:style-name="Table7.A2" office:value-type="string">
            <text:p text:style-name="P9">Juveniles per female</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row>
        <table:table-row table:style-name="Table7.2">
          <table:table-cell table:style-name="Table7.A2" office:value-type="string">
            <text:p text:style-name="P6"><text:span text:style-name="T1">(</text:span><text:span text:style-name="T17">Poisson GLM's</text:span><text:span text:style-name="T1">)</text:span></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row>
        <table:table-row table:style-name="Table7.2">
          <table:table-cell table:style-name="Table7.A2" office:value-type="string">
            <text:p text:style-name="P9">PDO</text:p>
          </table:table-cell>
          <table:table-cell table:style-name="Table7.A2" office:value-type="string">
            <text:p text:style-name="P10">-0.26</text:p>
          </table:table-cell>
          <table:table-cell table:style-name="Table7.A2" office:value-type="string">
            <text:p text:style-name="P10">0.49</text:p>
          </table:table-cell>
          <table:table-cell table:style-name="Table7.A2" office:value-type="string">
            <text:p text:style-name="P10">-1.69</text:p>
          </table:table-cell>
          <table:table-cell table:style-name="Table7.A2" office:value-type="string">
            <text:p text:style-name="P10">0.17</text:p>
          </table:table-cell>
          <table:table-cell table:style-name="Table7.A2" office:value-type="string">
            <text:p text:style-name="P10">0.99</text:p>
          </table:table-cell>
        </table:table-row>
        <table:table-row table:style-name="Table7.5">
          <table:table-cell table:style-name="Table7.A2" office:value-type="string">
            <text:p text:style-name="P6"><text:span text:style-name="T1">PDO</text:span><text:span text:style-name="T36">lag</text:span></text:p>
          </table:table-cell>
          <table:table-cell table:style-name="Table7.A2" office:value-type="string">
            <text:p text:style-name="P10">0.20</text:p>
          </table:table-cell>
          <table:table-cell table:style-name="Table7.A2" office:value-type="string">
            <text:p text:style-name="P10">0.37</text:p>
          </table:table-cell>
          <table:table-cell table:style-name="Table7.A2" office:value-type="string">
            <text:p text:style-name="P10">-0.50</text:p>
          </table:table-cell>
          <table:table-cell table:style-name="Table7.A2" office:value-type="string">
            <text:p text:style-name="P10">1.03</text:p>
          </table:table-cell>
          <table:table-cell table:style-name="Table7.A2" office:value-type="string">
            <text:p text:style-name="P10">0.69</text:p>
          </table:table-cell>
        </table:table-row>
        <table:table-row table:style-name="Table7.2">
          <table:table-cell table:style-name="Table7.A2" office:value-type="string">
            <text:p text:style-name="P9">Group</text:p>
          </table:table-cell>
          <table:table-cell table:style-name="Table7.A2" office:value-type="string">
            <text:p text:style-name="P10">0.00</text:p>
          </table:table-cell>
          <table:table-cell table:style-name="Table7.A2" office:value-type="string">
            <text:p text:style-name="P10">0.04</text:p>
          </table:table-cell>
          <table:table-cell table:style-name="Table7.A2" office:value-type="string">
            <text:p text:style-name="P10">-0.08</text:p>
          </table:table-cell>
          <table:table-cell table:style-name="Table7.A2" office:value-type="string">
            <text:p text:style-name="P10">0.09</text:p>
          </table:table-cell>
          <table:table-cell table:style-name="Table7.A2" office:value-type="string">
            <text:p text:style-name="P10">0.48</text:p>
          </table:table-cell>
        </table:table-row>
        <table:table-row table:style-name="Table7.2">
          <table:table-cell table:style-name="Table7.A2" office:value-type="string">
            <text:p text:style-name="P9">Group*PDO</text:p>
          </table:table-cell>
          <table:table-cell table:style-name="Table7.A2" office:value-type="string">
            <text:p text:style-name="P10">0.01</text:p>
          </table:table-cell>
          <table:table-cell table:style-name="Table7.A2" office:value-type="string">
            <text:p text:style-name="P10">0.05</text:p>
          </table:table-cell>
          <table:table-cell table:style-name="Table7.A2" office:value-type="string">
            <text:p text:style-name="P10">-0.05</text:p>
          </table:table-cell>
          <table:table-cell table:style-name="Table7.A2" office:value-type="string">
            <text:p text:style-name="P10">0.16</text:p>
          </table:table-cell>
          <table:table-cell table:style-name="Table7.A2" office:value-type="string">
            <text:p text:style-name="P10">0.26</text:p>
          </table:table-cell>
        </table:table-row>
        <table:table-row table:style-name="Table7.5">
          <table:table-cell table:style-name="Table7.A2" office:value-type="string">
            <text:p text:style-name="P6"><text:span text:style-name="T1">Group*PDO</text:span><text:span text:style-name="T36">lag</text:span></text:p>
          </table:table-cell>
          <table:table-cell table:style-name="Table7.A2" office:value-type="string">
            <text:p text:style-name="P10">0.00</text:p>
          </table:table-cell>
          <table:table-cell table:style-name="Table7.A2" office:value-type="string">
            <text:p text:style-name="P10">0.05</text:p>
          </table:table-cell>
          <table:table-cell table:style-name="Table7.A2" office:value-type="string">
            <text:p text:style-name="P10">-0.11</text:p>
          </table:table-cell>
          <table:table-cell table:style-name="Table7.A2" office:value-type="string">
            <text:p text:style-name="P10">0.10</text:p>
          </table:table-cell>
          <table:table-cell table:style-name="Table7.A2" office:value-type="string">
            <text:p text:style-name="P10">0.15</text:p>
          </table:table-cell>
        </table:table-row>
        <table:table-row table:style-name="Table7.17">
          <table:table-cell table:style-name="Table7.A2" office:value-type="string">
            <text:p text:style-name="P6"/>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row>
        <table:table-row table:style-name="Table7.2">
          <table:table-cell table:style-name="Table7.A2" office:value-type="string">
            <text:p text:style-name="P9">Litter Size</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row>
        <table:table-row table:style-name="Table7.2">
          <table:table-cell table:style-name="Table7.A2" office:value-type="string">
            <text:p text:style-name="P6"><text:span text:style-name="T1">(</text:span><text:span text:style-name="T17">Gaussian GLM's</text:span><text:span text:style-name="T1">)</text:span></text:p>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cell table:style-name="Table7.A2" office:value-type="string">
            <text:p text:style-name="P4"/>
          </table:table-cell>
        </table:table-row>
        <table:table-row table:style-name="Table7.20">
          <table:table-cell table:style-name="Table7.A20" office:value-type="string">
            <text:p text:style-name="P9">Intercept</text:p>
          </table:table-cell>
          <table:table-cell table:style-name="Table7.A20" office:value-type="string">
            <text:p text:style-name="P10">3.00</text:p>
          </table:table-cell>
          <table:table-cell table:style-name="Table7.A20" office:value-type="string">
            <text:p text:style-name="P10">0.19</text:p>
          </table:table-cell>
          <table:table-cell table:style-name="Table7.A20" office:value-type="string">
            <text:p text:style-name="P10">2.64</text:p>
          </table:table-cell>
          <table:table-cell table:style-name="Table7.A20" office:value-type="string">
            <text:p text:style-name="P10">3.38</text:p>
          </table:table-cell>
          <table:table-cell table:style-name="Table7.A20" office:value-type="string">
            <text:p text:style-name="P10">1.00</text:p>
          </table:table-cell>
        </table:table-row>
      </table:table>
      <text:p text:style-name="P6"/>
      <text:p text:style-name="P27">Figure Legends</text:p>
      <text:p text:style-name="P8"><text:span text:style-name="T39">Figure 1: </text:span><text:span text:style-name="T40">Model-averaged breeding probability. </text:span><text:span text:style-name="T43">P</text:span>robability of breeding <text:span text:style-name="T42">(</text:span><text:span text:style-name="T44">Ψ</text:span><text:span text:style-name="T46">)</text:span> <text:span text:style-name="T42">for adult female hoary marmots was modeled</text:span> as a function of age, previous breeding state, and time. Results are based on 6 years of trapping data (1999-2004) for marmots <text:span text:style-name="T42">from 10 social groups in a single valley in</text:span> the Ruby Range, Yukon. Values are model-averaged annual parameter estimates ± 1 SE. <text:s/><text:span text:style-name="T48">Age was a strong predictor of </text:span><text:span text:style-name="T44">Ψ, </text:span><text:span text:style-name="T45">but previous breeding state had little influence.</text:span><text:span text:style-name="T44"> </text:span></text:p>
      <text:p text:style-name="P1"/>
      <text:p text:style-name="P7"><text:span text:style-name="T39">Figure 2:</text:span> <text:span text:style-name="T40">Model-averaged a</text:span><text:span text:style-name="T39">pparent survival </text:span><text:span text:style-name="T40">probability.</text:span><text:span text:style-name="T42"> Apparent survival probability (S) was modeled </text:span>for adult female hoary marmots in the Ruby Range, Yukon, between 1999 and 2004. <text:span text:style-name="T42">P</text:span>robabilities for breeding and non-breeding individuals are shown. Values are model-averaged parameter estimates ± 1 SE. <text:span text:style-name="T48">Average S declined over the course of the study. However, breeding and non-breeding individuals had similar probabilities of surviving over the following winter.</text:span></text:p>
      <text:p text:style-name="P1"/>
      <text:p text:style-name="P7"><text:span text:style-name="T39">Figure 3: </text:span><text:span text:style-name="T40">The </text:span><text:span text:style-name="T41">r</text:span><text:span text:style-name="T40">elationship between body condition and day of year for breeding and non-breeding female hoary marmots.</text:span><text:span text:style-name="T42"> We estimated the c</text:span>hange in log-transformed body condition index (mass / zygomatic arch width) over time for non-breeding and breeding female hoary marmots in the Ruby Range, Yukon. Data from 1999-2004 are shown pooled across years. The best fit lines for linear regressions are shown. <text:span text:style-name="T42">The effects of day, breeding state, and day * breeding state interaction were evaluated using a general linear model. </text:span><text:span text:style-name="T47">All effects were highly significant (p&lt;0.001, adjusted R</text:span><text:span text:style-name="T26">2</text:span><text:span text:style-name="T42"> </text:span><text:span text:style-name="T47">= 0.60). </text:span><text:span text:style-name="T48">On average, breeding females had significantly lower body condition indices than non-breeders at the end of the growing seaso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default-outline-level="" style:class="text">
      <style:paragraph-properties fo:margin-top="0.1665in" fo:margin-bottom="0.0417in" style:contextual-spacing="false" fo:keep-with-next="always"/>
      <style:text-properties fo:font-size="13pt" fo:font-style="italic" style:text-underline-style="solid" style:text-underline-width="auto" style:text-underline-color="font-color" style:font-size-asian="13pt" style:font-style-asian="italic" style:font-size-complex="13pt"/>
    </style:style>
    <style:style style:name="Bibliography" style:family="paragraph" style:parent-style-name="Standard" style:default-outline-level="">
      <style:paragraph-properties fo:margin-top="0in" fo:margin-bottom="0.139in" style:contextual-spacing="false" fo:line-height="115%" fo:hyphenation-ladder-count="no-limit"/>
      <style:text-properties style:font-name="Calibri" fo:font-size="11pt" style:font-size-asian="11pt" style:language-asian="en" style:country-asian="US" style:font-name-complex="Calibri1" style:font-size-complex="11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02:31:09.164000000</meta:creation-date>
    <dc:date>2014-02-07T00:11:08</dc:date>
    <meta:editing-duration>PT1H55M53S</meta:editing-duration>
    <meta:editing-cycles>31</meta:editing-cycles>
    <meta:generator>LibreOffice/4.0.2.2$Linux_X86_64 LibreOffice_project/400m0$Build-2</meta:generator>
    <dc:creator>Vijay </dc:creator>
    <meta:document-statistic meta:table-count="7" meta:image-count="0" meta:object-count="0" meta:page-count="29" meta:paragraph-count="506" meta:word-count="8003" meta:character-count="52154" meta:non-whitespace-character-count="44137"/>
    <meta:user-defined meta:name="Mendeley Citation Style_1">http://csl.mendeley.com/styles/2627361/plos</meta:user-defined>
    <meta:user-defined meta:name="Mendeley Document_1">True</meta:user-defined>
    <meta:user-defined meta:name="Mendeley User Name_1">vppatil@alaska.edu@www.mendeley.com</meta:user-defined>
  </office:meta>
</office:document-meta>
</file>